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05pt"/>
    </style:style>
    <style:style style:name="co2" style:family="table-column">
      <style:table-column-properties fo:break-before="auto" style:column-width="124.5pt"/>
    </style:style>
    <style:style style:name="co3" style:family="table-column">
      <style:table-column-properties fo:break-before="auto" style:column-width="58.11pt"/>
    </style:style>
    <style:style style:name="co4" style:family="table-column">
      <style:table-column-properties fo:break-before="auto" style:column-width="67.75pt"/>
    </style:style>
    <style:style style:name="co5" style:family="table-column">
      <style:table-column-properties fo:break-before="auto" style:column-width="93.46pt"/>
    </style:style>
    <style:style style:name="co6" style:family="table-column">
      <style:table-column-properties fo:break-before="auto" style:column-width="83.59pt"/>
    </style:style>
    <style:style style:name="co7" style:family="table-column">
      <style:table-column-properties fo:break-before="auto" style:column-width="27.41pt"/>
    </style:style>
    <style:style style:name="co8" style:family="table-column">
      <style:table-column-properties fo:break-before="auto" style:column-width="62.5pt"/>
    </style:style>
    <style:style style:name="co9" style:family="table-column">
      <style:table-column-properties fo:break-before="auto" style:column-width="589.75pt"/>
    </style:style>
    <style:style style:name="co10" style:family="table-column">
      <style:table-column-properties fo:break-before="auto" style:column-width="185.24pt"/>
    </style:style>
    <style:style style:name="co11" style:family="table-column">
      <style:table-column-properties fo:break-before="auto" style:column-width="117.5pt"/>
    </style:style>
    <style:style style:name="co12" style:family="table-column">
      <style:table-column-properties fo:break-before="auto" style:column-width="207.89pt"/>
    </style:style>
    <style:style style:name="co13" style:family="table-column">
      <style:table-column-properties fo:break-before="auto" style:column-width="50.6pt"/>
    </style:style>
    <style:style style:name="co14" style:family="table-column">
      <style:table-column-properties fo:break-before="auto" style:column-width="249.56pt"/>
    </style:style>
    <style:style style:name="co15" style:family="table-column">
      <style:table-column-properties fo:break-before="auto" style:column-width="60.01pt"/>
    </style:style>
    <style:style style:name="co16" style:family="table-column">
      <style:table-column-properties fo:break-before="auto" style:column-width="210.19pt"/>
    </style:style>
    <style:style style:name="co17" style:family="table-column">
      <style:table-column-properties fo:break-before="auto" style:column-width="49.69pt"/>
    </style:style>
    <style:style style:name="co18" style:family="table-column">
      <style:table-column-properties fo:break-before="auto" style:column-width="248.06pt"/>
    </style:style>
    <style:style style:name="co19" style:family="table-column">
      <style:table-column-properties fo:break-before="auto" style:column-width="45.44pt"/>
    </style:style>
    <style:style style:name="co20" style:family="table-column">
      <style:table-column-properties fo:break-before="auto" style:column-width="187.8pt"/>
    </style:style>
    <style:style style:name="co21" style:family="table-column">
      <style:table-column-properties fo:break-before="auto" style:column-width="41.16pt"/>
    </style:style>
    <style:style style:name="co22" style:family="table-column">
      <style:table-column-properties fo:break-before="auto" style:column-width="228.76pt"/>
    </style:style>
    <style:style style:name="co23" style:family="table-column">
      <style:table-column-properties fo:break-before="auto" style:column-width="43.71pt"/>
    </style:style>
    <style:style style:name="co24" style:family="table-column">
      <style:table-column-properties fo:break-before="auto" style:column-width="122.94pt"/>
    </style:style>
    <style:style style:name="co25" style:family="table-column">
      <style:table-column-properties fo:break-before="auto" style:column-width="108.91pt"/>
    </style:style>
    <style:style style:name="co26" style:family="table-column">
      <style:table-column-properties fo:break-before="auto" style:column-width="229.49pt"/>
    </style:style>
    <style:style style:name="co27" style:family="table-column">
      <style:table-column-properties fo:break-before="auto" style:column-width="231.79pt"/>
    </style:style>
    <style:style style:name="co28" style:family="table-column">
      <style:table-column-properties fo:break-before="auto" style:column-width="220.99pt"/>
    </style:style>
    <style:style style:name="co29" style:family="table-column">
      <style:table-column-properties fo:break-before="auto" style:column-width="223.31pt"/>
    </style:style>
    <style:style style:name="co30" style:family="table-column">
      <style:table-column-properties fo:break-before="auto" style:column-width="96.69pt"/>
    </style:style>
    <style:style style:name="co31" style:family="table-column">
      <style:table-column-properties fo:break-before="auto" style:column-width="118.35pt"/>
    </style:style>
    <style:style style:name="co32" style:family="table-column">
      <style:table-column-properties fo:break-before="auto" style:column-width="132.24pt"/>
    </style:style>
    <style:style style:name="co33" style:family="table-column">
      <style:table-column-properties fo:break-before="auto" style:column-width="151.54pt"/>
    </style:style>
    <style:style style:name="co34"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24.94pt" fo:break-before="auto" style:use-optimal-row-height="true"/>
    </style:style>
    <style:style style:name="ro3" style:family="table-row">
      <style:table-row-properties style:row-height="144.96pt" fo:break-before="auto" style:use-optimal-row-height="true"/>
    </style:style>
    <style:style style:name="ro4" style:family="table-row">
      <style:table-row-properties style:row-height="136.94pt" fo:break-before="auto" style:use-optimal-row-height="true"/>
    </style:style>
    <style:style style:name="ro5" style:family="table-row">
      <style:table-row-properties style:row-height="114.94pt" fo:break-before="auto" style:use-optimal-row-height="true"/>
    </style:style>
    <style:style style:name="ro6" style:family="table-row">
      <style:table-row-properties style:row-height="102.95pt" fo:break-before="auto" style:use-optimal-row-height="true"/>
    </style:style>
    <style:style style:name="ro7" style:family="table-row">
      <style:table-row-properties style:row-height="35.94pt" fo:break-before="auto" style:use-optimal-row-height="true"/>
    </style:style>
    <style:style style:name="ro8" style:family="table-row">
      <style:table-row-properties style:row-height="69.96pt" fo:break-before="auto" style:use-optimal-row-height="true"/>
    </style:style>
    <style:style style:name="ro9" style:family="table-row">
      <style:table-row-properties style:row-height="78.94pt" fo:break-before="auto" style:use-optimal-row-height="true"/>
    </style:style>
    <style:style style:name="ro10" style:family="table-row">
      <style:table-row-properties style:row-height="80.96pt" fo:break-before="auto" style:use-optimal-row-height="true"/>
    </style:style>
    <style:style style:name="ro11" style:family="table-row">
      <style:table-row-properties style:row-height="46.94pt" fo:break-before="auto" style:use-optimal-row-height="true"/>
    </style:style>
    <style:style style:name="ro12" style:family="table-row">
      <style:table-row-properties style:row-height="91.96pt" fo:break-before="auto" style:use-optimal-row-height="true"/>
    </style:style>
    <style:style style:name="ro13" style:family="table-row">
      <style:table-row-properties style:row-height="57.94pt" fo:break-before="auto" style:use-optimal-row-height="true"/>
    </style:style>
    <style:style style:name="ro14" style:family="table-row">
      <style:table-row-properties style:row-height="45.95pt" fo:break-before="auto" style:use-optimal-row-height="true"/>
    </style:style>
    <style:style style:name="ro15" style:family="table-row">
      <style:table-row-properties style:row-height="67.95pt" fo:break-before="auto" style:use-optimal-row-height="true"/>
    </style:style>
    <style:style style:name="ro16" style:family="table-row">
      <style:table-row-properties style:row-height="170.96pt" fo:break-before="auto" style:use-optimal-row-height="true"/>
    </style:style>
    <style:style style:name="ro17" style:family="table-row">
      <style:table-row-properties style:row-height="122.94pt" fo:break-before="auto" style:use-optimal-row-height="true"/>
    </style:style>
    <style:style style:name="ro18" style:family="table-row">
      <style:table-row-properties style:row-height="271.96pt" fo:break-before="auto" style:use-optimal-row-height="true"/>
    </style:style>
    <style:style style:name="ro19" style:family="table-row">
      <style:table-row-properties style:row-height="850.96pt" fo:break-before="auto" style:use-optimal-row-height="true"/>
    </style:style>
    <style:style style:name="ro20" style:family="table-row">
      <style:table-row-properties style:row-height="305.94pt" fo:break-before="auto" style:use-optimal-row-height="true"/>
    </style:style>
    <style:style style:name="ro21" style:family="table-row">
      <style:table-row-properties style:row-height="255.94pt" fo:break-before="auto" style:use-optimal-row-height="true"/>
    </style:style>
    <style:style style:name="ro22" style:family="table-row">
      <style:table-row-properties style:row-height="222.94pt" fo:break-before="auto" style:use-optimal-row-height="true"/>
    </style:style>
    <style:style style:name="ro23" style:family="table-row">
      <style:table-row-properties style:row-height="215.94pt" fo:break-before="auto" style:use-optimal-row-height="true"/>
    </style:style>
    <style:style style:name="ro24" style:family="table-row">
      <style:table-row-properties style:row-height="100.94pt" fo:break-before="auto" style:use-optimal-row-height="true"/>
    </style:style>
    <style:style style:name="ro25" style:family="table-row">
      <style:table-row-properties style:row-height="89.94pt" fo:break-before="auto" style:use-optimal-row-height="true"/>
    </style:style>
    <style:style style:name="ro26" style:family="table-row">
      <style:table-row-properties style:row-height="266.94pt" fo:break-before="auto" style:use-optimal-row-height="true"/>
    </style:style>
    <style:style style:name="ro27" style:family="table-row">
      <style:table-row-properties style:row-height="56.95pt" fo:break-before="auto" style:use-optimal-row-height="true"/>
    </style:style>
    <style:style style:name="ro28" style:family="table-row">
      <style:table-row-properties style:row-height="199.96pt" fo:break-before="auto" style:use-optimal-row-height="true"/>
    </style:style>
    <style:style style:name="ro29" style:family="table-row">
      <style:table-row-properties style:row-height="192.95pt" fo:break-before="auto" style:use-optimal-row-height="true"/>
    </style:style>
    <style:style style:name="ro30"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style>
  </office:automatic-styles>
  <office:body>
    <office:spreadsheet>
      <table:calculation-settings table:automatic-find-labels="false"/>
      <table:table table:name="test_medium_blind_label" table:style-name="ta1">
        <table:table-column table:style-name="co1" table:visibility="collapse" table:default-cell-style-name="Default"/>
        <table:table-column table:style-name="co2" table:visibility="collapse" table:default-cell-style-name="Default"/>
        <table:table-column table:style-name="co3" table:visibility="collapse"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visibility="collapse" table:default-cell-style-name="Default"/>
        <table:table-column table:style-name="co8" table:visibility="collapse" table:default-cell-style-name="ce2"/>
        <table:table-column table:style-name="co9" table:default-cell-style-name="ce2"/>
        <table:table-column table:style-name="co10" table:default-cell-style-name="ce2"/>
        <table:table-column table:style-name="co11" table:default-cell-style-name="Default"/>
        <table:table-column table:style-name="co12" table:visibility="collapse" table:default-cell-style-name="Default"/>
        <table:table-column table:style-name="co13" table:default-cell-style-name="Default"/>
        <table:table-column table:style-name="co14" table:visibility="collapse" table:default-cell-style-name="Default"/>
        <table:table-column table:style-name="co15" table:default-cell-style-name="Default"/>
        <table:table-column table:style-name="co16" table:visibility="collapse" table:default-cell-style-name="Default"/>
        <table:table-column table:style-name="co17" table:default-cell-style-name="Default"/>
        <table:table-column table:style-name="co18" table:visibility="collapse" table:default-cell-style-name="Default"/>
        <table:table-column table:style-name="co19" table:default-cell-style-name="Default"/>
        <table:table-column table:style-name="co20" table:visibility="collapse" table:default-cell-style-name="Default"/>
        <table:table-column table:style-name="co21" table:default-cell-style-name="Default"/>
        <table:table-column table:style-name="co22" table:visibility="collapse"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visibility="collapse" table:default-cell-style-name="Default"/>
        <table:table-column table:style-name="co27"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default-cell-style-name="Default"/>
        <table:table-column table:style-name="co31" table:default-cell-style-name="Default"/>
        <table:table-column table:style-name="co32" table:visibility="collapse" table:default-cell-style-name="Default"/>
        <table:table-column table:style-name="co33" table:visibility="collapse" table:default-cell-style-name="Default"/>
        <table:table-row table:style-name="ro1">
          <table:table-cell office:value-type="string" calcext:value-type="string">
            <text:p>request_id</text:p>
          </table:table-cell>
          <table:table-cell office:value-type="string" calcext:value-type="string">
            <text:p>giver_username_if_known</text:p>
          </table:table-cell>
          <table:table-cell office:value-type="string" calcext:value-type="string">
            <text:p>in_test_set</text:p>
          </table:table-cell>
          <table:table-cell office:value-type="string" calcext:value-type="string">
            <text:p>number_of_downvotes_of_request_at_retrieval</text:p>
          </table:table-cell>
          <table:table-cell office:value-type="string" calcext:value-type="string">
            <text:p>number_of_upvotes_of_request_at_retrieval</text:p>
          </table:table-cell>
          <table:table-cell office:value-type="string" calcext:value-type="string">
            <text:p>post_was_edited</text:p>
          </table:table-cell>
          <table:table-cell office:value-type="string" calcext:value-type="string">
            <text:p>request_number_of_comments_at_retrieval</text:p>
          </table:table-cell>
          <table:table-cell office:value-type="string" calcext:value-type="string">
            <text:p>request_text</text:p>
          </table:table-cell>
          <table:table-cell office:value-type="string" calcext:value-type="string">
            <text:p>request_text_edit_aware</text:p>
          </table:table-cell>
          <table:table-cell office:value-type="string" calcext:value-type="string">
            <text:p>request_title</text:p>
          </table:table-cell>
          <table:table-cell office:value-type="string" calcext:value-type="string">
            <text:p>requester_account_age_in_days_at_request</text:p>
          </table:table-cell>
          <table:table-cell office:value-type="string" calcext:value-type="string">
            <text:p>requester_account_age_in_days_at_retrieval</text:p>
          </table:table-cell>
          <table:table-cell office:value-type="string" calcext:value-type="string">
            <text:p>requester_days_since_first_post_on_raop_at_request</text:p>
          </table:table-cell>
          <table:table-cell office:value-type="string" calcext:value-type="string">
            <text:p>requester_days_since_first_post_on_raop_at_retrieval</text:p>
          </table:table-cell>
          <table:table-cell office:value-type="string" calcext:value-type="string">
            <text:p>requester_number_of_comments_at_request</text:p>
          </table:table-cell>
          <table:table-cell office:value-type="string" calcext:value-type="string">
            <text:p>requester_number_of_comments_at_retrieval</text:p>
          </table:table-cell>
          <table:table-cell office:value-type="string" calcext:value-type="string">
            <text:p>requester_number_of_comments_in_raop_at_request</text:p>
          </table:table-cell>
          <table:table-cell office:value-type="string" calcext:value-type="string">
            <text:p>requester_number_of_comments_in_raop_at_retrieval</text:p>
          </table:table-cell>
          <table:table-cell office:value-type="string" calcext:value-type="string">
            <text:p>requester_number_of_posts_at_request</text:p>
          </table:table-cell>
          <table:table-cell office:value-type="string" calcext:value-type="string">
            <text:p>requester_number_of_posts_at_retrieval</text:p>
          </table:table-cell>
          <table:table-cell office:value-type="string" calcext:value-type="string">
            <text:p>requester_number_of_posts_on_raop_at_request</text:p>
          </table:table-cell>
          <table:table-cell office:value-type="string" calcext:value-type="string">
            <text:p>requester_number_of_posts_on_raop_at_retrieval</text:p>
          </table:table-cell>
          <table:table-cell office:value-type="string" calcext:value-type="string">
            <text:p>requester_number_of_subreddits_at_request</text:p>
          </table:table-cell>
          <table:table-cell office:value-type="string" calcext:value-type="string">
            <text:p>requester_received_pizza_human_label</text:p>
          </table:table-cell>
          <table:table-cell office:value-type="string" calcext:value-type="string">
            <text:p>requester_subreddits_at_request</text:p>
          </table:table-cell>
          <table:table-cell office:value-type="string" calcext:value-type="string">
            <text:p>requester_upvotes_minus_downvotes_at_request</text:p>
          </table:table-cell>
          <table:table-cell office:value-type="string" calcext:value-type="string">
            <text:p>requester_upvotes_minus_downvotes_at_retrieval</text:p>
          </table:table-cell>
          <table:table-cell office:value-type="string" calcext:value-type="string">
            <text:p>requester_upvotes_plus_downvotes_at_request</text:p>
          </table:table-cell>
          <table:table-cell office:value-type="string" calcext:value-type="string">
            <text:p>requester_upvotes_plus_downvotes_at_retrieval</text:p>
          </table:table-cell>
          <table:table-cell office:value-type="string" calcext:value-type="string">
            <text:p>requester_user_flair</text:p>
          </table:table-cell>
          <table:table-cell office:value-type="string" calcext:value-type="string">
            <text:p>requester_username</text:p>
          </table:table-cell>
          <table:table-cell office:value-type="string" calcext:value-type="string">
            <text:p>unix_timestamp_of_request</text:p>
          </table:table-cell>
          <table:table-cell office:value-type="string" calcext:value-type="string">
            <text:p>unix_timestamp_of_request_utc</text:p>
          </table:table-cell>
        </table:table-row>
        <table:table-row table:style-name="ro2">
          <table:table-cell office:value-type="string" calcext:value-type="string">
            <text:p>t3_1g7ny0</text:p>
          </table:table-cell>
          <table:table-cell office:value-type="string" calcext:value-type="string">
            <text:p>N/A</text:p>
          </table:table-cell>
          <table:table-cell table:style-name="ce1"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If you don't like my poem, don't buy. I prefer the Papa.</text:p>
          </table:table-cell>
          <table:table-cell office:value-type="string" calcext:value-type="string">
            <text:p>[Request from Cincinnati] Poem for a pizza. Give me a word, feeling, or situation and I'll write you a poem in exchange for a pizza.</text:p>
          </table:table-cell>
          <table:table-cell office:value-type="float" office:value="645.748472222222" calcext:value-type="float">
            <text:p>645.7484722222</text:p>
          </table:table-cell>
          <table:table-cell office:value-type="float" office:value="822.314444444445" calcext:value-type="float">
            <text:p>822.3144444444</text:p>
          </table:table-cell>
          <table:table-cell office:value-type="float" office:value="0" calcext:value-type="float">
            <text:p>0</text:p>
          </table:table-cell>
          <table:table-cell office:value-type="float" office:value="176.524305555556" calcext:value-type="float">
            <text:p>176.5243055556</text:p>
          </table:table-cell>
          <table:table-cell office:value-type="float" office:value="4" calcext:value-type="float">
            <text:p>4</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style-name="ce1" office:value-type="string" calcext:value-type="string">
            <text:p>False</text:p>
          </table:table-cell>
          <table:table-cell office:value-type="string" calcext:value-type="string">
            <text:p>['AskReddit', 'Music', 'skyrimmods']</text:p>
          </table:table-cell>
          <table:table-cell office:value-type="float" office:value="4" calcext:value-type="float">
            <text:p>4</text:p>
          </table:table-cell>
          <table:table-cell office:value-type="float" office:value="26" calcext:value-type="float">
            <text:p>26</text:p>
          </table:table-cell>
          <table:table-cell office:value-type="float" office:value="4" calcext:value-type="float">
            <text:p>4</text:p>
          </table:table-cell>
          <table:table-cell office:value-type="float" office:value="130" calcext:value-type="float">
            <text:p>130</text:p>
          </table:table-cell>
          <table:table-cell/>
          <table:table-cell office:value-type="string" calcext:value-type="string">
            <text:p>gnosnaz</text:p>
          </table:table-cell>
          <table:table-cell office:value-type="float" office:value="1371066082" calcext:value-type="float">
            <text:p>1371066082</text:p>
          </table:table-cell>
          <table:table-cell office:value-type="float" office:value="1371062482" calcext:value-type="float">
            <text:p>1371062482</text:p>
          </table:table-cell>
        </table:table-row>
        <table:table-row table:style-name="ro3">
          <table:table-cell office:value-type="string" calcext:value-type="string">
            <text:p>t3_j55d2</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5" calcext:value-type="float">
            <text:p>5</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My cousin about a week ago tried to change my oil in exchange for letting him use my car to drive to work. Since MN has pretty good Metro Transit, I use that to get to and from class every day.</text:p>
            <text:p/>
            <text:p>Cue Friday when I finally had to use my car. Oil light is on. Check the oil. THERE IS NO OIL. He messed up the oil filter and everything leaked out. Had to spend the only money I had left (until tomorrow) fixing it.  Could use a Pizza tonight. My other option is to use the couple bucks i have to buy McDonalds, but then not be able to take metro transit and therefore miss class. </text:p>
            <text:p/>
            <text:p>Let me know if you want to help out! I will definitely pay it forward next week. :)</text:p>
          </table:table-cell>
          <table:table-cell office:value-type="string" calcext:value-type="string">
            <text:p>My cousin about a week ago tried to change my oil in exchange for letting him use my car to drive to work. Since MN has pretty good Metro Transit, I use that to get to and from class every day.</text:p>
            <text:p/>
            <text:p>Cue Friday when I finally had to use my car. Oil light is on. Check the oil. THERE IS NO OIL. He messed up the oil filter and everything leaked out. Had to spend the only money I had left (until tomorrow) fixing it.  Could use a Pizza tonight. My other option is to use the couple bucks i have to buy McDonalds, but then not be able to take metro transit and therefore miss class. </text:p>
            <text:p/>
            <text:p>Let me know if you want to help out! I will definitely pay it forward next week. :)</text:p>
          </table:table-cell>
          <table:table-cell office:value-type="string" calcext:value-type="string">
            <text:p>[Request] Cousin screwed me over (accidentally) and cost me the last of my money for the week.</text:p>
          </table:table-cell>
          <table:table-cell office:value-type="float" office:value="709.818032407407" calcext:value-type="float">
            <text:p>709.8180324074</text:p>
          </table:table-cell>
          <table:table-cell office:value-type="float" office:value="1568.21289351852" calcext:value-type="float">
            <text:p>1568.2128935185</text:p>
          </table:table-cell>
          <table:table-cell office:value-type="float" office:value="0" calcext:value-type="float">
            <text:p>0</text:p>
          </table:table-cell>
          <table:table-cell office:value-type="float" office:value="858.353194444444" calcext:value-type="float">
            <text:p>858.3531944444</text:p>
          </table:table-cell>
          <table:table-cell table:number-columns-repeated="2" office:value-type="float" office:value="33" calcext:value-type="float">
            <text:p>3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style-name="ce1" office:value-type="string" calcext:value-type="string">
            <text:p>True</text:p>
          </table:table-cell>
          <table:table-cell office:value-type="string" calcext:value-type="string">
            <text:p>['AskReddit', 'Favors', 'IAmA', 'WTF', 'funny', 'pics', 'politics', 'reddit.com', 'secretsanta', 'technology']</text:p>
          </table:table-cell>
          <table:table-cell office:value-type="float" office:value="79" calcext:value-type="float">
            <text:p>79</text:p>
          </table:table-cell>
          <table:table-cell office:value-type="float" office:value="84" calcext:value-type="float">
            <text:p>84</text:p>
          </table:table-cell>
          <table:table-cell office:value-type="float" office:value="159" calcext:value-type="float">
            <text:p>159</text:p>
          </table:table-cell>
          <table:table-cell office:value-type="float" office:value="166" calcext:value-type="float">
            <text:p>166</text:p>
          </table:table-cell>
          <table:table-cell/>
          <table:table-cell office:value-type="string" calcext:value-type="string">
            <text:p>smsaint</text:p>
          </table:table-cell>
          <table:table-cell office:value-type="float" office:value="1312156090" calcext:value-type="float">
            <text:p>1312156090</text:p>
          </table:table-cell>
          <table:table-cell office:value-type="float" office:value="1312152490" calcext:value-type="float">
            <text:p>1312152490</text:p>
          </table:table-cell>
        </table:table-row>
        <table:table-row table:style-name="ro4">
          <table:table-cell office:value-type="string" calcext:value-type="string">
            <text:p>t3_rr9wx</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6" calcext:value-type="float">
            <text:p>6</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I don't ask for any pizza I only ask for your vote in a local pizza poll.</text:p>
            <text:p/>
            <text:p>My girlfriend is an Italian immigrant and thus her dad is also Italian. Her dad is the owner and founder of Ciro's New York Pizza in Centerville Virginia. I find the man honorable and look up to him and want to do something for him as a small thank you for his daughter being in my life.</text:p>
            <text:p/>
            <text:p>Please if you have a minute of spare time, vote for Ciro's pizza [here](http://www.northernvirginiamag.com/pizza/). Help an immigrant build the American dream.</text:p>
            <text:p/>
            <text:p>(if this post is too much a violation of the rules, I understand)</text:p>
          </table:table-cell>
          <table:table-cell office:value-type="string" calcext:value-type="string">
            <text:p>I don't ask for any pizza I only ask for your vote in a local pizza poll.</text:p>
            <text:p/>
            <text:p>My girlfriend is an Italian immigrant and thus her dad is also Italian. Her dad is the owner and founder of Ciro's New York Pizza in Centerville Virginia. I find the man honorable and look up to him and want to do something for him as a small thank you for his daughter being in my life.</text:p>
            <text:p/>
            <text:p>Please if you have a minute of spare time, vote for Ciro's pizza [here](http://www.northernvirginiamag.com/pizza/). Help an immigrant build the American dream.</text:p>
            <text:p/>
            <text:p>(if this post is too much a violation of the rules, I understand)</text:p>
          </table:table-cell>
          <table:table-cell office:value-type="string" calcext:value-type="string">
            <text:p>[Request] Vote for my girlfriend's dad's pizza restaurant</text:p>
          </table:table-cell>
          <table:table-cell office:value-type="float" office:value="312.617662037037" calcext:value-type="float">
            <text:p>312.617662037</text:p>
          </table:table-cell>
          <table:table-cell office:value-type="float" office:value="924.31880787037" calcext:value-type="float">
            <text:p>924.3188078704</text:p>
          </table:table-cell>
          <table:table-cell office:value-type="float" office:value="0" calcext:value-type="float">
            <text:p>0</text:p>
          </table:table-cell>
          <table:table-cell office:value-type="float" office:value="611.659479166667" calcext:value-type="float">
            <text:p>611.6594791667</text:p>
          </table:table-cell>
          <table:table-cell office:value-type="float" office:value="0" calcext:value-type="float">
            <text:p>0</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34" calcext:value-type="float">
            <text:p>34</text:p>
          </table:table-cell>
          <table:table-cell office:value-type="float" office:value="65" calcext:value-type="float">
            <text:p>65</text:p>
          </table:table-cell>
          <table:table-cell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style-name="ce1" office:value-type="string" calcext:value-type="string">
            <text:p>False</text:p>
          </table:table-cell>
          <table:table-cell office:value-type="string" calcext:value-type="string">
            <text:p>['Anarcho_Capitalism', 'Android', 'Economics', 'GreenBayPackers', 'Libertarian', 'fffffffuuuuuuuuuuuu', 'libertarian_history', 'malefashionadvice', 'nfl', 'pics', 'redditbay']</text:p>
          </table:table-cell>
          <table:table-cell office:value-type="float" office:value="680" calcext:value-type="float">
            <text:p>680</text:p>
          </table:table-cell>
          <table:table-cell office:value-type="float" office:value="3391" calcext:value-type="float">
            <text:p>3391</text:p>
          </table:table-cell>
          <table:table-cell office:value-type="float" office:value="1718" calcext:value-type="float">
            <text:p>1718</text:p>
          </table:table-cell>
          <table:table-cell office:value-type="float" office:value="8995" calcext:value-type="float">
            <text:p>8995</text:p>
          </table:table-cell>
          <table:table-cell/>
          <table:table-cell office:value-type="string" calcext:value-type="string">
            <text:p>UnfrozenCavemanLaw</text:p>
          </table:table-cell>
          <table:table-cell office:value-type="float" office:value="1333470432" calcext:value-type="float">
            <text:p>1333470432</text:p>
          </table:table-cell>
          <table:table-cell office:value-type="float" office:value="1333466832" calcext:value-type="float">
            <text:p>1333466832</text:p>
          </table:table-cell>
        </table:table-row>
        <table:table-row table:style-name="ro5">
          <table:table-cell office:value-type="string" calcext:value-type="string">
            <text:p>t3_1291w9</text:p>
          </table:table-cell>
          <table:table-cell office:value-type="string" calcext:value-type="string">
            <text:p>N/A</text:p>
          </table:table-cell>
          <table:table-cell table:style-name="ce1" office:value-type="string" calcext:value-type="string">
            <text:p>False</text:p>
          </table:table-cell>
          <table:table-cell office:value-type="float" office:value="2" calcext:value-type="float">
            <text:p>2</text:p>
          </table:table-cell>
          <table:table-cell office:value-type="float" office:value="13" calcext:value-type="float">
            <text:p>13</text:p>
          </table:table-cell>
          <table:table-cell table:style-name="ce1" office:value-type="string" calcext:value-type="string">
            <text:p>False</text:p>
          </table:table-cell>
          <table:table-cell office:value-type="float" office:value="3" calcext:value-type="float">
            <text:p>3</text:p>
          </table:table-cell>
          <table:table-cell office:value-type="string" calcext:value-type="string">
            <text:p>Money is scarce this time of year. I've had a lot come up recently, including gallbladder removal. Since then, I haven't attempted fatty, greasy nor cheesy foods because I'd feared for the reaction my body may have, but I'm not sure what else I could request aside from pizza. Money is super tight at the moment and I just can't spare the money to purchase much in terms of food until Wednesday. I made a request on Monday that went without a response and I deleted it. I wasn't aware that was a bannable offense, but learned so from the RAOP chat! Just wanted to bring that to light!</text:p>
            <text:p/>
            <text:p>Thank you for your consideration!!!</text:p>
          </table:table-cell>
          <table:table-cell office:value-type="string" calcext:value-type="string">
            <text:p>Money is scarce this time of year. I've had a lot come up recently, including gallbladder removal. Since then, I haven't attempted fatty, greasy nor cheesy foods because I'd feared for the reaction my body may have, but I'm not sure what else I could request aside from pizza. Money is super tight at the moment and I just can't spare the money to purchase much in terms of food until Wednesday. I made a request on Monday that went without a response and I deleted it. I wasn't aware that was a bannable offense, but learned so from the RAOP chat! Just wanted to bring that to light!</text:p>
            <text:p/>
            <text:p>Thank you for your consideration!!!</text:p>
          </table:table-cell>
          <table:table-cell office:value-type="string" calcext:value-type="string">
            <text:p>[REQUEST] Just gotta make it through to Wednesday, Austin, TX</text:p>
          </table:table-cell>
          <table:table-cell office:value-type="float" office:value="725.915162037037" calcext:value-type="float">
            <text:p>725.915162037</text:p>
          </table:table-cell>
          <table:table-cell office:value-type="float" office:value="1129.18320601852" calcext:value-type="float">
            <text:p>1129.1832060185</text:p>
          </table:table-cell>
          <table:table-cell office:value-type="float" office:value="402.920324074074" calcext:value-type="float">
            <text:p>402.9203240741</text:p>
          </table:table-cell>
          <table:table-cell office:value-type="float" office:value="806.188368055556" calcext:value-type="float">
            <text:p>806.1883680556</text:p>
          </table:table-cell>
          <table:table-cell office:value-type="float" office:value="87" calcext:value-type="float">
            <text:p>87</text:p>
          </table:table-cell>
          <table:table-cell office:value-type="float" office:value="97" calcext:value-type="float">
            <text:p>97</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office:value-type="float" office:value="15" calcext:value-type="float">
            <text:p>15</text:p>
          </table:table-cell>
          <table:table-cell table:style-name="ce1" office:value-type="string" calcext:value-type="string">
            <text:p>False</text:p>
          </table:table-cell>
          <table:table-cell office:value-type="string" calcext:value-type="string">
            <text:p>['AskReddit', 'Austin', 'Fitness', 'IAmA', 'OkCupid', 'RandomKindness', 'Random_Acts_Of_Pizza', 'SodaSwap', 'dogs', 'freebies', 'loseit', 'nyc', 'pics', 'reddit.com', 'secretsanta']</text:p>
          </table:table-cell>
          <table:table-cell office:value-type="float" office:value="489" calcext:value-type="float">
            <text:p>489</text:p>
          </table:table-cell>
          <table:table-cell office:value-type="float" office:value="518" calcext:value-type="float">
            <text:p>518</text:p>
          </table:table-cell>
          <table:table-cell office:value-type="float" office:value="655" calcext:value-type="float">
            <text:p>655</text:p>
          </table:table-cell>
          <table:table-cell office:value-type="float" office:value="732" calcext:value-type="float">
            <text:p>732</text:p>
          </table:table-cell>
          <table:table-cell office:value-type="string" calcext:value-type="string">
            <text:p>PIF</text:p>
          </table:table-cell>
          <table:table-cell office:value-type="string" calcext:value-type="string">
            <text:p>gimpz</text:p>
          </table:table-cell>
          <table:table-cell office:value-type="float" office:value="1351478881" calcext:value-type="float">
            <text:p>1351478881</text:p>
          </table:table-cell>
          <table:table-cell office:value-type="float" office:value="1351475281" calcext:value-type="float">
            <text:p>1351475281</text:p>
          </table:table-cell>
        </table:table-row>
        <table:table-row table:style-name="ro2">
          <table:table-cell office:value-type="string" calcext:value-type="string">
            <text:p>t3_1mh2tl</text:p>
          </table:table-cell>
          <table:table-cell office:value-type="string" calcext:value-type="string">
            <text:p>N/A</text:p>
          </table:table-cell>
          <table:table-cell table:style-name="ce1" office:value-type="string" calcext:value-type="string">
            <text:p>False</text:p>
          </table:table-cell>
          <table:table-cell table:number-columns-repeated="2" office:value-type="float" office:value="3" calcext:value-type="float">
            <text:p>3</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Bonus: bees. http://imgur.com/a/zjHQs</text:p>
            <text:p/>
          </table:table-cell>
          <table:table-cell office:value-type="string" calcext:value-type="string">
            <text:p>Bonus: bees. http://imgur.com/a/zjHQs</text:p>
            <text:p/>
          </table:table-cell>
          <table:table-cell office:value-type="string" calcext:value-type="string">
            <text:p>[Request] no reason, just seeing if this is as awesome as its cracked up to be.</text:p>
          </table:table-cell>
          <table:table-cell office:value-type="float" office:value="237.123356481481" calcext:value-type="float">
            <text:p>237.1233564815</text:p>
          </table:table-cell>
          <table:table-cell office:value-type="float" office:value="318.363113425926" calcext:value-type="float">
            <text:p>318.3631134259</text:p>
          </table:table-cell>
          <table:table-cell office:value-type="float" office:value="0" calcext:value-type="float">
            <text:p>0</text:p>
          </table:table-cell>
          <table:table-cell office:value-type="float" office:value="81.1980902777778" calcext:value-type="float">
            <text:p>81.1980902778</text:p>
          </table:table-cell>
          <table:table-cell office:value-type="float" office:value="108" calcext:value-type="float">
            <text:p>108</text:p>
          </table:table-cell>
          <table:table-cell office:value-type="float" office:value="127" calcext:value-type="float">
            <text:p>127</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14" calcext:value-type="float">
            <text:p>14</text:p>
          </table:table-cell>
          <table:table-cell office:value-type="float" office:value="0" calcext:value-type="float">
            <text:p>0</text:p>
          </table:table-cell>
          <table:table-cell office:value-type="float" office:value="2" calcext:value-type="float">
            <text:p>2</text:p>
          </table:table-cell>
          <table:table-cell office:value-type="float" office:value="22" calcext:value-type="float">
            <text:p>22</text:p>
          </table:table-cell>
          <table:table-cell table:style-name="ce1" office:value-type="string" calcext:value-type="string">
            <text:p>False</text:p>
          </table:table-cell>
          <table:table-cell office:value-type="string" calcext:value-type="string">
            <text:p>['AdviceAnimals', 'AmISexy', 'AskReddit', 'Bitcoin', 'CannabisExtracts', 'Games', 'IAmA', 'InternetIsBeautiful', 'NoFap', 'RandomActsOfPizza', 'WTF', 'atheism', 'aww', 'firstworldanarchists', 'funny', 'gaming', 'mildlyinteresting', 'pics', 'technology', 'tibetanmastiffs', 'todayilearned', 'trees']</text:p>
          </table:table-cell>
          <table:table-cell office:value-type="float" office:value="330" calcext:value-type="float">
            <text:p>330</text:p>
          </table:table-cell>
          <table:table-cell office:value-type="float" office:value="511" calcext:value-type="float">
            <text:p>511</text:p>
          </table:table-cell>
          <table:table-cell office:value-type="float" office:value="582" calcext:value-type="float">
            <text:p>582</text:p>
          </table:table-cell>
          <table:table-cell office:value-type="float" office:value="893" calcext:value-type="float">
            <text:p>893</text:p>
          </table:table-cell>
          <table:table-cell/>
          <table:table-cell office:value-type="string" calcext:value-type="string">
            <text:p>NarwhalNumber5</text:p>
          </table:table-cell>
          <table:table-cell office:value-type="float" office:value="1379302297" calcext:value-type="float">
            <text:p>1379302297</text:p>
          </table:table-cell>
          <table:table-cell office:value-type="float" office:value="1379298697" calcext:value-type="float">
            <text:p>1379298697</text:p>
          </table:table-cell>
        </table:table-row>
        <table:table-row table:style-name="ro6">
          <table:table-cell office:value-type="string" calcext:value-type="string">
            <text:p>t3_wnwnq</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13" calcext:value-type="float">
            <text:p>13</text:p>
          </table:table-cell>
          <table:table-cell table:style-name="ce1" office:value-type="string" calcext:value-type="string">
            <text:p>False</text:p>
          </table:table-cell>
          <table:table-cell office:value-type="float" office:value="1" calcext:value-type="float">
            <text:p>1</text:p>
          </table:table-cell>
          <table:table-cell table:number-columns-repeated="2" office:value-type="string" calcext:value-type="string">
            <text:p>I hope I did everything right. My deal is no better or worse than most people here. I live in a decent place with a room mate, both jobless at the moment and going to school. Both on food stamps. I have a 2 1/2 year old daughter that most of my EBT goes to, which is fine. Problem is both of our cards are empty but mine gets refilled in a week. I have exactly one cup of noodles left, half a bag of pork rhines, a full jug of apple juice and possibly 3 sandwiches worth of bread for peanut butter and jelly. Honestly, we don't eat much. If one of you was so kind as to offer even one pizza, it would be very appreciated. I'll take a picture, thank you, anything. Thanks for considering.</text:p>
          </table:table-cell>
          <table:table-cell office:value-type="string" calcext:value-type="string">
            <text:p>[Request] N. California, 2 young men who love pizza.</text:p>
          </table:table-cell>
          <table:table-cell office:value-type="float" office:value="220.846527777778" calcext:value-type="float">
            <text:p>220.8465277778</text:p>
          </table:table-cell>
          <table:table-cell office:value-type="float" office:value="728.315821759259" calcext:value-type="float">
            <text:p>728.3158217593</text:p>
          </table:table-cell>
          <table:table-cell office:value-type="float" office:value="0" calcext:value-type="float">
            <text:p>0</text:p>
          </table:table-cell>
          <table:table-cell office:value-type="float" office:value="507.427627314815" calcext:value-type="float">
            <text:p>507.4276273148</text:p>
          </table:table-cell>
          <table:table-cell office:value-type="float" office:value="331" calcext:value-type="float">
            <text:p>331</text:p>
          </table:table-cell>
          <table:table-cell office:value-type="float" office:value="666" calcext:value-type="float">
            <text:p>66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office:value-type="float" office:value="46" calcext:value-type="float">
            <text:p>46</text:p>
          </table:table-cell>
          <table:table-cell table:style-name="ce1" office:value-type="string" calcext:value-type="string">
            <text:p>True</text:p>
          </table:table-cell>
          <table:table-cell office:value-type="string" calcext:value-type="string">
            <text:p>['AdviceAnimals', 'AskReddit', 'DestructionPorn', 'Djent', 'Drugs', 'FL_Studio', 'Fallout', 'FinalFantasy', 'IAmA', 'Metal', 'Music', 'OFWGKTA', 'RealGirls', 'Republican', 'ShitRedditSays', 'TwoXChromosomes', 'WTF', 'atheism', 'aww', 'civ', 'daddit', 'depression', 'dragonage', 'facepalm', 'funny', 'gaming', 'guitarlessons', 'hiphop', 'hiphopheads', 'listentothis', 'movies', 'nsfw', 'offbeat', 'opiates', 'pics', 'politics', 'quotes', 'rap', 'relationship_advice', 'self', 'skyrim', 'technology', 'themarsvolta', 'todayilearned', 'trapmuzik', 'videos']</text:p>
          </table:table-cell>
          <table:table-cell office:value-type="float" office:value="2859" calcext:value-type="float">
            <text:p>2859</text:p>
          </table:table-cell>
          <table:table-cell office:value-type="float" office:value="4522" calcext:value-type="float">
            <text:p>4522</text:p>
          </table:table-cell>
          <table:table-cell office:value-type="float" office:value="5169" calcext:value-type="float">
            <text:p>5169</text:p>
          </table:table-cell>
          <table:table-cell office:value-type="float" office:value="8746" calcext:value-type="float">
            <text:p>8746</text:p>
          </table:table-cell>
          <table:table-cell/>
          <table:table-cell office:value-type="string" calcext:value-type="string">
            <text:p>warzero</text:p>
          </table:table-cell>
          <table:table-cell office:value-type="float" office:value="1342475994" calcext:value-type="float">
            <text:p>1342475994</text:p>
          </table:table-cell>
          <table:table-cell office:value-type="float" office:value="1342472394" calcext:value-type="float">
            <text:p>1342472394</text:p>
          </table:table-cell>
        </table:table-row>
        <table:table-row table:style-name="ro7">
          <table:table-cell office:value-type="string" calcext:value-type="string">
            <text:p>t3_1h04nt</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Like the title says, I plan on eating some ramen and frozen veggies, but a nice pizza would be great. Papa johns is close by, but I don't think either of the other big companies can deliver. </text:p>
          </table:table-cell>
          <table:table-cell office:value-type="string" calcext:value-type="string">
            <text:p>[Request][US, IL] My current plans for my feast to watch the Blackhawks win the Stanley Cup consists of Ramen and frozen veggies. Would love a warm pie!</text:p>
          </table:table-cell>
          <table:table-cell office:value-type="float" office:value="677.983842592593" calcext:value-type="float">
            <text:p>677.9838425926</text:p>
          </table:table-cell>
          <table:table-cell office:value-type="float" office:value="842.332986111111" calcext:value-type="float">
            <text:p>842.3329861111</text:p>
          </table:table-cell>
          <table:table-cell office:value-type="float" office:value="85.2910300925926" calcext:value-type="float">
            <text:p>85.2910300926</text:p>
          </table:table-cell>
          <table:table-cell office:value-type="float" office:value="249.640173611111" calcext:value-type="float">
            <text:p>249.6401736111</text:p>
          </table:table-cell>
          <table:table-cell office:value-type="float" office:value="358" calcext:value-type="float">
            <text:p>358</text:p>
          </table:table-cell>
          <table:table-cell office:value-type="float" office:value="1000" calcext:value-type="float">
            <text:p>1000</text:p>
          </table:table-cell>
          <table:table-cell office:value-type="float" office:value="0" calcext:value-type="float">
            <text:p>0</text:p>
          </table:table-cell>
          <table:table-cell office:value-type="float" office:value="4" calcext:value-type="float">
            <text:p>4</text:p>
          </table:table-cell>
          <table:table-cell office:value-type="float" office:value="201" calcext:value-type="float">
            <text:p>201</text:p>
          </table:table-cell>
          <table:table-cell office:value-type="float" office:value="232" calcext:value-type="float">
            <text:p>232</text:p>
          </table:table-cell>
          <table:table-cell office:value-type="float" office:value="2" calcext:value-type="float">
            <text:p>2</text:p>
          </table:table-cell>
          <table:table-cell office:value-type="float" office:value="3" calcext:value-type="float">
            <text:p>3</text:p>
          </table:table-cell>
          <table:table-cell office:value-type="float" office:value="125" calcext:value-type="float">
            <text:p>125</text:p>
          </table:table-cell>
          <table:table-cell table:style-name="ce1" office:value-type="string" calcext:value-type="string">
            <text:p>False</text:p>
          </table:table-cell>
          <table:table-cell office:value-type="string" calcext:value-type="string">
            <text:p>['AdviceAnimals', 'AmericanPolitics', 'ArchitecturePorn', 'AskHistorians', 'AskMen', 'AskReddit', 'Ask_Politics', 'Autos', 'Blackhawks', 'Braveryjerk', 'CFB', 'CHIBears', 'ChicagoCirclejerk', 'ChicagoSuburbs', 'CollegeBasketball', 'CombatFootage', 'Cooking', 'Dreams', 'FRUITUNION', 'Fitness', 'FloridaGators', 'GemstoneIV', 'IAmA', 'ILiveIn', 'KarmaConspiracy', 'Libertarian', 'LifeProTips', 'MMFB', 'MTB', 'MUD', 'MensRights', 'Military', 'MorbidReality', 'Music', 'Naperville', 'Pets', 'PoliticalDiscussion', 'PrettyGirls', 'RandomActsOfPizza', 'RandomKindness', 'Random_Acts_Of_Pizza', 'RealGirls', 'Scotch', 'SubredditDrama', 'SuicideWatch', 'Swimming', 'UniversityofReddit', 'WTF', 'athleticfeats', 'aww', 'banana', 'beinghuman', 'bestof', 'bicycling', 'bigdickproblems', 'breakingbad', 'casualiama', 'cats', 'changemyview', 'chibike', 'chicago', 'circlejerk', 'comicbooks', 'creepy', 'cringe', 'cringepics', 'csshelp', 'dogpictures', 'dogs', 'doppelbangher', 'facepalm', 'falcons', 'fantasyfootball', 'fence', 'fffffffuuuuuuuuuuuu', 'firstimpression', 'firstworldanarchists', 'firstworldproblems', 'food', 'forhire', 'fringe', 'fruitoftheloom', 'funny', 'gaming', 'gentlemanboners', 'gif', 'golf', 'guns', 'harlemshake', 'hawks', 'hockey', 'medical', 'meetup', 'microgrowery', 'modhelp', 'movies', 'news', 'nfl', 'nhl', 'occupywallstreet', 'offbeat', 'offmychest', 'olympics', 'pics', 'politics', 'reddit.com', 'redditrequest', 'religion', 'ronpaul', 'savannah', 'shameless', 'shittyaskscience', 'skyrim', 'soccer', 'sports', 'stormchasing', 'technology', 'tifu', 'todayilearned', 'trees', 'triathlon', 'uofm', 'videos', 'worldnews', 'worldpolitics']</text:p>
          </table:table-cell>
          <table:table-cell office:value-type="float" office:value="9335" calcext:value-type="float">
            <text:p>9335</text:p>
          </table:table-cell>
          <table:table-cell office:value-type="float" office:value="13434" calcext:value-type="float">
            <text:p>13434</text:p>
          </table:table-cell>
          <table:table-cell office:value-type="float" office:value="18157" calcext:value-type="float">
            <text:p>18157</text:p>
          </table:table-cell>
          <table:table-cell office:value-type="float" office:value="24964" calcext:value-type="float">
            <text:p>24964</text:p>
          </table:table-cell>
          <table:table-cell office:value-type="string" calcext:value-type="string">
            <text:p>shroom</text:p>
          </table:table-cell>
          <table:table-cell office:value-type="string" calcext:value-type="string">
            <text:p>NorthAve</text:p>
          </table:table-cell>
          <table:table-cell office:value-type="float" office:value="1372121459" calcext:value-type="float">
            <text:p>1372121459</text:p>
          </table:table-cell>
          <table:table-cell office:value-type="float" office:value="1372117859" calcext:value-type="float">
            <text:p>1372117859</text:p>
          </table:table-cell>
        </table:table-row>
        <table:table-row table:style-name="ro8">
          <table:table-cell office:value-type="string" calcext:value-type="string">
            <text:p>t3_px0sh</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4" calcext:value-type="float">
            <text:p>4</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Out of money until the first of the month.  Used my last £10 to buy loads of noodles for me and my girlfriend!  I've not been this skint since I was 19 years old, and it's really trying.</text:p>
            <text:p/>
            <text:p>I live in Sheffield, any offers would be massively appreciated!  Thanks to all you RAOPers :D</text:p>
          </table:table-cell>
          <table:table-cell office:value-type="string" calcext:value-type="string">
            <text:p>Out of money until the first of the month.  Used my last £10 to buy loads of noodles for me and my girlfriend!  I've not been this skint since I was 19 years old, and it's really trying.</text:p>
            <text:p/>
            <text:p>I live in Sheffield, any offers would be massively appreciated!  Thanks to all you RAOPers :D</text:p>
          </table:table-cell>
          <table:table-cell office:value-type="string" calcext:value-type="string">
            <text:p>[Request] UK, would love a pizza at some point!</text:p>
          </table:table-cell>
          <table:table-cell office:value-type="float" office:value="197.922268518519" calcext:value-type="float">
            <text:p>197.9222685185</text:p>
          </table:table-cell>
          <table:table-cell office:value-type="float" office:value="853.274340277778" calcext:value-type="float">
            <text:p>853.2743402778</text:p>
          </table:table-cell>
          <table:table-cell office:value-type="float" office:value="0" calcext:value-type="float">
            <text:p>0</text:p>
          </table:table-cell>
          <table:table-cell office:value-type="float" office:value="655.352071759259" calcext:value-type="float">
            <text:p>655.3520717593</text:p>
          </table:table-cell>
          <table:table-cell office:value-type="float" office:value="0" calcext:value-type="float">
            <text:p>0</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16" calcext:value-type="float">
            <text:p>16</text:p>
          </table:table-cell>
          <table:table-cell office:value-type="float" office:value="45" calcext:value-type="float">
            <text:p>45</text:p>
          </table:table-cell>
          <table:table-cell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style-name="ce1" office:value-type="string" calcext:value-type="string">
            <text:p>False</text:p>
          </table:table-cell>
          <table:table-cell office:value-type="string" calcext:value-type="string">
            <text:p>['AdviceAnimals', 'PresentTrade', 'RandomKindness', 'Random_Acts_Of_Pizza', 'askscience', 'battlestations', 'fffffffuuuuuuuuuuuu', 'gaming', 'hardware', 'hardwareswap', 'politics']</text:p>
          </table:table-cell>
          <table:table-cell office:value-type="float" office:value="35" calcext:value-type="float">
            <text:p>35</text:p>
          </table:table-cell>
          <table:table-cell office:value-type="float" office:value="6851" calcext:value-type="float">
            <text:p>6851</text:p>
          </table:table-cell>
          <table:table-cell office:value-type="float" office:value="191" calcext:value-type="float">
            <text:p>191</text:p>
          </table:table-cell>
          <table:table-cell office:value-type="float" office:value="16905" calcext:value-type="float">
            <text:p>16905</text:p>
          </table:table-cell>
          <table:table-cell/>
          <table:table-cell office:value-type="string" calcext:value-type="string">
            <text:p>Mildcorma</text:p>
          </table:table-cell>
          <table:table-cell table:number-columns-repeated="2" office:value-type="float" office:value="1329695240" calcext:value-type="float">
            <text:p>1329695240</text:p>
          </table:table-cell>
        </table:table-row>
        <table:table-row table:style-name="ro7">
          <table:table-cell office:value-type="string" calcext:value-type="string">
            <text:p>t3_v3q5i</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6" calcext:value-type="float">
            <text:p>6</text:p>
          </table:table-cell>
          <table:table-cell table:style-name="ce1" office:value-type="string" calcext:value-type="string">
            <text:p>False</text:p>
          </table:table-cell>
          <table:table-cell office:value-type="float" office:value="2" calcext:value-type="float">
            <text:p>2</text:p>
          </table:table-cell>
          <table:table-cell table:number-columns-repeated="2" office:value-type="string" calcext:value-type="string">
            <text:p>Not the best week as you can see from the title. Money stresses making my relationships fall apart and struggling to get back on my feet. Pizza would not only cheer me up but fill my belly. Any help is appreciated : )</text:p>
          </table:table-cell>
          <table:table-cell office:value-type="string" calcext:value-type="string">
            <text:p>[request] Saskatoon SK - Crap Week - Dumped By The GF - Did Not Get Job I Wanted - Broke Too</text:p>
          </table:table-cell>
          <table:table-cell office:value-type="float" office:value="0" calcext:value-type="float">
            <text:p>0</text:p>
          </table:table-cell>
          <table:table-cell office:value-type="float" office:value="538.566736111111" calcext:value-type="float">
            <text:p>538.5667361111</text:p>
          </table:table-cell>
          <table:table-cell office:value-type="float" office:value="0" calcext:value-type="float">
            <text:p>0</text:p>
          </table:table-cell>
          <table:table-cell office:value-type="float" office:value="538.566736111111" calcext:value-type="float">
            <text:p>538.566736111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8" calcext:value-type="float">
            <text:p>18</text:p>
          </table:table-cell>
          <table:table-cell/>
          <table:table-cell office:value-type="string" calcext:value-type="string">
            <text:p>saskatoonhobo</text:p>
          </table:table-cell>
          <table:table-cell office:value-type="float" office:value="1339785514" calcext:value-type="float">
            <text:p>1339785514</text:p>
          </table:table-cell>
          <table:table-cell office:value-type="float" office:value="1339781914" calcext:value-type="float">
            <text:p>1339781914</text:p>
          </table:table-cell>
        </table:table-row>
        <table:table-row table:style-name="ro7">
          <table:table-cell office:value-type="string" calcext:value-type="string">
            <text:p>t3_usk00</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11" calcext:value-type="float">
            <text:p>11</text:p>
          </table:table-cell>
          <table:table-cell table:style-name="ce1" office:value-type="string" calcext:value-type="string">
            <text:p>False</text:p>
          </table:table-cell>
          <table:table-cell office:value-type="float" office:value="8" calcext:value-type="float">
            <text:p>8</text:p>
          </table:table-cell>
          <table:table-cell office:value-type="string" calcext:value-type="string">
            <text:p>http://imgur.com/7CIFp</text:p>
            <text:p/>
            <text:p>Hungry ol' man here... No monies... Please help!</text:p>
          </table:table-cell>
          <table:table-cell office:value-type="string" calcext:value-type="string">
            <text:p>http://imgur.com/7CIFp</text:p>
            <text:p/>
            <text:p>Hungry ol' man here... No monies... Please help!</text:p>
          </table:table-cell>
          <table:table-cell office:value-type="string" calcext:value-type="string">
            <text:p>[REQUEST] Anyone wanna send an old man some wings? <text:s/>The hot sauce keeps the chill out!</text:p>
          </table:table-cell>
          <table:table-cell office:value-type="float" office:value="177.430428240741" calcext:value-type="float">
            <text:p>177.4304282407</text:p>
          </table:table-cell>
          <table:table-cell office:value-type="float" office:value="722.699895833333" calcext:value-type="float">
            <text:p>722.6998958333</text:p>
          </table:table-cell>
          <table:table-cell office:value-type="float" office:value="0" calcext:value-type="float">
            <text:p>0</text:p>
          </table:table-cell>
          <table:table-cell office:value-type="float" office:value="545.227800925926" calcext:value-type="float">
            <text:p>545.2278009259</text:p>
          </table:table-cell>
          <table:table-cell office:value-type="float" office:value="63" calcext:value-type="float">
            <text:p>63</text:p>
          </table:table-cell>
          <table:table-cell office:value-type="float" office:value="71" calcext:value-type="float">
            <text:p>71</text:p>
          </table:table-cell>
          <table:table-cell office:value-type="float" office:value="0" calcext:value-type="float">
            <text:p>0</text:p>
          </table:table-cell>
          <table:table-cell office:value-type="float" office:value="4" calcext:value-type="float">
            <text:p>4</text:p>
          </table:table-cell>
          <table:table-cell office:value-type="float" office:value="16" calcext:value-type="float">
            <text:p>16</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style-name="ce1" office:value-type="string" calcext:value-type="string">
            <text:p>True</text:p>
          </table:table-cell>
          <table:table-cell office:value-type="string" calcext:value-type="string">
            <text:p>['AdviceAnimals', 'AskReddit', 'CFB', 'Eugene', 'IAmA', 'Magicdeckbuilding', 'WTF', 'aww', 'bestof', 'ducks', 'fffffffuuuuuuuuuuuu', 'funny', 'gifs', 'hawks', 'jailbreak', 'trees']</text:p>
          </table:table-cell>
          <table:table-cell office:value-type="float" office:value="249" calcext:value-type="float">
            <text:p>249</text:p>
          </table:table-cell>
          <table:table-cell office:value-type="float" office:value="273" calcext:value-type="float">
            <text:p>273</text:p>
          </table:table-cell>
          <table:table-cell office:value-type="float" office:value="419" calcext:value-type="float">
            <text:p>419</text:p>
          </table:table-cell>
          <table:table-cell office:value-type="float" office:value="447" calcext:value-type="float">
            <text:p>447</text:p>
          </table:table-cell>
          <table:table-cell/>
          <table:table-cell office:value-type="string" calcext:value-type="string">
            <text:p>TheBeardedOwl</text:p>
          </table:table-cell>
          <table:table-cell office:value-type="float" office:value="1339210037" calcext:value-type="float">
            <text:p>1339210037</text:p>
          </table:table-cell>
          <table:table-cell office:value-type="float" office:value="1339206437" calcext:value-type="float">
            <text:p>1339206437</text:p>
          </table:table-cell>
        </table:table-row>
        <table:table-row table:style-name="ro6">
          <table:table-cell office:value-type="string" calcext:value-type="string">
            <text:p>t3_15j2fq</text:p>
          </table:table-cell>
          <table:table-cell office:value-type="string" calcext:value-type="string">
            <text:p>N/A</text:p>
          </table:table-cell>
          <table:table-cell table:style-name="ce1" office:value-type="string" calcext:value-type="string">
            <text:p>False</text:p>
          </table:table-cell>
          <table:table-cell office:value-type="float" office:value="2" calcext:value-type="float">
            <text:p>2</text:p>
          </table:table-cell>
          <table:table-cell office:value-type="float" office:value="4" calcext:value-type="float">
            <text:p>4</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Hey, </text:p>
            <text:p/>
            <text:p>So I'm currently on winter break, and  I've been waiting for a check from my parents since I've been unable to go home for the holidays. Unfortunately it didn't come today and now I'm broke, with literally no food. Literally none. I hope it comes in the mail tomorrow if so I promise to get someone a pie. I can take a picture of my fridge if need be. </text:p>
            <text:p/>
            <text:p>If someone is able to do this I can also pay it forward tomorrow :). </text:p>
          </table:table-cell>
          <table:table-cell office:value-type="string" calcext:value-type="string">
            <text:p>Hey, </text:p>
            <text:p/>
            <text:p>So I'm currently on winter break, and  I've been waiting for a check from my parents since I've been unable to go home for the holidays. Unfortunately it didn't come today and now I'm broke, with literally no food. Literally none. I hope it comes in the mail tomorrow if so I promise to get someone a pie. I can take a picture of my fridge if need be. </text:p>
            <text:p/>
            <text:p>If someone is able to do this I can also pay it forward tomorrow :). </text:p>
          </table:table-cell>
          <table:table-cell office:value-type="string" calcext:value-type="string">
            <text:p>[Request] Oklahoma, unable to go home for the holidays and now I'm broke.</text:p>
          </table:table-cell>
          <table:table-cell office:value-type="float" office:value="373.321608796296" calcext:value-type="float">
            <text:p>373.3216087963</text:p>
          </table:table-cell>
          <table:table-cell office:value-type="float" office:value="716.889479166667" calcext:value-type="float">
            <text:p>716.8894791667</text:p>
          </table:table-cell>
          <table:table-cell office:value-type="float" office:value="0" calcext:value-type="float">
            <text:p>0</text:p>
          </table:table-cell>
          <table:table-cell office:value-type="float" office:value="343.56787037037" calcext:value-type="float">
            <text:p>343.5678703704</text:p>
          </table:table-cell>
          <table:table-cell office:value-type="float" office:value="0" calcext:value-type="float">
            <text:p>0</text:p>
          </table:table-cell>
          <table:table-cell office:value-type="float" office:value="997" calcext:value-type="float">
            <text:p>997</text:p>
          </table:table-cell>
          <table:table-cell table:number-columns-repeated="2" office:value-type="float" office:value="0" calcext:value-type="float">
            <text:p>0</text:p>
          </table:table-cell>
          <table:table-cell office:value-type="float" office:value="62" calcext:value-type="float">
            <text:p>62</text:p>
          </table:table-cell>
          <table:table-cell office:value-type="float" office:value="93" calcext:value-type="float">
            <text:p>93</text:p>
          </table:table-cell>
          <table:table-cell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table:style-name="ce1" office:value-type="string" calcext:value-type="string">
            <text:p>False</text:p>
          </table:table-cell>
          <table:table-cell office:value-type="string" calcext:value-type="string">
            <text:p>['49ers', 'AskSocialScience', 'CFB', 'DIY', 'Dexter', 'Loans', 'NIU', 'Random_Acts_Of_Pizza', 'arresteddevelopment', 'askscience', 'aww', 'cfbcirclejerk', 'circlejerk', 'cowboys', 'firstworldproblems', 'fixit', 'lowendgaming', 'nba', 'nfl', 'trees', 'writing']</text:p>
          </table:table-cell>
          <table:table-cell office:value-type="float" office:value="10581" calcext:value-type="float">
            <text:p>10581</text:p>
          </table:table-cell>
          <table:table-cell office:value-type="float" office:value="17797" calcext:value-type="float">
            <text:p>17797</text:p>
          </table:table-cell>
          <table:table-cell office:value-type="float" office:value="44263" calcext:value-type="float">
            <text:p>44263</text:p>
          </table:table-cell>
          <table:table-cell office:value-type="float" office:value="56547" calcext:value-type="float">
            <text:p>56547</text:p>
          </table:table-cell>
          <table:table-cell office:value-type="string" calcext:value-type="string">
            <text:p>shroom</text:p>
          </table:table-cell>
          <table:table-cell office:value-type="string" calcext:value-type="string">
            <text:p>omgitsthepast</text:p>
          </table:table-cell>
          <table:table-cell table:number-columns-repeated="2" office:value-type="float" office:value="1356633336" calcext:value-type="float">
            <text:p>1356633336</text:p>
          </table:table-cell>
        </table:table-row>
        <table:table-row table:style-name="ro9">
          <table:table-cell office:value-type="string" calcext:value-type="string">
            <text:p>t3_jyg7g</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True</text:p>
          </table:table-cell>
          <table:table-cell office:value-type="float" office:value="0" calcext:value-type="float">
            <text:p>0</text:p>
          </table:table-cell>
          <table:table-cell office:value-type="string" calcext:value-type="string">
            <text:p>My wallet got stolen two weeks ago and due to complications with my address can't get my new card until friday. Bank was closed all weekend and burned through all my reserve 20p noodles.</text:p>
            <text:p/>
            <text:p>Haven't had anything today and need to walk over 4km tomorrow (edit: to the bank in town) because cant afford the bus, would appreciate the energy boost</text:p>
          </table:table-cell>
          <table:table-cell office:value-type="string" calcext:value-type="string">
            <text:p>My wallet got stolen two weeks ago and due to complications with my address can't get my new card until friday. Bank was closed all weekend and burned through all my reserve 20p noodles.</text:p>
            <text:p/>
            <text:p>Haven't had anything today and need to walk over 4km tomorrow (edit: to the bank in town) because cant afford the bus, would appreciate the energy boost</text:p>
          </table:table-cell>
          <table:table-cell office:value-type="string" calcext:value-type="string">
            <text:p>[Request] [UK] Student with no debit card until friday, burned through ramen reserves and turning to reddit</text:p>
          </table:table-cell>
          <table:table-cell office:value-type="float" office:value="0" calcext:value-type="float">
            <text:p>0</text:p>
          </table:table-cell>
          <table:table-cell office:value-type="float" office:value="829.335648148148" calcext:value-type="float">
            <text:p>829.3356481481</text:p>
          </table:table-cell>
          <table:table-cell office:value-type="float" office:value="0" calcext:value-type="float">
            <text:p>0</text:p>
          </table:table-cell>
          <table:table-cell office:value-type="float" office:value="829.335648148148" calcext:value-type="float">
            <text:p>829.335648148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True</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table-cell office:value-type="string" calcext:value-type="string">
            <text:p>hungrystudent50948</text:p>
          </table:table-cell>
          <table:table-cell office:value-type="float" office:value="1314663072" calcext:value-type="float">
            <text:p>1314663072</text:p>
          </table:table-cell>
          <table:table-cell office:value-type="float" office:value="1314659472" calcext:value-type="float">
            <text:p>1314659472</text:p>
          </table:table-cell>
        </table:table-row>
        <table:table-row table:style-name="ro10">
          <table:table-cell office:value-type="string" calcext:value-type="string">
            <text:p>t3_1ne81h</text:p>
          </table:table-cell>
          <table:table-cell office:value-type="string" calcext:value-type="string">
            <text:p>N/A</text:p>
          </table:table-cell>
          <table:table-cell table:style-name="ce1" office:value-type="string" calcext:value-type="string">
            <text:p>False</text:p>
          </table:table-cell>
          <table:table-cell office:value-type="float" office:value="8" calcext:value-type="float">
            <text:p>8</text:p>
          </table:table-cell>
          <table:table-cell office:value-type="float" office:value="19" calcext:value-type="float">
            <text:p>19</text:p>
          </table:table-cell>
          <table:table-cell table:style-name="ce1" office:value-type="string" calcext:value-type="string">
            <text:p>False</text:p>
          </table:table-cell>
          <table:table-cell office:value-type="float" office:value="5" calcext:value-type="float">
            <text:p>5</text:p>
          </table:table-cell>
          <table:table-cell office:value-type="string" calcext:value-type="string">
            <text:p>So I'm a massive idiot who didn't bother checking my new debit card worked before moving away from home and to uni. So at present I'm living off my supplies and roommates good will. But classes begin tomorrow and I think my stomach is in danger of imploding from lack of food :O</text:p>
            <text:p/>
            <text:p>I would be infinitely grateful if this was answered. I might make a nice little card on Publisher. (If I have publisher? I'll do something)</text:p>
          </table:table-cell>
          <table:table-cell office:value-type="string" calcext:value-type="string">
            <text:p>So I'm a massive idiot who didn't bother checking my new debit card worked before moving away from home and to uni. So at present I'm living off my supplies and roommates good will. But classes begin tomorrow and I think my stomach is in danger of imploding from lack of food :O</text:p>
            <text:p/>
            <text:p>I would be infinitely grateful if this was answered. I might make a nice little card on Publisher. (If I have publisher? I'll do something)</text:p>
          </table:table-cell>
          <table:table-cell office:value-type="string" calcext:value-type="string">
            <text:p>I'm a foolish person with a [Request]; having forget my new PIN on the first day of uni and am slowly wasting away. (Sheffield, UK)</text:p>
          </table:table-cell>
          <table:table-cell office:value-type="float" office:value="231.046041666667" calcext:value-type="float">
            <text:p>231.0460416667</text:p>
          </table:table-cell>
          <table:table-cell office:value-type="float" office:value="298.5340625" calcext:value-type="float">
            <text:p>298.5340625</text:p>
          </table:table-cell>
          <table:table-cell office:value-type="float" office:value="0" calcext:value-type="float">
            <text:p>0</text:p>
          </table:table-cell>
          <table:table-cell office:value-type="float" office:value="67.3096180555556" calcext:value-type="float">
            <text:p>67.3096180556</text:p>
          </table:table-cell>
          <table:table-cell office:value-type="float" office:value="200" calcext:value-type="float">
            <text:p>200</text:p>
          </table:table-cell>
          <table:table-cell office:value-type="float" office:value="234" calcext:value-type="float">
            <text:p>234</text:p>
          </table:table-cell>
          <table:table-cell office:value-type="float" office:value="0" calcext:value-type="float">
            <text:p>0</text:p>
          </table:table-cell>
          <table:table-cell office:value-type="float" office:value="2" calcext:value-type="float">
            <text:p>2</text:p>
          </table:table-cell>
          <table:table-cell office:value-type="float" office:value="16" calcext:value-type="float">
            <text:p>16</text:p>
          </table:table-cell>
          <table:table-cell office:value-type="float" office:value="21" calcext:value-type="float">
            <text:p>21</text:p>
          </table:table-cell>
          <table:table-cell office:value-type="float" office:value="0" calcext:value-type="float">
            <text:p>0</text:p>
          </table:table-cell>
          <table:table-cell office:value-type="float" office:value="1" calcext:value-type="float">
            <text:p>1</text:p>
          </table:table-cell>
          <table:table-cell office:value-type="float" office:value="25" calcext:value-type="float">
            <text:p>25</text:p>
          </table:table-cell>
          <table:table-cell table:style-name="ce1" office:value-type="string" calcext:value-type="string">
            <text:p>True</text:p>
          </table:table-cell>
          <table:table-cell office:value-type="string" calcext:value-type="string">
            <text:p>['AskReddit', 'LGBTnews', 'LibertarianDebates', 'MapPorn', 'PoliticalDiscussion', 'australia', 'britishproblems', 'circlejerk', 'conspiratard', 'cringepics', 'europe', 'f7u12_ham', 'funny', 'gallifrey', 'lgbt', 'libertyworldproblems', 'magicskyfairy', 'opinion', 'politics', 'tifu', 'ukipparty', 'ukpolitics', 'unitedkingdom', 'videos', 'worldnews']</text:p>
          </table:table-cell>
          <table:table-cell office:value-type="float" office:value="1921" calcext:value-type="float">
            <text:p>1921</text:p>
          </table:table-cell>
          <table:table-cell office:value-type="float" office:value="2156" calcext:value-type="float">
            <text:p>2156</text:p>
          </table:table-cell>
          <table:table-cell office:value-type="float" office:value="3177" calcext:value-type="float">
            <text:p>3177</text:p>
          </table:table-cell>
          <table:table-cell office:value-type="float" office:value="3618" calcext:value-type="float">
            <text:p>3618</text:p>
          </table:table-cell>
          <table:table-cell/>
          <table:table-cell office:value-type="string" calcext:value-type="string">
            <text:p>FreshCrabMEAT</text:p>
          </table:table-cell>
          <table:table-cell office:value-type="float" office:value="1380515491" calcext:value-type="float">
            <text:p>1380515491</text:p>
          </table:table-cell>
          <table:table-cell office:value-type="float" office:value="1380486691" calcext:value-type="float">
            <text:p>1380486691</text:p>
          </table:table-cell>
        </table:table-row>
        <table:table-row table:style-name="ro11">
          <table:table-cell office:value-type="string" calcext:value-type="string">
            <text:p>t3_1mgmjf</text:p>
          </table:table-cell>
          <table:table-cell office:value-type="string" calcext:value-type="string">
            <text:p>N/A</text:p>
          </table:table-cell>
          <table:table-cell table:style-name="ce1" office:value-type="string" calcext:value-type="string">
            <text:p>False</text:p>
          </table:table-cell>
          <table:table-cell table:number-columns-repeated="2" office:value-type="float" office:value="1" calcext:value-type="float">
            <text:p>1</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Hey all, Im just sitting at home alone... really wanting to treat myself to something yummy to help me get in the working mode for all this stuff I have to do before work tomorrow but I'm utterly broke until payday this week :/ I'd love some help. Thanks so much! </text:p>
          </table:table-cell>
          <table:table-cell office:value-type="string" calcext:value-type="string">
            <text:p>[Request] Sitting at home, mega stressed about Monday!</text:p>
          </table:table-cell>
          <table:table-cell office:value-type="float" office:value="762.276296296296" calcext:value-type="float">
            <text:p>762.2762962963</text:p>
          </table:table-cell>
          <table:table-cell office:value-type="float" office:value="843.656608796296" calcext:value-type="float">
            <text:p>843.6566087963</text:p>
          </table:table-cell>
          <table:table-cell office:value-type="float" office:value="0" calcext:value-type="float">
            <text:p>0</text:p>
          </table:table-cell>
          <table:table-cell office:value-type="float" office:value="81.3386458333333" calcext:value-type="float">
            <text:p>81.3386458333</text:p>
          </table:table-cell>
          <table:table-cell office:value-type="float" office:value="981" calcext:value-type="float">
            <text:p>981</text:p>
          </table:table-cell>
          <table:table-cell office:value-type="float" office:value="985" calcext:value-type="float">
            <text:p>985</text:p>
          </table:table-cell>
          <table:table-cell table:number-columns-repeated="2" office:value-type="float" office:value="0" calcext:value-type="float">
            <text:p>0</text:p>
          </table:table-cell>
          <table:table-cell office:value-type="float" office:value="108" calcext:value-type="float">
            <text:p>108</text:p>
          </table:table-cell>
          <table:table-cell office:value-type="float" office:value="112" calcext:value-type="float">
            <text:p>112</text:p>
          </table:table-cell>
          <table:table-cell office:value-type="float" office:value="0" calcext:value-type="float">
            <text:p>0</text:p>
          </table:table-cell>
          <table:table-cell office:value-type="float" office:value="1" calcext:value-type="float">
            <text:p>1</text:p>
          </table:table-cell>
          <table:table-cell office:value-type="float" office:value="42" calcext:value-type="float">
            <text:p>42</text:p>
          </table:table-cell>
          <table:table-cell table:style-name="ce1" office:value-type="string" calcext:value-type="string">
            <text:p>False</text:p>
          </table:table-cell>
          <table:table-cell office:value-type="string" calcext:value-type="string">
            <text:p>['AdviceAnimals', 'AskReddit', 'BDSMcommunity', 'Hungergames', 'IAmA', 'LifeProTips', 'LongDistance', 'Parenting', 'SuggestALaptop', 'TwoXChromosomes', 'WTF', 'YouShouldKnow', 'actuallesbians', 'arresteddevelopment', 'askscience', 'atheism', 'audioengineering', 'aww', 'computers', 'cringepics', 'daddit', 'fffffffuuuuuuuuuuuu', 'firefly', 'funny', 'gameofthrones', 'gaming', 'gifs', 'harrypotter', 'itookapicture', 'lgbt', 'lolcats', 'movies', 'pics', 'polyamory', 'reddit.com', 'theoffice', 'todayilearned', 'trypophobia', 'videos', 'wallpaperdump', 'wow', 'wowguilds']</text:p>
          </table:table-cell>
          <table:table-cell office:value-type="float" office:value="7249" calcext:value-type="float">
            <text:p>7249</text:p>
          </table:table-cell>
          <table:table-cell office:value-type="float" office:value="7428" calcext:value-type="float">
            <text:p>7428</text:p>
          </table:table-cell>
          <table:table-cell office:value-type="float" office:value="21151" calcext:value-type="float">
            <text:p>21151</text:p>
          </table:table-cell>
          <table:table-cell office:value-type="float" office:value="21420" calcext:value-type="float">
            <text:p>21420</text:p>
          </table:table-cell>
          <table:table-cell/>
          <table:table-cell office:value-type="string" calcext:value-type="string">
            <text:p>artisticsubmission</text:p>
          </table:table-cell>
          <table:table-cell office:value-type="float" office:value="1379290005" calcext:value-type="float">
            <text:p>1379290005</text:p>
          </table:table-cell>
          <table:table-cell office:value-type="float" office:value="1379286405" calcext:value-type="float">
            <text:p>1379286405</text:p>
          </table:table-cell>
        </table:table-row>
        <table:table-row table:style-name="ro9">
          <table:table-cell office:value-type="string" calcext:value-type="string">
            <text:p>t3_jb46d</text:p>
          </table:table-cell>
          <table:table-cell office:value-type="string" calcext:value-type="string">
            <text:p>N/A</text:p>
          </table:table-cell>
          <table:table-cell table:style-name="ce1" office:value-type="string" calcext:value-type="string">
            <text:p>False</text:p>
          </table:table-cell>
          <table:table-cell office:value-type="float" office:value="2" calcext:value-type="float">
            <text:p>2</text:p>
          </table:table-cell>
          <table:table-cell office:value-type="float" office:value="5" calcext:value-type="float">
            <text:p>5</text:p>
          </table:table-cell>
          <table:table-cell table:style-name="ce1" office:value-type="string" calcext:value-type="string">
            <text:p>False</text:p>
          </table:table-cell>
          <table:table-cell office:value-type="float" office:value="7" calcext:value-type="float">
            <text:p>7</text:p>
          </table:table-cell>
          <table:table-cell office:value-type="string" calcext:value-type="string">
            <text:p>No real sob story here. Just your typical broke-after-paying-rent college student at UNT. Ramen and sandwiches until Thursday seems fairly unappetizing so I was hoping to get a good meal to last through the weekend.</text:p>
            <text:p/>
            <text:p>I just discovered this sub and it's awesome. Definitely excited to be able to pay it forward after the money rolls back in...</text:p>
          </table:table-cell>
          <table:table-cell office:value-type="string" calcext:value-type="string">
            <text:p>No real sob story here. Just your typical broke-after-paying-rent college student at UNT. Ramen and sandwiches until Thursday seems fairly unappetizing so I was hoping to get a good meal to last through the weekend.</text:p>
            <text:p/>
            <text:p>I just discovered this sub and it's awesome. Definitely excited to be able to pay it forward after the money rolls back in...</text:p>
          </table:table-cell>
          <table:table-cell office:value-type="string" calcext:value-type="string">
            <text:p>[REQUEST] Willing to do something random for a pizza tonight! North Central Texas...</text:p>
          </table:table-cell>
          <table:table-cell office:value-type="float" office:value="640.860081018518" calcext:value-type="float">
            <text:p>640.8600810185</text:p>
          </table:table-cell>
          <table:table-cell office:value-type="float" office:value="1493.25155092593" calcext:value-type="float">
            <text:p>1493.2515509259</text:p>
          </table:table-cell>
          <table:table-cell office:value-type="float" office:value="3.23050925925926" calcext:value-type="float">
            <text:p>3.2305092593</text:p>
          </table:table-cell>
          <table:table-cell office:value-type="float" office:value="855.621979166667" calcext:value-type="float">
            <text:p>855.6219791667</text:p>
          </table:table-cell>
          <table:table-cell office:value-type="float" office:value="54" calcext:value-type="float">
            <text:p>54</text:p>
          </table:table-cell>
          <table:table-cell office:value-type="float" office:value="147" calcext:value-type="float">
            <text:p>147</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float" office:value="19" calcext:value-type="float">
            <text:p>19</text:p>
          </table:table-cell>
          <table:table-cell table:style-name="ce1" office:value-type="string" calcext:value-type="string">
            <text:p>False</text:p>
          </table:table-cell>
          <table:table-cell office:value-type="string" calcext:value-type="string">
            <text:p>['AskReddit', 'Denton', 'Guitar', 'MUD', 'Random_Acts_Of_Pizza', 'bicycling', 'fffffffuuuuuuuuuuuu', 'funny', 'geek', 'nba', 'nfl', 'pics', 'politics', 'reddit.com', 'relationship_advice', 'rpg', 'sports', 'todayilearned', 'unt']</text:p>
          </table:table-cell>
          <table:table-cell office:value-type="float" office:value="269" calcext:value-type="float">
            <text:p>269</text:p>
          </table:table-cell>
          <table:table-cell office:value-type="float" office:value="467" calcext:value-type="float">
            <text:p>467</text:p>
          </table:table-cell>
          <table:table-cell office:value-type="float" office:value="509" calcext:value-type="float">
            <text:p>509</text:p>
          </table:table-cell>
          <table:table-cell office:value-type="float" office:value="805" calcext:value-type="float">
            <text:p>805</text:p>
          </table:table-cell>
          <table:table-cell office:value-type="string" calcext:value-type="string">
            <text:p>shroom</text:p>
          </table:table-cell>
          <table:table-cell office:value-type="string" calcext:value-type="string">
            <text:p>hippymatt</text:p>
          </table:table-cell>
          <table:table-cell office:value-type="float" office:value="1312674580" calcext:value-type="float">
            <text:p>1312674580</text:p>
          </table:table-cell>
          <table:table-cell office:value-type="float" office:value="1312670980" calcext:value-type="float">
            <text:p>1312670980</text:p>
          </table:table-cell>
        </table:table-row>
        <table:table-row table:style-name="ro12">
          <table:table-cell office:value-type="string" calcext:value-type="string">
            <text:p>t3_hutzt</text:p>
          </table:table-cell>
          <table:table-cell office:value-type="string" calcext:value-type="string">
            <text:p>N/A</text:p>
          </table:table-cell>
          <table:table-cell table:style-name="ce1" office:value-type="string" calcext:value-type="string">
            <text:p>False</text:p>
          </table:table-cell>
          <table:table-cell office:value-type="float" office:value="6" calcext:value-type="float">
            <text:p>6</text:p>
          </table:table-cell>
          <table:table-cell office:value-type="float" office:value="7" calcext:value-type="float">
            <text:p>7</text:p>
          </table:table-cell>
          <table:table-cell table:style-name="ce1" office:value-type="string" calcext:value-type="string">
            <text:p>False</text:p>
          </table:table-cell>
          <table:table-cell office:value-type="float" office:value="2" calcext:value-type="float">
            <text:p>2</text:p>
          </table:table-cell>
          <table:table-cell office:value-type="string" calcext:value-type="string">
            <text:p>We're planning a move across the country in about 3 weeks. We've got some money saved for the trip and getting set up out there, but we're pretty limited on funds now. Any pizza would be greatly appreciated. We're both hungry and any scraps will be fed to our two cats, who just happen to love pizza too.</text:p>
            <text:p/>
            <text:p>[Here](http://imgur.com/tOHAK) they are right now. Look at those eyes, gleaming with the anticipation of cheesy delicious pizza.</text:p>
            <text:p/>
          </table:table-cell>
          <table:table-cell office:value-type="string" calcext:value-type="string">
            <text:p>We're planning a move across the country in about 3 weeks. We've got some money saved for the trip and getting set up out there, but we're pretty limited on funds now. Any pizza would be greatly appreciated. We're both hungry and any scraps will be fed to our two cats, who just happen to love pizza too.</text:p>
            <text:p/>
            <text:p>[Here](http://imgur.com/tOHAK) they are right now. Look at those eyes, gleaming with the anticipation of cheesy delicious pizza.</text:p>
            <text:p/>
          </table:table-cell>
          <table:table-cell office:value-type="string" calcext:value-type="string">
            <text:p>[Request] My girlfriend and I could use a nice pizza dinner</text:p>
          </table:table-cell>
          <table:table-cell office:value-type="float" office:value="283.03125" calcext:value-type="float">
            <text:p>283.03125</text:p>
          </table:table-cell>
          <table:table-cell office:value-type="float" office:value="1194.59425925926" calcext:value-type="float">
            <text:p>1194.5942592593</text:p>
          </table:table-cell>
          <table:table-cell office:value-type="float" office:value="0" calcext:value-type="float">
            <text:p>0</text:p>
          </table:table-cell>
          <table:table-cell office:value-type="float" office:value="911.521342592593" calcext:value-type="float">
            <text:p>911.5213425926</text:p>
          </table:table-cell>
          <table:table-cell office:value-type="float" office:value="617" calcext:value-type="float">
            <text:p>617</text:p>
          </table:table-cell>
          <table:table-cell office:value-type="float" office:value="972" calcext:value-type="float">
            <text:p>972</text:p>
          </table:table-cell>
          <table:table-cell office:value-type="float" office:value="0" calcext:value-type="float">
            <text:p>0</text:p>
          </table:table-cell>
          <table:table-cell office:value-type="float" office:value="1" calcext:value-type="float">
            <text:p>1</text:p>
          </table:table-cell>
          <table:table-cell office:value-type="float" office:value="47" calcext:value-type="float">
            <text:p>47</text:p>
          </table:table-cell>
          <table:table-cell office:value-type="float" office:value="87" calcext:value-type="float">
            <text:p>87</text:p>
          </table:table-cell>
          <table:table-cell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style-name="ce1" office:value-type="string" calcext:value-type="string">
            <text:p>False</text:p>
          </table:table-cell>
          <table:table-cell office:value-type="string" calcext:value-type="string">
            <text:p>['AskReddit', 'Bujinkan', 'ColbertRally', 'Colorado', 'Denver', 'DoesAnybodyElse', 'Dogfort', 'Drugs', 'Forts', 'Guitar', 'IAmA', 'Music', 'Psychonaut', 'RedditvFCC', 'StonerPhilosophy', 'WTF', 'YouShouldKnow', 'announcements', 'answers', 'askscience', 'atheism', 'aves', 'aww', 'bestof', 'boulder', 'circlejerk', 'comics', 'corgi', 'dubstep', 'electronicmusic', 'fffffffuuuuuuuuuuuu', 'funny', 'gaming', 'geek', 'holyfuckyesiwantthat', 'humor', 'itookapicture', 'nsfw', 'offbeat', 'pics', 'plur', 'politics', 'pornvids', 'psychology', 'radioreddit', 'reddit.com', 'science', 'scifi', 'secretsanta', 'self', 'sex', 'space', 'technology', 'todayilearned', 'trees', 'trippy', 'videos', 'wallpapers', 'worldnews']</text:p>
          </table:table-cell>
          <table:table-cell office:value-type="float" office:value="6024" calcext:value-type="float">
            <text:p>6024</text:p>
          </table:table-cell>
          <table:table-cell office:value-type="float" office:value="12558" calcext:value-type="float">
            <text:p>12558</text:p>
          </table:table-cell>
          <table:table-cell office:value-type="float" office:value="11332" calcext:value-type="float">
            <text:p>11332</text:p>
          </table:table-cell>
          <table:table-cell office:value-type="float" office:value="21160" calcext:value-type="float">
            <text:p>21160</text:p>
          </table:table-cell>
          <table:table-cell office:value-type="string" calcext:value-type="string">
            <text:p>shroom</text:p>
          </table:table-cell>
          <table:table-cell office:value-type="string" calcext:value-type="string">
            <text:p>LethargicMonkey</text:p>
          </table:table-cell>
          <table:table-cell office:value-type="float" office:value="1307562176" calcext:value-type="float">
            <text:p>1307562176</text:p>
          </table:table-cell>
          <table:table-cell office:value-type="float" office:value="1307558576" calcext:value-type="float">
            <text:p>1307558576</text:p>
          </table:table-cell>
        </table:table-row>
        <table:table-row table:style-name="ro2">
          <table:table-cell office:value-type="string" calcext:value-type="string">
            <text:p>t3_11kxvh</text:p>
          </table:table-cell>
          <table:table-cell office:value-type="string" calcext:value-type="string">
            <text:p>N/A</text:p>
          </table:table-cell>
          <table:table-cell table:style-name="ce1" office:value-type="string" calcext:value-type="string">
            <text:p>False</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Very hungry, very poor. Will pay forward next week after being paid. Charleston SC, 29424 300 Meeting Street, apt. 2a. </text:p>
          </table:table-cell>
          <table:table-cell office:value-type="string" calcext:value-type="string">
            <text:p>[Request] Charleston, SC</text:p>
          </table:table-cell>
          <table:table-cell office:value-type="float" office:value="0" calcext:value-type="float">
            <text:p>0</text:p>
          </table:table-cell>
          <table:table-cell office:value-type="float" office:value="415.545648148148" calcext:value-type="float">
            <text:p>415.5456481481</text:p>
          </table:table-cell>
          <table:table-cell office:value-type="float" office:value="0" calcext:value-type="float">
            <text:p>0</text:p>
          </table:table-cell>
          <table:table-cell office:value-type="float" office:value="415.545648148148" calcext:value-type="float">
            <text:p>415.545648148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0" calcext:value-type="float">
            <text:p>10</text:p>
          </table:table-cell>
          <table:table-cell/>
          <table:table-cell office:value-type="string" calcext:value-type="string">
            <text:p>Maiser</text:p>
          </table:table-cell>
          <table:table-cell office:value-type="float" office:value="1350414518" calcext:value-type="float">
            <text:p>1350414518</text:p>
          </table:table-cell>
          <table:table-cell office:value-type="float" office:value="1350410918" calcext:value-type="float">
            <text:p>1350410918</text:p>
          </table:table-cell>
        </table:table-row>
        <table:table-row table:style-name="ro13">
          <table:table-cell office:value-type="string" calcext:value-type="string">
            <text:p>t3_j24zb</text:p>
          </table:table-cell>
          <table:table-cell office:value-type="string" calcext:value-type="string">
            <text:p>z0bie</text:p>
          </table:table-cell>
          <table:table-cell table:style-name="ce1" office:value-type="string" calcext:value-type="string">
            <text:p>False</text:p>
          </table:table-cell>
          <table:table-cell office:value-type="float" office:value="1" calcext:value-type="float">
            <text:p>1</text:p>
          </table:table-cell>
          <table:table-cell office:value-type="float" office:value="23" calcext:value-type="float">
            <text:p>23</text:p>
          </table:table-cell>
          <table:table-cell table:style-name="ce1" office:value-type="string" calcext:value-type="string">
            <text:p>True</text:p>
          </table:table-cell>
          <table:table-cell office:value-type="float" office:value="12" calcext:value-type="float">
            <text:p>12</text:p>
          </table:table-cell>
          <table:table-cell table:number-columns-repeated="2" office:value-type="string" calcext:value-type="string">
            <text:p>I've been awake for around 56 hours for a little experiment that I'm doing and a pizza would be so great. I'm not entirely in need and I'm not gonna starve to death or anything but I don't have any cash lying around to buy myself a pizza. I'm in Eastern Canada. If you guys don't feel like buying for me, at least go help someone else :) I'll pay it forward when I get the cash.</text:p>
          </table:table-cell>
          <table:table-cell office:value-type="string" calcext:value-type="string">
            <text:p>[Request]Not a father, poor or dying. Just tired.</text:p>
          </table:table-cell>
          <table:table-cell office:value-type="float" office:value="45.5986805555556" calcext:value-type="float">
            <text:p>45.5986805556</text:p>
          </table:table-cell>
          <table:table-cell office:value-type="float" office:value="907.394965277778" calcext:value-type="float">
            <text:p>907.3949652778</text:p>
          </table:table-cell>
          <table:table-cell office:value-type="float" office:value="1.07015046296296" calcext:value-type="float">
            <text:p>1.070150463</text:p>
          </table:table-cell>
          <table:table-cell office:value-type="float" office:value="862.866435185185" calcext:value-type="float">
            <text:p>862.8664351852</text:p>
          </table:table-cell>
          <table:table-cell office:value-type="float" office:value="32" calcext:value-type="float">
            <text:p>32</text:p>
          </table:table-cell>
          <table:table-cell office:value-type="float" office:value="204" calcext:value-type="float">
            <text:p>204</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27" calcext:value-type="float">
            <text:p>27</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style-name="ce1" office:value-type="string" calcext:value-type="string">
            <text:p>False</text:p>
          </table:table-cell>
          <table:table-cell office:value-type="string" calcext:value-type="string">
            <text:p>['AskReddit', 'NewToTF2', 'PlaceToBitch', 'Random_Acts_Of_Pizza', 'arresteddevelopment', 'canada', 'community', 'funny', 'gaming', 'googleplusinvites', 'pics', 'reddit.com', 'skyrim', 'tf2', 'trees']</text:p>
          </table:table-cell>
          <table:table-cell office:value-type="float" office:value="186" calcext:value-type="float">
            <text:p>186</text:p>
          </table:table-cell>
          <table:table-cell office:value-type="float" office:value="1877" calcext:value-type="float">
            <text:p>1877</text:p>
          </table:table-cell>
          <table:table-cell office:value-type="float" office:value="474" calcext:value-type="float">
            <text:p>474</text:p>
          </table:table-cell>
          <table:table-cell office:value-type="float" office:value="3275" calcext:value-type="float">
            <text:p>3275</text:p>
          </table:table-cell>
          <table:table-cell office:value-type="string" calcext:value-type="string">
            <text:p>shroom</text:p>
          </table:table-cell>
          <table:table-cell office:value-type="string" calcext:value-type="string">
            <text:p>Hekain</text:p>
          </table:table-cell>
          <table:table-cell office:value-type="float" office:value="1311862012" calcext:value-type="float">
            <text:p>1311862012</text:p>
          </table:table-cell>
          <table:table-cell office:value-type="float" office:value="1311858412" calcext:value-type="float">
            <text:p>1311858412</text:p>
          </table:table-cell>
        </table:table-row>
        <table:table-row table:style-name="ro13">
          <table:table-cell office:value-type="string" calcext:value-type="string">
            <text:p>t3_1m5kvu</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3" calcext:value-type="float">
            <text:p>3</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I am currently on a diet and going to the campus gym, and I am maintaining myself healthy, but sometimes there are just times when I need to satisfy a craving.</text:p>
            <text:p/>
            <text:p>No sad story, just want some pizza</text:p>
          </table:table-cell>
          <table:table-cell office:value-type="string" calcext:value-type="string">
            <text:p>I am currently on a diet and going to the campus gym, and I am maintaining myself healthy, but sometimes there are just times when I need to satisfy a craving.</text:p>
            <text:p/>
            <text:p>No sad story, just want some pizza</text:p>
          </table:table-cell>
          <table:table-cell office:value-type="string" calcext:value-type="string">
            <text:p>[ Request ] Just a college student looking for something good to eat.</text:p>
          </table:table-cell>
          <table:table-cell office:value-type="float" office:value="120.298831018519" calcext:value-type="float">
            <text:p>120.2988310185</text:p>
          </table:table-cell>
          <table:table-cell office:value-type="float" office:value="206.469965277778" calcext:value-type="float">
            <text:p>206.4699652778</text:p>
          </table:table-cell>
          <table:table-cell office:value-type="float" office:value="0.846238425925926" calcext:value-type="float">
            <text:p>0.8462384259</text:p>
          </table:table-cell>
          <table:table-cell office:value-type="float" office:value="87.0173726851852" calcext:value-type="float">
            <text:p>87.0173726852</text:p>
          </table:table-cell>
          <table:table-cell office:value-type="float" office:value="340" calcext:value-type="float">
            <text:p>340</text:p>
          </table:table-cell>
          <table:table-cell office:value-type="float" office:value="990" calcext:value-type="float">
            <text:p>990</text:p>
          </table:table-cell>
          <table:table-cell table:number-columns-repeated="2" office:value-type="float" office:value="3" calcext:value-type="float">
            <text:p>3</text:p>
          </table:table-cell>
          <table:table-cell office:value-type="float" office:value="51" calcext:value-type="float">
            <text:p>51</text:p>
          </table:table-cell>
          <table:table-cell office:value-type="float" office:value="84" calcext:value-type="float">
            <text:p>84</text:p>
          </table:table-cell>
          <table:table-cell office:value-type="float" office:value="0" calcext:value-type="float">
            <text:p>0</text:p>
          </table:table-cell>
          <table:table-cell office:value-type="float" office:value="1" calcext:value-type="float">
            <text:p>1</text:p>
          </table:table-cell>
          <table:table-cell office:value-type="float" office:value="25" calcext:value-type="float">
            <text:p>25</text:p>
          </table:table-cell>
          <table:table-cell table:style-name="ce1" office:value-type="string" calcext:value-type="string">
            <text:p>False</text:p>
          </table:table-cell>
          <table:table-cell office:value-type="string" calcext:value-type="string">
            <text:p>['AdviceAnimals', 'AskReddit', 'EatCheapAndHealthy', 'Fitness', 'GetMotivated', 'IAmA', 'NoStupidQuestions', 'Paranormal', 'Random_Acts_Of_Pizza', 'WTF', 'adventuretime', 'beatingwomen', 'bicycling', 'counting', 'cringepics', 'funny', 'leagueoflegends', 'mildlyinteresting', 'offmychest', 'photoshopbattles', 'pics', 'shibe', 'socialanxiety', 'todayilearned', 'woahdude']</text:p>
          </table:table-cell>
          <table:table-cell office:value-type="float" office:value="5652" calcext:value-type="float">
            <text:p>5652</text:p>
          </table:table-cell>
          <table:table-cell office:value-type="float" office:value="10373" calcext:value-type="float">
            <text:p>10373</text:p>
          </table:table-cell>
          <table:table-cell office:value-type="float" office:value="9856" calcext:value-type="float">
            <text:p>9856</text:p>
          </table:table-cell>
          <table:table-cell office:value-type="float" office:value="17491" calcext:value-type="float">
            <text:p>17491</text:p>
          </table:table-cell>
          <table:table-cell/>
          <table:table-cell office:value-type="string" calcext:value-type="string">
            <text:p>tehlolredditor</text:p>
          </table:table-cell>
          <table:table-cell office:value-type="float" office:value="1378876100" calcext:value-type="float">
            <text:p>1378876100</text:p>
          </table:table-cell>
          <table:table-cell office:value-type="float" office:value="1378872500" calcext:value-type="float">
            <text:p>1378872500</text:p>
          </table:table-cell>
        </table:table-row>
        <table:table-row table:style-name="ro13">
          <table:table-cell office:value-type="string" calcext:value-type="string">
            <text:p>t3_irgbj</text:p>
          </table:table-cell>
          <table:table-cell office:value-type="string" calcext:value-type="string">
            <text:p>N/A</text:p>
          </table:table-cell>
          <table:table-cell table:style-name="ce1" office:value-type="string" calcext:value-type="string">
            <text:p>True</text:p>
          </table:table-cell>
          <table:table-cell office:value-type="float" office:value="0" calcext:value-type="float">
            <text:p>0</text:p>
          </table:table-cell>
          <table:table-cell office:value-type="float" office:value="5" calcext:value-type="float">
            <text:p>5</text:p>
          </table:table-cell>
          <table:table-cell table:style-name="ce1" office:value-type="string" calcext:value-type="string">
            <text:p>False</text:p>
          </table:table-cell>
          <table:table-cell office:value-type="float" office:value="6" calcext:value-type="float">
            <text:p>6</text:p>
          </table:table-cell>
          <table:table-cell office:value-type="string" calcext:value-type="string">
            <text:p>I've got about a dollar in my pocket and i haven't eaten today, but I'm getting money soon. So, I just need a meal to get by for tonight. Help would be truly appreciated.</text:p>
            <text:p/>
            <text:p>Edit: I have a verification code too.</text:p>
          </table:table-cell>
          <table:table-cell office:value-type="string" calcext:value-type="string">
            <text:p>I've got about a dollar in my pocket and i haven't eaten today, but I'm getting money soon. So, I just need a meal to get by for tonight. Help would be truly appreciated.</text:p>
            <text:p/>
            <text:p>Edit: I have a verification code too.</text:p>
          </table:table-cell>
          <table:table-cell office:value-type="string" calcext:value-type="string">
            <text:p>[Request] Broke college student in Burlington, VT </text:p>
            <text:p>needs a pizza.</text:p>
          </table:table-cell>
          <table:table-cell office:value-type="float" office:value="607.930902777778" calcext:value-type="float">
            <text:p>607.9309027778</text:p>
          </table:table-cell>
          <table:table-cell office:value-type="float" office:value="1481.47508101852" calcext:value-type="float">
            <text:p>1481.4750810185</text:p>
          </table:table-cell>
          <table:table-cell office:value-type="float" office:value="0" calcext:value-type="float">
            <text:p>0</text:p>
          </table:table-cell>
          <table:table-cell office:value-type="float" office:value="873.502511574074" calcext:value-type="float">
            <text:p>873.5025115741</text:p>
          </table:table-cell>
          <table:table-cell office:value-type="float" office:value="410" calcext:value-type="float">
            <text:p>410</text:p>
          </table:table-cell>
          <table:table-cell office:value-type="float" office:value="660" calcext:value-type="float">
            <text:p>660</text:p>
          </table:table-cell>
          <table:table-cell office:value-type="float" office:value="0" calcext:value-type="float">
            <text:p>0</text:p>
          </table:table-cell>
          <table:table-cell office:value-type="float" office:value="6" calcext:value-type="float">
            <text:p>6</text:p>
          </table:table-cell>
          <table:table-cell office:value-type="float" office:value="25" calcext:value-type="float">
            <text:p>25</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office:value-type="float" office:value="80" calcext:value-type="float">
            <text:p>80</text:p>
          </table:table-cell>
          <table:table-cell table:style-name="ce1" office:value-type="string" calcext:value-type="string">
            <text:p>False</text:p>
          </table:table-cell>
          <table:table-cell office:value-type="string" calcext:value-type="string">
            <text:p>['4chan', 'AskReddit', 'Assistance', 'DYR', 'Dexter', 'DoesAnybodyElse', 'FoodPorn', 'GuessTheMovie', 'HypotheticalReddit', 'IASIP', 'IAmA', 'IndieGaming', 'JRPG', 'Music', 'OneParagraph', 'OtherSide', 'PS3', 'Punkskahardcore', 'RUGC_Midwest', 'Sherlock', 'Ska', 'SuicideWatch', 'WTF', 'WebGames', 'anime', 'apathy', 'atlus', 'bestof', 'books', 'catherinegame', 'circlejerk', 'comics', 'community', 'creepy', 'cyberlaws', 'depression', 'drunk', 'entertainment', 'fffffffuuuuuuuuuuuu', 'firefly', 'food', 'freegames', 'fringe', 'funny', 'gamernews', 'gameswap', 'gaming', 'gamingnews', 'guns', 'history', 'humor', 'magicTCG', 'nipponichi', 'pics', 'pkmntcg', 'playitforward', 'pokemon', 'politics', 'promos', 'psych', 'punk', 'reddit.com', 'redditoroftheday', 'saplings', 'science', 'scifi', 'secretsanta', 'self', 'shittyadvice', 'spacedicks', 'television', 'tf2', 'todayilearned', 'treecomics', 'trees', 'tumblr', 'tvclub', 'wii', 'woahdude', 'zombies']</text:p>
          </table:table-cell>
          <table:table-cell office:value-type="float" office:value="2309" calcext:value-type="float">
            <text:p>2309</text:p>
          </table:table-cell>
          <table:table-cell office:value-type="float" office:value="5992" calcext:value-type="float">
            <text:p>5992</text:p>
          </table:table-cell>
          <table:table-cell office:value-type="float" office:value="3653" calcext:value-type="float">
            <text:p>3653</text:p>
          </table:table-cell>
          <table:table-cell office:value-type="float" office:value="10082" calcext:value-type="float">
            <text:p>10082</text:p>
          </table:table-cell>
          <table:table-cell office:value-type="string" calcext:value-type="string">
            <text:p>shroom</text:p>
          </table:table-cell>
          <table:table-cell office:value-type="string" calcext:value-type="string">
            <text:p>lolzombies</text:p>
          </table:table-cell>
          <table:table-cell office:value-type="float" office:value="1310847008" calcext:value-type="float">
            <text:p>1310847008</text:p>
          </table:table-cell>
          <table:table-cell office:value-type="float" office:value="1310843408" calcext:value-type="float">
            <text:p>1310843408</text:p>
          </table:table-cell>
        </table:table-row>
        <table:table-row table:style-name="ro14">
          <table:table-cell office:value-type="string" calcext:value-type="string">
            <text:p>t3_tfksg</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Hey guys,</text:p>
            <text:p/>
            <text:p>I'm a student at Virginia Tech. Currently broke; would appreciate a pizza. Thanks!</text:p>
          </table:table-cell>
          <table:table-cell office:value-type="string" calcext:value-type="string">
            <text:p>Hey guys,</text:p>
            <text:p/>
            <text:p>I'm a student at Virginia Tech. Currently broke; would appreciate a pizza. Thanks!</text:p>
          </table:table-cell>
          <table:table-cell office:value-type="string" calcext:value-type="string">
            <text:p>[REQUEST] Virginia USA Poor college student, no money to buy food at moment</text:p>
          </table:table-cell>
          <table:table-cell office:value-type="float" office:value="230.924641203704" calcext:value-type="float">
            <text:p>230.9246412037</text:p>
          </table:table-cell>
          <table:table-cell office:value-type="float" office:value="806.271099537037" calcext:value-type="float">
            <text:p>806.271099537</text:p>
          </table:table-cell>
          <table:table-cell office:value-type="float" office:value="0" calcext:value-type="float">
            <text:p>0</text:p>
          </table:table-cell>
          <table:table-cell office:value-type="float" office:value="575.304791666667" calcext:value-type="float">
            <text:p>575.3047916667</text:p>
          </table:table-cell>
          <table:table-cell office:value-type="float" office:value="522" calcext:value-type="float">
            <text:p>522</text:p>
          </table:table-cell>
          <table:table-cell office:value-type="float" office:value="729" calcext:value-type="float">
            <text:p>729</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86" calcext:value-type="float">
            <text:p>86</text:p>
          </table:table-cell>
          <table:table-cell office:value-type="float" office:value="0" calcext:value-type="float">
            <text:p>0</text:p>
          </table:table-cell>
          <table:table-cell office:value-type="float" office:value="1" calcext:value-type="float">
            <text:p>1</text:p>
          </table:table-cell>
          <table:table-cell office:value-type="float" office:value="19" calcext:value-type="float">
            <text:p>19</text:p>
          </table:table-cell>
          <table:table-cell table:style-name="ce1" office:value-type="string" calcext:value-type="string">
            <text:p>False</text:p>
          </table:table-cell>
          <table:table-cell office:value-type="string" calcext:value-type="string">
            <text:p>['AskReddit', 'AtheistHavens', 'Christianity', 'DebateAnAtheist', 'IAmA', 'Judaism', 'Music', 'UUreddit', 'VirginiaTech', 'atheism', 'blacksburg', 'funny', 'lynchburg', 'philosophy', 'promos', 'radforduniversity', 'religion', 'todayilearned', 'videos']</text:p>
          </table:table-cell>
          <table:table-cell office:value-type="float" office:value="1498" calcext:value-type="float">
            <text:p>1498</text:p>
          </table:table-cell>
          <table:table-cell office:value-type="float" office:value="2309" calcext:value-type="float">
            <text:p>2309</text:p>
          </table:table-cell>
          <table:table-cell office:value-type="float" office:value="2696" calcext:value-type="float">
            <text:p>2696</text:p>
          </table:table-cell>
          <table:table-cell office:value-type="float" office:value="4469" calcext:value-type="float">
            <text:p>4469</text:p>
          </table:table-cell>
          <table:table-cell/>
          <table:table-cell office:value-type="string" calcext:value-type="string">
            <text:p>linford86</text:p>
          </table:table-cell>
          <table:table-cell office:value-type="float" office:value="1336611369" calcext:value-type="float">
            <text:p>1336611369</text:p>
          </table:table-cell>
          <table:table-cell office:value-type="float" office:value="1336607769" calcext:value-type="float">
            <text:p>1336607769</text:p>
          </table:table-cell>
        </table:table-row>
        <table:table-row table:style-name="ro2">
          <table:table-cell office:value-type="string" calcext:value-type="string">
            <text:p>t3_1acwio</text:p>
          </table:table-cell>
          <table:table-cell office:value-type="string" calcext:value-type="string">
            <text:p>N/A</text:p>
          </table:table-cell>
          <table:table-cell table:style-name="ce1" office:value-type="string" calcext:value-type="string">
            <text:p>False</text:p>
          </table:table-cell>
          <table:table-cell office:value-type="float" office:value="4" calcext:value-type="float">
            <text:p>4</text:p>
          </table:table-cell>
          <table:table-cell office:value-type="float" office:value="11" calcext:value-type="float">
            <text:p>11</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Basically, started a new job and my pay is on backlog...so a pizza would be great. Thanks reddit!</text:p>
          </table:table-cell>
          <table:table-cell office:value-type="string" calcext:value-type="string">
            <text:p>[Request] Girlfriend coming over, pretty broke, need a pizza. Will pay it forward on Payday in April! (Kansas)</text:p>
          </table:table-cell>
          <table:table-cell office:value-type="float" office:value="277.411111111111" calcext:value-type="float">
            <text:p>277.4111111111</text:p>
          </table:table-cell>
          <table:table-cell office:value-type="float" office:value="543.055138888889" calcext:value-type="float">
            <text:p>543.0551388889</text:p>
          </table:table-cell>
          <table:table-cell office:value-type="float" office:value="7.66959490740741" calcext:value-type="float">
            <text:p>7.6695949074</text:p>
          </table:table-cell>
          <table:table-cell office:value-type="float" office:value="273.313622685185" calcext:value-type="float">
            <text:p>273.3136226852</text:p>
          </table:table-cell>
          <table:table-cell office:value-type="float" office:value="204" calcext:value-type="float">
            <text:p>204</text:p>
          </table:table-cell>
          <table:table-cell office:value-type="float" office:value="281" calcext:value-type="float">
            <text:p>28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float" office:value="24" calcext:value-type="float">
            <text:p>24</text:p>
          </table:table-cell>
          <table:table-cell table:style-name="ce1" office:value-type="string" calcext:value-type="string">
            <text:p>False</text:p>
          </table:table-cell>
          <table:table-cell office:value-type="string" calcext:value-type="string">
            <text:p>['AdviceAnimals', 'AskReddit', 'Fitness', 'IAmA', 'ImGoingToHellForThis', 'LifeProTips', 'MLPLounge', 'Military', 'Music', 'PerfectTiming', 'Random_Acts_Of_Pizza', 'WTF', 'atheism', 'aww', 'bigdickproblems', 'funny', 'gaming', 'loseit', 'movies', 'nhl', 'pics', 'politics', 'videos', 'youngatheists']</text:p>
          </table:table-cell>
          <table:table-cell office:value-type="float" office:value="1863" calcext:value-type="float">
            <text:p>1863</text:p>
          </table:table-cell>
          <table:table-cell office:value-type="float" office:value="2265" calcext:value-type="float">
            <text:p>2265</text:p>
          </table:table-cell>
          <table:table-cell office:value-type="float" office:value="2891" calcext:value-type="float">
            <text:p>2891</text:p>
          </table:table-cell>
          <table:table-cell office:value-type="float" office:value="3655" calcext:value-type="float">
            <text:p>3655</text:p>
          </table:table-cell>
          <table:table-cell/>
          <table:table-cell office:value-type="string" calcext:value-type="string">
            <text:p>moosemorse</text:p>
          </table:table-cell>
          <table:table-cell office:value-type="float" office:value="1363369731" calcext:value-type="float">
            <text:p>1363369731</text:p>
          </table:table-cell>
          <table:table-cell office:value-type="float" office:value="1363366131" calcext:value-type="float">
            <text:p>1363366131</text:p>
          </table:table-cell>
        </table:table-row>
        <table:table-row table:style-name="ro15">
          <table:table-cell office:value-type="string" calcext:value-type="string">
            <text:p>t3_vt5pw</text:p>
          </table:table-cell>
          <table:table-cell office:value-type="string" calcext:value-type="string">
            <text:p>N/A</text:p>
          </table:table-cell>
          <table:table-cell table:style-name="ce1" office:value-type="string" calcext:value-type="string">
            <text:p>False</text:p>
          </table:table-cell>
          <table:table-cell office:value-type="float" office:value="8" calcext:value-type="float">
            <text:p>8</text:p>
          </table:table-cell>
          <table:table-cell office:value-type="float" office:value="9" calcext:value-type="float">
            <text:p>9</text:p>
          </table:table-cell>
          <table:table-cell table:style-name="ce1" office:value-type="string" calcext:value-type="string">
            <text:p>False</text:p>
          </table:table-cell>
          <table:table-cell office:value-type="float" office:value="9" calcext:value-type="float">
            <text:p>9</text:p>
          </table:table-cell>
          <table:table-cell table:number-columns-repeated="2" office:value-type="string" calcext:value-type="string">
            <text:p>We are two parents and a school age child trying to keep cool on this miserably hot day. A friend told me about this site and said she had luck with it a few weeks ago. If there is a person out there who could help out our little family with a pizza, I would be eternally grateful. We get paid next Tuesday and Thursday and would be glad to pay it back then. Thanks, sure hope this works.</text:p>
          </table:table-cell>
          <table:table-cell office:value-type="string" calcext:value-type="string">
            <text:p>[Request] We are sweating it out today with no AC and are getting hungry. Anyone out there in a position to help our little family out with a pizza?</text:p>
          </table:table-cell>
          <table:table-cell office:value-type="float" office:value="0" calcext:value-type="float">
            <text:p>0</text:p>
          </table:table-cell>
          <table:table-cell office:value-type="float" office:value="524.500462962963" calcext:value-type="float">
            <text:p>524.500462963</text:p>
          </table:table-cell>
          <table:table-cell office:value-type="float" office:value="0" calcext:value-type="float">
            <text:p>0</text:p>
          </table:table-cell>
          <table:table-cell office:value-type="float" office:value="524.484178240741" calcext:value-type="float">
            <text:p>524.4841782407</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style-name="ce1" office:value-type="string" calcext:value-type="string">
            <text:p>True</text:p>
          </table:table-cell>
          <table:table-cell office:value-type="string" calcext:value-type="string">
            <text:p>[]</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115" calcext:value-type="float">
            <text:p>115</text:p>
          </table:table-cell>
          <table:table-cell/>
          <table:table-cell office:value-type="string" calcext:value-type="string">
            <text:p>Donna_Jean</text:p>
          </table:table-cell>
          <table:table-cell office:value-type="float" office:value="1341002245" calcext:value-type="float">
            <text:p>1341002245</text:p>
          </table:table-cell>
          <table:table-cell office:value-type="float" office:value="1340998645" calcext:value-type="float">
            <text:p>1340998645</text:p>
          </table:table-cell>
        </table:table-row>
        <table:table-row table:style-name="ro16">
          <table:table-cell office:value-type="string" calcext:value-type="string">
            <text:p>t3_nmkka</text:p>
          </table:table-cell>
          <table:table-cell office:value-type="string" calcext:value-type="string">
            <text:p>N/A</text:p>
          </table:table-cell>
          <table:table-cell table:style-name="ce1"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1" office:value-type="string" calcext:value-type="string">
            <text:p>False</text:p>
          </table:table-cell>
          <table:table-cell office:value-type="float" office:value="4" calcext:value-type="float">
            <text:p>4</text:p>
          </table:table-cell>
          <table:table-cell office:value-type="string" calcext:value-type="string">
            <text:p>Sorry I have to be a panzy and hide behind a throwaway. This is just really embarrassing, we've received pizza from random acts of pizza before and the idea of having to turn to it again as a last resort really bothers me.. </text:p>
            <text:p/>
            <text:p>My husband is doing odd jobs as of right now until he can find a steady job, and I am about to attend college at the beginning of the year. Things have been pretty decent, but we were barely able to pay our rent this month and were only able to buy groceries for which not even lasted up until now as well as a trip to a food pantry. Our pantries and refrigerator is empty and we will not be able to get to the food pantry until tomorrow. It would mean a lot if someone could help us out and get us through the day. </text:p>
            <text:p/>
            <text:p>I understand this is a throwaway, so if someone does decide they would like to help, I'd be more then glad to give my account name, take pictures, give you my facebook page, whatever it is you need. </text:p>
          </table:table-cell>
          <table:table-cell office:value-type="string" calcext:value-type="string">
            <text:p>Sorry I have to be a panzy and hide behind a throwaway. This is just really embarrassing, we've received pizza from random acts of pizza before and the idea of having to turn to it again as a last resort really bothers me.. </text:p>
            <text:p/>
            <text:p>My husband is doing odd jobs as of right now until he can find a steady job, and I am about to attend college at the beginning of the year. Things have been pretty decent, but we were barely able to pay our rent this month and were only able to buy groceries for which not even lasted up until now as well as a trip to a food pantry. Our pantries and refrigerator is empty and we will not be able to get to the food pantry until tomorrow. It would mean a lot if someone could help us out and get us through the day. </text:p>
            <text:p/>
            <text:p>I understand this is a throwaway, so if someone does decide they would like to help, I'd be more then glad to give my account name, take pictures, give you my facebook page, whatever it is you need. </text:p>
          </table:table-cell>
          <table:table-cell office:value-type="string" calcext:value-type="string">
            <text:p>[Request] Small family who has no food. </text:p>
          </table:table-cell>
          <table:table-cell office:value-type="float" office:value="0" calcext:value-type="float">
            <text:p>0</text:p>
          </table:table-cell>
          <table:table-cell office:value-type="float" office:value="714.801111111111" calcext:value-type="float">
            <text:p>714.8011111111</text:p>
          </table:table-cell>
          <table:table-cell office:value-type="float" office:value="0" calcext:value-type="float">
            <text:p>0</text:p>
          </table:table-cell>
          <table:table-cell office:value-type="float" office:value="714.801111111111" calcext:value-type="float">
            <text:p>714.801111111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style-name="ce1" office:value-type="string" calcext:value-type="string">
            <text:p>True</text:p>
          </table:table-cell>
          <table:table-cell office:value-type="string" calcext:value-type="string">
            <text:p>['Random_Acts_Of_Pizza']</text:p>
          </table:table-cell>
          <table:table-cell table:number-columns-repeated="2" office:value-type="float" office:value="1" calcext:value-type="float">
            <text:p>1</text:p>
          </table:table-cell>
          <table:table-cell table:number-columns-repeated="2" office:value-type="float" office:value="5" calcext:value-type="float">
            <text:p>5</text:p>
          </table:table-cell>
          <table:table-cell/>
          <table:table-cell office:value-type="string" calcext:value-type="string">
            <text:p>throwaway0751</text:p>
          </table:table-cell>
          <table:table-cell table:number-columns-repeated="2" office:value-type="float" office:value="1324558986" calcext:value-type="float">
            <text:p>1324558986</text:p>
          </table:table-cell>
        </table:table-row>
        <table:table-row table:style-name="ro17">
          <table:table-cell office:value-type="string" calcext:value-type="string">
            <text:p>t3_1d0hyy</text:p>
          </table:table-cell>
          <table:table-cell office:value-type="string" calcext:value-type="string">
            <text:p>N/A</text:p>
          </table:table-cell>
          <table:table-cell table:style-name="ce1" office:value-type="string" calcext:value-type="string">
            <text:p>False</text:p>
          </table:table-cell>
          <table:table-cell table:number-columns-repeated="2" office:value-type="float" office:value="2" calcext:value-type="float">
            <text:p>2</text:p>
          </table:table-cell>
          <table:table-cell office:value-type="float" office:value="1366817082" calcext:value-type="float">
            <text:p>1366817082</text:p>
          </table:table-cell>
          <table:table-cell office:value-type="float" office:value="0" calcext:value-type="float">
            <text:p>0</text:p>
          </table:table-cell>
          <table:table-cell office:value-type="string" calcext:value-type="string">
            <text:p>[Long Island, new york] If someone would pull through, that would be amazing. i'm pretty much out of food/money until next wednesday.[ i'm spending the night over at my cousins friday but i have nothing to eat today or tomorrow D: just some easter candy.. lol, there are plenty of people who are in worse shape than i am but i thought i would give this a shot. thanks for reading :D </text:p>
            <text:p/>
            <text:p/>
            <text:p>EDIT: also, i'll give you some cool TF2 stuff over steam, the only thing i have to offer :( i might have a 42 hour live card? I could mail you some xbox games like skyrim and stuff depending on your location :}</text:p>
          </table:table-cell>
          <table:table-cell office:value-type="string" calcext:value-type="string">
            <text:p>[Long Island, new york] If someone would pull through, that would be amazing. i'm pretty much out of food/money until next wednesday.[ i'm spending the night over at my cousins friday but i have nothing to eat today or tomorrow D: just some easter candy.. lol, there are plenty of people who are in worse shape than i am but i thought i would give this a shot. thanks for reading :D </text:p>
            <text:p/>
            <text:p/>
            <text:p>EDIT: also, i'll give you some cool TF2 stuff over steam, the only thing i have to offer :( i might have a 42 hour live card? I could mail you some xbox games like skyrim and stuff depending on your location :}</text:p>
          </table:table-cell>
          <table:table-cell office:value-type="string" calcext:value-type="string">
            <text:p>[Request] next check doesn't come until next wednesday &amp;amp; i'm out of crackers</text:p>
          </table:table-cell>
          <table:table-cell office:value-type="float" office:value="113.883784722222" calcext:value-type="float">
            <text:p>113.8837847222</text:p>
          </table:table-cell>
          <table:table-cell office:value-type="float" office:value="339.589803240741" calcext:value-type="float">
            <text:p>339.5898032407</text:p>
          </table:table-cell>
          <table:table-cell office:value-type="float" office:value="0" calcext:value-type="float">
            <text:p>0</text:p>
          </table:table-cell>
          <table:table-cell office:value-type="float" office:value="225.664351851852" calcext:value-type="float">
            <text:p>225.6643518519</text:p>
          </table:table-cell>
          <table:table-cell office:value-type="float" office:value="24" calcext:value-type="float">
            <text:p>24</text:p>
          </table:table-cell>
          <table:table-cell office:value-type="float" office:value="28" calcext:value-type="float">
            <text:p>2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style-name="ce1" office:value-type="string" calcext:value-type="string">
            <text:p>False</text:p>
          </table:table-cell>
          <table:table-cell office:value-type="string" calcext:value-type="string">
            <text:p>['AdviceAnimals', 'casualiama', 'funny']</text:p>
          </table:table-cell>
          <table:table-cell office:value-type="float" office:value="40" calcext:value-type="float">
            <text:p>40</text:p>
          </table:table-cell>
          <table:table-cell office:value-type="float" office:value="44" calcext:value-type="float">
            <text:p>44</text:p>
          </table:table-cell>
          <table:table-cell office:value-type="float" office:value="58" calcext:value-type="float">
            <text:p>58</text:p>
          </table:table-cell>
          <table:table-cell office:value-type="float" office:value="72" calcext:value-type="float">
            <text:p>72</text:p>
          </table:table-cell>
          <table:table-cell/>
          <table:table-cell office:value-type="string" calcext:value-type="string">
            <text:p>mcFLOW</text:p>
          </table:table-cell>
          <table:table-cell office:value-type="float" office:value="1366820261" calcext:value-type="float">
            <text:p>1366820261</text:p>
          </table:table-cell>
          <table:table-cell office:value-type="float" office:value="1366816661" calcext:value-type="float">
            <text:p>1366816661</text:p>
          </table:table-cell>
        </table:table-row>
        <table:table-row table:style-name="ro2">
          <table:table-cell office:value-type="string" calcext:value-type="string">
            <text:p>t3_iapny</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6" calcext:value-type="float">
            <text:p>6</text:p>
          </table:table-cell>
          <table:table-cell table:style-name="ce1" office:value-type="string" calcext:value-type="string">
            <text:p>False</text:p>
          </table:table-cell>
          <table:table-cell office:value-type="float" office:value="4" calcext:value-type="float">
            <text:p>4</text:p>
          </table:table-cell>
          <table:table-cell table:number-columns-repeated="2" office:value-type="string" calcext:value-type="string">
            <text:p>I live near Wichita and the wife and I (and three kids) are on a super tight budget right now. <text:s/>She would be ecstatic to be surprised with a pizza!</text:p>
          </table:table-cell>
          <table:table-cell office:value-type="string" calcext:value-type="string">
            <text:p>[Request] Wedding anniversary tomorrow (6/28)</text:p>
          </table:table-cell>
          <table:table-cell office:value-type="float" office:value="192.309583333333" calcext:value-type="float">
            <text:p>192.3095833333</text:p>
          </table:table-cell>
          <table:table-cell office:value-type="float" office:value="1084.7431712963" calcext:value-type="float">
            <text:p>1084.7431712963</text:p>
          </table:table-cell>
          <table:table-cell office:value-type="float" office:value="0" calcext:value-type="float">
            <text:p>0</text:p>
          </table:table-cell>
          <table:table-cell office:value-type="float" office:value="892.391921296296" calcext:value-type="float">
            <text:p>892.3919212963</text:p>
          </table:table-cell>
          <table:table-cell office:value-type="float" office:value="0" calcext:value-type="float">
            <text:p>0</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16" calcext:value-type="float">
            <text:p>16</text:p>
          </table:table-cell>
          <table:table-cell office:value-type="float" office:value="80" calcext:value-type="float">
            <text:p>80</text:p>
          </table:table-cell>
          <table:table-cell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style-name="ce1" office:value-type="string" calcext:value-type="string">
            <text:p>False</text:p>
          </table:table-cell>
          <table:table-cell office:value-type="string" calcext:value-type="string">
            <text:p>['AskReddit', 'GameRanks', 'Minecraft', 'PanicAttack', 'classicrage', 'fffffffuuuuuuuuuuuu', 'gaming', 'linux', 'pics', 'politics', 'technology']</text:p>
          </table:table-cell>
          <table:table-cell office:value-type="float" office:value="1246" calcext:value-type="float">
            <text:p>1246</text:p>
          </table:table-cell>
          <table:table-cell office:value-type="float" office:value="10587" calcext:value-type="float">
            <text:p>10587</text:p>
          </table:table-cell>
          <table:table-cell office:value-type="float" office:value="5088" calcext:value-type="float">
            <text:p>5088</text:p>
          </table:table-cell>
          <table:table-cell office:value-type="float" office:value="23301" calcext:value-type="float">
            <text:p>23301</text:p>
          </table:table-cell>
          <table:table-cell office:value-type="string" calcext:value-type="string">
            <text:p>shroom</text:p>
          </table:table-cell>
          <table:table-cell office:value-type="string" calcext:value-type="string">
            <text:p>brazen</text:p>
          </table:table-cell>
          <table:table-cell office:value-type="float" office:value="1309214954" calcext:value-type="float">
            <text:p>1309214954</text:p>
          </table:table-cell>
          <table:table-cell office:value-type="float" office:value="1309211354" calcext:value-type="float">
            <text:p>1309211354</text:p>
          </table:table-cell>
        </table:table-row>
        <table:table-row table:style-name="ro18">
          <table:table-cell office:value-type="string" calcext:value-type="string">
            <text:p>t3_1lxyig</text:p>
          </table:table-cell>
          <table:table-cell office:value-type="string" calcext:value-type="string">
            <text:p>N/A</text:p>
          </table:table-cell>
          <table:table-cell table:style-name="ce1" office:value-type="string" calcext:value-type="string">
            <text:p>True</text:p>
          </table:table-cell>
          <table:table-cell office:value-type="float" office:value="8" calcext:value-type="float">
            <text:p>8</text:p>
          </table:table-cell>
          <table:table-cell office:value-type="float" office:value="25" calcext:value-type="float">
            <text:p>25</text:p>
          </table:table-cell>
          <table:table-cell table:style-name="ce1" office:value-type="string" calcext:value-type="string">
            <text:p>False</text:p>
          </table:table-cell>
          <table:table-cell office:value-type="float" office:value="2" calcext:value-type="float">
            <text:p>2</text:p>
          </table:table-cell>
          <table:table-cell office:value-type="string" calcext:value-type="string">
            <text:p>Reddit please give me</text:p>
            <text:p>A bit of your time,</text:p>
            <text:p>I've smoked my last smoke</text:p>
            <text:p>And spent my last dime</text:p>
            <text:p/>
            <text:p>I'm hungry and sick of</text:p>
            <text:p>My bowls of rice,</text:p>
            <text:p>A pizza I think</text:p>
            <text:p>Would be pretty nice</text:p>
            <text:p/>
            <text:p>Though my wallet is empty</text:p>
            <text:p>My heart is full,</text:p>
            <text:p>For I met a hottie</text:p>
            <text:p>In my social lull</text:p>
            <text:p/>
            <text:p>I'm selling my Playstation</text:p>
            <text:p>To take out this girl,</text:p>
            <text:p>A sacrifice</text:p>
            <text:p>That might make me hurl</text:p>
            <text:p/>
            <text:p>Provide me a break</text:p>
            <text:p>A bread cheese duet,</text:p>
            <text:p>One night of pizza</text:p>
            <text:p>I'll be forever in your debt</text:p>
          </table:table-cell>
          <table:table-cell office:value-type="string" calcext:value-type="string">
            <text:p>Reddit please give me</text:p>
            <text:p>A bit of your time,</text:p>
            <text:p>I've smoked my last smoke</text:p>
            <text:p>And spent my last dime</text:p>
            <text:p/>
            <text:p>I'm hungry and sick of</text:p>
            <text:p>My bowls of rice,</text:p>
            <text:p>A pizza I think</text:p>
            <text:p>Would be pretty nice</text:p>
            <text:p/>
            <text:p>Though my wallet is empty</text:p>
            <text:p>My heart is full,</text:p>
            <text:p>For I met a hottie</text:p>
            <text:p>In my social lull</text:p>
            <text:p/>
            <text:p>I'm selling my Playstation</text:p>
            <text:p>To take out this girl,</text:p>
            <text:p>A sacrifice</text:p>
            <text:p>That might make me hurl</text:p>
            <text:p/>
            <text:p>Provide me a break</text:p>
            <text:p>A bread cheese duet,</text:p>
            <text:p>One night of pizza</text:p>
            <text:p>I'll be forever in your debt</text:p>
          </table:table-cell>
          <table:table-cell office:value-type="string" calcext:value-type="string">
            <text:p>[Request][USA]Pizza for Poetry?</text:p>
          </table:table-cell>
          <table:table-cell office:value-type="float" office:value="395.769837962963" calcext:value-type="float">
            <text:p>395.769837963</text:p>
          </table:table-cell>
          <table:table-cell office:value-type="float" office:value="485.115046296296" calcext:value-type="float">
            <text:p>485.1150462963</text:p>
          </table:table-cell>
          <table:table-cell office:value-type="float" office:value="0" calcext:value-type="float">
            <text:p>0</text:p>
          </table:table-cell>
          <table:table-cell office:value-type="float" office:value="89.3035416666667" calcext:value-type="float">
            <text:p>89.3035416667</text:p>
          </table:table-cell>
          <table:table-cell office:value-type="float" office:value="21" calcext:value-type="float">
            <text:p>21</text:p>
          </table:table-cell>
          <table:table-cell office:value-type="float" office:value="26" calcext:value-type="float">
            <text:p>26</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table:style-name="ce1" office:value-type="string" calcext:value-type="string">
            <text:p>True</text:p>
          </table:table-cell>
          <table:table-cell office:value-type="string" calcext:value-type="string">
            <text:p>['AskReddit', 'Awww', 'GifSound', 'Showerthoughts', 'StarWars', 'TreesSuckingAtThings', 'averagefoodporn', 'aww', 'blunderyears', 'community', 'drunk', 'harrypotter', 'sloths', 'starwarsnsfw', 'trees']</text:p>
          </table:table-cell>
          <table:table-cell office:value-type="float" office:value="58" calcext:value-type="float">
            <text:p>58</text:p>
          </table:table-cell>
          <table:table-cell office:value-type="float" office:value="96" calcext:value-type="float">
            <text:p>96</text:p>
          </table:table-cell>
          <table:table-cell office:value-type="float" office:value="120" calcext:value-type="float">
            <text:p>120</text:p>
          </table:table-cell>
          <table:table-cell office:value-type="float" office:value="178" calcext:value-type="float">
            <text:p>178</text:p>
          </table:table-cell>
          <table:table-cell/>
          <table:table-cell office:value-type="string" calcext:value-type="string">
            <text:p>greenskee</text:p>
          </table:table-cell>
          <table:table-cell office:value-type="float" office:value="1378601927" calcext:value-type="float">
            <text:p>1378601927</text:p>
          </table:table-cell>
          <table:table-cell office:value-type="float" office:value="1378598327" calcext:value-type="float">
            <text:p>1378598327</text:p>
          </table:table-cell>
        </table:table-row>
        <table:table-row table:style-name="ro19">
          <table:table-cell office:value-type="string" calcext:value-type="string">
            <text:p>t3_vlcew</text:p>
          </table:table-cell>
          <table:table-cell office:value-type="string" calcext:value-type="string">
            <text:p>N/A</text:p>
          </table:table-cell>
          <table:table-cell table:style-name="ce1" office:value-type="string" calcext:value-type="string">
            <text:p>False</text:p>
          </table:table-cell>
          <table:table-cell office:value-type="float" office:value="5" calcext:value-type="float">
            <text:p>5</text:p>
          </table:table-cell>
          <table:table-cell office:value-type="float" office:value="4" calcext:value-type="float">
            <text:p>4</text:p>
          </table:table-cell>
          <table:table-cell table:style-name="ce1" office:value-type="string" calcext:value-type="string">
            <text:p>False</text:p>
          </table:table-cell>
          <table:table-cell office:value-type="float" office:value="4" calcext:value-type="float">
            <text:p>4</text:p>
          </table:table-cell>
          <table:table-cell office:value-type="string" calcext:value-type="string">
            <text:p>Dear reddit:</text:p>
            <text:p/>
            <text:p>I am a long time follower but have only recently just registered. A long story short is I am fucked!!! I am a 30 year old male from St.Catharines, Ontario (Neil Peart, Linda Evangelista, Paul Bernardo, Karla Homolka, Dave Thomas (SCTV), Alexisonfire, The Trews, etc, etc) who was evicted as of today and my place to live just fell through! I have no where to live so as soon as the sheriff shows up I'm homeless and though I have $40 on me I  want to save it incase I need a ghetto hotel room for me and my girl.</text:p>
            <text:p/>
            <text:p>A little back story here, as I feel it's needed to shed some light as how I got to this point; when I moved into this place I was working steady overtime in sales but got laid off soon after I moved here. Not to worry I quickly found full time work, working midnight shift for a company called CCSI which had a contract to clean the New Food Classics plant here in St.Catharines. I have worked since I was 16 and am now 30 so no work was driving me nuts so I took first job I could get.</text:p>
            <text:p/>
            <text:p>The job itself wasn't bad but the amount of corners they cut was very noticable. My very first day of work they told me the safety video was broken so I would have to do the training in a few days... I didn't get training until after I called Ministry Of Labor (Ontario) which was after I was already injured, but I I'll speak about this later.</text:p>
            <text:p> </text:p>
            <text:p>I did the work no problem and was quickly promoted within 2 weeks, though that was partly due to the high turnover there as most people hated the job and quit.</text:p>
            <text:p/>
            <text:p>While working there I requested training weekly with my manager to which he would reply some excuse about the dvd still being broken or doing it next week. Not wanting to be a bitch I kept working despite my concerns.</text:p>
            <text:p/>
            <text:p>Fast forward a few weeks and we have an inspection from CFIA (Canadian Food Inspection Agency)so everything has to be tip top. One of the duties when CFIA comes apparently was the ceilings of the plant had to be squeegeed dry as to not have any condensation from the cleaning drip into the frozen foods that were being made there (ie; burgers, ribetts).</text:p>
            <text:p/>
            <text:p>While I was squeegeeing the cook room while my co-workers were out smoking, not working, I spent 2 and a half hrs doing it myself with a squeegee on the end of a 20 ft pole. Afterwards I couldn't move my neck without severe pain and later after my shift I couldn't sit in a chair without severe pain. I tried to sleep as it was the end of a midnight shift but my muscles would spasm to the point I couldn't sleep. I then called TeleHealth and they advised I go to a walk in clinic.</text:p>
            <text:p/>
            <text:p>There I was diagnosed with a sprain of the left and right traps and lats, I think, traps for sure though.and sent for 3 months of physio due to the severity of the sprain. I did the entire 3 months but still no relief but the entire time my pysiotherapist is telling me there is something more there,</text:p>
            <text:p/>
            <text:p>A month later Im at a hospital with insane back pain after vaccuming which I hadnt done since injury and I get x-rays. Doctor at hospital I need to see family doctor and have MRI.</text:p>
            <text:p/>
            <text:p>See family doctor a month later, do some tests and he sends me for MRI. MRI results come back a month and half later. 2 herniated discs, spinal stenosis and degenerative bone disease caused by injury at work. Prognosis: No bending, No lifting, No twisting... FOR LIFE!</text:p>
            <text:p/>
            <text:p>July 4th I see a neurologist for an EMG to determine whether I have back surgery but I have already been told they can't fix my back it will only be if it can improve my quality of life.</text:p>
            <text:p/>
            <text:p>Oh and because WSIB says my back should be healed because its only a back sprain that takes 3 months to heal, I am all better, I have no income, no food, am being evicted as of today (June 25th) for back rent 3 months ($3300) but on the bright side I do have a lawyer but it's taking forever and welfare is not enough!!</text:p>
            <text:p/>
            <text:p>Can reddit help with a pizza for what may be my last night indoors for a while? </text:p>
            <text:p/>
            <text:p>I can prove anything I just dont have a scanner so I would have to take a photo with cell and upload it.</text:p>
            <text:p/>
            <text:p>  </text:p>
          </table:table-cell>
          <table:table-cell office:value-type="string" calcext:value-type="string">
            <text:p>Dear reddit:</text:p>
            <text:p/>
            <text:p>I am a long time follower but have only recently just registered. A long story short is I am fucked!!! I am a 30 year old male from St.Catharines, Ontario (Neil Peart, Linda Evangelista, Paul Bernardo, Karla Homolka, Dave Thomas (SCTV), Alexisonfire, The Trews, etc, etc) who was evicted as of today and my place to live just fell through! I have no where to live so as soon as the sheriff shows up I'm homeless and though I have $40 on me I  want to save it incase I need a ghetto hotel room for me and my girl.</text:p>
            <text:p/>
            <text:p>A little back story here, as I feel it's needed to shed some light as how I got to this point; when I moved into this place I was working steady overtime in sales but got laid off soon after I moved here. Not to worry I quickly found full time work, working midnight shift for a company called CCSI which had a contract to clean the New Food Classics plant here in St.Catharines. I have worked since I was 16 and am now 30 so no work was driving me nuts so I took first job I could get.</text:p>
            <text:p/>
            <text:p>The job itself wasn't bad but the amount of corners they cut was very noticable. My very first day of work they told me the safety video was broken so I would have to do the training in a few days... I didn't get training until after I called Ministry Of Labor (Ontario) which was after I was already injured, but I I'll speak about this later.</text:p>
            <text:p> </text:p>
            <text:p>I did the work no problem and was quickly promoted within 2 weeks, though that was partly due to the high turnover there as most people hated the job and quit.</text:p>
            <text:p/>
            <text:p>While working there I requested training weekly with my manager to which he would reply some excuse about the dvd still being broken or doing it next week. Not wanting to be a bitch I kept working despite my concerns.</text:p>
            <text:p/>
            <text:p>Fast forward a few weeks and we have an inspection from CFIA (Canadian Food Inspection Agency)so everything has to be tip top. One of the duties when CFIA comes apparently was the ceilings of the plant had to be squeegeed dry as to not have any condensation from the cleaning drip into the frozen foods that were being made there (ie; burgers, ribetts).</text:p>
            <text:p/>
            <text:p>While I was squeegeeing the cook room while my co-workers were out smoking, not working, I spent 2 and a half hrs doing it myself with a squeegee on the end of a 20 ft pole. Afterwards I couldn't move my neck without severe pain and later after my shift I couldn't sit in a chair without severe pain. I tried to sleep as it was the end of a midnight shift but my muscles would spasm to the point I couldn't sleep. I then called TeleHealth and they advised I go to a walk in clinic.</text:p>
            <text:p/>
            <text:p>There I was diagnosed with a sprain of the left and right traps and lats, I think, traps for sure though.and sent for 3 months of physio due to the severity of the sprain. I did the entire 3 months but still no relief but the entire time my pysiotherapist is telling me there is something more there,</text:p>
            <text:p/>
            <text:p>A month later Im at a hospital with insane back pain after vaccuming which I hadnt done since injury and I get x-rays. Doctor at hospital I need to see family doctor and have MRI.</text:p>
            <text:p/>
            <text:p>See family doctor a month later, do some tests and he sends me for MRI. MRI results come back a month and half later. 2 herniated discs, spinal stenosis and degenerative bone disease caused by injury at work. Prognosis: No bending, No lifting, No twisting... FOR LIFE!</text:p>
            <text:p/>
            <text:p>July 4th I see a neurologist for an EMG to determine whether I have back surgery but I have already been told they can't fix my back it will only be if it can improve my quality of life.</text:p>
            <text:p/>
            <text:p>Oh and because WSIB says my back should be healed because its only a back sprain that takes 3 months to heal, I am all better, I have no income, no food, am being evicted as of today (June 25th) for back rent 3 months ($3300) but on the bright side I do have a lawyer but it's taking forever and welfare is not enough!!</text:p>
            <text:p/>
            <text:p>Can reddit help with a pizza for what may be my last night indoors for a while? </text:p>
            <text:p/>
            <text:p>I can prove anything I just dont have a scanner so I would have to take a photo with cell and upload it.</text:p>
            <text:p/>
            <text:p>  </text:p>
          </table:table-cell>
          <table:table-cell office:value-type="string" calcext:value-type="string">
            <text:p>[Request] I need help!I know I'm a loser but I have no where else to turn!</text:p>
          </table:table-cell>
          <table:table-cell office:value-type="float" office:value="8.85074074074074" calcext:value-type="float">
            <text:p>8.8507407407</text:p>
          </table:table-cell>
          <table:table-cell office:value-type="float" office:value="537.31025462963" calcext:value-type="float">
            <text:p>537.3102546296</text:p>
          </table:table-cell>
          <table:table-cell office:value-type="float" office:value="0" calcext:value-type="float">
            <text:p>0</text:p>
          </table:table-cell>
          <table:table-cell office:value-type="float" office:value="528.417847222222" calcext:value-type="float">
            <text:p>528.4178472222</text:p>
          </table:table-cell>
          <table:table-cell office:value-type="float" office:value="20" calcext:value-type="float">
            <text:p>20</text:p>
          </table:table-cell>
          <table:table-cell office:value-type="float" office:value="569" calcext:value-type="float">
            <text:p>569</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style-name="ce1" office:value-type="string" calcext:value-type="string">
            <text:p>True</text:p>
          </table:table-cell>
          <table:table-cell office:value-type="string" calcext:value-type="string">
            <text:p>['AskReddit', 'self', 'todayilearned']</text:p>
          </table:table-cell>
          <table:table-cell office:value-type="float" office:value="30" calcext:value-type="float">
            <text:p>30</text:p>
          </table:table-cell>
          <table:table-cell office:value-type="float" office:value="2195" calcext:value-type="float">
            <text:p>2195</text:p>
          </table:table-cell>
          <table:table-cell office:value-type="float" office:value="62" calcext:value-type="float">
            <text:p>62</text:p>
          </table:table-cell>
          <table:table-cell office:value-type="float" office:value="4903" calcext:value-type="float">
            <text:p>4903</text:p>
          </table:table-cell>
          <table:table-cell/>
          <table:table-cell office:value-type="string" calcext:value-type="string">
            <text:p>ItzOlahBro</text:p>
          </table:table-cell>
          <table:table-cell office:value-type="float" office:value="1340662471" calcext:value-type="float">
            <text:p>1340662471</text:p>
          </table:table-cell>
          <table:table-cell office:value-type="float" office:value="1340658871" calcext:value-type="float">
            <text:p>1340658871</text:p>
          </table:table-cell>
        </table:table-row>
        <table:table-row table:style-name="ro20">
          <table:table-cell office:value-type="string" calcext:value-type="string">
            <text:p>t3_hecc7</text:p>
          </table:table-cell>
          <table:table-cell office:value-type="string" calcext:value-type="string">
            <text:p>N/A</text:p>
          </table:table-cell>
          <table:table-cell table:style-name="ce1" office:value-type="string" calcext:value-type="string">
            <text:p>True</text:p>
          </table:table-cell>
          <table:table-cell office:value-type="float" office:value="3" calcext:value-type="float">
            <text:p>3</text:p>
          </table:table-cell>
          <table:table-cell office:value-type="float" office:value="8" calcext:value-type="float">
            <text:p>8</text:p>
          </table:table-cell>
          <table:table-cell table:style-name="ce1" office:value-type="string" calcext:value-type="string">
            <text:p>True</text:p>
          </table:table-cell>
          <table:table-cell office:value-type="float" office:value="1" calcext:value-type="float">
            <text:p>1</text:p>
          </table:table-cell>
          <table:table-cell office:value-type="string" calcext:value-type="string">
            <text:p>I just graduated and realized I have no job and and $35000 in student loans. I haven't even been able to celebrate my graduation much at all because I don't have money.</text:p>
            <text:p/>
            <text:p>A free pizza would really make me feel better about my situation in general, at least for a little while.</text:p>
            <text:p/>
            <text:p>I know there are a lot of people in more need than me and I want to leave this subreddit better off than I found it. So, I definitely plan on buying pizza for random redditors in need once I have a job.</text:p>
            <text:p/>
            <text:p>Forgot to mention: It's my last 48 hours in NYC before I move upstate.</text:p>
            <text:p/>
            <text:p>**Edit:** </text:p>
            <text:p/>
            <text:p>The good news: A very kind person who wished to remain anonymous sent me a $20 e-gift card to Pizza Hut!</text:p>
            <text:p/>
            <text:p>The bad news: Even though I live in New York freakin' City, there is no pizza hut close enough that delivers to me! And I don't have a car. So, as of right now, I am unable to use it.</text:p>
            <text:p/>
            <text:p>The second good news: I am moving soon. So, I will either use this in the near future or I will just pass it on to some other individual in need!</text:p>
            <text:p/>
            <text:p>So, thank you RAOP! I am pretty happy right now, even though I am not eating pizza at the moment!</text:p>
          </table:table-cell>
          <table:table-cell office:value-type="string" calcext:value-type="string">
            <text:p>I just graduated and realized I have no job and and $35000 in student loans. I haven't even been able to celebrate my graduation much at all because I don't have money.</text:p>
            <text:p/>
            <text:p>A free pizza would really make me feel better about my situation in general, at least for a little while.</text:p>
            <text:p/>
            <text:p>I know there are a lot of people in more need than me and I want to leave this subreddit better off than I found it. So, I definitely plan on buying pizza for random redditors in need once I have a job.</text:p>
            <text:p/>
            <text:p>Forgot to mention: It's my last 48 hours in NYC before I move upstate.</text:p>
            <text:p/>
            <text:p>*</text:p>
          </table:table-cell>
          <table:table-cell office:value-type="string" calcext:value-type="string">
            <text:p>[Request] I will be eternally grateful if someone bought me a pizza and promise to pay it forward when I can.</text:p>
          </table:table-cell>
          <table:table-cell office:value-type="float" office:value="77.643125" calcext:value-type="float">
            <text:p>77.643125</text:p>
          </table:table-cell>
          <table:table-cell office:value-type="float" office:value="1010.26041666667" calcext:value-type="float">
            <text:p>1010.2604166667</text:p>
          </table:table-cell>
          <table:table-cell office:value-type="float" office:value="0" calcext:value-type="float">
            <text:p>0</text:p>
          </table:table-cell>
          <table:table-cell office:value-type="float" office:value="932.575625" calcext:value-type="float">
            <text:p>932.575625</text:p>
          </table:table-cell>
          <table:table-cell office:value-type="float" office:value="74" calcext:value-type="float">
            <text:p>74</text:p>
          </table:table-cell>
          <table:table-cell office:value-type="float" office:value="254" calcext:value-type="float">
            <text:p>254</text:p>
          </table:table-cell>
          <table:table-cell office:value-type="float" office:value="0" calcext:value-type="float">
            <text:p>0</text:p>
          </table:table-cell>
          <table:table-cell office:value-type="float" office:value="8" calcext:value-type="float">
            <text:p>8</text:p>
          </table:table-cell>
          <table:table-cell office:value-type="float" office:value="29" calcext:value-type="float">
            <text:p>29</text:p>
          </table:table-cell>
          <table:table-cell office:value-type="float" office:value="89" calcext:value-type="float">
            <text:p>89</text:p>
          </table:table-cell>
          <table:table-cell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table:style-name="ce1" office:value-type="string" calcext:value-type="string">
            <text:p>True</text:p>
          </table:table-cell>
          <table:table-cell office:value-type="string" calcext:value-type="string">
            <text:p>['AskReddit', 'IAmA', 'NYList', 'funny', 'gaming', 'pics', 'politics', 'reddit.com', 'resumes', 'science', 'teaching', 'todayilearned', 'videos', 'washingtondc', 'worldnews']</text:p>
          </table:table-cell>
          <table:table-cell office:value-type="float" office:value="226" calcext:value-type="float">
            <text:p>226</text:p>
          </table:table-cell>
          <table:table-cell office:value-type="float" office:value="1213" calcext:value-type="float">
            <text:p>1213</text:p>
          </table:table-cell>
          <table:table-cell office:value-type="float" office:value="484" calcext:value-type="float">
            <text:p>484</text:p>
          </table:table-cell>
          <table:table-cell office:value-type="float" office:value="2075" calcext:value-type="float">
            <text:p>2075</text:p>
          </table:table-cell>
          <table:table-cell office:value-type="string" calcext:value-type="string">
            <text:p>PIF</text:p>
          </table:table-cell>
          <table:table-cell office:value-type="string" calcext:value-type="string">
            <text:p>seanpadraic</text:p>
          </table:table-cell>
          <table:table-cell office:value-type="float" office:value="1305743066" calcext:value-type="float">
            <text:p>1305743066</text:p>
          </table:table-cell>
          <table:table-cell office:value-type="float" office:value="1305739466" calcext:value-type="float">
            <text:p>1305739466</text:p>
          </table:table-cell>
        </table:table-row>
        <table:table-row table:style-name="ro8">
          <table:table-cell office:value-type="string" calcext:value-type="string">
            <text:p>t3_x7wp5</text:p>
          </table:table-cell>
          <table:table-cell office:value-type="string" calcext:value-type="string">
            <text:p>N/A</text:p>
          </table:table-cell>
          <table:table-cell table:style-name="ce1" office:value-type="string" calcext:value-type="string">
            <text:p>False</text:p>
          </table:table-cell>
          <table:table-cell table:number-columns-repeated="2" office:value-type="float" office:value="1" calcext:value-type="float">
            <text:p>1</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Got paid last week and had to ante up everything for the end of the month billing cycle. Help a redditor enjoy watching some great eSports action? The GSL Finals are tonight / tomorrow morning (05:10 EDT) and I'm going to be up all night. Would love to have chow down on some pizza for the occasion. </text:p>
            <text:p/>
            <text:p>Looking to pay it forward as soon as I get paid again, in another 2 weeks. </text:p>
          </table:table-cell>
          <table:table-cell office:value-type="string" calcext:value-type="string">
            <text:p>Got paid last week and had to ante up everything for the end of the month billing cycle. Help a redditor enjoy watching some great eSports action? The GSL Finals are tonight / tomorrow morning (05:10 EDT) and I'm going to be up all night. Would love to have chow down on some pizza for the occasion. </text:p>
            <text:p/>
            <text:p>Looking to pay it forward as soon as I get paid again, in another 2 weeks. </text:p>
          </table:table-cell>
          <table:table-cell office:value-type="string" calcext:value-type="string">
            <text:p>[Request] Detroit MI, want to watch the Starcraft II GSL Finals in style. </text:p>
          </table:table-cell>
          <table:table-cell office:value-type="float" office:value="294.101689814815" calcext:value-type="float">
            <text:p>294.1016898148</text:p>
          </table:table-cell>
          <table:table-cell office:value-type="float" office:value="791.445636574074" calcext:value-type="float">
            <text:p>791.4456365741</text:p>
          </table:table-cell>
          <table:table-cell office:value-type="float" office:value="0" calcext:value-type="float">
            <text:p>0</text:p>
          </table:table-cell>
          <table:table-cell office:value-type="float" office:value="497.302280092593" calcext:value-type="float">
            <text:p>497.3022800926</text:p>
          </table:table-cell>
          <table:table-cell office:value-type="float" office:value="634" calcext:value-type="float">
            <text:p>634</text:p>
          </table:table-cell>
          <table:table-cell office:value-type="float" office:value="922" calcext:value-type="float">
            <text:p>9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office:value-type="float" office:value="79" calcext:value-type="float">
            <text:p>79</text:p>
          </table:table-cell>
          <table:table-cell table:style-name="ce1" office:value-type="string" calcext:value-type="string">
            <text:p>False</text:p>
          </table:table-cell>
          <table:table-cell office:value-type="string" calcext:value-type="string">
            <text:p>['501st', 'AdviceAnimals', 'BBW', 'BarCraft', 'Bisexy', 'Blowjobs', 'Boobies', 'ClopClop', 'CuckoldCommunity', 'DanceDanceRevolution', 'Detroit', 'DetroitRedWings', 'GeekPorn', 'GoneWildCD', 'GoneWildPlus', 'Hairporn', 'MLPLounge', 'MeetLGBT', 'Michigan', 'MilitaryPorn', 'MovementDEMF', 'Piracy', 'Shemales', 'SpaceSlug', 'StarWars', 'Tgirls', 'TransSpace', 'WTF', 'allthingsprotoss', 'asslick', 'atheism', 'bisexual', 'cosplay', 'cosplaygirls', 'crossdressing', 'cumsluts', 'curvy', 'dubstep', 'fffffffuuuuuuuuuuuu', 'funny', 'gaming', 'gonewild', 'grool', 'happyhardcore', 'hardstyle', 'kpop', 'ladybonersgw', 'lgbt', 'milf', 'mlpmature', 'movies', 'mylittlehuman', 'mylittleonions', 'mylittlepony', 'nsfw', 'nsfw_wtf', 'occupywallstreet', 'politics', 'r4r', 'ragenovels', 'rule34', 'sc2partners', 'seduction', 'self', 'sex', 'starcraft', 'starcraft2', 'starcraft2_class', 'swtor', 'thick', 'todayilearned', 'trackers', 'trance', 'transgamers', 'transgender', 'trees', 'treesgonewild', 'videos', 'worldnews']</text:p>
          </table:table-cell>
          <table:table-cell office:value-type="float" office:value="1884" calcext:value-type="float">
            <text:p>1884</text:p>
          </table:table-cell>
          <table:table-cell office:value-type="float" office:value="3026" calcext:value-type="float">
            <text:p>3026</text:p>
          </table:table-cell>
          <table:table-cell office:value-type="float" office:value="3232" calcext:value-type="float">
            <text:p>3232</text:p>
          </table:table-cell>
          <table:table-cell office:value-type="float" office:value="4982" calcext:value-type="float">
            <text:p>4982</text:p>
          </table:table-cell>
          <table:table-cell/>
          <table:table-cell office:value-type="string" calcext:value-type="string">
            <text:p>mrarthursimon</text:p>
          </table:table-cell>
          <table:table-cell office:value-type="float" office:value="1343350811" calcext:value-type="float">
            <text:p>1343350811</text:p>
          </table:table-cell>
          <table:table-cell office:value-type="float" office:value="1343347211" calcext:value-type="float">
            <text:p>1343347211</text:p>
          </table:table-cell>
        </table:table-row>
        <table:table-row table:style-name="ro2">
          <table:table-cell office:value-type="string" calcext:value-type="string">
            <text:p>t3_1mjg9b</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I just moved into a new house this week. And need alittle help until I get paid. My bank accounts drained. And I'm so hungry. And so tired of ramen. </text:p>
          </table:table-cell>
          <table:table-cell office:value-type="string" calcext:value-type="string">
            <text:p>[Request] used this sub last time I moved into a new house. Looking for a little help. Greensburg, Pa</text:p>
          </table:table-cell>
          <table:table-cell office:value-type="float" office:value="578.272337962963" calcext:value-type="float">
            <text:p>578.272337963</text:p>
          </table:table-cell>
          <table:table-cell office:value-type="float" office:value="658.58849537037" calcext:value-type="float">
            <text:p>658.5884953704</text:p>
          </table:table-cell>
          <table:table-cell office:value-type="float" office:value="467.064780092593" calcext:value-type="float">
            <text:p>467.0647800926</text:p>
          </table:table-cell>
          <table:table-cell office:value-type="float" office:value="547.3809375" calcext:value-type="float">
            <text:p>547.3809375</text:p>
          </table:table-cell>
          <table:table-cell office:value-type="float" office:value="753" calcext:value-type="float">
            <text:p>753</text:p>
          </table:table-cell>
          <table:table-cell office:value-type="float" office:value="762" calcext:value-type="float">
            <text:p>762</text:p>
          </table:table-cell>
          <table:table-cell office:value-type="float" office:value="4" calcext:value-type="float">
            <text:p>4</text:p>
          </table:table-cell>
          <table:table-cell office:value-type="float" office:value="5" calcext:value-type="float">
            <text:p>5</text:p>
          </table:table-cell>
          <table:table-cell office:value-type="float" office:value="102" calcext:value-type="float">
            <text:p>102</text:p>
          </table:table-cell>
          <table:table-cell office:value-type="float" office:value="104" calcext:value-type="float">
            <text:p>104</text:p>
          </table:table-cell>
          <table:table-cell office:value-type="float" office:value="2" calcext:value-type="float">
            <text:p>2</text:p>
          </table:table-cell>
          <table:table-cell office:value-type="float" office:value="3" calcext:value-type="float">
            <text:p>3</text:p>
          </table:table-cell>
          <table:table-cell office:value-type="float" office:value="67" calcext:value-type="float">
            <text:p>67</text:p>
          </table:table-cell>
          <table:table-cell table:style-name="ce1" office:value-type="string" calcext:value-type="string">
            <text:p>False</text:p>
          </table:table-cell>
          <table:table-cell office:value-type="string" calcext:value-type="string">
            <text:p>['AdviceAnimals', 'AskReddit', 'AskWomen', 'AuthenticHipsters', 'Djent', 'EntFlix', 'Gore', 'Guitar', 'IAmA', 'IndieFolk', 'JusticePorn', 'KarmaConspiracy', 'MorbidReality', 'Music', 'MusicNews', 'OFWGKTA', 'Pets', 'QuotesPorn', 'RandomKindness', 'Random_Acts_Of_Pizza', 'StonerEngineering', 'WTF', 'WeAreTheMusicMakers', 'answers', 'askscience', 'atheism', 'aww', 'bestof', 'blunderyears', 'casualiama', 'circlejerk', 'creepyPMs', 'depression', 'entertainment', 'explainlikeimfive', 'feet', 'fffffffuuuuuuuuuuuu', 'funny', 'gaming', 'gentlemanboners', 'harrypotter', 'hiphopheads', 'hipsters', 'hockey', 'listentothis', 'metaltrade', 'movies', 'musicians', 'nsfw', 'picklemilitia', 'pics', 'pittsburgh', 'politics', 'progmetal', 'radioreddit', 'rap', 'tattoos', 'tipofmytongue', 'todayilearned', 'trees', 'treesdating', 'triangle', 'trueMusic', 'videos', 'votoc', 'woahdude', 'worldnews']</text:p>
          </table:table-cell>
          <table:table-cell office:value-type="float" office:value="3016" calcext:value-type="float">
            <text:p>3016</text:p>
          </table:table-cell>
          <table:table-cell office:value-type="float" office:value="3030" calcext:value-type="float">
            <text:p>3030</text:p>
          </table:table-cell>
          <table:table-cell office:value-type="float" office:value="5852" calcext:value-type="float">
            <text:p>5852</text:p>
          </table:table-cell>
          <table:table-cell office:value-type="float" office:value="5872" calcext:value-type="float">
            <text:p>5872</text:p>
          </table:table-cell>
          <table:table-cell office:value-type="string" calcext:value-type="string">
            <text:p>shroom</text:p>
          </table:table-cell>
          <table:table-cell office:value-type="string" calcext:value-type="string">
            <text:p>SCATTRON</text:p>
          </table:table-cell>
          <table:table-cell office:value-type="float" office:value="1379381929" calcext:value-type="float">
            <text:p>1379381929</text:p>
          </table:table-cell>
          <table:table-cell office:value-type="float" office:value="1379378329" calcext:value-type="float">
            <text:p>1379378329</text:p>
          </table:table-cell>
        </table:table-row>
        <table:table-row table:style-name="ro10">
          <table:table-cell office:value-type="string" calcext:value-type="string">
            <text:p>t3_jocl9</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4" calcext:value-type="float">
            <text:p>4</text:p>
          </table:table-cell>
          <table:table-cell table:style-name="ce1" office:value-type="string" calcext:value-type="string">
            <text:p>True</text:p>
          </table:table-cell>
          <table:table-cell office:value-type="float" office:value="0" calcext:value-type="float">
            <text:p>0</text:p>
          </table:table-cell>
          <table:table-cell office:value-type="string" calcext:value-type="string">
            <text:p>~~I have managed to pay off tuition with 17$ left in my checking account and 200$ worth of credit card debt. I have been eating ramen noodles for the past week and would love some sort of meat on a pizza. Also lost my job and trying to find another so i need the money I have left for gas.. Help me RAOP, you're my only hope~~</text:p>
            <text:p/>
            <text:p>Thanks to Stalked_Like_Corn, he is freaking awesome.</text:p>
          </table:table-cell>
          <table:table-cell office:value-type="string" calcext:value-type="string">
            <text:p>~~I have managed to pay off tuition with 17$ left in my checking account and 200$ worth of credit card debt. I have been eating ramen noodles for the past week and would love some sort of meat on a pizza. Also lost my job and trying to find another so i need the money I have left for gas.. Help me RAOP, you're my only hope~~</text:p>
            <text:p/>
            <text:p>Thanks to Stalked_Like_Corn, he is freaking awesome.</text:p>
          </table:table-cell>
          <table:table-cell office:value-type="string" calcext:value-type="string">
            <text:p>[Request] Broke (literally) college kid in Lubbock, TX</text:p>
          </table:table-cell>
          <table:table-cell office:value-type="float" office:value="541.068715277778" calcext:value-type="float">
            <text:p>541.0687152778</text:p>
          </table:table-cell>
          <table:table-cell office:value-type="float" office:value="1380.45752314815" calcext:value-type="float">
            <text:p>1380.4575231482</text:p>
          </table:table-cell>
          <table:table-cell office:value-type="float" office:value="0" calcext:value-type="float">
            <text:p>0</text:p>
          </table:table-cell>
          <table:table-cell office:value-type="float" office:value="839.347141203704" calcext:value-type="float">
            <text:p>839.3471412037</text:p>
          </table:table-cell>
          <table:table-cell office:value-type="float" office:value="0" calcext:value-type="float">
            <text:p>0</text:p>
          </table:table-cell>
          <table:table-cell office:value-type="float" office:value="995" calcext:value-type="float">
            <text:p>995</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273" calcext:value-type="float">
            <text:p>273</text:p>
          </table:table-cell>
          <table:table-cell office:value-type="float" office:value="0" calcext:value-type="float">
            <text:p>0</text:p>
          </table:table-cell>
          <table:table-cell office:value-type="float" office:value="1" calcext:value-type="float">
            <text:p>1</text:p>
          </table:table-cell>
          <table:table-cell office:value-type="float" office:value="35" calcext:value-type="float">
            <text:p>35</text:p>
          </table:table-cell>
          <table:table-cell table:style-name="ce1" office:value-type="string" calcext:value-type="string">
            <text:p>True</text:p>
          </table:table-cell>
          <table:table-cell office:value-type="string" calcext:value-type="string">
            <text:p>['Art', 'AskReddit', 'Autos', 'Dallas', 'DoesAnybodyElse', 'Enhancement', 'FREE', 'Favors', 'IAmA', 'Lubbock', 'Music', 'WTF', 'apathy', 'buildapc', 'canesandtophats', 'comics', 'drpbx', 'fffffffuuuuuuuuuuuu', 'funny', 'gaming', 'hardware', 'itookapicture', 'nosleep', 'pics', 'programming', 'r4r', 'reddart', 'reddit.com', 'reportthespammers', 'shutupandtakemymoney', 'software', 'technology', 'todayilearned', 'videos', 'writing']</text:p>
          </table:table-cell>
          <table:table-cell office:value-type="float" office:value="2531" calcext:value-type="float">
            <text:p>2531</text:p>
          </table:table-cell>
          <table:table-cell office:value-type="float" office:value="11417" calcext:value-type="float">
            <text:p>11417</text:p>
          </table:table-cell>
          <table:table-cell office:value-type="float" office:value="8849" calcext:value-type="float">
            <text:p>8849</text:p>
          </table:table-cell>
          <table:table-cell office:value-type="float" office:value="23551" calcext:value-type="float">
            <text:p>23551</text:p>
          </table:table-cell>
          <table:table-cell/>
          <table:table-cell office:value-type="string" calcext:value-type="string">
            <text:p>Bukowskaii</text:p>
          </table:table-cell>
          <table:table-cell office:value-type="float" office:value="1313798204" calcext:value-type="float">
            <text:p>1313798204</text:p>
          </table:table-cell>
          <table:table-cell office:value-type="float" office:value="1313794604" calcext:value-type="float">
            <text:p>1313794604</text:p>
          </table:table-cell>
        </table:table-row>
        <table:table-row table:style-name="ro15">
          <table:table-cell office:value-type="string" calcext:value-type="string">
            <text:p>t3_1517ev</text:p>
          </table:table-cell>
          <table:table-cell office:value-type="string" calcext:value-type="string">
            <text:p>N/A</text:p>
          </table:table-cell>
          <table:table-cell table:style-name="ce1" office:value-type="string" calcext:value-type="string">
            <text:p>False</text:p>
          </table:table-cell>
          <table:table-cell office:value-type="float" office:value="7" calcext:value-type="float">
            <text:p>7</text:p>
          </table:table-cell>
          <table:table-cell office:value-type="float" office:value="10" calcext:value-type="float">
            <text:p>10</text:p>
          </table:table-cell>
          <table:table-cell table:style-name="ce1" office:value-type="string" calcext:value-type="string">
            <text:p>False</text:p>
          </table:table-cell>
          <table:table-cell office:value-type="float" office:value="1" calcext:value-type="float">
            <text:p>1</text:p>
          </table:table-cell>
          <table:table-cell table:number-columns-repeated="2" office:value-type="string" calcext:value-type="string">
            <text:p>We have three kids, two with autism, and one of them has been throwing a violent tantrum since about 8pm. Our townhouse is very small, and the other two kids can't be in their beds right now for safety reasons, so they're "going to sleep" in the rec room. Obviously they're still awake. I don't get paid until Thursday, and we could really use a pizza to make this less awful on the family.</text:p>
          </table:table-cell>
          <table:table-cell office:value-type="string" calcext:value-type="string">
            <text:p>[REQUEST] Family of special needs kids would like a pizza</text:p>
          </table:table-cell>
          <table:table-cell office:value-type="float" office:value="741.009236111111" calcext:value-type="float">
            <text:p>741.0092361111</text:p>
          </table:table-cell>
          <table:table-cell office:value-type="float" office:value="1094.19655092593" calcext:value-type="float">
            <text:p>1094.1965509259</text:p>
          </table:table-cell>
          <table:table-cell office:value-type="float" office:value="0" calcext:value-type="float">
            <text:p>0</text:p>
          </table:table-cell>
          <table:table-cell office:value-type="float" office:value="353.187314814815" calcext:value-type="float">
            <text:p>353.1873148148</text:p>
          </table:table-cell>
          <table:table-cell office:value-type="float" office:value="352" calcext:value-type="float">
            <text:p>352</text:p>
          </table:table-cell>
          <table:table-cell office:value-type="float" office:value="449" calcext:value-type="float">
            <text:p>449</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office:value-type="float" office:value="48" calcext:value-type="float">
            <text:p>48</text:p>
          </table:table-cell>
          <table:table-cell table:style-name="ce1" office:value-type="string" calcext:value-type="string">
            <text:p>True</text:p>
          </table:table-cell>
          <table:table-cell office:value-type="string" calcext:value-type="string">
            <text:p>['ABDL', 'ADHD', 'AdviceAnimals', 'AgePlaying', 'Anarchism', 'AskReddit', 'Assistance', 'BDSMcommunity', 'BdsmDIY', 'Cheese', 'Gin', 'MRR', 'Paranormal', 'Parenting', 'Pets', 'RASS', 'Random_Acts_Of_Pizza', 'Rochester', 'SaferSex', 'SexPositive', 'TransSpace', 'TwoXChromosomes', 'VegRecipes', 'WTF', 'ainbow', 'asktransgender', 'bdsm', 'disability', 'ecycle', 'feminisms', 'fffffffuuuuuuuuuuuu', 'freebies', 'genderqueer', 'glutenfreecooking', 'hotsauce', 'keto', 'ketorage', 'lgbt', 'mountaindew', 'nosleep', 'polyamory', 'pugs', 'reddit.com', 'rockhounds', 'sex', 'thingsmykidsaid', 'transgender', 'vegan']</text:p>
          </table:table-cell>
          <table:table-cell office:value-type="float" office:value="1652" calcext:value-type="float">
            <text:p>1652</text:p>
          </table:table-cell>
          <table:table-cell office:value-type="float" office:value="1912" calcext:value-type="float">
            <text:p>1912</text:p>
          </table:table-cell>
          <table:table-cell office:value-type="float" office:value="2480" calcext:value-type="float">
            <text:p>2480</text:p>
          </table:table-cell>
          <table:table-cell office:value-type="float" office:value="2988" calcext:value-type="float">
            <text:p>2988</text:p>
          </table:table-cell>
          <table:table-cell/>
          <table:table-cell office:value-type="string" calcext:value-type="string">
            <text:p>thatkidmax</text:p>
          </table:table-cell>
          <table:table-cell table:number-columns-repeated="2" office:value-type="float" office:value="1355802308" calcext:value-type="float">
            <text:p>1355802308</text:p>
          </table:table-cell>
        </table:table-row>
        <table:table-row table:style-name="ro7">
          <table:table-cell office:value-type="string" calcext:value-type="string">
            <text:p>t3_otuha</text:p>
          </table:table-cell>
          <table:table-cell office:value-type="string" calcext:value-type="string">
            <text:p>N/A</text:p>
          </table:table-cell>
          <table:table-cell table:style-name="ce1" office:value-type="string" calcext:value-type="string">
            <text:p>True</text:p>
          </table:table-cell>
          <table:table-cell office:value-type="float" office:value="0" calcext:value-type="float">
            <text:p>0</text:p>
          </table:table-cell>
          <table:table-cell office:value-type="float" office:value="1" calcext:value-type="float">
            <text:p>1</text:p>
          </table:table-cell>
          <table:table-cell table:style-name="ce1" office:value-type="string" calcext:value-type="string">
            <text:p>False</text:p>
          </table:table-cell>
          <table:table-cell office:value-type="float" office:value="6" calcext:value-type="float">
            <text:p>6</text:p>
          </table:table-cell>
          <table:table-cell table:number-columns-repeated="2" office:value-type="string" calcext:value-type="string">
            <text:p>I've never done this before, but, it doesn't hurt to describe myself. 18, living away from home, barely enough to cover rent in the bank and starving. Pretty, pretty pleaseeee. I'd kill for some Domino's, right now.</text:p>
          </table:table-cell>
          <table:table-cell office:value-type="string" calcext:value-type="string">
            <text:p>[Request] Broke girl in Texas, just wants a thin crust with extra cheese. </text:p>
          </table:table-cell>
          <table:table-cell office:value-type="float" office:value="0" calcext:value-type="float">
            <text:p>0</text:p>
          </table:table-cell>
          <table:table-cell office:value-type="float" office:value="682.237615740741" calcext:value-type="float">
            <text:p>682.2376157407</text:p>
          </table:table-cell>
          <table:table-cell office:value-type="float" office:value="0" calcext:value-type="float">
            <text:p>0</text:p>
          </table:table-cell>
          <table:table-cell office:value-type="float" office:value="682.237615740741" calcext:value-type="float">
            <text:p>682.2376157407</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style-name="ce1" office:value-type="string" calcext:value-type="string">
            <text:p>False</text:p>
          </table:table-cell>
          <table:table-cell office:value-type="string" calcext:value-type="string">
            <text:p>['Random_Acts_Of_Pizza']</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acostlyspirit</text:p>
          </table:table-cell>
          <table:table-cell table:number-columns-repeated="2" office:value-type="float" office:value="1327372458" calcext:value-type="float">
            <text:p>1327372458</text:p>
          </table:table-cell>
        </table:table-row>
        <table:table-row table:style-name="ro6">
          <table:table-cell office:value-type="string" calcext:value-type="string">
            <text:p>t3_jvh01</text:p>
          </table:table-cell>
          <table:table-cell office:value-type="string" calcext:value-type="string">
            <text:p>N/A</text:p>
          </table:table-cell>
          <table:table-cell table:style-name="ce1" office:value-type="string" calcext:value-type="string">
            <text:p>True</text:p>
          </table:table-cell>
          <table:table-cell office:value-type="float" office:value="0" calcext:value-type="float">
            <text:p>0</text:p>
          </table:table-cell>
          <table:table-cell office:value-type="float" office:value="1" calcext:value-type="float">
            <text:p>1</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Hey, </text:p>
            <text:p/>
            <text:p>I'm new to this so I really don't know if I'm doing this right. I live in Atlanta, GA 30305. I just moved out on my own for the first time in July and during the 3rd week of July I lost my job. I have rent coming up next week and my first check from my new job is expected then. But I'm hungry now. I don't have enough food to last me til then. I'm just trying to learn how to survive on my own. So if anyone can help I will appreciate you til the end of time!!! When it comes to pizza i'm not picky especially not at this point.</text:p>
          </table:table-cell>
          <table:table-cell office:value-type="string" calcext:value-type="string">
            <text:p>Hey, </text:p>
            <text:p/>
            <text:p>I'm new to this so I really don't know if I'm doing this right. I live in Atlanta, GA 30305. I just moved out on my own for the first time in July and during the 3rd week of July I lost my job. I have rent coming up next week and my first check from my new job is expected then. But I'm hungry now. I don't have enough food to last me til then. I'm just trying to learn how to survive on my own. So if anyone can help I will appreciate you til the end of time!!! When it comes to pizza i'm not picky especially not at this point.</text:p>
          </table:table-cell>
          <table:table-cell office:value-type="string" calcext:value-type="string">
            <text:p>[REQUEST] In between Jobs</text:p>
          </table:table-cell>
          <table:table-cell office:value-type="float" office:value="0" calcext:value-type="float">
            <text:p>0</text:p>
          </table:table-cell>
          <table:table-cell office:value-type="float" office:value="832.451724537037" calcext:value-type="float">
            <text:p>832.451724537</text:p>
          </table:table-cell>
          <table:table-cell office:value-type="float" office:value="0" calcext:value-type="float">
            <text:p>0</text:p>
          </table:table-cell>
          <table:table-cell office:value-type="float" office:value="832.451724537037" calcext:value-type="float">
            <text:p>832.451724537</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JaiSol</text:p>
          </table:table-cell>
          <table:table-cell office:value-type="float" office:value="1314393929" calcext:value-type="float">
            <text:p>1314393929</text:p>
          </table:table-cell>
          <table:table-cell office:value-type="float" office:value="1314390329" calcext:value-type="float">
            <text:p>1314390329</text:p>
          </table:table-cell>
        </table:table-row>
        <table:table-row table:style-name="ro8">
          <table:table-cell office:value-type="string" calcext:value-type="string">
            <text:p>t3_iy2ob</text:p>
          </table:table-cell>
          <table:table-cell office:value-type="string" calcext:value-type="string">
            <text:p>N/A</text:p>
          </table:table-cell>
          <table:table-cell table:style-name="ce1" office:value-type="string" calcext:value-type="string">
            <text:p>False</text:p>
          </table:table-cell>
          <table:table-cell table:number-columns-repeated="2" office:value-type="float" office:value="1" calcext:value-type="float">
            <text:p>1</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My fiance Chris and I (Laura) just moved across town to a new apartment. Unfortunately we got screwed over by the moving company (quoted us around $30 for the truck, costed $80 -.-;) and we barely have enough money to get by until pay day (Aug. 1st). I can barely move let alone cook anything and Chris is in worse shape than I am. We would greatly, greatly appreciate even just a single cheap-o cheese pizza so we can eat. Please help. :(</text:p>
          </table:table-cell>
          <table:table-cell office:value-type="string" calcext:value-type="string">
            <text:p>[request] Pizza for a couple in Mesa, AZ</text:p>
          </table:table-cell>
          <table:table-cell office:value-type="float" office:value="0" calcext:value-type="float">
            <text:p>0</text:p>
          </table:table-cell>
          <table:table-cell office:value-type="float" office:value="866.226747685185" calcext:value-type="float">
            <text:p>866.2267476852</text:p>
          </table:table-cell>
          <table:table-cell office:value-type="float" office:value="0" calcext:value-type="float">
            <text:p>0</text:p>
          </table:table-cell>
          <table:table-cell office:value-type="float" office:value="866.226747685185" calcext:value-type="float">
            <text:p>866.2267476852</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table:number-columns-repeated="3" office:value-type="float" office:value="0" calcext:value-type="float">
            <text:p>0</text:p>
          </table:table-cell>
          <table:table-cell office:value-type="float" office:value="2" calcext:value-type="float">
            <text:p>2</text:p>
          </table:table-cell>
          <table:table-cell/>
          <table:table-cell office:value-type="string" calcext:value-type="string">
            <text:p>Aceavia</text:p>
          </table:table-cell>
          <table:table-cell office:value-type="float" office:value="1311475736" calcext:value-type="float">
            <text:p>1311475736</text:p>
          </table:table-cell>
          <table:table-cell office:value-type="float" office:value="1311472136" calcext:value-type="float">
            <text:p>1311472136</text:p>
          </table:table-cell>
        </table:table-row>
        <table:table-row table:style-name="ro12">
          <table:table-cell office:value-type="string" calcext:value-type="string">
            <text:p>t3_zkn7o</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4" calcext:value-type="float">
            <text:p>4</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My husband and I recently got married and moved into a new place, spent money on rent, furniture, groceries. I just recently found a job but I don't start until next weekend. My husband is in the military but don't let that fool you, they give us just enough to pay our bills and we've been eating rice for days. I would appreciate any redditor willing to help us out so we can enjoy our saturday night together once he comes home from work. I will definitely pay it forward as soon as I start work next weekend!</text:p>
            <text:p/>
          </table:table-cell>
          <table:table-cell office:value-type="string" calcext:value-type="string">
            <text:p>My husband and I recently got married and moved into a new place, spent money on rent, furniture, groceries. I just recently found a job but I don't start until next weekend. My husband is in the military but don't let that fool you, they give us just enough to pay our bills and we've been eating rice for days. I would appreciate any redditor willing to help us out so we can enjoy our saturday night together once he comes home from work. I will definitely pay it forward as soon as I start work next weekend!</text:p>
            <text:p/>
          </table:table-cell>
          <table:table-cell office:value-type="string" calcext:value-type="string">
            <text:p>[request] (norfolk, VA) newlyweds in search of sustenance!</text:p>
          </table:table-cell>
          <table:table-cell office:value-type="float" office:value="152.854409722222" calcext:value-type="float">
            <text:p>152.8544097222</text:p>
          </table:table-cell>
          <table:table-cell office:value-type="float" office:value="606.294837962963" calcext:value-type="float">
            <text:p>606.294837963</text:p>
          </table:table-cell>
          <table:table-cell office:value-type="float" office:value="0" calcext:value-type="float">
            <text:p>0</text:p>
          </table:table-cell>
          <table:table-cell office:value-type="float" office:value="453.398761574074" calcext:value-type="float">
            <text:p>453.3987615741</text:p>
          </table:table-cell>
          <table:table-cell office:value-type="float" office:value="53" calcext:value-type="float">
            <text:p>53</text:p>
          </table:table-cell>
          <table:table-cell office:value-type="float" office:value="79" calcext:value-type="float">
            <text:p>79</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8" calcext:value-type="float">
            <text:p>18</text:p>
          </table:table-cell>
          <table:table-cell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style-name="ce1" office:value-type="string" calcext:value-type="string">
            <text:p>True</text:p>
          </table:table-cell>
          <table:table-cell office:value-type="string" calcext:value-type="string">
            <text:p>['AbandonedPorn', 'AskReddit', 'LadyBoners', 'ODU', 'PCOS', 'TwoXChromosomes', 'VillagePorn', 'VintageLadyBoners', 'WTF', 'aww', 'casualiama', 'mixedrace', 'norfolk', 'pics', 'sex', 'trees']</text:p>
          </table:table-cell>
          <table:table-cell office:value-type="float" office:value="947" calcext:value-type="float">
            <text:p>947</text:p>
          </table:table-cell>
          <table:table-cell office:value-type="float" office:value="1177" calcext:value-type="float">
            <text:p>1177</text:p>
          </table:table-cell>
          <table:table-cell office:value-type="float" office:value="1463" calcext:value-type="float">
            <text:p>1463</text:p>
          </table:table-cell>
          <table:table-cell office:value-type="float" office:value="1811" calcext:value-type="float">
            <text:p>1811</text:p>
          </table:table-cell>
          <table:table-cell office:value-type="string" calcext:value-type="string">
            <text:p>shroom</text:p>
          </table:table-cell>
          <table:table-cell office:value-type="string" calcext:value-type="string">
            <text:p>hiiilary</text:p>
          </table:table-cell>
          <table:table-cell office:value-type="float" office:value="1347143971" calcext:value-type="float">
            <text:p>1347143971</text:p>
          </table:table-cell>
          <table:table-cell office:value-type="float" office:value="1347140371" calcext:value-type="float">
            <text:p>1347140371</text:p>
          </table:table-cell>
        </table:table-row>
        <table:table-row table:style-name="ro10">
          <table:table-cell office:value-type="string" calcext:value-type="string">
            <text:p>t3_l1klc</text:p>
          </table:table-cell>
          <table:table-cell office:value-type="string" calcext:value-type="string">
            <text:p>N/A</text:p>
          </table:table-cell>
          <table:table-cell table:style-name="ce1" office:value-type="string" calcext:value-type="string">
            <text:p>True</text:p>
          </table:table-cell>
          <table:table-cell office:value-type="float" office:value="1" calcext:value-type="float">
            <text:p>1</text:p>
          </table:table-cell>
          <table:table-cell office:value-type="float" office:value="4" calcext:value-type="float">
            <text:p>4</text:p>
          </table:table-cell>
          <table:table-cell table:style-name="ce1" office:value-type="string" calcext:value-type="string">
            <text:p>True</text:p>
          </table:table-cell>
          <table:table-cell office:value-type="float" office:value="6" calcext:value-type="float">
            <text:p>6</text:p>
          </table:table-cell>
          <table:table-cell office:value-type="string" calcext:value-type="string">
            <text:p>Like the title says I'm in a tight spot and could really use a warm pizza to lift my spirits and give me a break from KD. As it stands I won't be able to both pay bills and afford groceries when I get paid so this would be a huge boost. I'm a long time redditor and am happy to PM you from my main account to verify this as well as provide any other info you would like.   </text:p>
            <text:p>EDIT: Thanks to the wonderful DEStudent I will be having pizza for supper! Thank you so much!</text:p>
          </table:table-cell>
          <table:table-cell office:value-type="string" calcext:value-type="string">
            <text:p>Like the title says I'm in a tight spot and could really use a warm pizza to lift my spirits and give me a break from KD. As it stands I won't be able to both pay bills and afford groceries when I get paid so this would be a huge boost. I'm a long time redditor and am happy to PM you from my main account to verify this as well as provide any other info you would like. <text:s text:c="2"/></text:p>
          </table:table-cell>
          <table:table-cell office:value-type="string" calcext:value-type="string">
            <text:p>[Request] Behind on bills and have spent months with nothing more exciting than hot dogs and KD in NS, Canada.</text:p>
          </table:table-cell>
          <table:table-cell office:value-type="float" office:value="5.83871527777778" calcext:value-type="float">
            <text:p>5.8387152778</text:p>
          </table:table-cell>
          <table:table-cell office:value-type="float" office:value="798.7553125" calcext:value-type="float">
            <text:p>798.7553125</text:p>
          </table:table-cell>
          <table:table-cell office:value-type="float" office:value="0" calcext:value-type="float">
            <text:p>0</text:p>
          </table:table-cell>
          <table:table-cell office:value-type="float" office:value="792.874930555556" calcext:value-type="float">
            <text:p>792.8749305556</text:p>
          </table:table-cell>
          <table:table-cell office:value-type="float" office:value="27" calcext:value-type="float">
            <text:p>27</text:p>
          </table:table-cell>
          <table:table-cell office:value-type="float" office:value="46" calcext:value-type="float">
            <text:p>46</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style-name="ce1" office:value-type="string" calcext:value-type="string">
            <text:p>True</text:p>
          </table:table-cell>
          <table:table-cell office:value-type="string" calcext:value-type="string">
            <text:p>['AskReddit', 'Assistance', 'Food_Pantry', 'IAmA', 'pics']</text:p>
          </table:table-cell>
          <table:table-cell office:value-type="float" office:value="92" calcext:value-type="float">
            <text:p>92</text:p>
          </table:table-cell>
          <table:table-cell office:value-type="float" office:value="137" calcext:value-type="float">
            <text:p>137</text:p>
          </table:table-cell>
          <table:table-cell office:value-type="float" office:value="116" calcext:value-type="float">
            <text:p>116</text:p>
          </table:table-cell>
          <table:table-cell office:value-type="float" office:value="183" calcext:value-type="float">
            <text:p>183</text:p>
          </table:table-cell>
          <table:table-cell office:value-type="string" calcext:value-type="string">
            <text:p>shroom</text:p>
          </table:table-cell>
          <table:table-cell office:value-type="string" calcext:value-type="string">
            <text:p>skull_glitch</text:p>
          </table:table-cell>
          <table:table-cell office:value-type="float" office:value="1317813211" calcext:value-type="float">
            <text:p>1317813211</text:p>
          </table:table-cell>
          <table:table-cell office:value-type="float" office:value="1317809611" calcext:value-type="float">
            <text:p>1317809611</text:p>
          </table:table-cell>
        </table:table-row>
        <table:table-row table:style-name="ro13">
          <table:table-cell office:value-type="string" calcext:value-type="string">
            <text:p>t3_156mis</text:p>
          </table:table-cell>
          <table:table-cell office:value-type="string" calcext:value-type="string">
            <text:p>N/A</text:p>
          </table:table-cell>
          <table:table-cell table:style-name="ce1" office:value-type="string" calcext:value-type="string">
            <text:p>False</text:p>
          </table:table-cell>
          <table:table-cell office:value-type="float" office:value="6" calcext:value-type="float">
            <text:p>6</text:p>
          </table:table-cell>
          <table:table-cell office:value-type="float" office:value="5" calcext:value-type="float">
            <text:p>5</text:p>
          </table:table-cell>
          <table:table-cell office:value-type="float" office:value="1356034421" calcext:value-type="float">
            <text:p>1356034421</text:p>
          </table:table-cell>
          <table:table-cell office:value-type="float" office:value="0" calcext:value-type="float">
            <text:p>0</text:p>
          </table:table-cell>
          <table:table-cell office:value-type="string" calcext:value-type="string">
            <text:p>Me and my girlfriend have run out of food and the only money we have left is for our train tickets home tomorrow. We'll return a pizza back to community when we have christmas money!</text:p>
            <text:p/>
            <text:p>http://i.imgur.com/1JUds.jpg</text:p>
          </table:table-cell>
          <table:table-cell office:value-type="string" calcext:value-type="string">
            <text:p>Me and my girlfriend have run out of food and the only money we have left is for our train tickets home tomorrow. We'll return a pizza back to community when we have christmas money!</text:p>
            <text:p/>
            <text:p>http://i.imgur.com/1JUds.jpg</text:p>
          </table:table-cell>
          <table:table-cell office:value-type="string" calcext:value-type="string">
            <text:p>[Request] [UK] Two broke uni students who've ran out of food before we go home for christmas break. Could anybody spare us a pizza? </text:p>
          </table:table-cell>
          <table:table-cell office:value-type="float" office:value="1417.40637731481" calcext:value-type="float">
            <text:p>1417.4063773148</text:p>
          </table:table-cell>
          <table:table-cell office:value-type="float" office:value="1767.91650462963" calcext:value-type="float">
            <text:p>1767.9165046296</text:p>
          </table:table-cell>
          <table:table-cell office:value-type="float" office:value="0" calcext:value-type="float">
            <text:p>0</text:p>
          </table:table-cell>
          <table:table-cell office:value-type="float" office:value="350.510127314815" calcext:value-type="float">
            <text:p>350.5101273148</text:p>
          </table:table-cell>
          <table:table-cell office:value-type="float" office:value="478" calcext:value-type="float">
            <text:p>478</text:p>
          </table:table-cell>
          <table:table-cell office:value-type="float" office:value="507" calcext:value-type="float">
            <text:p>507</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office:value-type="float" office:value="54" calcext:value-type="float">
            <text:p>54</text:p>
          </table:table-cell>
          <table:table-cell table:style-name="ce1" office:value-type="string" calcext:value-type="string">
            <text:p>False</text:p>
          </table:table-cell>
          <table:table-cell office:value-type="string" calcext:value-type="string">
            <text:p>['Anarchism', 'Android', 'AskReddit', 'DoesAnybodyElse', 'Drugs', 'Economics', 'Equality', 'Fitness', 'Frugal', 'IAmA', 'LifeProTips', 'MensRights', 'Minecraft', 'PenmanshipPorn', 'RandomActsOfPizza', 'Random_Acts_Of_Pizza', 'TwoXChromosomes', 'UniversityOfBrighton', 'WTF', 'apple', 'askscience', 'atheism', 'blog', 'brighton', 'buildapc', 'carlhprogramming', 'comics', 'diablo3', 'entertainment', 'feminisms', 'fffffffuuuuuuuuuuuu', 'funny', 'gainit', 'gaming', 'hiphopheads', 'italy', 'leangains', 'malefashionadvice', 'movieclub', 'offbeat', 'pics', 'politics', 'programming', 'promos', 'reddit.com', 'science', 'secretsanta', 'technology', 'tipofmytongue', 'todayilearned', 'trapmuzik', 'trees', 'women', 'worldnews']</text:p>
          </table:table-cell>
          <table:table-cell office:value-type="float" office:value="2922" calcext:value-type="float">
            <text:p>2922</text:p>
          </table:table-cell>
          <table:table-cell office:value-type="float" office:value="3018" calcext:value-type="float">
            <text:p>3018</text:p>
          </table:table-cell>
          <table:table-cell office:value-type="float" office:value="6302" calcext:value-type="float">
            <text:p>6302</text:p>
          </table:table-cell>
          <table:table-cell office:value-type="float" office:value="6568" calcext:value-type="float">
            <text:p>6568</text:p>
          </table:table-cell>
          <table:table-cell/>
          <table:table-cell office:value-type="string" calcext:value-type="string">
            <text:p>dc2040</text:p>
          </table:table-cell>
          <table:table-cell table:number-columns-repeated="2" office:value-type="float" office:value="1356033591" calcext:value-type="float">
            <text:p>1356033591</text:p>
          </table:table-cell>
        </table:table-row>
        <table:table-row table:style-name="ro21">
          <table:table-cell office:value-type="string" calcext:value-type="string">
            <text:p>t3_wnwt1</text:p>
          </table:table-cell>
          <table:table-cell office:value-type="string" calcext:value-type="string">
            <text:p>N/A</text:p>
          </table:table-cell>
          <table:table-cell table:style-name="ce1" office:value-type="string" calcext:value-type="string">
            <text:p>False</text:p>
          </table:table-cell>
          <table:table-cell office:value-type="float" office:value="7" calcext:value-type="float">
            <text:p>7</text:p>
          </table:table-cell>
          <table:table-cell office:value-type="float" office:value="13" calcext:value-type="float">
            <text:p>13</text:p>
          </table:table-cell>
          <table:table-cell table:style-name="ce1" office:value-type="string" calcext:value-type="string">
            <text:p>False</text:p>
          </table:table-cell>
          <table:table-cell office:value-type="float" office:value="9" calcext:value-type="float">
            <text:p>9</text:p>
          </table:table-cell>
          <table:table-cell office:value-type="string" calcext:value-type="string">
            <text:p>I've had a lot happen in the last year but I'm always trying to be positive and keep my head from sinking. I rode my water bill too long this time around. Now just a few days before I could pay them it's been shut off, and they've made it clear they won't cut it back on without payment first. I live mostly off instant noodles and macaroni, now I can't even boil water for a cup of tea. Right now my sink is loaded with dirty dishes that'll probably be ruined by the time I can run the dishwasher. I don't get anymore cash until this weekend, so the water isn't coming back anytime soon. I'm not working at the moment and I don't have wheels anymore either. My bank account is literally drawn down to the 70 cent mark, even if I had transport I couldn't buy anything substantial. </text:p>
            <text:p/>
            <text:p>When I asked a neighbor I get along with just to let me fill up a milk jug he told me no instantly. He acted like I was asking him at gun point. So he can borrow my edger, but me asking for a gallon of water is the line, apparently. I don't know what I'm going to do when I inevitably need to flush the toilet. I got a lot of time to come up with creative solutions but food isn't something I can come up with a fix for. I was going to live off spaghetti and macaroni until payday but now I'm stuck with no water to boil them in. I ate an uncooked ramen brick for a meal earlier, if I don't get some real food I think I'll go nuts. I can provide proof if someone needs it, I'll scan the note the left for me or whatever you guys wants. I'm being real here, I'm in a bad way and the end isn't in sight quite yet. Can anyone help me?</text:p>
          </table:table-cell>
          <table:table-cell office:value-type="string" calcext:value-type="string">
            <text:p>I've had a lot happen in the last year but I'm always trying to be positive and keep my head from sinking. I rode my water bill too long this time around. Now just a few days before I could pay them it's been shut off, and they've made it clear they won't cut it back on without payment first. I live mostly off instant noodles and macaroni, now I can't even boil water for a cup of tea. Right now my sink is loaded with dirty dishes that'll probably be ruined by the time I can run the dishwasher. I don't get anymore cash until this weekend, so the water isn't coming back anytime soon. I'm not working at the moment and I don't have wheels anymore either. My bank account is literally drawn down to the 70 cent mark, even if I had transport I couldn't buy anything substantial. </text:p>
            <text:p/>
            <text:p>When I asked a neighbor I get along with just to let me fill up a milk jug he told me no instantly. He acted like I was asking him at gun point. So he can borrow my edger, but me asking for a gallon of water is the line, apparently. I don't know what I'm going to do when I inevitably need to flush the toilet. I got a lot of time to come up with creative solutions but food isn't something I can come up with a fix for. I was going to live off spaghetti and macaroni until payday but now I'm stuck with no water to boil them in. I ate an uncooked ramen brick for a meal earlier, if I don't get some real food I think I'll go nuts. I can provide proof if someone needs it, I'll scan the note the left for me or whatever you guys wants. I'm being real here, I'm in a bad way and the end isn't in sight quite yet. Can anyone help me?</text:p>
          </table:table-cell>
          <table:table-cell office:value-type="string" calcext:value-type="string">
            <text:p>(Request) My waters been cutoff, I literally have nothing I can cook without it. Stockbridge, GA</text:p>
          </table:table-cell>
          <table:table-cell office:value-type="float" office:value="0" calcext:value-type="float">
            <text:p>0</text:p>
          </table:table-cell>
          <table:table-cell office:value-type="float" office:value="507.426111111111" calcext:value-type="float">
            <text:p>507.4261111111</text:p>
          </table:table-cell>
          <table:table-cell office:value-type="float" office:value="0" calcext:value-type="float">
            <text:p>0</text:p>
          </table:table-cell>
          <table:table-cell office:value-type="float" office:value="507.426111111111" calcext:value-type="float">
            <text:p>507.426111111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float" office:value="73" calcext:value-type="float">
            <text:p>73</text:p>
          </table:table-cell>
          <table:table-cell/>
          <table:table-cell office:value-type="string" calcext:value-type="string">
            <text:p>meanstreaklarry</text:p>
          </table:table-cell>
          <table:table-cell office:value-type="float" office:value="1342476156" calcext:value-type="float">
            <text:p>1342476156</text:p>
          </table:table-cell>
          <table:table-cell office:value-type="float" office:value="1342472556" calcext:value-type="float">
            <text:p>1342472556</text:p>
          </table:table-cell>
        </table:table-row>
        <table:table-row table:style-name="ro22">
          <table:table-cell office:value-type="string" calcext:value-type="string">
            <text:p>t3_ixy0f</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6" calcext:value-type="float">
            <text:p>6</text:p>
          </table:table-cell>
          <table:table-cell table:style-name="ce1" office:value-type="string" calcext:value-type="string">
            <text:p>True</text:p>
          </table:table-cell>
          <table:table-cell office:value-type="float" office:value="10" calcext:value-type="float">
            <text:p>10</text:p>
          </table:table-cell>
          <table:table-cell office:value-type="string" calcext:value-type="string">
            <text:p>Long story short my husband and I both worked at the same company driving medical supplies to and from hospitals. We were required to use our own vehicles because the company only had so many (that were breaking down anyway).  The transmission went in my husbands car and our boss told him that he refuses to pay for the gas to run the stuff in a van instead of his car that he can't afford to get fixed and fired him.  We were in a tight spot in the first place because we're constantly spending our money on fixing the cars (that we still owe $10k on) + necessities. We have an infant, 9yr old, 11yr old and a pet dog. Ever since he lost his job we've been eating nothing but cheap things (hamburger helper, ramen, hot dogs) for at least a month.  We were accepted for food stamps but with my income they only give us $150 per month which lasts us a week with the amount of food my boys consume. My husband has had interview after interview with no luck whatsoever. I think they'd be really happy to come home from the pool tonight and have a great feast of pizza. </text:p>
            <text:p/>
            <text:p>Tldr; We're broke and sick of the same dinner table scenery and would really like a couple pizzas tonight.</text:p>
            <text:p/>
            <text:p>We were taken care of! Thanks so much to MamaGrr!</text:p>
          </table:table-cell>
          <table:table-cell office:value-type="string" calcext:value-type="string">
            <text:p>Long story short my husband and I both worked at the same company driving medical supplies to and from hospitals. We were required to use our own vehicles because the company only had so many (that were breaking down anyway).  The transmission went in my husbands car and our boss told him that he refuses to pay for the gas to run the stuff in a van instead of his car that he can't afford to get fixed and fired him.  We were in a tight spot in the first place because we're constantly spending our money on fixing the cars (that we still owe $10k on) + necessities. We have an infant, 9yr old, 11yr old and a pet dog. Ever since he lost his job we've been eating nothing but cheap things (hamburger helper, ramen, hot dogs) for at least a month.  We were accepted for food stamps but with my income they only give us $150 per month which lasts us a week with the amount of food my boys consume. My husband has had interview after interview with no luck whatsoever. I think they'd be really happy to come home from the pool tonight and have a great feast of pizza. </text:p>
            <text:p/>
            <text:p>Tldr; We're broke and sick of the same dinner table scenery and would really like a couple pizzas tonight.</text:p>
            <text:p/>
            <text:p>We were taken care of! Thanks so much to MamaGrr!</text:p>
          </table:table-cell>
          <table:table-cell office:value-type="string" calcext:value-type="string">
            <text:p>[Request] Family of 5 in search of some pizza</text:p>
          </table:table-cell>
          <table:table-cell office:value-type="float" office:value="0" calcext:value-type="float">
            <text:p>0</text:p>
          </table:table-cell>
          <table:table-cell office:value-type="float" office:value="866.382291666667" calcext:value-type="float">
            <text:p>866.3822916667</text:p>
          </table:table-cell>
          <table:table-cell office:value-type="float" office:value="0" calcext:value-type="float">
            <text:p>0</text:p>
          </table:table-cell>
          <table:table-cell office:value-type="float" office:value="866.382291666667" calcext:value-type="float">
            <text:p>866.382291666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True</text:p>
          </table:table-cell>
          <table:table-cell office:value-type="string" calcext:value-type="string">
            <text:p>[]</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table:table-cell office:value-type="string" calcext:value-type="string">
            <text:p>Jenmama</text:p>
          </table:table-cell>
          <table:table-cell office:value-type="float" office:value="1311462379" calcext:value-type="float">
            <text:p>1311462379</text:p>
          </table:table-cell>
          <table:table-cell office:value-type="float" office:value="1311458779" calcext:value-type="float">
            <text:p>1311458779</text:p>
          </table:table-cell>
        </table:table-row>
        <table:table-row table:style-name="ro10">
          <table:table-cell office:value-type="string" calcext:value-type="string">
            <text:p>t3_1mgs2z</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1" calcext:value-type="float">
            <text:p>1</text:p>
          </table:table-cell>
          <table:table-cell office:value-type="float" office:value="1379292448" calcext:value-type="float">
            <text:p>1379292448</text:p>
          </table:table-cell>
          <table:table-cell office:value-type="float" office:value="0" calcext:value-type="float">
            <text:p>0</text:p>
          </table:table-cell>
          <table:table-cell office:value-type="string" calcext:value-type="string">
            <text:p>I got fired over a stupid coworker messing up. He stole my swipe card, signed into the cash till and $300 went missing. Because my name was on the register, i got canned. It's been a really bad day and I just need a pick me up in the form of pizza.</text:p>
            <text:p>    </text:p>
            <text:p>I live in Canada if that helps. I fully plan to pay it forward when I can, I just can't spend anything right now.</text:p>
          </table:table-cell>
          <table:table-cell office:value-type="string" calcext:value-type="string">
            <text:p>I got fired over a stupid coworker messing up. He stole my swipe card, signed into the cash till and $300 went missing. Because my name was on the register, i got canned. It's been a really bad day and I just need a pick me up in the form of pizza.</text:p>
            <text:p>    </text:p>
            <text:p>I live in Canada if that helps. I fully plan to pay it forward when I can, I just can't spend anything right now.</text:p>
          </table:table-cell>
          <table:table-cell office:value-type="string" calcext:value-type="string">
            <text:p>[Request] Got fired. I could really use a pick me up/pizza</text:p>
          </table:table-cell>
          <table:table-cell office:value-type="float" office:value="212.110266203704" calcext:value-type="float">
            <text:p>212.1102662037</text:p>
          </table:table-cell>
          <table:table-cell office:value-type="float" office:value="293.443055555556" calcext:value-type="float">
            <text:p>293.4430555556</text:p>
          </table:table-cell>
          <table:table-cell table:number-columns-repeated="2" office:value-type="float" office:value="0" calcext:value-type="float">
            <text:p>0</text:p>
          </table:table-cell>
          <table:table-cell office:value-type="float" office:value="103" calcext:value-type="float">
            <text:p>103</text:p>
          </table:table-cell>
          <table:table-cell office:value-type="float" office:value="105" calcext:value-type="float">
            <text:p>105</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office:value-type="float" office:value="15" calcext:value-type="float">
            <text:p>15</text:p>
          </table:table-cell>
          <table:table-cell table:style-name="ce1" office:value-type="string" calcext:value-type="string">
            <text:p>True</text:p>
          </table:table-cell>
          <table:table-cell office:value-type="string" calcext:value-type="string">
            <text:p>['AskReddit', 'BigBrother', 'BigBrotherCanada', 'IAmA', 'SourceFed', 'TheAmazingRace', 'funny', 'gaming', 'mindcrack', 'reactiongifs', 'roosterteeth', 'rupaulsdragrace', 'survivor', 'tf2', 'videos']</text:p>
          </table:table-cell>
          <table:table-cell office:value-type="float" office:value="984" calcext:value-type="float">
            <text:p>984</text:p>
          </table:table-cell>
          <table:table-cell office:value-type="float" office:value="990" calcext:value-type="float">
            <text:p>990</text:p>
          </table:table-cell>
          <table:table-cell office:value-type="float" office:value="1522" calcext:value-type="float">
            <text:p>1522</text:p>
          </table:table-cell>
          <table:table-cell office:value-type="float" office:value="1534" calcext:value-type="float">
            <text:p>1534</text:p>
          </table:table-cell>
          <table:table-cell/>
          <table:table-cell office:value-type="string" calcext:value-type="string">
            <text:p>iammattstarkey</text:p>
          </table:table-cell>
          <table:table-cell office:value-type="float" office:value="1379294238" calcext:value-type="float">
            <text:p>1379294238</text:p>
          </table:table-cell>
          <table:table-cell office:value-type="float" office:value="1379290638" calcext:value-type="float">
            <text:p>1379290638</text:p>
          </table:table-cell>
        </table:table-row>
        <table:table-row table:style-name="ro2">
          <table:table-cell office:value-type="string" calcext:value-type="string">
            <text:p>t3_1lj5z5</text:p>
          </table:table-cell>
          <table:table-cell office:value-type="string" calcext:value-type="string">
            <text:p>N/A</text:p>
          </table:table-cell>
          <table:table-cell table:style-name="ce1" office:value-type="string" calcext:value-type="string">
            <text:p>False</text:p>
          </table:table-cell>
          <table:table-cell office:value-type="float" office:value="6" calcext:value-type="float">
            <text:p>6</text:p>
          </table:table-cell>
          <table:table-cell office:value-type="float" office:value="8" calcext:value-type="float">
            <text:p>8</text:p>
          </table:table-cell>
          <table:table-cell table:style-name="ce1" office:value-type="string" calcext:value-type="string">
            <text:p>False</text:p>
          </table:table-cell>
          <table:table-cell office:value-type="float" office:value="2" calcext:value-type="float">
            <text:p>2</text:p>
          </table:table-cell>
          <table:table-cell table:number-columns-repeated="2" office:value-type="string" calcext:value-type="string">
            <text:p>O sweet reddit bless this hungry young chap with the pizza of my dreams.</text:p>
          </table:table-cell>
          <table:table-cell office:value-type="string" calcext:value-type="string">
            <text:p>[Request] I have a huge pizza boner right now and my tease of a wallet it giving be blue pepperonis!!</text:p>
          </table:table-cell>
          <table:table-cell office:value-type="float" office:value="315.125127314815" calcext:value-type="float">
            <text:p>315.1251273148</text:p>
          </table:table-cell>
          <table:table-cell office:value-type="float" office:value="410.650578703704" calcext:value-type="float">
            <text:p>410.6505787037</text:p>
          </table:table-cell>
          <table:table-cell office:value-type="float" office:value="0" calcext:value-type="float">
            <text:p>0</text:p>
          </table:table-cell>
          <table:table-cell office:value-type="float" office:value="95.4837847222222" calcext:value-type="float">
            <text:p>95.4837847222</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style-name="ce1" office:value-type="string" calcext:value-type="string">
            <text:p>False</text:p>
          </table:table-cell>
          <table:table-cell office:value-type="string" calcext:value-type="string">
            <text:p>['AskReddit', 'Celebs', 'IAmA', 'WTF', 'funny', 'videos']</text:p>
          </table:table-cell>
          <table:table-cell office:value-type="float" office:value="4" calcext:value-type="float">
            <text:p>4</text:p>
          </table:table-cell>
          <table:table-cell office:value-type="float" office:value="8" calcext:value-type="float">
            <text:p>8</text:p>
          </table:table-cell>
          <table:table-cell office:value-type="float" office:value="24" calcext:value-type="float">
            <text:p>24</text:p>
          </table:table-cell>
          <table:table-cell office:value-type="float" office:value="46" calcext:value-type="float">
            <text:p>46</text:p>
          </table:table-cell>
          <table:table-cell/>
          <table:table-cell office:value-type="string" calcext:value-type="string">
            <text:p>mo578135</text:p>
          </table:table-cell>
          <table:table-cell office:value-type="float" office:value="1378067912" calcext:value-type="float">
            <text:p>1378067912</text:p>
          </table:table-cell>
          <table:table-cell office:value-type="float" office:value="1378064312" calcext:value-type="float">
            <text:p>1378064312</text:p>
          </table:table-cell>
        </table:table-row>
        <table:table-row table:style-name="ro13">
          <table:table-cell office:value-type="string" calcext:value-type="string">
            <text:p>t3_1g5q8a</text:p>
          </table:table-cell>
          <table:table-cell office:value-type="string" calcext:value-type="string">
            <text:p>N/A</text:p>
          </table:table-cell>
          <table:table-cell table:style-name="ce1" office:value-type="string" calcext:value-type="string">
            <text:p>True</text:p>
          </table:table-cell>
          <table:table-cell office:value-type="float" office:value="0" calcext:value-type="float">
            <text:p>0</text:p>
          </table:table-cell>
          <table:table-cell office:value-type="float" office:value="3" calcext:value-type="float">
            <text:p>3</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Well my son has a bad cold and has been up the last few nights ALL night long. Needless to say we aren't getting much sleep! A nice hot pizza would be a great pick me up and a great way to get out of cooking for one night! I'm no one special, but i thought I'd give this a try! I'll pay it forward after the first of the month! Thanks for reading! <text:s/></text:p>
          </table:table-cell>
          <table:table-cell office:value-type="string" calcext:value-type="string">
            <text:p>[Request] Corpus Christi, TX surrounding area family with a sick 4 month old, exhausted and could use the break from cooking!</text:p>
          </table:table-cell>
          <table:table-cell office:value-type="float" office:value="646.668055555556" calcext:value-type="float">
            <text:p>646.6680555556</text:p>
          </table:table-cell>
          <table:table-cell office:value-type="float" office:value="824.03005787037" calcext:value-type="float">
            <text:p>824.0300578704</text:p>
          </table:table-cell>
          <table:table-cell office:value-type="float" office:value="0" calcext:value-type="float">
            <text:p>0</text:p>
          </table:table-cell>
          <table:table-cell office:value-type="float" office:value="177.320335648148" calcext:value-type="float">
            <text:p>177.3203356481</text:p>
          </table:table-cell>
          <table:table-cell office:value-type="float" office:value="339" calcext:value-type="float">
            <text:p>339</text:p>
          </table:table-cell>
          <table:table-cell office:value-type="float" office:value="344" calcext:value-type="float">
            <text:p>344</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float" office:value="40" calcext:value-type="float">
            <text:p>40</text:p>
          </table:table-cell>
          <table:table-cell table:style-name="ce1" office:value-type="string" calcext:value-type="string">
            <text:p>True</text:p>
          </table:table-cell>
          <table:table-cell office:value-type="string" calcext:value-type="string">
            <text:p>['4chan', 'AdviceAnimals', 'AskReddit', 'Assistance', 'BabyBumps', 'Christianity', 'Drugs', 'IAmA', 'LadyBoners', 'MakeupAddiction', 'RandomActsOfChristmas', 'RedditLaqueristas', 'TwoXChromosomes', 'WTF', 'askscience', 'atheism', 'beyondthebump', 'books', 'daddit', 'darknetplan', 'familysupport', 'fffffffuuuuuuuuuuuu', 'funny', 'gaming', 'gaygeek', 'harrypotter', 'loseit', 'magicTCG', 'pics', 'politics', 'predaddit', 'reddit.com', 'starcraft', 'stopsmoking', 'todayilearned', 'treecomics', 'trees', 'videos', 'worldnews', 'wow']</text:p>
          </table:table-cell>
          <table:table-cell office:value-type="float" office:value="1686" calcext:value-type="float">
            <text:p>1686</text:p>
          </table:table-cell>
          <table:table-cell office:value-type="float" office:value="1700" calcext:value-type="float">
            <text:p>1700</text:p>
          </table:table-cell>
          <table:table-cell office:value-type="float" office:value="3140" calcext:value-type="float">
            <text:p>3140</text:p>
          </table:table-cell>
          <table:table-cell office:value-type="float" office:value="3158" calcext:value-type="float">
            <text:p>3158</text:p>
          </table:table-cell>
          <table:table-cell/>
          <table:table-cell office:value-type="string" calcext:value-type="string">
            <text:p>Grimmjow459</text:p>
          </table:table-cell>
          <table:table-cell office:value-type="float" office:value="1370997225" calcext:value-type="float">
            <text:p>1370997225</text:p>
          </table:table-cell>
          <table:table-cell office:value-type="float" office:value="1370993625" calcext:value-type="float">
            <text:p>1370993625</text:p>
          </table:table-cell>
        </table:table-row>
        <table:table-row table:style-name="ro7">
          <table:table-cell office:value-type="string" calcext:value-type="string">
            <text:p>t3_tynyu</text:p>
          </table:table-cell>
          <table:table-cell office:value-type="string" calcext:value-type="string">
            <text:p>N/A</text:p>
          </table:table-cell>
          <table:table-cell table:style-name="ce1" office:value-type="string" calcext:value-type="string">
            <text:p>False</text:p>
          </table:table-cell>
          <table:table-cell table:number-columns-repeated="2" office:value-type="float" office:value="5" calcext:value-type="float">
            <text:p>5</text:p>
          </table:table-cell>
          <table:table-cell office:value-type="float" office:value="1337657209" calcext:value-type="float">
            <text:p>1337657209</text:p>
          </table:table-cell>
          <table:table-cell office:value-type="float" office:value="3" calcext:value-type="float">
            <text:p>3</text:p>
          </table:table-cell>
          <table:table-cell table:number-columns-repeated="2" office:value-type="string" calcext:value-type="string">
            <text:p>(Bay Area, California) I just lost my job about a month ago. I'm at 0 in savings. A friend told me about this. I just want to eat some dinner. Hope everyones having a great day.</text:p>
          </table:table-cell>
          <table:table-cell office:value-type="string" calcext:value-type="string">
            <text:p>[Request] Broke. Wife left me because I'm broke. Just heard about this from a friend. Anyone feeling generous?</text:p>
          </table:table-cell>
          <table:table-cell office:value-type="float" office:value="0" calcext:value-type="float">
            <text:p>0</text:p>
          </table:table-cell>
          <table:table-cell office:value-type="float" office:value="563.166099537037" calcext:value-type="float">
            <text:p>563.166099537</text:p>
          </table:table-cell>
          <table:table-cell office:value-type="float" office:value="0" calcext:value-type="float">
            <text:p>0</text:p>
          </table:table-cell>
          <table:table-cell office:value-type="float" office:value="563.166099537037" calcext:value-type="float">
            <text:p>563.16609953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table-cell office:value-type="string" calcext:value-type="string">
            <text:p>monkeysnarls</text:p>
          </table:table-cell>
          <table:table-cell office:value-type="float" office:value="1337660210" calcext:value-type="float">
            <text:p>1337660210</text:p>
          </table:table-cell>
          <table:table-cell office:value-type="float" office:value="1337656610" calcext:value-type="float">
            <text:p>1337656610</text:p>
          </table:table-cell>
        </table:table-row>
        <table:table-row table:style-name="ro8">
          <table:table-cell office:value-type="string" calcext:value-type="string">
            <text:p>t3_ibsa9</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3" calcext:value-type="float">
            <text:p>3</text:p>
          </table:table-cell>
          <table:table-cell table:style-name="ce1" office:value-type="string" calcext:value-type="string">
            <text:p>False</text:p>
          </table:table-cell>
          <table:table-cell office:value-type="float" office:value="4" calcext:value-type="float">
            <text:p>4</text:p>
          </table:table-cell>
          <table:table-cell table:number-columns-repeated="2" office:value-type="string" calcext:value-type="string">
            <text:p>I am usually the one who gives, but unfortunately like so many others in this economy my family and I have fallen on hard times and would love the special treat of a pizza for dinner. We would be so greatful and appreciate it so very much. I was always taught to give back what God gives you and I would look forward to returning the favor when the clouds part and the sun shines upon us again. God Bless!</text:p>
          </table:table-cell>
          <table:table-cell office:value-type="string" calcext:value-type="string">
            <text:p>[REQUEST] Sounds so yummy, but too expensive for us when the belt it as tight as is it right now!</text:p>
          </table:table-cell>
          <table:table-cell office:value-type="float" office:value="0" calcext:value-type="float">
            <text:p>0</text:p>
          </table:table-cell>
          <table:table-cell office:value-type="float" office:value="891.316238425926" calcext:value-type="float">
            <text:p>891.3162384259</text:p>
          </table:table-cell>
          <table:table-cell office:value-type="float" office:value="0" calcext:value-type="float">
            <text:p>0</text:p>
          </table:table-cell>
          <table:table-cell office:value-type="float" office:value="891.316238425926" calcext:value-type="float">
            <text:p>891.316238425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True</text:p>
          </table:table-cell>
          <table:table-cell office:value-type="string" calcext:value-type="string">
            <text:p>[]</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table:table-cell office:value-type="string" calcext:value-type="string">
            <text:p>xpainisweaknessx</text:p>
          </table:table-cell>
          <table:table-cell office:value-type="float" office:value="1309308067" calcext:value-type="float">
            <text:p>1309308067</text:p>
          </table:table-cell>
          <table:table-cell office:value-type="float" office:value="1309304467" calcext:value-type="float">
            <text:p>1309304467</text:p>
          </table:table-cell>
        </table:table-row>
        <table:table-row table:style-name="ro2">
          <table:table-cell office:value-type="string" calcext:value-type="string">
            <text:p>t3_11hcyw</text:p>
          </table:table-cell>
          <table:table-cell office:value-type="string" calcext:value-type="string">
            <text:p>N/A</text:p>
          </table:table-cell>
          <table:table-cell table:style-name="ce1" office:value-type="string" calcext:value-type="string">
            <text:p>True</text:p>
          </table:table-cell>
          <table:table-cell office:value-type="float" office:value="1" calcext:value-type="float">
            <text:p>1</text:p>
          </table:table-cell>
          <table:table-cell office:value-type="float" office:value="5" calcext:value-type="float">
            <text:p>5</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Hungry and would love some food but we're all broke and still working on homework. Any love for some Seattle students?</text:p>
          </table:table-cell>
          <table:table-cell office:value-type="string" calcext:value-type="string">
            <text:p>[Request] Seattle college students broke and studying at school.</text:p>
          </table:table-cell>
          <table:table-cell office:value-type="float" office:value="635.8465625" calcext:value-type="float">
            <text:p>635.8465625</text:p>
          </table:table-cell>
          <table:table-cell office:value-type="float" office:value="1053.24011574074" calcext:value-type="float">
            <text:p>1053.2401157407</text:p>
          </table:table-cell>
          <table:table-cell office:value-type="float" office:value="0" calcext:value-type="float">
            <text:p>0</text:p>
          </table:table-cell>
          <table:table-cell office:value-type="float" office:value="417.351886574074" calcext:value-type="float">
            <text:p>417.3518865741</text:p>
          </table:table-cell>
          <table:table-cell table:number-columns-repeated="2" office:value-type="float" office:value="20" calcext:value-type="float">
            <text:p>2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style-name="ce1" office:value-type="string" calcext:value-type="string">
            <text:p>False</text:p>
          </table:table-cell>
          <table:table-cell office:value-type="string" calcext:value-type="string">
            <text:p>['AskReddit', 'cats', 'computers', 'hardware', 'reddit.com', 'tf2']</text:p>
          </table:table-cell>
          <table:table-cell office:value-type="float" office:value="84" calcext:value-type="float">
            <text:p>84</text:p>
          </table:table-cell>
          <table:table-cell office:value-type="float" office:value="89" calcext:value-type="float">
            <text:p>89</text:p>
          </table:table-cell>
          <table:table-cell office:value-type="float" office:value="128" calcext:value-type="float">
            <text:p>128</text:p>
          </table:table-cell>
          <table:table-cell office:value-type="float" office:value="135" calcext:value-type="float">
            <text:p>135</text:p>
          </table:table-cell>
          <table:table-cell/>
          <table:table-cell office:value-type="string" calcext:value-type="string">
            <text:p>i_poop_more_than_u</text:p>
          </table:table-cell>
          <table:table-cell office:value-type="float" office:value="1350258553" calcext:value-type="float">
            <text:p>1350258553</text:p>
          </table:table-cell>
          <table:table-cell office:value-type="float" office:value="1350254953" calcext:value-type="float">
            <text:p>1350254953</text:p>
          </table:table-cell>
        </table:table-row>
        <table:table-row table:style-name="ro11">
          <table:table-cell office:value-type="string" calcext:value-type="string">
            <text:p>t3_whyuw</text:p>
          </table:table-cell>
          <table:table-cell office:value-type="string" calcext:value-type="string">
            <text:p>N/A</text:p>
          </table:table-cell>
          <table:table-cell table:style-name="ce1" office:value-type="string" calcext:value-type="string">
            <text:p>False</text:p>
          </table:table-cell>
          <table:table-cell office:value-type="float" office:value="5" calcext:value-type="float">
            <text:p>5</text:p>
          </table:table-cell>
          <table:table-cell office:value-type="float" office:value="6" calcext:value-type="float">
            <text:p>6</text:p>
          </table:table-cell>
          <table:table-cell table:style-name="ce1" office:value-type="string" calcext:value-type="string">
            <text:p>False</text:p>
          </table:table-cell>
          <table:table-cell office:value-type="float" office:value="3" calcext:value-type="float">
            <text:p>3</text:p>
          </table:table-cell>
          <table:table-cell table:number-columns-repeated="2" office:value-type="string" calcext:value-type="string">
            <text:p>My family has been strapped for cash for a few weeks now and have been kind of scraping for our necessities. Today we don't have enough money for any food today and what we have been eating isn't exactly top tier. Could probably go today but would really appreciate some pizza.</text:p>
          </table:table-cell>
          <table:table-cell office:value-type="string" calcext:value-type="string">
            <text:p>[Request] Want to surprise my family with some actual food today.</text:p>
          </table:table-cell>
          <table:table-cell office:value-type="float" office:value="0" calcext:value-type="float">
            <text:p>0</text:p>
          </table:table-cell>
          <table:table-cell office:value-type="float" office:value="510.719247685185" calcext:value-type="float">
            <text:p>510.7192476852</text:p>
          </table:table-cell>
          <table:table-cell office:value-type="float" office:value="0" calcext:value-type="float">
            <text:p>0</text:p>
          </table:table-cell>
          <table:table-cell office:value-type="float" office:value="510.719247685185" calcext:value-type="float">
            <text:p>510.719247685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table:number-columns-repeated="3" office:value-type="float" office:value="0" calcext:value-type="float">
            <text:p>0</text:p>
          </table:table-cell>
          <table:table-cell office:value-type="float" office:value="20" calcext:value-type="float">
            <text:p>20</text:p>
          </table:table-cell>
          <table:table-cell/>
          <table:table-cell office:value-type="string" calcext:value-type="string">
            <text:p>RockMondo</text:p>
          </table:table-cell>
          <table:table-cell office:value-type="float" office:value="1342191547" calcext:value-type="float">
            <text:p>1342191547</text:p>
          </table:table-cell>
          <table:table-cell office:value-type="float" office:value="1342187947" calcext:value-type="float">
            <text:p>1342187947</text:p>
          </table:table-cell>
        </table:table-row>
        <table:table-row table:style-name="ro2">
          <table:table-cell office:value-type="string" calcext:value-type="string">
            <text:p>t3_z9a9f</text:p>
          </table:table-cell>
          <table:table-cell office:value-type="string" calcext:value-type="string">
            <text:p>N/A</text:p>
          </table:table-cell>
          <table:table-cell table:style-name="ce1" office:value-type="string" calcext:value-type="string">
            <text:p>True</text:p>
          </table:table-cell>
          <table:table-cell office:value-type="float" office:value="8" calcext:value-type="float">
            <text:p>8</text:p>
          </table:table-cell>
          <table:table-cell office:value-type="float" office:value="13" calcext:value-type="float">
            <text:p>13</text:p>
          </table:table-cell>
          <table:table-cell table:style-name="ce1" office:value-type="string" calcext:value-type="string">
            <text:p>False</text:p>
          </table:table-cell>
          <table:table-cell office:value-type="float" office:value="5" calcext:value-type="float">
            <text:p>5</text:p>
          </table:table-cell>
          <table:table-cell table:number-columns-repeated="2" office:value-type="string" calcext:value-type="string">
            <text:p>Me and my family never spend time together so i want to try and get a pizza,watch a movie and talk about our day</text:p>
          </table:table-cell>
          <table:table-cell office:value-type="string" calcext:value-type="string">
            <text:p>REQUEST:Pizza for family night</text:p>
          </table:table-cell>
          <table:table-cell office:value-type="float" office:value="0" calcext:value-type="float">
            <text:p>0</text:p>
          </table:table-cell>
          <table:table-cell office:value-type="float" office:value="459.236979166667" calcext:value-type="float">
            <text:p>459.2369791667</text:p>
          </table:table-cell>
          <table:table-cell office:value-type="float" office:value="0" calcext:value-type="float">
            <text:p>0</text:p>
          </table:table-cell>
          <table:table-cell office:value-type="float" office:value="459.236979166667" calcext:value-type="float">
            <text:p>459.236979166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6" calcext:value-type="float">
            <text:p>36</text:p>
          </table:table-cell>
          <table:table-cell/>
          <table:table-cell office:value-type="string" calcext:value-type="string">
            <text:p>wyliegirl</text:p>
          </table:table-cell>
          <table:table-cell office:value-type="float" office:value="1346639640" calcext:value-type="float">
            <text:p>1346639640</text:p>
          </table:table-cell>
          <table:table-cell office:value-type="float" office:value="1346636040" calcext:value-type="float">
            <text:p>1346636040</text:p>
          </table:table-cell>
        </table:table-row>
        <table:table-row table:style-name="ro1">
          <table:table-cell office:value-type="string" calcext:value-type="string">
            <text:p>t3_1ipj85</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7" calcext:value-type="float">
            <text:p>7</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Pregnant and craving pizza!! Will pay it forward on payday! :)</text:p>
          </table:table-cell>
          <table:table-cell office:value-type="string" calcext:value-type="string">
            <text:p>[Request] Blacksburg,VA</text:p>
          </table:table-cell>
          <table:table-cell office:value-type="float" office:value="305.472430555556" calcext:value-type="float">
            <text:p>305.4724305556</text:p>
          </table:table-cell>
          <table:table-cell office:value-type="float" office:value="444.016030092593" calcext:value-type="float">
            <text:p>444.0160300926</text:p>
          </table:table-cell>
          <table:table-cell office:value-type="float" office:value="0" calcext:value-type="float">
            <text:p>0</text:p>
          </table:table-cell>
          <table:table-cell office:value-type="float" office:value="138.50193287037" calcext:value-type="float">
            <text:p>138.5019328704</text:p>
          </table:table-cell>
          <table:table-cell office:value-type="float" office:value="9" calcext:value-type="float">
            <text:p>9</text:p>
          </table:table-cell>
          <table:table-cell office:value-type="float" office:value="13" calcext:value-type="float">
            <text:p>13</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style-name="ce1" office:value-type="string" calcext:value-type="string">
            <text:p>False</text:p>
          </table:table-cell>
          <table:table-cell office:value-type="string" calcext:value-type="string">
            <text:p>['Virginia', 'VirginiaTech', 'funny', 'gaming', 'politics', 'todayilearned']</text:p>
          </table:table-cell>
          <table:table-cell office:value-type="float" office:value="20" calcext:value-type="float">
            <text:p>20</text:p>
          </table:table-cell>
          <table:table-cell office:value-type="float" office:value="27" calcext:value-type="float">
            <text:p>27</text:p>
          </table:table-cell>
          <table:table-cell office:value-type="float" office:value="30" calcext:value-type="float">
            <text:p>30</text:p>
          </table:table-cell>
          <table:table-cell office:value-type="float" office:value="53" calcext:value-type="float">
            <text:p>53</text:p>
          </table:table-cell>
          <table:table-cell/>
          <table:table-cell office:value-type="string" calcext:value-type="string">
            <text:p>3Taylors</text:p>
          </table:table-cell>
          <table:table-cell office:value-type="float" office:value="1374351218" calcext:value-type="float">
            <text:p>1374351218</text:p>
          </table:table-cell>
          <table:table-cell office:value-type="float" office:value="1374347618" calcext:value-type="float">
            <text:p>1374347618</text:p>
          </table:table-cell>
        </table:table-row>
        <table:table-row table:style-name="ro10">
          <table:table-cell office:value-type="string" calcext:value-type="string">
            <text:p>t3_yejtx</text:p>
          </table:table-cell>
          <table:table-cell office:value-type="string" calcext:value-type="string">
            <text:p>N/A</text:p>
          </table:table-cell>
          <table:table-cell table:style-name="ce1" office:value-type="string" calcext:value-type="string">
            <text:p>True</text:p>
          </table:table-cell>
          <table:table-cell office:value-type="float" office:value="7" calcext:value-type="float">
            <text:p>7</text:p>
          </table:table-cell>
          <table:table-cell office:value-type="float" office:value="13" calcext:value-type="float">
            <text:p>13</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Oh my gosh I am starving and all i can think about is food right now. I've run out of food stamps and I've had pretty much the worst birthday ever today. </text:p>
            <text:p/>
            <text:p>I haven't eaten anythingand the food closets don't have any distribution locations near any of my bus routes till the end of next week. </text:p>
            <text:p/>
            <text:p>Can sent pic of ID as verification, but really I could use any kind of help :-\</text:p>
          </table:table-cell>
          <table:table-cell office:value-type="string" calcext:value-type="string">
            <text:p>Oh my gosh I am starving and all i can think about is food right now. I've run out of food stamps and I've had pretty much the worst birthday ever today. </text:p>
            <text:p/>
            <text:p>I haven't eaten anythingand the food closets don't have any distribution locations near any of my bus routes till the end of next week. </text:p>
            <text:p/>
            <text:p>Can sent pic of ID as verification, but really I could use any kind of help :-\</text:p>
          </table:table-cell>
          <table:table-cell office:value-type="string" calcext:value-type="string">
            <text:p>[REQUEST] Ran out of all food and food stamps. Surprisingly not an ent despite living in Sacramento</text:p>
          </table:table-cell>
          <table:table-cell office:value-type="float" office:value="23.8952777777778" calcext:value-type="float">
            <text:p>23.8952777778</text:p>
          </table:table-cell>
          <table:table-cell office:value-type="float" office:value="499.248888888889" calcext:value-type="float">
            <text:p>499.2488888889</text:p>
          </table:table-cell>
          <table:table-cell office:value-type="float" office:value="0" calcext:value-type="float">
            <text:p>0</text:p>
          </table:table-cell>
          <table:table-cell office:value-type="float" office:value="475.311944444445" calcext:value-type="float">
            <text:p>475.3119444444</text:p>
          </table:table-cell>
          <table:table-cell office:value-type="float" office:value="4" calcext:value-type="float">
            <text:p>4</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style-name="ce1" office:value-type="string" calcext:value-type="string">
            <text:p>False</text:p>
          </table:table-cell>
          <table:table-cell office:value-type="string" calcext:value-type="string">
            <text:p>['Assistance', 'Pizzatrade', 'movies', 'privacy']</text:p>
          </table:table-cell>
          <table:table-cell office:value-type="float" office:value="6" calcext:value-type="float">
            <text:p>6</text:p>
          </table:table-cell>
          <table:table-cell office:value-type="float" office:value="35" calcext:value-type="float">
            <text:p>35</text:p>
          </table:table-cell>
          <table:table-cell office:value-type="float" office:value="32" calcext:value-type="float">
            <text:p>32</text:p>
          </table:table-cell>
          <table:table-cell office:value-type="float" office:value="103" calcext:value-type="float">
            <text:p>103</text:p>
          </table:table-cell>
          <table:table-cell/>
          <table:table-cell office:value-type="string" calcext:value-type="string">
            <text:p>OKnowUC</text:p>
          </table:table-cell>
          <table:table-cell office:value-type="float" office:value="1345250736" calcext:value-type="float">
            <text:p>1345250736</text:p>
          </table:table-cell>
          <table:table-cell office:value-type="float" office:value="1345247136" calcext:value-type="float">
            <text:p>1345247136</text:p>
          </table:table-cell>
        </table:table-row>
        <table:table-row table:style-name="ro2">
          <table:table-cell office:value-type="string" calcext:value-type="string">
            <text:p>t3_1noimn</text:p>
          </table:table-cell>
          <table:table-cell office:value-type="string" calcext:value-type="string">
            <text:p>N/A</text:p>
          </table:table-cell>
          <table:table-cell table:style-name="ce1" office:value-type="string" calcext:value-type="string">
            <text:p>False</text:p>
          </table:table-cell>
          <table:table-cell office:value-type="float" office:value="4" calcext:value-type="float">
            <text:p>4</text:p>
          </table:table-cell>
          <table:table-cell office:value-type="float" office:value="3" calcext:value-type="float">
            <text:p>3</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My wife and daughter went to a funeral. I don't feel like cooking for my son and I. Anyone feel like sending pizza? Only place nearby is Pizza Hut.</text:p>
          </table:table-cell>
          <table:table-cell office:value-type="string" calcext:value-type="string">
            <text:p>[Request] Wife is at a funeral, I don't want to cook. Pizza would rock!</text:p>
          </table:table-cell>
          <table:table-cell office:value-type="float" office:value="301.926921296296" calcext:value-type="float">
            <text:p>301.9269212963</text:p>
          </table:table-cell>
          <table:table-cell office:value-type="float" office:value="365.390277777778" calcext:value-type="float">
            <text:p>365.3902777778</text:p>
          </table:table-cell>
          <table:table-cell office:value-type="float" office:value="78.0988773148148" calcext:value-type="float">
            <text:p>78.0988773148</text:p>
          </table:table-cell>
          <table:table-cell office:value-type="float" office:value="141.562233796296" calcext:value-type="float">
            <text:p>141.5622337963</text:p>
          </table:table-cell>
          <table:table-cell office:value-type="float" office:value="195" calcext:value-type="float">
            <text:p>195</text:p>
          </table:table-cell>
          <table:table-cell office:value-type="float" office:value="208" calcext:value-type="float">
            <text:p>208</text:p>
          </table:table-cell>
          <table:table-cell table:number-columns-repeated="2" office:value-type="float" office:value="2" calcext:value-type="float">
            <text:p>2</text:p>
          </table:table-cell>
          <table:table-cell office:value-type="float" office:value="14" calcext:value-type="float">
            <text:p>14</text:p>
          </table:table-cell>
          <table:table-cell office:value-type="float" office:value="16" calcext:value-type="float">
            <text:p>16</text:p>
          </table:table-cell>
          <table:table-cell office:value-type="float" office:value="0" calcext:value-type="float">
            <text:p>0</text:p>
          </table:table-cell>
          <table:table-cell office:value-type="float" office:value="1" calcext:value-type="float">
            <text:p>1</text:p>
          </table:table-cell>
          <table:table-cell office:value-type="float" office:value="41" calcext:value-type="float">
            <text:p>41</text:p>
          </table:table-cell>
          <table:table-cell table:style-name="ce1" office:value-type="string" calcext:value-type="string">
            <text:p>False</text:p>
          </table:table-cell>
          <table:table-cell office:value-type="string" calcext:value-type="string">
            <text:p>['ADHD', 'AdviceAnimals', 'Anxiety', 'Aquariums', 'AskElectronics', 'AskReddit', 'BBQ', 'Cooking', 'CrazyIdeas', 'DIY', 'Dachshund', 'Frugal', 'IAmA', 'Iowa', 'Loans', 'PlantedTank', 'Random_Acts_Of_Pizza', 'RealGirls', 'VOIP', 'Wordpress', 'amateurradio', 'aww', 'cedarrapids', 'depression', 'electronics', 'everymanshouldknow', 'funny', 'geek', 'gonewild', 'grilling', 'mentalhealth', 'milwaukee', 'needamod', 'pics', 'pinball', 'relationships', 'sex', 'socialanxiety', 'todayilearned', 'videos', 'web_design']</text:p>
          </table:table-cell>
          <table:table-cell office:value-type="float" office:value="943" calcext:value-type="float">
            <text:p>943</text:p>
          </table:table-cell>
          <table:table-cell office:value-type="float" office:value="984" calcext:value-type="float">
            <text:p>984</text:p>
          </table:table-cell>
          <table:table-cell office:value-type="float" office:value="1331" calcext:value-type="float">
            <text:p>1331</text:p>
          </table:table-cell>
          <table:table-cell office:value-type="float" office:value="1388" calcext:value-type="float">
            <text:p>1388</text:p>
          </table:table-cell>
          <table:table-cell/>
          <table:table-cell office:value-type="string" calcext:value-type="string">
            <text:p>bobmooney</text:p>
          </table:table-cell>
          <table:table-cell office:value-type="float" office:value="1380863261" calcext:value-type="float">
            <text:p>1380863261</text:p>
          </table:table-cell>
          <table:table-cell office:value-type="float" office:value="1380834461" calcext:value-type="float">
            <text:p>1380834461</text:p>
          </table:table-cell>
        </table:table-row>
        <table:table-row table:style-name="ro6">
          <table:table-cell office:value-type="string" calcext:value-type="string">
            <text:p>t3_1jutwq</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3" calcext:value-type="float">
            <text:p>3</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I don't really have a sad story or anything to tell, I'm just exhausted and forgot to get groceries.</text:p>
            <text:p/>
            <text:p>I've been working my retail job for the last few days straight.  I got off my shift today and made the mistake of getting comfy.  I completely forgot to grab food before heading home.  Other than toasted bread and tap water, my options for dinner are moot.  If someone would be willing to save this tired man a trip out and order some Pizza in my place, you will have firmly restored the faith in humanity that being a retail servant has taken from me.</text:p>
          </table:table-cell>
          <table:table-cell office:value-type="string" calcext:value-type="string">
            <text:p>I don't really have a sad story or anything to tell, I'm just exhausted and forgot to get groceries.</text:p>
            <text:p/>
            <text:p>I've been working my retail job for the last few days straight.  I got off my shift today and made the mistake of getting comfy.  I completely forgot to grab food before heading home.  Other than toasted bread and tap water, my options for dinner are moot.  If someone would be willing to save this tired man a trip out and order some Pizza in my place, you will have firmly restored the faith in humanity that being a retail servant has taken from me.</text:p>
          </table:table-cell>
          <table:table-cell office:value-type="string" calcext:value-type="string">
            <text:p>[Request] Empty pantry. Empty stomach.</text:p>
          </table:table-cell>
          <table:table-cell office:value-type="float" office:value="362.034212962963" calcext:value-type="float">
            <text:p>362.034212963</text:p>
          </table:table-cell>
          <table:table-cell office:value-type="float" office:value="483.279722222222" calcext:value-type="float">
            <text:p>483.2797222222</text:p>
          </table:table-cell>
          <table:table-cell office:value-type="float" office:value="0" calcext:value-type="float">
            <text:p>0</text:p>
          </table:table-cell>
          <table:table-cell office:value-type="float" office:value="121.203842592593" calcext:value-type="float">
            <text:p>121.2038425926</text:p>
          </table:table-cell>
          <table:table-cell office:value-type="float" office:value="452" calcext:value-type="float">
            <text:p>452</text:p>
          </table:table-cell>
          <table:table-cell office:value-type="float" office:value="529" calcext:value-type="float">
            <text:p>529</text:p>
          </table:table-cell>
          <table:table-cell table:number-columns-repeated="2" office:value-type="float" office:value="0" calcext:value-type="float">
            <text:p>0</text:p>
          </table:table-cell>
          <table:table-cell office:value-type="float" office:value="121" calcext:value-type="float">
            <text:p>121</text:p>
          </table:table-cell>
          <table:table-cell office:value-type="float" office:value="138" calcext:value-type="float">
            <text:p>138</text:p>
          </table:table-cell>
          <table:table-cell office:value-type="float" office:value="0" calcext:value-type="float">
            <text:p>0</text:p>
          </table:table-cell>
          <table:table-cell office:value-type="float" office:value="1" calcext:value-type="float">
            <text:p>1</text:p>
          </table:table-cell>
          <table:table-cell office:value-type="float" office:value="96" calcext:value-type="float">
            <text:p>96</text:p>
          </table:table-cell>
          <table:table-cell table:style-name="ce1" office:value-type="string" calcext:value-type="string">
            <text:p>False</text:p>
          </table:table-cell>
          <table:table-cell office:value-type="string" calcext:value-type="string">
            <text:p>['AdviceAnimals', 'Android', 'AndroidGaming', 'AndroidQuestions', 'AnimalCrossing', 'AskMen', 'AskReddit', 'AskWomen', 'Bandnames', 'Buddhism', 'DAE', 'DirtyGaming', 'DnD', 'DoesAnybodyElse', 'Fallout', 'Gaben', 'Games', 'GifSound', 'HomeworkHelp', 'IAmA', 'IWantOut', 'ImGoingToHellForThis', 'IndieGaming', 'KerbalSpaceProgram', 'LV426', 'LeagueOfMemes', 'LifeProTips', 'Lovecraft', 'Marvel', 'MercWithAMouth', 'Music', 'NSFWIAMA', 'Nexus10', 'PS3', 'Pathfinder_RPG', 'PowerMetal', 'Rainmeter', 'Random_Acts_Of_Amazon', 'Random_Acts_of_Books', 'Showerthoughts', 'SlenderMan', 'StencilTemplates', 'TalesFromRetail', 'Thailand', 'ThereBeGeeks', 'TrollXChromosomes', 'WTF', 'androidapps', 'animenocontext', 'arduino', 'atheism', 'battlestations', 'cablefail', 'casualiama', 'chicago', 'comics', 'compsci', 'deadpool', 'depaul', 'earthbound', 'electronic_cigarette', 'electronics', 'explainlikeIAmA', 'explainlikeimfive', 'feminineboys', 'funny', 'futurama', 'gaming', 'happygirls', 'howto', 'japan', 'learnprogramming', 'lego', 'letsplay', 'letsstream', 'malehairadvice', 'mildlyinteresting', 'movies', 'oculus', 'offmychest', 'outside', 'pcmasterrace', 'pics', 'relationship_advice', 'robotics', 'rpg', 'shutupandtakemymoney', 'skyrim', 'somethingimade', 'tall', 'thevenomsite', 'tifu', 'todayilearned', 'trees', 'videos', 'vita']</text:p>
          </table:table-cell>
          <table:table-cell office:value-type="float" office:value="3511" calcext:value-type="float">
            <text:p>3511</text:p>
          </table:table-cell>
          <table:table-cell office:value-type="float" office:value="3909" calcext:value-type="float">
            <text:p>3909</text:p>
          </table:table-cell>
          <table:table-cell office:value-type="float" office:value="6673" calcext:value-type="float">
            <text:p>6673</text:p>
          </table:table-cell>
          <table:table-cell office:value-type="float" office:value="7419" calcext:value-type="float">
            <text:p>7419</text:p>
          </table:table-cell>
          <table:table-cell/>
          <table:table-cell office:value-type="string" calcext:value-type="string">
            <text:p>Nemesis0320</text:p>
          </table:table-cell>
          <table:table-cell office:value-type="float" office:value="1375845750" calcext:value-type="float">
            <text:p>1375845750</text:p>
          </table:table-cell>
          <table:table-cell office:value-type="float" office:value="1375842150" calcext:value-type="float">
            <text:p>1375842150</text:p>
          </table:table-cell>
        </table:table-row>
        <table:table-row table:style-name="ro6">
          <table:table-cell office:value-type="string" calcext:value-type="string">
            <text:p>t3_tjtxc</text:p>
          </table:table-cell>
          <table:table-cell office:value-type="string" calcext:value-type="string">
            <text:p>providencepariah</text:p>
          </table:table-cell>
          <table:table-cell table:style-name="ce1" office:value-type="string" calcext:value-type="string">
            <text:p>False</text:p>
          </table:table-cell>
          <table:table-cell office:value-type="float" office:value="1" calcext:value-type="float">
            <text:p>1</text:p>
          </table:table-cell>
          <table:table-cell office:value-type="float" office:value="5" calcext:value-type="float">
            <text:p>5</text:p>
          </table:table-cell>
          <table:table-cell table:style-name="ce1" office:value-type="string" calcext:value-type="string">
            <text:p>False</text:p>
          </table:table-cell>
          <table:table-cell office:value-type="float" office:value="4" calcext:value-type="float">
            <text:p>4</text:p>
          </table:table-cell>
          <table:table-cell office:value-type="string" calcext:value-type="string">
            <text:p>My friend has a foot condition that he was born with. He was operated on one of his feet last year, and they just finished the other one yesterday! He needs to go through a recovery period of two weeks before he can start walking again, and I'd like to brighten up his day with a pizza because I can't visit him today (when two of my other friends are going).</text:p>
            <text:p/>
            <text:p>He's not in any real need, but I think it'd be a nice thing to do since he's just an all-around great guy and taking this like a champ (and always willing to offer us food!)</text:p>
          </table:table-cell>
          <table:table-cell office:value-type="string" calcext:value-type="string">
            <text:p>My friend has a foot condition that he was born with. He was operated on one of his feet last year, and they just finished the other one yesterday! He needs to go through a recovery period of two weeks before he can start walking again, and I'd like to brighten up his day with a pizza because I can't visit him today (when two of my other friends are going).</text:p>
            <text:p/>
            <text:p>He's not in any real need, but I think it'd be a nice thing to do since he's just an all-around great guy and taking this like a champ (and always willing to offer us food!)</text:p>
          </table:table-cell>
          <table:table-cell office:value-type="string" calcext:value-type="string">
            <text:p>[Request] Pizza for my friend just out of surgery</text:p>
          </table:table-cell>
          <table:table-cell office:value-type="float" office:value="68.8188773148148" calcext:value-type="float">
            <text:p>68.8188773148</text:p>
          </table:table-cell>
          <table:table-cell office:value-type="float" office:value="641.447106481481" calcext:value-type="float">
            <text:p>641.4471064815</text:p>
          </table:table-cell>
          <table:table-cell office:value-type="float" office:value="6.55841435185185" calcext:value-type="float">
            <text:p>6.5584143519</text:p>
          </table:table-cell>
          <table:table-cell office:value-type="float" office:value="579.186643518519" calcext:value-type="float">
            <text:p>579.1866435185</text:p>
          </table:table-cell>
          <table:table-cell office:value-type="float" office:value="223" calcext:value-type="float">
            <text:p>223</text:p>
          </table:table-cell>
          <table:table-cell office:value-type="float" office:value="293" calcext:value-type="float">
            <text:p>29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table:style-name="ce1" office:value-type="string" calcext:value-type="string">
            <text:p>False</text:p>
          </table:table-cell>
          <table:table-cell office:value-type="string" calcext:value-type="string">
            <text:p>['AdviceAnimals', 'AskReddit', 'LadyBoners', 'Random_Acts_Of_Pizza', 'YarnAddicts', 'amiugly', 'atheism', 'aww', 'freebies', 'funny', 'keto', 'knitting', 'pics', 'pokemon', 'pokemontrades', 'politics', 't:bigbang', 'trees']</text:p>
          </table:table-cell>
          <table:table-cell office:value-type="float" office:value="874" calcext:value-type="float">
            <text:p>874</text:p>
          </table:table-cell>
          <table:table-cell office:value-type="float" office:value="2493" calcext:value-type="float">
            <text:p>2493</text:p>
          </table:table-cell>
          <table:table-cell office:value-type="float" office:value="1232" calcext:value-type="float">
            <text:p>1232</text:p>
          </table:table-cell>
          <table:table-cell office:value-type="float" office:value="3611" calcext:value-type="float">
            <text:p>3611</text:p>
          </table:table-cell>
          <table:table-cell office:value-type="string" calcext:value-type="string">
            <text:p>shroom</text:p>
          </table:table-cell>
          <table:table-cell office:value-type="string" calcext:value-type="string">
            <text:p>akystics</text:p>
          </table:table-cell>
          <table:table-cell office:value-type="float" office:value="1336846124" calcext:value-type="float">
            <text:p>1336846124</text:p>
          </table:table-cell>
          <table:table-cell office:value-type="float" office:value="1336842524" calcext:value-type="float">
            <text:p>1336842524</text:p>
          </table:table-cell>
        </table:table-row>
        <table:table-row table:style-name="ro23">
          <table:table-cell office:value-type="string" calcext:value-type="string">
            <text:p>t3_1432t6</text:p>
          </table:table-cell>
          <table:table-cell office:value-type="string" calcext:value-type="string">
            <text:p>N/A</text:p>
          </table:table-cell>
          <table:table-cell table:style-name="ce1" office:value-type="string" calcext:value-type="string">
            <text:p>True</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I think, finally, my roommate and I have hit rock bottom right before things start to look up, which always seems to be how it goes, doesn't it?</text:p>
            <text:p/>
            <text:p>We have less than five dollars in the house, I maxed my credit card ages ago, and I won't be getting paid until next friday and god knows when he will as he hasn't even started his new job yet. </text:p>
            <text:p/>
            <text:p>I'm so proud of how far we've come, starting the year more or less homeless to being able to afford a house and a dog until he lost his job. We managed to scrape together rent for this month, but I'd really rather not eat rice for the next seven days as that is literally all we have left in our cupboard aside from some baking essentials. Rice, waffles, and cake, diet of champions...</text:p>
            <text:p/>
            <text:p>I would offer something in exchange but anything I can make costs more to ship than I will have for ages. If you want I can draw you something, I guess? Any help would be beyond appreciated and once he starts his job in a couple weeks, I will be sure to pay it forward!</text:p>
            <text:p/>
            <text:p/>
          </table:table-cell>
          <table:table-cell office:value-type="string" calcext:value-type="string">
            <text:p>I think, finally, my roommate and I have hit rock bottom right before things start to look up, which always seems to be how it goes, doesn't it?</text:p>
            <text:p/>
            <text:p>We have less than five dollars in the house, I maxed my credit card ages ago, and I won't be getting paid until next friday and god knows when he will as he hasn't even started his new job yet. </text:p>
            <text:p/>
            <text:p>I'm so proud of how far we've come, starting the year more or less homeless to being able to afford a house and a dog until he lost his job. We managed to scrape together rent for this month, but I'd really rather not eat rice for the next seven days as that is literally all we have left in our cupboard aside from some baking essentials. Rice, waffles, and cake, diet of champions...</text:p>
            <text:p/>
            <text:p>I would offer something in exchange but anything I can make costs more to ship than I will have for ages. If you want I can draw you something, I guess? Any help would be beyond appreciated and once he starts his job in a couple weeks, I will be sure to pay it forward!</text:p>
            <text:p/>
            <text:p/>
          </table:table-cell>
          <table:table-cell office:value-type="string" calcext:value-type="string">
            <text:p>[Request] Things are looking up? - Missouri</text:p>
          </table:table-cell>
          <table:table-cell office:value-type="float" office:value="361.03056712963" calcext:value-type="float">
            <text:p>361.0305671296</text:p>
          </table:table-cell>
          <table:table-cell office:value-type="float" office:value="731.267696759259" calcext:value-type="float">
            <text:p>731.2676967593</text:p>
          </table:table-cell>
          <table:table-cell office:value-type="float" office:value="0" calcext:value-type="float">
            <text:p>0</text:p>
          </table:table-cell>
          <table:table-cell office:value-type="float" office:value="370.23712962963" calcext:value-type="float">
            <text:p>370.2371296296</text:p>
          </table:table-cell>
          <table:table-cell office:value-type="float" office:value="38" calcext:value-type="float">
            <text:p>38</text:p>
          </table:table-cell>
          <table:table-cell office:value-type="float" office:value="83" calcext:value-type="float">
            <text:p>83</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style-name="ce1" office:value-type="string" calcext:value-type="string">
            <text:p>False</text:p>
          </table:table-cell>
          <table:table-cell office:value-type="string" calcext:value-type="string">
            <text:p>['AskReddit', 'IAmA', 'Random_Acts_Of_Pizza', 'TwoXChromosomes', 'aww', 'birthcontrol', 'craftit', 'crochet', 'funny', 'piercing', 'somethingimade', 'springfieldMO']</text:p>
          </table:table-cell>
          <table:table-cell office:value-type="float" office:value="823" calcext:value-type="float">
            <text:p>823</text:p>
          </table:table-cell>
          <table:table-cell office:value-type="float" office:value="1231" calcext:value-type="float">
            <text:p>1231</text:p>
          </table:table-cell>
          <table:table-cell office:value-type="float" office:value="1125" calcext:value-type="float">
            <text:p>1125</text:p>
          </table:table-cell>
          <table:table-cell office:value-type="float" office:value="1697" calcext:value-type="float">
            <text:p>1697</text:p>
          </table:table-cell>
          <table:table-cell/>
          <table:table-cell office:value-type="string" calcext:value-type="string">
            <text:p>seekingcerulean</text:p>
          </table:table-cell>
          <table:table-cell table:number-columns-repeated="2" office:value-type="float" office:value="1354329199" calcext:value-type="float">
            <text:p>1354329199</text:p>
          </table:table-cell>
        </table:table-row>
        <table:table-row table:style-name="ro11">
          <table:table-cell office:value-type="string" calcext:value-type="string">
            <text:p>t3_j6283</text:p>
          </table:table-cell>
          <table:table-cell office:value-type="string" calcext:value-type="string">
            <text:p>N/A</text:p>
          </table:table-cell>
          <table:table-cell table:style-name="ce1" office:value-type="string" calcext:value-type="string">
            <text:p>True</text:p>
          </table:table-cell>
          <table:table-cell office:value-type="float" office:value="2" calcext:value-type="float">
            <text:p>2</text:p>
          </table:table-cell>
          <table:table-cell office:value-type="float" office:value="7" calcext:value-type="float">
            <text:p>7</text:p>
          </table:table-cell>
          <table:table-cell table:style-name="ce1" office:value-type="string" calcext:value-type="string">
            <text:p>False</text:p>
          </table:table-cell>
          <table:table-cell office:value-type="float" office:value="4" calcext:value-type="float">
            <text:p>4</text:p>
          </table:table-cell>
          <table:table-cell table:number-columns-repeated="2" office:value-type="string" calcext:value-type="string">
            <text:p>I have nothing in my bank account and im hoping one of these really great givers can help me out. I just want something to eat for lunch, actually I could stretch a pizza for the whle week till I get paid thursday night. I will do any kind of verification you need, I'm just really hungry. THanks</text:p>
          </table:table-cell>
          <table:table-cell office:value-type="string" calcext:value-type="string">
            <text:p>[request] Less than a dollar in my bank account</text:p>
          </table:table-cell>
          <table:table-cell office:value-type="float" office:value="0" calcext:value-type="float">
            <text:p>0</text:p>
          </table:table-cell>
          <table:table-cell office:value-type="float" office:value="857.402465277778" calcext:value-type="float">
            <text:p>857.4024652778</text:p>
          </table:table-cell>
          <table:table-cell office:value-type="float" office:value="0" calcext:value-type="float">
            <text:p>0</text:p>
          </table:table-cell>
          <table:table-cell office:value-type="float" office:value="857.402465277778" calcext:value-type="float">
            <text:p>857.4024652778</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18" calcext:value-type="float">
            <text:p>18</text:p>
          </table:table-cell>
          <table:table-cell office:value-type="float" office:value="0" calcext:value-type="float">
            <text:p>0</text:p>
          </table:table-cell>
          <table:table-cell office:value-type="float" office:value="36" calcext:value-type="float">
            <text:p>36</text:p>
          </table:table-cell>
          <table:table-cell/>
          <table:table-cell office:value-type="string" calcext:value-type="string">
            <text:p>corestore4moar</text:p>
          </table:table-cell>
          <table:table-cell office:value-type="float" office:value="1312238141" calcext:value-type="float">
            <text:p>1312238141</text:p>
          </table:table-cell>
          <table:table-cell office:value-type="float" office:value="1312234541" calcext:value-type="float">
            <text:p>1312234541</text:p>
          </table:table-cell>
        </table:table-row>
        <table:table-row table:style-name="ro24">
          <table:table-cell office:value-type="string" calcext:value-type="string">
            <text:p>t3_11iwbh</text:p>
          </table:table-cell>
          <table:table-cell office:value-type="string" calcext:value-type="string">
            <text:p>N/A</text:p>
          </table:table-cell>
          <table:table-cell table:style-name="ce1" office:value-type="string" calcext:value-type="string">
            <text:p>True</text:p>
          </table:table-cell>
          <table:table-cell office:value-type="float" office:value="1" calcext:value-type="float">
            <text:p>1</text:p>
          </table:table-cell>
          <table:table-cell office:value-type="float" office:value="4" calcext:value-type="float">
            <text:p>4</text:p>
          </table:table-cell>
          <table:table-cell table:style-name="ce1" office:value-type="string" calcext:value-type="string">
            <text:p>False</text:p>
          </table:table-cell>
          <table:table-cell office:value-type="float" office:value="3" calcext:value-type="float">
            <text:p>3</text:p>
          </table:table-cell>
          <table:table-cell office:value-type="string" calcext:value-type="string">
            <text:p>Unexpected costs regarding my car have made it very difficult to keep up. If I can avoid borrowing money from anyone until Friday, I should be on track. That being said, I am tired of eating firm tofu or celery and vegan peanut butter. I have gas in the car to get to work, I just need a few nights worth of food (real food) to get through til payday. Once I am back on track, I promise to pay it forward here. </text:p>
            <text:p>**EDIT: Forgot to mention I am in the Las Vegas area. If there is something you want from here/me let me know I am definitely willing to work something out.**</text:p>
          </table:table-cell>
          <table:table-cell office:value-type="string" calcext:value-type="string">
            <text:p>Unexpected costs regarding my car have made it very difficult to keep up. If I can avoid borrowing money from anyone until Friday, I should be on track. That being said, I am tired of eating firm tofu or celery and vegan peanut butter. I have gas in the car to get to work, I just need a few nights worth of food (real food) to get through til payday. Once I am back on track, I promise to pay it forward here. </text:p>
            <text:p>**EDIT: Forgot to mention I am in the Las Vegas area. If there is something you want from here/me let me know I am definitely willing to work something out.**</text:p>
          </table:table-cell>
          <table:table-cell office:value-type="string" calcext:value-type="string">
            <text:p>[Request] Broke and tired of stealing vegan roommates food.</text:p>
          </table:table-cell>
          <table:table-cell office:value-type="float" office:value="507.046331018519" calcext:value-type="float">
            <text:p>507.0463310185</text:p>
          </table:table-cell>
          <table:table-cell office:value-type="float" office:value="923.602511574074" calcext:value-type="float">
            <text:p>923.6025115741</text:p>
          </table:table-cell>
          <table:table-cell office:value-type="float" office:value="0" calcext:value-type="float">
            <text:p>0</text:p>
          </table:table-cell>
          <table:table-cell office:value-type="float" office:value="416.514513888889" calcext:value-type="float">
            <text:p>416.5145138889</text:p>
          </table:table-cell>
          <table:table-cell office:value-type="float" office:value="0" calcext:value-type="float">
            <text:p>0</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61" calcext:value-type="float">
            <text:p>61</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office:value-type="float" office:value="22" calcext:value-type="float">
            <text:p>22</text:p>
          </table:table-cell>
          <table:table-cell table:style-name="ce1" office:value-type="string" calcext:value-type="string">
            <text:p>False</text:p>
          </table:table-cell>
          <table:table-cell office:value-type="string" calcext:value-type="string">
            <text:p>['Advice', 'AdviceAnimals', 'AskReddit', 'Fitness', 'LasVegas', 'LifeProTips', 'askmath', 'aww', 'circlejerk', 'firstworldproblems', 'funny', 'hookah', 'iphone', 'keto', 'loseit', 'photography', 'photoshop', 'pics', 'reddit.com', 'tipofmytongue', 'todayilearned', 'videos']</text:p>
          </table:table-cell>
          <table:table-cell office:value-type="float" office:value="453" calcext:value-type="float">
            <text:p>453</text:p>
          </table:table-cell>
          <table:table-cell office:value-type="float" office:value="11319" calcext:value-type="float">
            <text:p>11319</text:p>
          </table:table-cell>
          <table:table-cell office:value-type="float" office:value="1115" calcext:value-type="float">
            <text:p>1115</text:p>
          </table:table-cell>
          <table:table-cell office:value-type="float" office:value="41419" calcext:value-type="float">
            <text:p>41419</text:p>
          </table:table-cell>
          <table:table-cell/>
          <table:table-cell office:value-type="string" calcext:value-type="string">
            <text:p>taylormitchell20</text:p>
          </table:table-cell>
          <table:table-cell office:value-type="float" office:value="1350330922" calcext:value-type="float">
            <text:p>1350330922</text:p>
          </table:table-cell>
          <table:table-cell office:value-type="float" office:value="1350327322" calcext:value-type="float">
            <text:p>1350327322</text:p>
          </table:table-cell>
        </table:table-row>
        <table:table-row table:style-name="ro7">
          <table:table-cell office:value-type="string" calcext:value-type="string">
            <text:p>t3_uazup</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2" calcext:value-type="float">
            <text:p>2</text:p>
          </table:table-cell>
          <table:table-cell office:value-type="float" office:value="1338447559" calcext:value-type="float">
            <text:p>1338447559</text:p>
          </table:table-cell>
          <table:table-cell office:value-type="float" office:value="1" calcext:value-type="float">
            <text:p>1</text:p>
          </table:table-cell>
          <table:table-cell table:number-columns-repeated="2" office:value-type="string" calcext:value-type="string">
            <text:p>I want a 'zza somethin' awful, and this craving's reaching a critical level. We're talking about an urgency never before felt by human- or (ninja) turtlekind. Please help me in my quest for gooey cheese and tasty toppings!</text:p>
          </table:table-cell>
          <table:table-cell office:value-type="string" calcext:value-type="string">
            <text:p>[Request] MA, USA - Rent is due and I'm short until Friday. Could use some cheesy goodness!</text:p>
          </table:table-cell>
          <table:table-cell office:value-type="float" office:value="697.2709375" calcext:value-type="float">
            <text:p>697.2709375</text:p>
          </table:table-cell>
          <table:table-cell office:value-type="float" office:value="1252.71138888889" calcext:value-type="float">
            <text:p>1252.7113888889</text:p>
          </table:table-cell>
          <table:table-cell office:value-type="float" office:value="0" calcext:value-type="float">
            <text:p>0</text:p>
          </table:table-cell>
          <table:table-cell office:value-type="float" office:value="555.398784722222" calcext:value-type="float">
            <text:p>555.3987847222</text:p>
          </table:table-cell>
          <table:table-cell office:value-type="float" office:value="56" calcext:value-type="float">
            <text:p>56</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style-name="ce1" office:value-type="string" calcext:value-type="string">
            <text:p>False</text:p>
          </table:table-cell>
          <table:table-cell office:value-type="string" calcext:value-type="string">
            <text:p>['AskReddit', 'ForeverAlone', 'IAmA', 'ILiveIn', 'OkCupid', 'TwoXChromosomes', 'boston', 'gaming', 'lgbt', 'massachusetts', 'oliviawilde', 'reddit.com', 'reptiles', 'science', 'sex', 'technology']</text:p>
          </table:table-cell>
          <table:table-cell office:value-type="float" office:value="199" calcext:value-type="float">
            <text:p>199</text:p>
          </table:table-cell>
          <table:table-cell office:value-type="float" office:value="205" calcext:value-type="float">
            <text:p>205</text:p>
          </table:table-cell>
          <table:table-cell office:value-type="float" office:value="259" calcext:value-type="float">
            <text:p>259</text:p>
          </table:table-cell>
          <table:table-cell office:value-type="float" office:value="265" calcext:value-type="float">
            <text:p>265</text:p>
          </table:table-cell>
          <table:table-cell/>
          <table:table-cell office:value-type="string" calcext:value-type="string">
            <text:p>aphorg</text:p>
          </table:table-cell>
          <table:table-cell office:value-type="float" office:value="1338331232" calcext:value-type="float">
            <text:p>1338331232</text:p>
          </table:table-cell>
          <table:table-cell office:value-type="float" office:value="1338327632" calcext:value-type="float">
            <text:p>1338327632</text:p>
          </table:table-cell>
        </table:table-row>
        <table:table-row table:style-name="ro25">
          <table:table-cell office:value-type="string" calcext:value-type="string">
            <text:p>t3_10a2dc</text:p>
          </table:table-cell>
          <table:table-cell office:value-type="string" calcext:value-type="string">
            <text:p>N/A</text:p>
          </table:table-cell>
          <table:table-cell table:style-name="ce1" office:value-type="string" calcext:value-type="string">
            <text:p>True</text:p>
          </table:table-cell>
          <table:table-cell office:value-type="float" office:value="4" calcext:value-type="float">
            <text:p>4</text:p>
          </table:table-cell>
          <table:table-cell office:value-type="float" office:value="9" calcext:value-type="float">
            <text:p>9</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This is the last night that all of my friends will be together for Friday Night Magic.  Four out out of the five will be leaving town to either go to college or another state.  I am trying to make this the best night I can with very little money, I just dropped 1000 for car repair.  A  simple cheese would work.  Many thanks to anyone that looks, and everyone else that considers, you are awesome!</text:p>
            <text:p/>
            <text:p>I will repay the favor to someone else in the future!</text:p>
          </table:table-cell>
          <table:table-cell office:value-type="string" calcext:value-type="string">
            <text:p>This is the last night that all of my friends will be together for Friday Night Magic.  Four out out of the five will be leaving town to either go to college or another state.  I am trying to make this the best night I can with very little money, I just dropped 1000 for car repair.  A  simple cheese would work.  Many thanks to anyone that looks, and everyone else that considers, you are awesome!</text:p>
            <text:p/>
            <text:p>I will repay the favor to someone else in the future!</text:p>
          </table:table-cell>
          <table:table-cell office:value-type="string" calcext:value-type="string">
            <text:p>[Request]Morgan Hill CA, USA.  Last Friday having all </text:p>
            <text:p>friends together, would love pizza.</text:p>
          </table:table-cell>
          <table:table-cell office:value-type="float" office:value="0" calcext:value-type="float">
            <text:p>0</text:p>
          </table:table-cell>
          <table:table-cell office:value-type="float" office:value="440.23494212963" calcext:value-type="float">
            <text:p>440.2349421296</text:p>
          </table:table-cell>
          <table:table-cell office:value-type="float" office:value="0" calcext:value-type="float">
            <text:p>0</text:p>
          </table:table-cell>
          <table:table-cell office:value-type="float" office:value="440.23494212963" calcext:value-type="float">
            <text:p>440.234942129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True</text:p>
          </table:table-cell>
          <table:table-cell office:value-type="string" calcext:value-type="string">
            <text:p>[]</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8" calcext:value-type="float">
            <text:p>18</text:p>
          </table:table-cell>
          <table:table-cell/>
          <table:table-cell office:value-type="string" calcext:value-type="string">
            <text:p>KeitaroCoS</text:p>
          </table:table-cell>
          <table:table-cell office:value-type="float" office:value="1348281468" calcext:value-type="float">
            <text:p>1348281468</text:p>
          </table:table-cell>
          <table:table-cell office:value-type="float" office:value="1348277868" calcext:value-type="float">
            <text:p>1348277868</text:p>
          </table:table-cell>
        </table:table-row>
        <table:table-row table:style-name="ro26">
          <table:table-cell office:value-type="string" calcext:value-type="string">
            <text:p>t3_1hftkm</text:p>
          </table:table-cell>
          <table:table-cell office:value-type="string" calcext:value-type="string">
            <text:p>N/A</text:p>
          </table:table-cell>
          <table:table-cell table:style-name="ce1" office:value-type="string" calcext:value-type="string">
            <text:p>False</text:p>
          </table:table-cell>
          <table:table-cell office:value-type="float" office:value="4" calcext:value-type="float">
            <text:p>4</text:p>
          </table:table-cell>
          <table:table-cell office:value-type="float" office:value="11" calcext:value-type="float">
            <text:p>11</text:p>
          </table:table-cell>
          <table:table-cell office:value-type="float" office:value="1372708519" calcext:value-type="float">
            <text:p>1372708519</text:p>
          </table:table-cell>
          <table:table-cell office:value-type="float" office:value="6" calcext:value-type="float">
            <text:p>6</text:p>
          </table:table-cell>
          <table:table-cell office:value-type="string" calcext:value-type="string">
            <text:p>EDIT: TAKEN CARE OF YAY.</text:p>
            <text:p/>
            <text:p>Hello lovely Pizza Givers,</text:p>
            <text:p/>
            <text:p>I'm a young gal living in Brooklyn, and I just moved from my cozy apartment into a basement room. I'm very sad to have left what was my home, my cat won't come out from under the couch, and moving down four flights of narrow stairs really made my tummy rumble. After paying for a U-haul and a huge load of cleaning supplies, I'm out of disposable income until my next paycheck, but goodness would I love a delicious, cheesy, pipin' hot pizza. </text:p>
            <text:p/>
            <text:p>Thanks to all the kind souls who are putting faith in humanity back into the aether.</text:p>
            <text:p/>
            <text:p>LOVE,</text:p>
            <text:p>T.</text:p>
            <text:p/>
            <text:p>Edit:</text:p>
            <text:p>P.S. I know this is a blankish account. I'm a lurking sort of lady. If you'd like any further verification from me, I can do that. Also, I'll draw anyone a sketch who asks for one, just for shits and giggles.</text:p>
            <text:p/>
            <text:p>P.P.S. OHMYGLOB. The amazing pizzamom gifted me a pizza and I am so very pleased. Expect photos shortly.</text:p>
          </table:table-cell>
          <table:table-cell office:value-type="string" calcext:value-type="string">
            <text:p>EDIT: TAKEN CARE OF YAY.</text:p>
            <text:p/>
            <text:p>Hello lovely Pizza Givers,</text:p>
            <text:p/>
            <text:p>I'm a young gal living in Brooklyn, and I just moved from my cozy apartment into a basement room. I'm very sad to have left what was my home, my cat won't come out from under the couch, and moving down four flights of narrow stairs really made my tummy rumble. After paying for a U-haul and a huge load of cleaning supplies, I'm out of disposable income until my next paycheck, but goodness would I love a delicious, cheesy, pipin' hot pizza. </text:p>
            <text:p/>
            <text:p>Thanks to all the kind souls who are putting faith in humanity back into the aether.</text:p>
            <text:p/>
            <text:p>LOVE,</text:p>
            <text:p>T.</text:p>
            <text:p/>
            <text:p>Edit:</text:p>
            <text:p>P.S. I know this is a blankish account. I'm a lurking sort of lady. If you'd like any further verification from me, I can do that. Also, I'll draw anyone a sketch who asks for one, just for shits and giggles.</text:p>
            <text:p/>
            <text:p>P.P.S. OHMYGLOB. The amazing pizzamom gifted me a pizza and I am so very pleased. Expect photos shortly.</text:p>
          </table:table-cell>
          <table:table-cell office:value-type="string" calcext:value-type="string">
            <text:p>[Request] Brooklyn, NY: Just moved apartments. Exhausted, lonely, and very hungry.</text:p>
          </table:table-cell>
          <table:table-cell office:value-type="float" office:value="0" calcext:value-type="float">
            <text:p>0</text:p>
          </table:table-cell>
          <table:table-cell office:value-type="float" office:value="157.554641203704" calcext:value-type="float">
            <text:p>157.5546412037</text:p>
          </table:table-cell>
          <table:table-cell office:value-type="float" office:value="0" calcext:value-type="float">
            <text:p>0</text:p>
          </table:table-cell>
          <table:table-cell office:value-type="float" office:value="157.554641203704" calcext:value-type="float">
            <text:p>157.5546412037</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hroom</text:p>
          </table:table-cell>
          <table:table-cell office:value-type="string" calcext:value-type="string">
            <text:p>frustrationparade</text:p>
          </table:table-cell>
          <table:table-cell office:value-type="float" office:value="1372704912" calcext:value-type="float">
            <text:p>1372704912</text:p>
          </table:table-cell>
          <table:table-cell office:value-type="float" office:value="1372701312" calcext:value-type="float">
            <text:p>1372701312</text:p>
          </table:table-cell>
        </table:table-row>
        <table:table-row table:style-name="ro11">
          <table:table-cell office:value-type="string" calcext:value-type="string">
            <text:p>t3_iaf3s</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7" calcext:value-type="float">
            <text:p>7</text:p>
          </table:table-cell>
          <table:table-cell table:style-name="ce1" office:value-type="string" calcext:value-type="string">
            <text:p>True</text:p>
          </table:table-cell>
          <table:table-cell office:value-type="float" office:value="4" calcext:value-type="float">
            <text:p>4</text:p>
          </table:table-cell>
          <table:table-cell table:number-columns-repeated="2" office:value-type="string" calcext:value-type="string">
            <text:p>Hi RAOP! I'm currently a grad student and I don't get paid until next week and really really hungry. If anyone could help out with the gift of pizza (trust me, I can make it last for at least a few days), I will buy someone a pizza the day I get my paycheck in (I think it's next Friday). Thank you :D</text:p>
          </table:table-cell>
          <table:table-cell office:value-type="string" calcext:value-type="string">
            <text:p>{REQUEST} I can pay it forward next week [Ithaca,NY]</text:p>
          </table:table-cell>
          <table:table-cell office:value-type="float" office:value="53.5413078703704" calcext:value-type="float">
            <text:p>53.5413078704</text:p>
          </table:table-cell>
          <table:table-cell office:value-type="float" office:value="946.218148148148" calcext:value-type="float">
            <text:p>946.2181481481</text:p>
          </table:table-cell>
          <table:table-cell office:value-type="float" office:value="0" calcext:value-type="float">
            <text:p>0</text:p>
          </table:table-cell>
          <table:table-cell office:value-type="float" office:value="892.635173611111" calcext:value-type="float">
            <text:p>892.6351736111</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style-name="ce1" office:value-type="string" calcext:value-type="string">
            <text:p>False</text:p>
          </table:table-cell>
          <table:table-cell office:value-type="string" calcext:value-type="string">
            <text:p>['Cornell', 'fffffffuuuuuuuuuuuu', 'secretsanta']</text:p>
          </table:table-cell>
          <table:table-cell office:value-type="float" office:value="31" calcext:value-type="float">
            <text:p>31</text:p>
          </table:table-cell>
          <table:table-cell office:value-type="float" office:value="51" calcext:value-type="float">
            <text:p>51</text:p>
          </table:table-cell>
          <table:table-cell office:value-type="float" office:value="49" calcext:value-type="float">
            <text:p>49</text:p>
          </table:table-cell>
          <table:table-cell office:value-type="float" office:value="85" calcext:value-type="float">
            <text:p>85</text:p>
          </table:table-cell>
          <table:table-cell office:value-type="string" calcext:value-type="string">
            <text:p>shroom</text:p>
          </table:table-cell>
          <table:table-cell office:value-type="string" calcext:value-type="string">
            <text:p>witty_or_not_here</text:p>
          </table:table-cell>
          <table:table-cell office:value-type="float" office:value="1309193977" calcext:value-type="float">
            <text:p>1309193977</text:p>
          </table:table-cell>
          <table:table-cell office:value-type="float" office:value="1309190377" calcext:value-type="float">
            <text:p>1309190377</text:p>
          </table:table-cell>
        </table:table-row>
        <table:table-row table:style-name="ro7">
          <table:table-cell office:value-type="string" calcext:value-type="string">
            <text:p>t3_wd1bd</text:p>
          </table:table-cell>
          <table:table-cell office:value-type="string" calcext:value-type="string">
            <text:p>N/A</text:p>
          </table:table-cell>
          <table:table-cell table:style-name="ce1" office:value-type="string" calcext:value-type="string">
            <text:p>True</text:p>
          </table:table-cell>
          <table:table-cell office:value-type="float" office:value="3" calcext:value-type="float">
            <text:p>3</text:p>
          </table:table-cell>
          <table:table-cell office:value-type="float" office:value="4" calcext:value-type="float">
            <text:p>4</text:p>
          </table:table-cell>
          <table:table-cell table:style-name="ce1" office:value-type="string" calcext:value-type="string">
            <text:p>False</text:p>
          </table:table-cell>
          <table:table-cell office:value-type="float" office:value="1" calcext:value-type="float">
            <text:p>1</text:p>
          </table:table-cell>
          <table:table-cell table:number-columns-repeated="2" office:value-type="string" calcext:value-type="string">
            <text:p>I'm a student doing summer classes in Farmville Virginia, I left for the weekend and forgot to shut my fridge all the way and everything went bad. A pizza would last me the rest of the week! :) </text:p>
          </table:table-cell>
          <table:table-cell office:value-type="string" calcext:value-type="string">
            <text:p>[REQUEST] left my fridge open and all my food went bad in Farmville, Virginia</text:p>
          </table:table-cell>
          <table:table-cell office:value-type="float" office:value="0" calcext:value-type="float">
            <text:p>0</text:p>
          </table:table-cell>
          <table:table-cell office:value-type="float" office:value="513.225625" calcext:value-type="float">
            <text:p>513.225625</text:p>
          </table:table-cell>
          <table:table-cell office:value-type="float" office:value="0" calcext:value-type="float">
            <text:p>0</text:p>
          </table:table-cell>
          <table:table-cell office:value-type="float" office:value="513.225625" calcext:value-type="float">
            <text:p>513.22562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table-cell office:value-type="string" calcext:value-type="string">
            <text:p>hungryinfarmville</text:p>
          </table:table-cell>
          <table:table-cell office:value-type="float" office:value="1341975086" calcext:value-type="float">
            <text:p>1341975086</text:p>
          </table:table-cell>
          <table:table-cell office:value-type="float" office:value="1341971486" calcext:value-type="float">
            <text:p>1341971486</text:p>
          </table:table-cell>
        </table:table-row>
        <table:table-row table:style-name="ro11">
          <table:table-cell office:value-type="string" calcext:value-type="string">
            <text:p>t3_t0h4b</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1" calcext:value-type="float">
            <text:p>1</text:p>
          </table:table-cell>
          <table:table-cell table:style-name="ce1" office:value-type="string" calcext:value-type="string">
            <text:p>False</text:p>
          </table:table-cell>
          <table:table-cell office:value-type="float" office:value="1" calcext:value-type="float">
            <text:p>1</text:p>
          </table:table-cell>
          <table:table-cell table:number-columns-repeated="2" office:value-type="string" calcext:value-type="string">
            <text:p>yeah...I'm really craving a good pizza. sadly, i have no money to afford one, and no job to make the money to buy one.. jobs are scarce here, and so is a good slice of delicious thin crust pizza. so RAOP? anyone willing to help me fulfill this serious craving?</text:p>
          </table:table-cell>
          <table:table-cell office:value-type="string" calcext:value-type="string">
            <text:p>[REQUEST] Craving a good, hot pizza in Ponce, PR</text:p>
          </table:table-cell>
          <table:table-cell office:value-type="float" office:value="2.00157407407407" calcext:value-type="float">
            <text:p>2.0015740741</text:p>
          </table:table-cell>
          <table:table-cell office:value-type="float" office:value="586.419849537037" calcext:value-type="float">
            <text:p>586.419849537</text:p>
          </table:table-cell>
          <table:table-cell office:value-type="float" office:value="0" calcext:value-type="float">
            <text:p>0</text:p>
          </table:table-cell>
          <table:table-cell office:value-type="float" office:value="584.376608796296" calcext:value-type="float">
            <text:p>584.3766087963</text:p>
          </table:table-cell>
          <table:table-cell office:value-type="float" office:value="1" calcext:value-type="float">
            <text:p>1</text:p>
          </table:table-cell>
          <table:table-cell office:value-type="float" office:value="9" calcext:value-type="float">
            <text:p>9</text:p>
          </table:table-cell>
          <table:table-cell table:number-columns-repeated="3"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1" calcext:value-type="float">
            <text:p>1</text:p>
          </table:table-cell>
          <table:table-cell table:style-name="ce1" office:value-type="string" calcext:value-type="string">
            <text:p>False</text:p>
          </table:table-cell>
          <table:table-cell office:value-type="string" calcext:value-type="string">
            <text:p>['electronicmusic']</text:p>
          </table:table-cell>
          <table:table-cell office:value-type="float" office:value="-7" calcext:value-type="float">
            <text:p>-7</text:p>
          </table:table-cell>
          <table:table-cell office:value-type="float" office:value="28" calcext:value-type="float">
            <text:p>28</text:p>
          </table:table-cell>
          <table:table-cell office:value-type="float" office:value="11" calcext:value-type="float">
            <text:p>11</text:p>
          </table:table-cell>
          <table:table-cell office:value-type="float" office:value="94" calcext:value-type="float">
            <text:p>94</text:p>
          </table:table-cell>
          <table:table-cell/>
          <table:table-cell office:value-type="string" calcext:value-type="string">
            <text:p>nosense616</text:p>
          </table:table-cell>
          <table:table-cell office:value-type="float" office:value="1335827639" calcext:value-type="float">
            <text:p>1335827639</text:p>
          </table:table-cell>
          <table:table-cell office:value-type="float" office:value="1335824039" calcext:value-type="float">
            <text:p>1335824039</text:p>
          </table:table-cell>
        </table:table-row>
        <table:table-row table:style-name="ro7">
          <table:table-cell office:value-type="string" calcext:value-type="string">
            <text:p>t3_124ixz</text:p>
          </table:table-cell>
          <table:table-cell office:value-type="string" calcext:value-type="string">
            <text:p>N/A</text:p>
          </table:table-cell>
          <table:table-cell table:style-name="ce1" office:value-type="string" calcext:value-type="string">
            <text:p>False</text:p>
          </table:table-cell>
          <table:table-cell office:value-type="float" office:value="8" calcext:value-type="float">
            <text:p>8</text:p>
          </table:table-cell>
          <table:table-cell office:value-type="float" office:value="19" calcext:value-type="float">
            <text:p>19</text:p>
          </table:table-cell>
          <table:table-cell table:style-name="ce1" office:value-type="string" calcext:value-type="string">
            <text:p>False</text:p>
          </table:table-cell>
          <table:table-cell office:value-type="float" office:value="3" calcext:value-type="float">
            <text:p>3</text:p>
          </table:table-cell>
          <table:table-cell table:number-columns-repeated="2" office:value-type="string" calcext:value-type="string">
            <text:p>Like the title says, it has been a rough month and my husband and I are a little short til payday. If anyone is willing to do this we would be <text:s/>SO grateful and can pay it back on 11/5. Thanks for looking!</text:p>
          </table:table-cell>
          <table:table-cell office:value-type="string" calcext:value-type="string">
            <text:p>[Request] Short on cash til payday...if someone is willing to send a Pizza Hut gift card I can repay it on the 5th! (Colorado)</text:p>
          </table:table-cell>
          <table:table-cell office:value-type="float" office:value="19.5621759259259" calcext:value-type="float">
            <text:p>19.5621759259</text:p>
          </table:table-cell>
          <table:table-cell office:value-type="float" office:value="425.288078703704" calcext:value-type="float">
            <text:p>425.2880787037</text:p>
          </table:table-cell>
          <table:table-cell office:value-type="float" office:value="0" calcext:value-type="float">
            <text:p>0</text:p>
          </table:table-cell>
          <table:table-cell office:value-type="float" office:value="405.684236111111" calcext:value-type="float">
            <text:p>405.6842361111</text:p>
          </table:table-cell>
          <table:table-cell office:value-type="float" office:value="28" calcext:value-type="float">
            <text:p>28</text:p>
          </table:table-cell>
          <table:table-cell office:value-type="float" office:value="449" calcext:value-type="float">
            <text:p>44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style-name="ce1" office:value-type="string" calcext:value-type="string">
            <text:p>False</text:p>
          </table:table-cell>
          <table:table-cell office:value-type="string" calcext:value-type="string">
            <text:p>['AskReddit', 'WTF', 'funny', 'pics']</text:p>
          </table:table-cell>
          <table:table-cell office:value-type="float" office:value="377" calcext:value-type="float">
            <text:p>377</text:p>
          </table:table-cell>
          <table:table-cell office:value-type="float" office:value="8576" calcext:value-type="float">
            <text:p>8576</text:p>
          </table:table-cell>
          <table:table-cell office:value-type="float" office:value="523" calcext:value-type="float">
            <text:p>523</text:p>
          </table:table-cell>
          <table:table-cell office:value-type="float" office:value="12312" calcext:value-type="float">
            <text:p>12312</text:p>
          </table:table-cell>
          <table:table-cell/>
          <table:table-cell office:value-type="string" calcext:value-type="string">
            <text:p>weedandmountaindew</text:p>
          </table:table-cell>
          <table:table-cell office:value-type="float" office:value="1351266661" calcext:value-type="float">
            <text:p>1351266661</text:p>
          </table:table-cell>
          <table:table-cell office:value-type="float" office:value="1351263061" calcext:value-type="float">
            <text:p>1351263061</text:p>
          </table:table-cell>
        </table:table-row>
        <table:table-row table:style-name="ro10">
          <table:table-cell office:value-type="string" calcext:value-type="string">
            <text:p>t3_1bkxgh</text:p>
          </table:table-cell>
          <table:table-cell office:value-type="string" calcext:value-type="string">
            <text:p>thr</text:p>
          </table:table-cell>
          <table:table-cell table:style-name="ce1" office:value-type="string" calcext:value-type="string">
            <text:p>False</text:p>
          </table:table-cell>
          <table:table-cell office:value-type="float" office:value="2" calcext:value-type="float">
            <text:p>2</text:p>
          </table:table-cell>
          <table:table-cell office:value-type="float" office:value="1" calcext:value-type="float">
            <text:p>1</text:p>
          </table:table-cell>
          <table:table-cell table:style-name="ce1" office:value-type="string" calcext:value-type="string">
            <text:p>False</text:p>
          </table:table-cell>
          <table:table-cell office:value-type="float" office:value="2" calcext:value-type="float">
            <text:p>2</text:p>
          </table:table-cell>
          <table:table-cell table:number-columns-repeated="2" office:value-type="string" calcext:value-type="string">
            <text:p>Hey, thanks for reading this post. I'm a college student living in Hamilton ohio, I've just finished pulling my third all nighter for a final project in the last four days. I'm really hungry and would LOVE a pizza tonight since it seems I'll be up again. I would love an e-card to larosas, papa johns, or marcos, since those are the only places within a reasonable driving distance for me. <text:s/>Again, thank you for reading this post, and REALLY thank you if someone decides to make my fourth all nighter a lot less depressing. </text:p>
          </table:table-cell>
          <table:table-cell office:value-type="string" calcext:value-type="string">
            <text:p>[request] Cincinnati/hamilton ohio: Help an exhausted programmer out?</text:p>
          </table:table-cell>
          <table:table-cell office:value-type="float" office:value="155.664710648148" calcext:value-type="float">
            <text:p>155.6647106481</text:p>
          </table:table-cell>
          <table:table-cell office:value-type="float" office:value="402.535243055556" calcext:value-type="float">
            <text:p>402.5352430556</text:p>
          </table:table-cell>
          <table:table-cell office:value-type="float" office:value="0" calcext:value-type="float">
            <text:p>0</text:p>
          </table:table-cell>
          <table:table-cell office:value-type="float" office:value="246.828865740741" calcext:value-type="float">
            <text:p>246.8288657407</text:p>
          </table:table-cell>
          <table:table-cell office:value-type="float" office:value="79" calcext:value-type="float">
            <text:p>79</text:p>
          </table:table-cell>
          <table:table-cell office:value-type="float" office:value="219" calcext:value-type="float">
            <text:p>219</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0" calcext:value-type="float">
            <text:p>0</text:p>
          </table:table-cell>
          <table:table-cell office:value-type="float" office:value="2" calcext:value-type="float">
            <text:p>2</text:p>
          </table:table-cell>
          <table:table-cell office:value-type="float" office:value="20" calcext:value-type="float">
            <text:p>20</text:p>
          </table:table-cell>
          <table:table-cell table:style-name="ce1" office:value-type="string" calcext:value-type="string">
            <text:p>False</text:p>
          </table:table-cell>
          <table:table-cell office:value-type="string" calcext:value-type="string">
            <text:p>['Android', 'AskWomen', 'Bad_Cop_No_Donut', 'Christianity', 'LetsNotMeet', 'Libertarian', 'MensRights', 'Parenting', 'TalesFromRetail', 'TalesFromYourServer', 'WTF', 'explainlikeIAmA', 'funny', 'gaming', 'pettyrevenge', 'self', 'talesfromtechsupport', 'technology', 'techsupportgore', 'tifu']</text:p>
          </table:table-cell>
          <table:table-cell office:value-type="float" office:value="623" calcext:value-type="float">
            <text:p>623</text:p>
          </table:table-cell>
          <table:table-cell office:value-type="float" office:value="1224" calcext:value-type="float">
            <text:p>1224</text:p>
          </table:table-cell>
          <table:table-cell office:value-type="float" office:value="939" calcext:value-type="float">
            <text:p>939</text:p>
          </table:table-cell>
          <table:table-cell office:value-type="float" office:value="1924" calcext:value-type="float">
            <text:p>1924</text:p>
          </table:table-cell>
          <table:table-cell office:value-type="string" calcext:value-type="string">
            <text:p>shroom</text:p>
          </table:table-cell>
          <table:table-cell office:value-type="string" calcext:value-type="string">
            <text:p>Morbas</text:p>
          </table:table-cell>
          <table:table-cell office:value-type="float" office:value="1364991610" calcext:value-type="float">
            <text:p>1364991610</text:p>
          </table:table-cell>
          <table:table-cell office:value-type="float" office:value="1364988010" calcext:value-type="float">
            <text:p>1364988010</text:p>
          </table:table-cell>
        </table:table-row>
        <table:table-row table:style-name="ro8">
          <table:table-cell office:value-type="string" calcext:value-type="string">
            <text:p>t3_jrtbz</text:p>
          </table:table-cell>
          <table:table-cell office:value-type="string" calcext:value-type="string">
            <text:p>N/A</text:p>
          </table:table-cell>
          <table:table-cell table:style-name="ce1" office:value-type="string" calcext:value-type="string">
            <text:p>True</text:p>
          </table:table-cell>
          <table:table-cell office:value-type="float" office:value="0" calcext:value-type="float">
            <text:p>0</text:p>
          </table:table-cell>
          <table:table-cell office:value-type="float" office:value="7" calcext:value-type="float">
            <text:p>7</text:p>
          </table:table-cell>
          <table:table-cell table:style-name="ce1" office:value-type="string" calcext:value-type="string">
            <text:p>True</text:p>
          </table:table-cell>
          <table:table-cell office:value-type="float" office:value="2" calcext:value-type="float">
            <text:p>2</text:p>
          </table:table-cell>
          <table:table-cell table:number-columns-repeated="2" office:value-type="string" calcext:value-type="string">
            <text:p>I work at an electronics store over here and I need something for lunch today and tomorrow. I have some change but I really don't feel like just eating cheez-its today haha. I plan on taking my lunch break at around 4 or 5pm. Then I would save the rest from today for lunch tomorrow and maybe Thursday. I promise to return the favor when I get paid this weekend to you or anyone else on here that needs some pizza in their lives :)</text:p>
          </table:table-cell>
          <table:table-cell office:value-type="string" calcext:value-type="string">
            <text:p>[request] Would someone help me out? I get paid Friday but until thenI only have change to my name. (North Jersey)</text:p>
          </table:table-cell>
          <table:table-cell office:value-type="float" office:value="225.912997685185" calcext:value-type="float">
            <text:p>225.9129976852</text:p>
          </table:table-cell>
          <table:table-cell office:value-type="float" office:value="1061.56966435185" calcext:value-type="float">
            <text:p>1061.5696643519</text:p>
          </table:table-cell>
          <table:table-cell office:value-type="float" office:value="0" calcext:value-type="float">
            <text:p>0</text:p>
          </table:table-cell>
          <table:table-cell office:value-type="float" office:value="835.615" calcext:value-type="float">
            <text:p>835.615</text:p>
          </table:table-cell>
          <table:table-cell office:value-type="float" office:value="256" calcext:value-type="float">
            <text:p>256</text:p>
          </table:table-cell>
          <table:table-cell office:value-type="float" office:value="445" calcext:value-type="float">
            <text:p>445</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93" calcext:value-type="float">
            <text:p>93</text:p>
          </table:table-cell>
          <table:table-cell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style-name="ce1" office:value-type="string" calcext:value-type="string">
            <text:p>False</text:p>
          </table:table-cell>
          <table:table-cell office:value-type="string" calcext:value-type="string">
            <text:p>['AskReddit', 'IAmA', 'Music', 'WTF', 'circlejerk', 'dubstep', 'entertainment', 'ents', 'funny', 'gaming', 'nyancat', 'pics', 'reddit.com', 'todayilearned', 'trees', 'videos']</text:p>
          </table:table-cell>
          <table:table-cell office:value-type="float" office:value="2127" calcext:value-type="float">
            <text:p>2127</text:p>
          </table:table-cell>
          <table:table-cell office:value-type="float" office:value="3768" calcext:value-type="float">
            <text:p>3768</text:p>
          </table:table-cell>
          <table:table-cell office:value-type="float" office:value="4055" calcext:value-type="float">
            <text:p>4055</text:p>
          </table:table-cell>
          <table:table-cell office:value-type="float" office:value="6790" calcext:value-type="float">
            <text:p>6790</text:p>
          </table:table-cell>
          <table:table-cell office:value-type="string" calcext:value-type="string">
            <text:p>shroom</text:p>
          </table:table-cell>
          <table:table-cell office:value-type="string" calcext:value-type="string">
            <text:p>k1llmewithaspork</text:p>
          </table:table-cell>
          <table:table-cell office:value-type="float" office:value="1314120494" calcext:value-type="float">
            <text:p>1314120494</text:p>
          </table:table-cell>
          <table:table-cell office:value-type="float" office:value="1314116894" calcext:value-type="float">
            <text:p>1314116894</text:p>
          </table:table-cell>
        </table:table-row>
        <table:table-row table:style-name="ro27">
          <table:table-cell office:value-type="string" calcext:value-type="string">
            <text:p>t3_yvma1</text:p>
          </table:table-cell>
          <table:table-cell office:value-type="string" calcext:value-type="string">
            <text:p>N/A</text:p>
          </table:table-cell>
          <table:table-cell table:style-name="ce1"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So, I deposited my paycheck after my bank's cutoff on Friday and my balance is negative until the check clears on Monday. If someone could shoot me a pizza, I would be happy to shoot a pizza back tomorrow. Consider it a pizza loan? Anyway, I haven't ate since Friday evening and I am absolutely starving. </text:p>
          </table:table-cell>
          <table:table-cell office:value-type="string" calcext:value-type="string">
            <text:p>[Request] Staving and broke until paycheck clears bank tomorrow. Will gladly return favor when money hits account.</text:p>
          </table:table-cell>
          <table:table-cell office:value-type="float" office:value="0" calcext:value-type="float">
            <text:p>0</text:p>
          </table:table-cell>
          <table:table-cell office:value-type="float" office:value="466.280925925926" calcext:value-type="float">
            <text:p>466.2809259259</text:p>
          </table:table-cell>
          <table:table-cell office:value-type="float" office:value="0" calcext:value-type="float">
            <text:p>0</text:p>
          </table:table-cell>
          <table:table-cell office:value-type="float" office:value="466.280925925926" calcext:value-type="float">
            <text:p>466.2809259259</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table:table-cell office:value-type="string" calcext:value-type="string">
            <text:p>ListenBillyPilgrim</text:p>
          </table:table-cell>
          <table:table-cell office:value-type="float" office:value="1346031039" calcext:value-type="float">
            <text:p>1346031039</text:p>
          </table:table-cell>
          <table:table-cell office:value-type="float" office:value="1346027439" calcext:value-type="float">
            <text:p>1346027439</text:p>
          </table:table-cell>
        </table:table-row>
        <table:table-row table:style-name="ro5">
          <table:table-cell office:value-type="string" calcext:value-type="string">
            <text:p>t3_1fi04r</text:p>
          </table:table-cell>
          <table:table-cell office:value-type="string" calcext:value-type="string">
            <text:p>N/A</text:p>
          </table:table-cell>
          <table:table-cell table:style-name="ce1" office:value-type="string" calcext:value-type="string">
            <text:p>True</text:p>
          </table:table-cell>
          <table:table-cell office:value-type="float" office:value="9" calcext:value-type="float">
            <text:p>9</text:p>
          </table:table-cell>
          <table:table-cell office:value-type="float" office:value="17" calcext:value-type="float">
            <text:p>17</text:p>
          </table:table-cell>
          <table:table-cell office:value-type="float" office:value="1370146471" calcext:value-type="float">
            <text:p>1370146471</text:p>
          </table:table-cell>
          <table:table-cell office:value-type="float" office:value="1" calcext:value-type="float">
            <text:p>1</text:p>
          </table:table-cell>
          <table:table-cell table:number-columns-repeated="2" office:value-type="string" calcext:value-type="string">
            <text:p>so i was recently hired at two different places over the last week, started one job at a sandwich shop last Monday and start at this awesome gourmet pizza place called Pagliacci here in Seattle next Wednesday and after three months of unemployment it couldn't come quickly enough. Wells Fargo literally closed my checking account because it was dormant for three months! Im a hardworking guy who will be working 9am to 12am doubles next week, the recent unemployment has just been a crappy setback for me! pretty difficult. I've been going to foodbanks and primarily dumpster diving to survive, I would absolutely love some pizza and could pay it forward in the future, maybe when my discount kicks in at the new job?</text:p>
          </table:table-cell>
          <table:table-cell office:value-type="string" calcext:value-type="string">
            <text:p>[REQUEST] Seattle, WA. I finally got a job after 3 months of unemployment! First paycheck on the 7th, broke and hungry! Help a guy out?</text:p>
          </table:table-cell>
          <table:table-cell office:value-type="float" office:value="0" calcext:value-type="float">
            <text:p>0</text:p>
          </table:table-cell>
          <table:table-cell office:value-type="float" office:value="187.190358796296" calcext:value-type="float">
            <text:p>187.1903587963</text:p>
          </table:table-cell>
          <table:table-cell office:value-type="float" office:value="0" calcext:value-type="float">
            <text:p>0</text:p>
          </table:table-cell>
          <table:table-cell office:value-type="float" office:value="187.190358796296" calcext:value-type="float">
            <text:p>187.190358796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True</text:p>
          </table:table-cell>
          <table:table-cell office:value-type="string" calcext:value-type="string">
            <text:p>[]</text:p>
          </table:table-cell>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30" calcext:value-type="float">
            <text:p>30</text:p>
          </table:table-cell>
          <table:table-cell/>
          <table:table-cell office:value-type="string" calcext:value-type="string">
            <text:p>elasticlove</text:p>
          </table:table-cell>
          <table:table-cell office:value-type="float" office:value="1370145680" calcext:value-type="float">
            <text:p>1370145680</text:p>
          </table:table-cell>
          <table:table-cell office:value-type="float" office:value="1370142080" calcext:value-type="float">
            <text:p>1370142080</text:p>
          </table:table-cell>
        </table:table-row>
        <table:table-row table:style-name="ro13">
          <table:table-cell office:value-type="string" calcext:value-type="string">
            <text:p>t3_119rgh</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Due to a doctor's visit and meds pick-up for a flare-up of asthma, I find myself housesitting tonight with no food left and no extra fundage whatsoever to go get something.</text:p>
            <text:p/>
            <text:p>I'm in Disputanta, Virginia (part of Prince George), would appreciate any help!</text:p>
          </table:table-cell>
          <table:table-cell office:value-type="string" calcext:value-type="string">
            <text:p>Due to a doctor's visit and meds pick-up for a flare-up of asthma, I find myself housesitting tonight with no food left and no extra fundage whatsoever to go get something.</text:p>
            <text:p/>
            <text:p>I'm in Disputanta, Virginia (part of Prince George), would appreciate any help!</text:p>
          </table:table-cell>
          <table:table-cell office:value-type="string" calcext:value-type="string">
            <text:p>[Request] Some foodage in Virginia</text:p>
          </table:table-cell>
          <table:table-cell office:value-type="float" office:value="331.065983796296" calcext:value-type="float">
            <text:p>331.0659837963</text:p>
          </table:table-cell>
          <table:table-cell office:value-type="float" office:value="752.552731481481" calcext:value-type="float">
            <text:p>752.5527314815</text:p>
          </table:table-cell>
          <table:table-cell office:value-type="float" office:value="0" calcext:value-type="float">
            <text:p>0</text:p>
          </table:table-cell>
          <table:table-cell office:value-type="float" office:value="421.445081018519" calcext:value-type="float">
            <text:p>421.4450810185</text:p>
          </table:table-cell>
          <table:table-cell office:value-type="float" office:value="259" calcext:value-type="float">
            <text:p>259</text:p>
          </table:table-cell>
          <table:table-cell office:value-type="float" office:value="783" calcext:value-type="float">
            <text:p>783</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94" calcext:value-type="float">
            <text:p>94</text:p>
          </table:table-cell>
          <table:table-cell office:value-type="float" office:value="0" calcext:value-type="float">
            <text:p>0</text:p>
          </table:table-cell>
          <table:table-cell office:value-type="float" office:value="1" calcext:value-type="float">
            <text:p>1</text:p>
          </table:table-cell>
          <table:table-cell office:value-type="float" office:value="46" calcext:value-type="float">
            <text:p>46</text:p>
          </table:table-cell>
          <table:table-cell table:style-name="ce1" office:value-type="string" calcext:value-type="string">
            <text:p>False</text:p>
          </table:table-cell>
          <table:table-cell office:value-type="string" calcext:value-type="string">
            <text:p>['Advice', 'AsianHotties', 'AskReddit', 'Assistance', 'BDSMGW', 'BDSMcommunity', 'Bestiality', 'ForeverAloneDating', 'GoneWildHairy', 'GoneWildPlus', 'HIMYM', 'Loans', 'Music', 'Pantyfetish', 'RandomActsOfBlowJob', 'RealGirls', 'SuicideWatch', 'TinyTits', 'WTF', 'cosplay', 'cosplayers', 'curvy', 'depression', 'gaming', 'gonewild', 'grool', 'incest', 'magicTCG', 'manass', 'mapmaking', 'movies', 'norfolk', 'nsfw', 'nsfwcosplay', 'petplay', 'pics', 'polyamory', 'pregnant', 'r4r', 'rpg', 'rpgtrade', 'seduction', 'wallpapers', 'wet', 'worldbuilding', 'yiff']</text:p>
          </table:table-cell>
          <table:table-cell office:value-type="float" office:value="962" calcext:value-type="float">
            <text:p>962</text:p>
          </table:table-cell>
          <table:table-cell office:value-type="float" office:value="3020" calcext:value-type="float">
            <text:p>3020</text:p>
          </table:table-cell>
          <table:table-cell office:value-type="float" office:value="1628" calcext:value-type="float">
            <text:p>1628</text:p>
          </table:table-cell>
          <table:table-cell office:value-type="float" office:value="5036" calcext:value-type="float">
            <text:p>5036</text:p>
          </table:table-cell>
          <table:table-cell/>
          <table:table-cell office:value-type="string" calcext:value-type="string">
            <text:p>DTorakhan</text:p>
          </table:table-cell>
          <table:table-cell office:value-type="float" office:value="1349904806" calcext:value-type="float">
            <text:p>1349904806</text:p>
          </table:table-cell>
          <table:table-cell office:value-type="float" office:value="1349901206" calcext:value-type="float">
            <text:p>1349901206</text:p>
          </table:table-cell>
        </table:table-row>
        <table:table-row table:style-name="ro5">
          <table:table-cell office:value-type="string" calcext:value-type="string">
            <text:p>t3_1ctkfz</text:p>
          </table:table-cell>
          <table:table-cell office:value-type="string" calcext:value-type="string">
            <text:p>N/A</text:p>
          </table:table-cell>
          <table:table-cell table:style-name="ce1" office:value-type="string" calcext:value-type="string">
            <text:p>True</text:p>
          </table:table-cell>
          <table:table-cell office:value-type="float" office:value="6" calcext:value-type="float">
            <text:p>6</text:p>
          </table:table-cell>
          <table:table-cell office:value-type="float" office:value="11" calcext:value-type="float">
            <text:p>11</text:p>
          </table:table-cell>
          <table:table-cell office:value-type="float" office:value="1366579184" calcext:value-type="float">
            <text:p>1366579184</text:p>
          </table:table-cell>
          <table:table-cell office:value-type="float" office:value="0" calcext:value-type="float">
            <text:p>0</text:p>
          </table:table-cell>
          <table:table-cell office:value-type="string" calcext:value-type="string">
            <text:p>http://imgur.com/NnPh876.png</text:p>
            <text:p/>
            <text:p>Hey RAOP, we all know how tough of an economy it is. I didn't expect to have to ask strangers for assistance, but even my mother had fallen in hard times. I recently obligated my contract with Army and am having a hard time reintegration. I haven't had a lot of luck and a pizza would really help. I need a haircut too, but I think that might be a different subreddit. I hope to be able to do the same for someone else in the future. </text:p>
            <text:p/>
            <text:p>Eternally thankful, .39¢.</text:p>
          </table:table-cell>
          <table:table-cell office:value-type="string" calcext:value-type="string">
            <text:p>http://imgur.com/NnPh876.png</text:p>
            <text:p/>
            <text:p>Hey RAOP, we all know how tough of an economy it is. I didn't expect to have to ask strangers for assistance, but even my mother had fallen in hard times. I recently obligated my contract with Army and am having a hard time reintegration. I haven't had a lot of luck and a pizza would really help. I need a haircut too, but I think that might be a different subreddit. I hope to be able to do the same for someone else in the future. </text:p>
            <text:p/>
            <text:p>Eternally thankful, .39¢.</text:p>
          </table:table-cell>
          <table:table-cell office:value-type="string" calcext:value-type="string">
            <text:p>[Request] Swallowing my pride to hopefully swallow some pizza.</text:p>
          </table:table-cell>
          <table:table-cell office:value-type="float" office:value="219.938773148148" calcext:value-type="float">
            <text:p>219.9387731481</text:p>
          </table:table-cell>
          <table:table-cell office:value-type="float" office:value="448.400150462963" calcext:value-type="float">
            <text:p>448.400150463</text:p>
          </table:table-cell>
          <table:table-cell office:value-type="float" office:value="0" calcext:value-type="float">
            <text:p>0</text:p>
          </table:table-cell>
          <table:table-cell office:value-type="float" office:value="228.419710648148" calcext:value-type="float">
            <text:p>228.4197106481</text:p>
          </table:table-cell>
          <table:table-cell office:value-type="float" office:value="99" calcext:value-type="float">
            <text:p>99</text:p>
          </table:table-cell>
          <table:table-cell office:value-type="float" office:value="145" calcext:value-type="float">
            <text:p>145</text:p>
          </table:table-cell>
          <table:table-cell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office:value-type="float" office:value="24" calcext:value-type="float">
            <text:p>24</text:p>
          </table:table-cell>
          <table:table-cell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table:style-name="ce1" office:value-type="string" calcext:value-type="string">
            <text:p>True</text:p>
          </table:table-cell>
          <table:table-cell office:value-type="string" calcext:value-type="string">
            <text:p>['AdviceAnimals', 'AskReddit', 'IAmA', 'Music', 'RX7', 'SocialEngineering', 'WTF', 'asktrees', 'aww', 'blog', 'cars', 'compsci', 'doctorwho', 'eyebombing', 'fullsail', 'funny', 'gaming', 'lockpicking', 'mildlyinteresting', 'movies', 'pics', 'pokemon', 'see', 'skype', 'skyrim', 'technology', 'trees', 'videogames', 'videos']</text:p>
          </table:table-cell>
          <table:table-cell office:value-type="float" office:value="1497" calcext:value-type="float">
            <text:p>1497</text:p>
          </table:table-cell>
          <table:table-cell office:value-type="float" office:value="1645" calcext:value-type="float">
            <text:p>1645</text:p>
          </table:table-cell>
          <table:table-cell office:value-type="float" office:value="2681" calcext:value-type="float">
            <text:p>2681</text:p>
          </table:table-cell>
          <table:table-cell office:value-type="float" office:value="3011" calcext:value-type="float">
            <text:p>3011</text:p>
          </table:table-cell>
          <table:table-cell/>
          <table:table-cell office:value-type="string" calcext:value-type="string">
            <text:p>cafriend</text:p>
          </table:table-cell>
          <table:table-cell office:value-type="float" office:value="1366582304" calcext:value-type="float">
            <text:p>1366582304</text:p>
          </table:table-cell>
          <table:table-cell office:value-type="float" office:value="1366578704" calcext:value-type="float">
            <text:p>1366578704</text:p>
          </table:table-cell>
        </table:table-row>
        <table:table-row table:style-name="ro15">
          <table:table-cell office:value-type="string" calcext:value-type="string">
            <text:p>t3_14dtyz</text:p>
          </table:table-cell>
          <table:table-cell office:value-type="string" calcext:value-type="string">
            <text:p>laskoriff</text:p>
          </table:table-cell>
          <table:table-cell table:style-name="ce1" office:value-type="string" calcext:value-type="string">
            <text:p>False</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Howdy, I seem to be in a predicament. I have bronchitis,  and I can't get out of bed. I spent all my money getting antibiotics and an inhaler. All I really need is a pizza. I think I just coughed up a good piece of my lung. Oh well. But really, I'll love you forever. I believe in paying it forward, so I think I'm done rambling.</text:p>
            <text:p/>
          </table:table-cell>
          <table:table-cell office:value-type="string" calcext:value-type="string">
            <text:p>Howdy, I seem to be in a predicament. I have bronchitis,  and I can't get out of bed. I spent all my money getting antibiotics and an inhaler. All I really need is a pizza. I think I just coughed up a good piece of my lung. Oh well. But really, I'll love you forever. I believe in paying it forward, so I think I'm done rambling.</text:p>
            <text:p/>
          </table:table-cell>
          <table:table-cell office:value-type="string" calcext:value-type="string">
            <text:p>[Request] Bronchitis and broke (Iowa USA)</text:p>
          </table:table-cell>
          <table:table-cell office:value-type="float" office:value="241.362662037037" calcext:value-type="float">
            <text:p>241.362662037</text:p>
          </table:table-cell>
          <table:table-cell office:value-type="float" office:value="606.10599537037" calcext:value-type="float">
            <text:p>606.1059953704</text:p>
          </table:table-cell>
          <table:table-cell office:value-type="float" office:value="0" calcext:value-type="float">
            <text:p>0</text:p>
          </table:table-cell>
          <table:table-cell office:value-type="float" office:value="364.743333333333" calcext:value-type="float">
            <text:p>364.7433333333</text:p>
          </table:table-cell>
          <table:table-cell office:value-type="float" office:value="6" calcext:value-type="float">
            <text:p>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style-name="ce1" office:value-type="string" calcext:value-type="string">
            <text:p>True</text:p>
          </table:table-cell>
          <table:table-cell office:value-type="string" calcext:value-type="string">
            <text:p>['AdviceAnimals', 'AskReddit', 'Random_Acts_Of_Pizza', 'funny', 'smoking']</text:p>
          </table:table-cell>
          <table:table-cell office:value-type="float" office:value="22" calcext:value-type="float">
            <text:p>22</text:p>
          </table:table-cell>
          <table:table-cell office:value-type="float" office:value="127" calcext:value-type="float">
            <text:p>127</text:p>
          </table:table-cell>
          <table:table-cell office:value-type="float" office:value="38" calcext:value-type="float">
            <text:p>38</text:p>
          </table:table-cell>
          <table:table-cell office:value-type="float" office:value="199" calcext:value-type="float">
            <text:p>199</text:p>
          </table:table-cell>
          <table:table-cell office:value-type="string" calcext:value-type="string">
            <text:p>shroom</text:p>
          </table:table-cell>
          <table:table-cell office:value-type="string" calcext:value-type="string">
            <text:p>sae223</text:p>
          </table:table-cell>
          <table:table-cell table:number-columns-repeated="2" office:value-type="float" office:value="1354803785" calcext:value-type="float">
            <text:p>1354803785</text:p>
          </table:table-cell>
        </table:table-row>
        <table:table-row table:style-name="ro6">
          <table:table-cell office:value-type="string" calcext:value-type="string">
            <text:p>t3_1jdq4q</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I'm not sure how I would get a pizza. :( I live near McConnellsburg, Pa. and we have a few local places, but nobody that delivers. I could go pick it up, but I'm not sure how that would work.</text:p>
            <text:p/>
            <text:p>It's the day before payday and I'd really like something other than bean and bacon soup for dinner.</text:p>
            <text:p/>
            <text:p>I've given in the past and I'll give again this week if I can get some yummies tonight! :)</text:p>
          </table:table-cell>
          <table:table-cell office:value-type="string" calcext:value-type="string">
            <text:p>I'm not sure how I would get a pizza. :( I live near McConnellsburg, Pa. and we have a few local places, but nobody that delivers. I could go pick it up, but I'm not sure how that would work.</text:p>
            <text:p/>
            <text:p>It's the day before payday and I'd really like something other than bean and bacon soup for dinner.</text:p>
            <text:p/>
            <text:p>I've given in the past and I'll give again this week if I can get some yummies tonight! :)</text:p>
          </table:table-cell>
          <table:table-cell office:value-type="string" calcext:value-type="string">
            <text:p>[Request] I've given here a few times, but haven't ever gotten. I live in the boonies. :(</text:p>
          </table:table-cell>
          <table:table-cell office:value-type="float" office:value="564.318819444445" calcext:value-type="float">
            <text:p>564.3188194444</text:p>
          </table:table-cell>
          <table:table-cell office:value-type="float" office:value="692.724502314815" calcext:value-type="float">
            <text:p>692.7245023148</text:p>
          </table:table-cell>
          <table:table-cell office:value-type="float" office:value="0" calcext:value-type="float">
            <text:p>0</text:p>
          </table:table-cell>
          <table:table-cell office:value-type="float" office:value="128.364016203704" calcext:value-type="float">
            <text:p>128.3640162037</text:p>
          </table:table-cell>
          <table:table-cell office:value-type="float" office:value="95" calcext:value-type="float">
            <text:p>95</text:p>
          </table:table-cell>
          <table:table-cell office:value-type="float" office:value="999" calcext:value-type="float">
            <text:p>999</text:p>
          </table:table-cell>
          <table:table-cell table:number-columns-repeated="2" office:value-type="float" office:value="0" calcext:value-type="float">
            <text:p>0</text:p>
          </table:table-cell>
          <table:table-cell office:value-type="float" office:value="379" calcext:value-type="float">
            <text:p>379</text:p>
          </table:table-cell>
          <table:table-cell office:value-type="float" office:value="415" calcext:value-type="float">
            <text:p>415</text:p>
          </table:table-cell>
          <table:table-cell office:value-type="float" office:value="0" calcext:value-type="float">
            <text:p>0</text:p>
          </table:table-cell>
          <table:table-cell office:value-type="float" office:value="1" calcext:value-type="float">
            <text:p>1</text:p>
          </table:table-cell>
          <table:table-cell office:value-type="float" office:value="97" calcext:value-type="float">
            <text:p>97</text:p>
          </table:table-cell>
          <table:table-cell table:style-name="ce1" office:value-type="string" calcext:value-type="string">
            <text:p>False</text:p>
          </table:table-cell>
          <table:table-cell office:value-type="string" calcext:value-type="string">
            <text:p>['ABraThatFits', 'AdviceAnimals', 'Android', 'AndroidQuestions', 'Art', 'ArtisanVideos', 'AskReddit', 'Awww', 'BBWGW', 'BabyBumps', 'Christianity', 'DebateReligion', 'DoctorWhumour', 'EatCheapAndHealthy', 'Enhancement', 'Food_Pantry', 'ForeverAloneDating', 'HITsWorthTurkingFor', 'IAmA', 'IWantToLearn', 'ImGoingToHellForThis', 'Jokes', 'LadyBoners', 'LifeProTips', 'Loans', 'NSFW_GIF', 'PassionYZ', 'PoliticalDiscussion', 'RESissues', 'RandomActsOfChristmas', 'RandomActsOfPizza', 'RandomKindness', 'RedditLaqueristas', 'RuinedOrgasms', 'SexPositive', 'ShitRedditSays', 'WTF', 'YouShouldKnow', 'ainbow', 'askscience', 'atheism', 'atheistparents', 'aww', 'bestof', 'bookexchange', 'buildapc', 'buildapcforme', 'chastity', 'crafts', 'defaultgems', 'doctorwho', 'electronic_cigarette', 'explainlikeimfive', 'eyes', 'facepalm', 'fasting', 'fffffffuuuuuuuuuuuu', 'firstworldanarchists', 'fonts', 'freebies', 'funny', 'gifrequests', 'gifs', 'keto', 'law', 'legaladvice', 'lolcats', 'loseit', 'misc', 'mturk', 'mturkforum', 'news', 'offmychest', 'peeling', 'penis', 'photographs', 'photoshopbattles', 'picrequests', 'pics', 'politics', 'popping', 'pornvids', 'recipes', 'sex', 'shopvacporn', 'sixwordstories', 'soylent', 'techsupport', 'tipofmypenis', 'tipofmytongue', 'todayilearned', 'toys', 'toysfortheneedy', 'toysfortots', 'videos', 'woahdude', 'woodworking']</text:p>
          </table:table-cell>
          <table:table-cell office:value-type="float" office:value="22184" calcext:value-type="float">
            <text:p>22184</text:p>
          </table:table-cell>
          <table:table-cell office:value-type="float" office:value="27777" calcext:value-type="float">
            <text:p>27777</text:p>
          </table:table-cell>
          <table:table-cell office:value-type="float" office:value="106518" calcext:value-type="float">
            <text:p>106518</text:p>
          </table:table-cell>
          <table:table-cell office:value-type="float" office:value="116795" calcext:value-type="float">
            <text:p>116795</text:p>
          </table:table-cell>
          <table:table-cell/>
          <table:table-cell office:value-type="string" calcext:value-type="string">
            <text:p>bucknakid14</text:p>
          </table:table-cell>
          <table:table-cell office:value-type="float" office:value="1375227144" calcext:value-type="float">
            <text:p>1375227144</text:p>
          </table:table-cell>
          <table:table-cell office:value-type="float" office:value="1375223544" calcext:value-type="float">
            <text:p>1375223544</text:p>
          </table:table-cell>
        </table:table-row>
        <table:table-row table:style-name="ro7">
          <table:table-cell office:value-type="string" calcext:value-type="string">
            <text:p>t3_1b7u1o</text:p>
          </table:table-cell>
          <table:table-cell office:value-type="string" calcext:value-type="string">
            <text:p>N/A</text:p>
          </table:table-cell>
          <table:table-cell table:style-name="ce1" office:value-type="string" calcext:value-type="string">
            <text:p>True</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False</text:p>
          </table:table-cell>
          <table:table-cell office:value-type="float" office:value="3" calcext:value-type="float">
            <text:p>3</text:p>
          </table:table-cell>
          <table:table-cell table:number-columns-repeated="2" office:value-type="string" calcext:value-type="string">
            <text:p>Me and my roommate are broke till we get paid tomorrow at 2pm. got a empty fridge and no money. Plan to pay it forward. also willing to draw a picture of something you like(pizza0.o)</text:p>
          </table:table-cell>
          <table:table-cell office:value-type="string" calcext:value-type="string">
            <text:p>[REQUEST] Mesa, AZ. two hungry gals</text:p>
          </table:table-cell>
          <table:table-cell office:value-type="float" office:value="0" calcext:value-type="float">
            <text:p>0</text:p>
          </table:table-cell>
          <table:table-cell office:value-type="float" office:value="252.215578703704" calcext:value-type="float">
            <text:p>252.2155787037</text:p>
          </table:table-cell>
          <table:table-cell office:value-type="float" office:value="0" calcext:value-type="float">
            <text:p>0</text:p>
          </table:table-cell>
          <table:table-cell office:value-type="float" office:value="252.215578703704" calcext:value-type="float">
            <text:p>252.215578703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3" calcext:value-type="float">
            <text:p>13</text:p>
          </table:table-cell>
          <table:table-cell/>
          <table:table-cell office:value-type="string" calcext:value-type="string">
            <text:p>HomelessKel</text:p>
          </table:table-cell>
          <table:table-cell office:value-type="float" office:value="1364526283" calcext:value-type="float">
            <text:p>1364526283</text:p>
          </table:table-cell>
          <table:table-cell office:value-type="float" office:value="1364522683" calcext:value-type="float">
            <text:p>1364522683</text:p>
          </table:table-cell>
        </table:table-row>
        <table:table-row table:style-name="ro4">
          <table:table-cell office:value-type="string" calcext:value-type="string">
            <text:p>t3_j0qo2</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9" calcext:value-type="float">
            <text:p>9</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I am under no hardships. I'm just a 17-year-old kid living near Chicago, and I just think that my sister would be pleasantly surprised by a nice pizza. It's been a while since we've had to share something. ;)</text:p>
            <text:p/>
            <text:p>Donors, if you're looking to help someone in need, look elsewhere. Although I'd like a pizza, I really don't *need* one, and there's plenty of requests on here that really do.</text:p>
            <text:p/>
            <text:p>That being said, if you're still up for helping me be the coolest brother of the day, I live in Naperville, IL. </text:p>
            <text:p/>
            <text:p>Thanks!</text:p>
          </table:table-cell>
          <table:table-cell office:value-type="string" calcext:value-type="string">
            <text:p>I am under no hardships. I'm just a 17-year-old kid living near Chicago, and I just think that my sister would be pleasantly surprised by a nice pizza. It's been a while since we've had to share something. ;)</text:p>
            <text:p/>
            <text:p>Donors, if you're looking to help someone in need, look elsewhere. Although I'd like a pizza, I really don't *need* one, and there's plenty of requests on here that really do.</text:p>
            <text:p/>
            <text:p>That being said, if you're still up for helping me be the coolest brother of the day, I live in Naperville, IL. </text:p>
            <text:p/>
            <text:p>Thanks!</text:p>
          </table:table-cell>
          <table:table-cell office:value-type="string" calcext:value-type="string">
            <text:p>[Request] I'm just looking to surprise my sister with a Pizza we can share.</text:p>
          </table:table-cell>
          <table:table-cell office:value-type="float" office:value="167.510590277778" calcext:value-type="float">
            <text:p>167.5105902778</text:p>
          </table:table-cell>
          <table:table-cell office:value-type="float" office:value="1030.77010416667" calcext:value-type="float">
            <text:p>1030.7701041667</text:p>
          </table:table-cell>
          <table:table-cell office:value-type="float" office:value="0" calcext:value-type="float">
            <text:p>0</text:p>
          </table:table-cell>
          <table:table-cell office:value-type="float" office:value="863.217847222222" calcext:value-type="float">
            <text:p>863.2178472222</text:p>
          </table:table-cell>
          <table:table-cell office:value-type="float" office:value="0" calcext:value-type="float">
            <text:p>0</text:p>
          </table:table-cell>
          <table:table-cell office:value-type="float" office:value="981" calcext:value-type="float">
            <text:p>981</text:p>
          </table:table-cell>
          <table:table-cell table:number-columns-repeated="2" office:value-type="float" office:value="0" calcext:value-type="float">
            <text:p>0</text:p>
          </table:table-cell>
          <table:table-cell office:value-type="float" office:value="33" calcext:value-type="float">
            <text:p>33</text:p>
          </table:table-cell>
          <table:table-cell office:value-type="float" office:value="97" calcext:value-type="float">
            <text:p>9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style-name="ce1" office:value-type="string" calcext:value-type="string">
            <text:p>False</text:p>
          </table:table-cell>
          <table:table-cell office:value-type="string" calcext:value-type="string">
            <text:p>['AceOfSpades', 'Guitar', 'Minecraft', 'SmashingPumpkins', 'Sssserver', 'fffffffuuuuuuuuuuuu', 'jobs', 'malefashionadvice', 'pokemon', 'radiohead', 'shittyadvice', 'telecaster']</text:p>
          </table:table-cell>
          <table:table-cell office:value-type="float" office:value="318" calcext:value-type="float">
            <text:p>318</text:p>
          </table:table-cell>
          <table:table-cell office:value-type="float" office:value="8024" calcext:value-type="float">
            <text:p>8024</text:p>
          </table:table-cell>
          <table:table-cell office:value-type="float" office:value="1090" calcext:value-type="float">
            <text:p>1090</text:p>
          </table:table-cell>
          <table:table-cell office:value-type="float" office:value="15100" calcext:value-type="float">
            <text:p>15100</text:p>
          </table:table-cell>
          <table:table-cell/>
          <table:table-cell office:value-type="string" calcext:value-type="string">
            <text:p>RattaTatTat</text:p>
          </table:table-cell>
          <table:table-cell office:value-type="float" office:value="1311735783" calcext:value-type="float">
            <text:p>1311735783</text:p>
          </table:table-cell>
          <table:table-cell office:value-type="float" office:value="1311732183" calcext:value-type="float">
            <text:p>1311732183</text:p>
          </table:table-cell>
        </table:table-row>
        <table:table-row table:style-name="ro11">
          <table:table-cell office:value-type="string" calcext:value-type="string">
            <text:p>t3_1eek5u</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2" calcext:value-type="float">
            <text:p>2</text:p>
          </table:table-cell>
          <table:table-cell table:style-name="ce1" office:value-type="string" calcext:value-type="string">
            <text:p>False</text:p>
          </table:table-cell>
          <table:table-cell office:value-type="float" office:value="1" calcext:value-type="float">
            <text:p>1</text:p>
          </table:table-cell>
          <table:table-cell table:number-columns-repeated="2" office:value-type="string" calcext:value-type="string">
            <text:p>Just found out about this subreddit, and I must say that this is a very honorable thing of redditors to do. Unfortunately for myself, I'm allergic to milk so a random act of pizza would do me no good. But if I were to make a request, a random act of wings would be interesting.</text:p>
          </table:table-cell>
          <table:table-cell office:value-type="string" calcext:value-type="string">
            <text:p>[Request] In Baton Rouge, LA, about to join the navy, and don't get paid until next Friday.</text:p>
          </table:table-cell>
          <table:table-cell office:value-type="float" office:value="205.52380787037" calcext:value-type="float">
            <text:p>205.5238078704</text:p>
          </table:table-cell>
          <table:table-cell office:value-type="float" office:value="410.025185185185" calcext:value-type="float">
            <text:p>410.0251851852</text:p>
          </table:table-cell>
          <table:table-cell office:value-type="float" office:value="0" calcext:value-type="float">
            <text:p>0</text:p>
          </table:table-cell>
          <table:table-cell office:value-type="float" office:value="204.459710648148" calcext:value-type="float">
            <text:p>204.4597106481</text:p>
          </table:table-cell>
          <table:table-cell office:value-type="float" office:value="535" calcext:value-type="float">
            <text:p>535</text:p>
          </table:table-cell>
          <table:table-cell office:value-type="float" office:value="802" calcext:value-type="float">
            <text:p>802</text:p>
          </table:table-cell>
          <table:table-cell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office:value-type="float" office:value="76" calcext:value-type="float">
            <text:p>76</text:p>
          </table:table-cell>
          <table:table-cell office:value-type="float" office:value="0" calcext:value-type="float">
            <text:p>0</text:p>
          </table:table-cell>
          <table:table-cell office:value-type="float" office:value="2" calcext:value-type="float">
            <text:p>2</text:p>
          </table:table-cell>
          <table:table-cell office:value-type="float" office:value="21" calcext:value-type="float">
            <text:p>21</text:p>
          </table:table-cell>
          <table:table-cell table:style-name="ce1" office:value-type="string" calcext:value-type="string">
            <text:p>False</text:p>
          </table:table-cell>
          <table:table-cell office:value-type="string" calcext:value-type="string">
            <text:p>['AskReddit', 'Guitar', 'IAmA', 'Minecraft', 'Music', 'PipeTobacco', 'Poetry', 'WTF', 'atheism', 'aww', 'batonrouge', 'beards', 'funny', 'gaming', 'gonewild', 'hookah', 'mathrock', 'pics', 'politics', 'trees', 'zelda']</text:p>
          </table:table-cell>
          <table:table-cell office:value-type="float" office:value="1295" calcext:value-type="float">
            <text:p>1295</text:p>
          </table:table-cell>
          <table:table-cell office:value-type="float" office:value="1760" calcext:value-type="float">
            <text:p>1760</text:p>
          </table:table-cell>
          <table:table-cell office:value-type="float" office:value="1989" calcext:value-type="float">
            <text:p>1989</text:p>
          </table:table-cell>
          <table:table-cell office:value-type="float" office:value="2782" calcext:value-type="float">
            <text:p>2782</text:p>
          </table:table-cell>
          <table:table-cell/>
          <table:table-cell office:value-type="string" calcext:value-type="string">
            <text:p>MasterBlaster860</text:p>
          </table:table-cell>
          <table:table-cell office:value-type="float" office:value="1368652343" calcext:value-type="float">
            <text:p>1368652343</text:p>
          </table:table-cell>
          <table:table-cell office:value-type="float" office:value="1368648743" calcext:value-type="float">
            <text:p>1368648743</text:p>
          </table:table-cell>
        </table:table-row>
        <table:table-row table:style-name="ro13">
          <table:table-cell office:value-type="string" calcext:value-type="string">
            <text:p>t3_1njxks</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6" calcext:value-type="float">
            <text:p>6</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I'm a college student with a midterm worth 30% of my grade tomorrow morning as well as two papers due. It looks like I'll be spending the whole night in the library working, and I could really go for some pizza. I am located in Wisconsin (USA) and Papa Johns is located on campus. If anyone would be willing to donate a pizza, I'd really appreciate it! </text:p>
          </table:table-cell>
          <table:table-cell office:value-type="string" calcext:value-type="string">
            <text:p>[Request] About to have an all night study session in the library and could really go for some pizza</text:p>
          </table:table-cell>
          <table:table-cell office:value-type="float" office:value="156.800486111111" calcext:value-type="float">
            <text:p>156.8004861111</text:p>
          </table:table-cell>
          <table:table-cell office:value-type="float" office:value="222.086539351852" calcext:value-type="float">
            <text:p>222.0865393519</text:p>
          </table:table-cell>
          <table:table-cell office:value-type="float" office:value="74.3809953703704" calcext:value-type="float">
            <text:p>74.3809953704</text:p>
          </table:table-cell>
          <table:table-cell office:value-type="float" office:value="139.667048611111" calcext:value-type="float">
            <text:p>139.6670486111</text:p>
          </table:table-cell>
          <table:table-cell office:value-type="float" office:value="68" calcext:value-type="float">
            <text:p>68</text:p>
          </table:table-cell>
          <table:table-cell office:value-type="float" office:value="73" calcext:value-type="float">
            <text:p>73</text:p>
          </table:table-cell>
          <table:table-cell table:number-columns-repeated="2" office:value-type="float" office:value="4" calcext:value-type="float">
            <text:p>4</text:p>
          </table:table-cell>
          <table:table-cell office:value-type="float" office:value="10" calcext:value-type="float">
            <text:p>10</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float" office:value="21" calcext:value-type="float">
            <text:p>21</text:p>
          </table:table-cell>
          <table:table-cell table:style-name="ce1" office:value-type="string" calcext:value-type="string">
            <text:p>False</text:p>
          </table:table-cell>
          <table:table-cell office:value-type="string" calcext:value-type="string">
            <text:p>['AMA', 'AdviceAnimals', 'AskHistorians', 'AskReddit', 'CFB', 'Fitness', 'IAmA', 'Insurance', 'Music', 'Random_Acts_Of_Pizza', 'TruthOrDareMe', 'WTF', 'baseball', 'fantasyfootball', 'funny', 'gaming', 'investing', 'politics', 'relationships', 'showerbeer', 'todayilearned']</text:p>
          </table:table-cell>
          <table:table-cell office:value-type="float" office:value="1064" calcext:value-type="float">
            <text:p>1064</text:p>
          </table:table-cell>
          <table:table-cell office:value-type="float" office:value="2213" calcext:value-type="float">
            <text:p>2213</text:p>
          </table:table-cell>
          <table:table-cell office:value-type="float" office:value="1760" calcext:value-type="float">
            <text:p>1760</text:p>
          </table:table-cell>
          <table:table-cell office:value-type="float" office:value="3605" calcext:value-type="float">
            <text:p>3605</text:p>
          </table:table-cell>
          <table:table-cell/>
          <table:table-cell office:value-type="string" calcext:value-type="string">
            <text:p>drunkinmilwaukee</text:p>
          </table:table-cell>
          <table:table-cell office:value-type="float" office:value="1380705823" calcext:value-type="float">
            <text:p>1380705823</text:p>
          </table:table-cell>
          <table:table-cell office:value-type="float" office:value="1380677023" calcext:value-type="float">
            <text:p>1380677023</text:p>
          </table:table-cell>
        </table:table-row>
        <table:table-row table:style-name="ro13">
          <table:table-cell office:value-type="string" calcext:value-type="string">
            <text:p>t3_17mpk5</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9" calcext:value-type="float">
            <text:p>9</text:p>
          </table:table-cell>
          <table:table-cell table:style-name="ce1" office:value-type="string" calcext:value-type="string">
            <text:p>False</text:p>
          </table:table-cell>
          <table:table-cell office:value-type="float" office:value="2" calcext:value-type="float">
            <text:p>2</text:p>
          </table:table-cell>
          <table:table-cell table:number-columns-repeated="2" office:value-type="string" calcext:value-type="string">
            <text:p>Due to problems with work not paying me correctly or on time, I've fallen in a situation where all of my funds had to go towards my rent. I get a paycheque tomorrow but have zero funds until then, and not gonna lie I'm a little hungry! Heard about this subreddit and thought I'd give asking for internet help a try, and would love to return the favour this week as well! </text:p>
          </table:table-cell>
          <table:table-cell office:value-type="string" calcext:value-type="string">
            <text:p>(Request) Fallen on difficult times due to work problems, have no money until tomorrow! Anyone able to help an Ontario girl and the favour will be returned? :)</text:p>
          </table:table-cell>
          <table:table-cell office:value-type="float" office:value="240.631446759259" calcext:value-type="float">
            <text:p>240.6314467593</text:p>
          </table:table-cell>
          <table:table-cell office:value-type="float" office:value="549.358333333333" calcext:value-type="float">
            <text:p>549.3583333333</text:p>
          </table:table-cell>
          <table:table-cell office:value-type="float" office:value="0" calcext:value-type="float">
            <text:p>0</text:p>
          </table:table-cell>
          <table:table-cell office:value-type="float" office:value="308.726886574074" calcext:value-type="float">
            <text:p>308.7268865741</text:p>
          </table:table-cell>
          <table:table-cell office:value-type="float" office:value="13" calcext:value-type="float">
            <text:p>13</text:p>
          </table:table-cell>
          <table:table-cell office:value-type="float" office:value="163" calcext:value-type="float">
            <text:p>16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style-name="ce1" office:value-type="string" calcext:value-type="string">
            <text:p>False</text:p>
          </table:table-cell>
          <table:table-cell office:value-type="string" calcext:value-type="string">
            <text:p>['AskReddit', 'IAmA', 'Music', 'Random_Acts_Of_Pizza', 'cringepics', 'videos']</text:p>
          </table:table-cell>
          <table:table-cell office:value-type="float" office:value="62" calcext:value-type="float">
            <text:p>62</text:p>
          </table:table-cell>
          <table:table-cell office:value-type="float" office:value="1290" calcext:value-type="float">
            <text:p>1290</text:p>
          </table:table-cell>
          <table:table-cell office:value-type="float" office:value="112" calcext:value-type="float">
            <text:p>112</text:p>
          </table:table-cell>
          <table:table-cell office:value-type="float" office:value="2016" calcext:value-type="float">
            <text:p>2016</text:p>
          </table:table-cell>
          <table:table-cell/>
          <table:table-cell office:value-type="string" calcext:value-type="string">
            <text:p>avalon18</text:p>
          </table:table-cell>
          <table:table-cell table:number-columns-repeated="2" office:value-type="float" office:value="1359643802" calcext:value-type="float">
            <text:p>1359643802</text:p>
          </table:table-cell>
        </table:table-row>
        <table:table-row table:style-name="ro9">
          <table:table-cell office:value-type="string" calcext:value-type="string">
            <text:p>t3_19vzo3</text:p>
          </table:table-cell>
          <table:table-cell office:value-type="string" calcext:value-type="string">
            <text:p>N/A</text:p>
          </table:table-cell>
          <table:table-cell table:style-name="ce1" office:value-type="string" calcext:value-type="string">
            <text:p>False</text:p>
          </table:table-cell>
          <table:table-cell office:value-type="float" office:value="2" calcext:value-type="float">
            <text:p>2</text:p>
          </table:table-cell>
          <table:table-cell office:value-type="float" office:value="4" calcext:value-type="float">
            <text:p>4</text:p>
          </table:table-cell>
          <table:table-cell table:style-name="ce1" office:value-type="string" calcext:value-type="string">
            <text:p>False</text:p>
          </table:table-cell>
          <table:table-cell office:value-type="float" office:value="4" calcext:value-type="float">
            <text:p>4</text:p>
          </table:table-cell>
          <table:table-cell table:number-columns-repeated="2" office:value-type="string" calcext:value-type="string">
            <text:p>It's just been a shitty month. Been broke since I had to drive down to my sister's funeral. Was fired because it took me week of being stuck in MS with car toubles before I got back. Had to give my cat away because i can't afford to keep him. His name was Clegg and he was pretty much my best friend. And my real life best friend is moving away tomorrow. I hate giving a sob story, but i'm just really really down and hungry. please help. Thank you reddit.</text:p>
          </table:table-cell>
          <table:table-cell office:value-type="string" calcext:value-type="string">
            <text:p>[Request] Got fired today, never got paid. Broke as a joke, and super hungry. (Nashville)</text:p>
          </table:table-cell>
          <table:table-cell office:value-type="float" office:value="814.863518518519" calcext:value-type="float">
            <text:p>814.8635185185</text:p>
          </table:table-cell>
          <table:table-cell office:value-type="float" office:value="1088.08703703704" calcext:value-type="float">
            <text:p>1088.087037037</text:p>
          </table:table-cell>
          <table:table-cell office:value-type="float" office:value="116.45650462963" calcext:value-type="float">
            <text:p>116.4565046296</text:p>
          </table:table-cell>
          <table:table-cell office:value-type="float" office:value="389.680023148148" calcext:value-type="float">
            <text:p>389.6800231481</text:p>
          </table:table-cell>
          <table:table-cell office:value-type="float" office:value="108" calcext:value-type="float">
            <text:p>108</text:p>
          </table:table-cell>
          <table:table-cell office:value-type="float" office:value="199" calcext:value-type="float">
            <text:p>199</text:p>
          </table:table-cell>
          <table:table-cell office:value-type="float" office:value="1" calcext:value-type="float">
            <text:p>1</text:p>
          </table:table-cell>
          <table:table-cell office:value-type="float" office:value="4" calcext:value-type="float">
            <text:p>4</text:p>
          </table:table-cell>
          <table:table-cell office:value-type="float" office:value="15" calcext:value-type="float">
            <text:p>15</text:p>
          </table:table-cell>
          <table:table-cell office:value-type="float" office:value="22" calcext:value-type="float">
            <text:p>22</text:p>
          </table:table-cell>
          <table:table-cell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style-name="ce1" office:value-type="string" calcext:value-type="string">
            <text:p>True</text:p>
          </table:table-cell>
          <table:table-cell office:value-type="string" calcext:value-type="string">
            <text:p>['AskReddit', 'Assistance', 'Favors', 'Graffiti', 'IAmA', 'Pets', 'Random_Acts_Of_Pizza', 'SuicideWatch', 'WTF', 'amiugly', 'explainlikeimfive', 'fffffffuuuuuuuuuuuu', 'freebies', 'funny', 'gaming', 'glee', 'humanism', 'math', 'nashville', 'pics', 'reddit.com', 'science', 'secretsanta', 'trees']</text:p>
          </table:table-cell>
          <table:table-cell office:value-type="float" office:value="1238" calcext:value-type="float">
            <text:p>1238</text:p>
          </table:table-cell>
          <table:table-cell office:value-type="float" office:value="2564" calcext:value-type="float">
            <text:p>2564</text:p>
          </table:table-cell>
          <table:table-cell office:value-type="float" office:value="2070" calcext:value-type="float">
            <text:p>2070</text:p>
          </table:table-cell>
          <table:table-cell office:value-type="float" office:value="3954" calcext:value-type="float">
            <text:p>3954</text:p>
          </table:table-cell>
          <table:table-cell/>
          <table:table-cell office:value-type="string" calcext:value-type="string">
            <text:p>ahnalrahpist</text:p>
          </table:table-cell>
          <table:table-cell table:number-columns-repeated="2" office:value-type="float" office:value="1362711171" calcext:value-type="float">
            <text:p>1362711171</text:p>
          </table:table-cell>
        </table:table-row>
        <table:table-row table:style-name="ro6">
          <table:table-cell office:value-type="string" calcext:value-type="string">
            <text:p>t3_k3huv</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4" calcext:value-type="float">
            <text:p>4</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Long story short, I'm unemployed and joining the army. Unfortunatly it's taking WAY longer than anticipated and in the meantime I have been unable to find any work.  </text:p>
            <text:p>My girlfriend puts up with me and she's currently out now with her little part time retail job which she has to keep us scraping.  </text:p>
            <text:p>I'd like to surprise her for when she comes in from work at 4pm with pizza (we haven't had any for a long time - training fitness etc etc)  </text:p>
            <text:p/>
            <text:p>Since you got this far - Thanks for listening :)</text:p>
          </table:table-cell>
          <table:table-cell office:value-type="string" calcext:value-type="string">
            <text:p>Long story short, I'm unemployed and joining the army. Unfortunatly it's taking WAY longer than anticipated and in the meantime I have been unable to find any work.  </text:p>
            <text:p>My girlfriend puts up with me and she's currently out now with her little part time retail job which she has to keep us scraping.  </text:p>
            <text:p>I'd like to surprise her for when she comes in from work at 4pm with pizza (we haven't had any for a long time - training fitness etc etc)  </text:p>
            <text:p/>
            <text:p>Since you got this far - Thanks for listening :)</text:p>
          </table:table-cell>
          <table:table-cell office:value-type="string" calcext:value-type="string">
            <text:p>[REQUEST] UK - Hungry couple with no money (yeah I know you've heard it all before)</text:p>
          </table:table-cell>
          <table:table-cell office:value-type="float" office:value="135.556527777778" calcext:value-type="float">
            <text:p>135.5565277778</text:p>
          </table:table-cell>
          <table:table-cell office:value-type="float" office:value="960.334756944445" calcext:value-type="float">
            <text:p>960.3347569444</text:p>
          </table:table-cell>
          <table:table-cell office:value-type="float" office:value="0" calcext:value-type="float">
            <text:p>0</text:p>
          </table:table-cell>
          <table:table-cell office:value-type="float" office:value="824.7365625" calcext:value-type="float">
            <text:p>824.7365625</text:p>
          </table:table-cell>
          <table:table-cell office:value-type="float" office:value="0" calcext:value-type="float">
            <text:p>0</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65" calcext:value-type="float">
            <text:p>65</text:p>
          </table:table-cell>
          <table:table-cell office:value-type="float" office:value="157" calcext:value-type="float">
            <text:p>157</text:p>
          </table:table-cell>
          <table:table-cell office:value-type="float" office:value="0" calcext:value-type="float">
            <text:p>0</text:p>
          </table:table-cell>
          <table:table-cell office:value-type="float" office:value="1" calcext:value-type="float">
            <text:p>1</text:p>
          </table:table-cell>
          <table:table-cell office:value-type="float" office:value="26" calcext:value-type="float">
            <text:p>26</text:p>
          </table:table-cell>
          <table:table-cell table:style-name="ce1" office:value-type="string" calcext:value-type="string">
            <text:p>True</text:p>
          </table:table-cell>
          <table:table-cell office:value-type="string" calcext:value-type="string">
            <text:p>['AdviceAnimals', 'AskReddit', 'IAmA', 'REDDITEXCHANGE', 'WTF', 'WorldPoliticsHumor', 'drunk', 'fffffffuuuuuuuuuuuu', 'funny', 'gamesell', 'gaming', 'gentlemanboners', 'ideasfortheadmins', 'newreddits', 'nostalgia', 'pics', 'proper', 'reddit.com', 'self', 'spacedicks', 'television', 'todayilearned', 'travel', 'truegaming', 'videos', 'worldpolitics']</text:p>
          </table:table-cell>
          <table:table-cell office:value-type="float" office:value="944" calcext:value-type="float">
            <text:p>944</text:p>
          </table:table-cell>
          <table:table-cell office:value-type="float" office:value="9268" calcext:value-type="float">
            <text:p>9268</text:p>
          </table:table-cell>
          <table:table-cell office:value-type="float" office:value="6920" calcext:value-type="float">
            <text:p>6920</text:p>
          </table:table-cell>
          <table:table-cell office:value-type="float" office:value="30744" calcext:value-type="float">
            <text:p>30744</text:p>
          </table:table-cell>
          <table:table-cell office:value-type="string" calcext:value-type="string">
            <text:p>shroom</text:p>
          </table:table-cell>
          <table:table-cell office:value-type="string" calcext:value-type="string">
            <text:p>tommygunner91</text:p>
          </table:table-cell>
          <table:table-cell office:value-type="float" office:value="1315060387" calcext:value-type="float">
            <text:p>1315060387</text:p>
          </table:table-cell>
          <table:table-cell office:value-type="float" office:value="1315056787" calcext:value-type="float">
            <text:p>1315056787</text:p>
          </table:table-cell>
        </table:table-row>
        <table:table-row table:style-name="ro2">
          <table:table-cell office:value-type="string" calcext:value-type="string">
            <text:p>t3_mk98a</text:p>
          </table:table-cell>
          <table:table-cell office:value-type="string" calcext:value-type="string">
            <text:p>N/A</text:p>
          </table:table-cell>
          <table:table-cell table:style-name="ce1" office:value-type="string" calcext:value-type="string">
            <text:p>False</text:p>
          </table:table-cell>
          <table:table-cell table:number-columns-repeated="2" office:value-type="float" office:value="2" calcext:value-type="float">
            <text:p>2</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my uncle and best friend just died in the past week all of my money is going to medical bills helppppppp pleasssssseeeeeeee <text:s/></text:p>
          </table:table-cell>
          <table:table-cell office:value-type="string" calcext:value-type="string">
            <text:p>{request}please guys uncle just died </text:p>
          </table:table-cell>
          <table:table-cell office:value-type="float" office:value="3.72688657407407" calcext:value-type="float">
            <text:p>3.7268865741</text:p>
          </table:table-cell>
          <table:table-cell office:value-type="float" office:value="749.394479166667" calcext:value-type="float">
            <text:p>749.3944791667</text:p>
          </table:table-cell>
          <table:table-cell office:value-type="float" office:value="0.840868055555555" calcext:value-type="float">
            <text:p>0.8408680556</text:p>
          </table:table-cell>
          <table:table-cell office:value-type="float" office:value="746.508460648148" calcext:value-type="float">
            <text:p>746.5084606481</text:p>
          </table:table-cell>
          <table:table-cell office:value-type="float" office:value="3" calcext:value-type="float">
            <text:p>3</text:p>
          </table:table-cell>
          <table:table-cell office:value-type="float" office:value="19" calcext:value-type="float">
            <text:p>19</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0" calcext:value-type="float">
            <text:p>10</text:p>
          </table:table-cell>
          <table:table-cell office:value-type="float" office:value="0" calcext:value-type="float">
            <text:p>0</text:p>
          </table:table-cell>
          <table:table-cell table:number-columns-repeated="2" office:value-type="float" office:value="2" calcext:value-type="float">
            <text:p>2</text:p>
          </table:table-cell>
          <table:table-cell table:style-name="ce1" office:value-type="string" calcext:value-type="string">
            <text:p>False</text:p>
          </table:table-cell>
          <table:table-cell office:value-type="string" calcext:value-type="string">
            <text:p>['Random_Acts_Of_Pizza', 'randomactsofcoffee']</text:p>
          </table:table-cell>
          <table:table-cell office:value-type="float" office:value="10" calcext:value-type="float">
            <text:p>10</text:p>
          </table:table-cell>
          <table:table-cell office:value-type="float" office:value="36" calcext:value-type="float">
            <text:p>36</text:p>
          </table:table-cell>
          <table:table-cell office:value-type="float" office:value="16" calcext:value-type="float">
            <text:p>16</text:p>
          </table:table-cell>
          <table:table-cell office:value-type="float" office:value="114" calcext:value-type="float">
            <text:p>114</text:p>
          </table:table-cell>
          <table:table-cell/>
          <table:table-cell office:value-type="string" calcext:value-type="string">
            <text:p>tiki456</text:p>
          </table:table-cell>
          <table:table-cell table:number-columns-repeated="2" office:value-type="float" office:value="1321892071" calcext:value-type="float">
            <text:p>1321892071</text:p>
          </table:table-cell>
        </table:table-row>
        <table:table-row table:style-name="ro7">
          <table:table-cell office:value-type="string" calcext:value-type="string">
            <text:p>t3_1elkjb</text:p>
          </table:table-cell>
          <table:table-cell office:value-type="string" calcext:value-type="string">
            <text:p>johngalt1337</text:p>
          </table:table-cell>
          <table:table-cell table:style-name="ce1" office:value-type="string" calcext:value-type="string">
            <text:p>False</text:p>
          </table:table-cell>
          <table:table-cell table:number-columns-repeated="2" office:value-type="float" office:value="2" calcext:value-type="float">
            <text:p>2</text:p>
          </table:table-cell>
          <table:table-cell table:style-name="ce1" office:value-type="string" calcext:value-type="string">
            <text:p>False</text:p>
          </table:table-cell>
          <table:table-cell office:value-type="float" office:value="10" calcext:value-type="float">
            <text:p>10</text:p>
          </table:table-cell>
          <table:table-cell table:number-columns-repeated="2" office:value-type="string" calcext:value-type="string">
            <text:p>i would love nothing more than a large pizza so i can cuddle on the couch with the boys and pop in a movie. <text:s/>thanks so much in advance, it would mean the world to me at this moment. <text:s/>feeling a little overwhelmed. </text:p>
          </table:table-cell>
          <table:table-cell office:value-type="string" calcext:value-type="string">
            <text:p>[request] first day off in two weeks from both jobs at once...cleaned house all day, last thing i feel like doing is cooking dinner for the wee-ones.</text:p>
          </table:table-cell>
          <table:table-cell office:value-type="float" office:value="915.182407407407" calcext:value-type="float">
            <text:p>915.1824074074</text:p>
          </table:table-cell>
          <table:table-cell office:value-type="float" office:value="1116.59924768519" calcext:value-type="float">
            <text:p>1116.5992476852</text:p>
          </table:table-cell>
          <table:table-cell office:value-type="float" office:value="0" calcext:value-type="float">
            <text:p>0</text:p>
          </table:table-cell>
          <table:table-cell office:value-type="float" office:value="201.375173611111" calcext:value-type="float">
            <text:p>201.3751736111</text:p>
          </table:table-cell>
          <table:table-cell office:value-type="float" office:value="414" calcext:value-type="float">
            <text:p>414</text:p>
          </table:table-cell>
          <table:table-cell office:value-type="float" office:value="450" calcext:value-type="float">
            <text:p>450</text:p>
          </table:table-cell>
          <table:table-cell office:value-type="float" office:value="0" calcext:value-type="float">
            <text:p>0</text:p>
          </table:table-cell>
          <table:table-cell office:value-type="float" office:value="7" calcext:value-type="float">
            <text:p>7</text:p>
          </table:table-cell>
          <table:table-cell office:value-type="float" office:value="29" calcext:value-type="float">
            <text:p>29</text:p>
          </table:table-cell>
          <table:table-cell office:value-type="float" office:value="38" calcext:value-type="float">
            <text:p>38</text:p>
          </table:table-cell>
          <table:table-cell office:value-type="float" office:value="0" calcext:value-type="float">
            <text:p>0</text:p>
          </table:table-cell>
          <table:table-cell office:value-type="float" office:value="2" calcext:value-type="float">
            <text:p>2</text:p>
          </table:table-cell>
          <table:table-cell office:value-type="float" office:value="23" calcext:value-type="float">
            <text:p>23</text:p>
          </table:table-cell>
          <table:table-cell table:style-name="ce1" office:value-type="string" calcext:value-type="string">
            <text:p>False</text:p>
          </table:table-cell>
          <table:table-cell office:value-type="string" calcext:value-type="string">
            <text:p>['AskReddit', 'CAKEWIN', 'DornerCase', 'IAmA', 'OldSchoolCool', 'TwoXChromosomes', 'WTF', 'atheism', 'beards', 'fffffffuuuuuuuuuuuu', 'firstworldproblems', 'funny', 'halloween', 'inthenews', 'lgbt', 'needadvice', 'news', 'pics', 'politics', 'reddit.com', 'stopsmoking', 'todayilearned', 'videos']</text:p>
          </table:table-cell>
          <table:table-cell office:value-type="float" office:value="4049" calcext:value-type="float">
            <text:p>4049</text:p>
          </table:table-cell>
          <table:table-cell office:value-type="float" office:value="4548" calcext:value-type="float">
            <text:p>4548</text:p>
          </table:table-cell>
          <table:table-cell office:value-type="float" office:value="9199" calcext:value-type="float">
            <text:p>9199</text:p>
          </table:table-cell>
          <table:table-cell office:value-type="float" office:value="10146" calcext:value-type="float">
            <text:p>10146</text:p>
          </table:table-cell>
          <table:table-cell office:value-type="string" calcext:value-type="string">
            <text:p>shroom</text:p>
          </table:table-cell>
          <table:table-cell office:value-type="string" calcext:value-type="string">
            <text:p>fattyboombaladee</text:p>
          </table:table-cell>
          <table:table-cell office:value-type="float" office:value="1368918796" calcext:value-type="float">
            <text:p>1368918796</text:p>
          </table:table-cell>
          <table:table-cell office:value-type="float" office:value="1368915196" calcext:value-type="float">
            <text:p>1368915196</text:p>
          </table:table-cell>
        </table:table-row>
        <table:table-row table:style-name="ro28">
          <table:table-cell office:value-type="string" calcext:value-type="string">
            <text:p>t3_18jt3s</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False</text:p>
          </table:table-cell>
          <table:table-cell office:value-type="float" office:value="5" calcext:value-type="float">
            <text:p>5</text:p>
          </table:table-cell>
          <table:table-cell office:value-type="string" calcext:value-type="string">
            <text:p>Hi everyone,</text:p>
            <text:p/>
            <text:p>I have heard of this place and been here before, this is the first time I am posting. As of yesterday I am officially out of food and money. I've been living on Nutri-grain bars for the past month that I had managed to purchase from the store I work at (If they're expired, an employee can purchase them for 75% discount + the normal 10% employee discount, so I jumped on em) however now I am completely out. </text:p>
            <text:p/>
            <text:p>I will get paid this Friday, but that paycheck will almost entirely go to bills minus the amount of money I need to feed myself. I'm not going to exaggerated and claim that my situation is dire (it IS Thursday and I only have to hold out until tomorrow) because there probably is someone out there who needs it more than I do. However, if there is a kind stranger out there who has the means and decides to reward me, I would be so much in their debt.</text:p>
            <text:p/>
            <text:p>Happy Valentines Day Reddit, and thank you.</text:p>
          </table:table-cell>
          <table:table-cell office:value-type="string" calcext:value-type="string">
            <text:p>Hi everyone,</text:p>
            <text:p/>
            <text:p>I have heard of this place and been here before, this is the first time I am posting. As of yesterday I am officially out of food and money. I've been living on Nutri-grain bars for the past month that I had managed to purchase from the store I work at (If they're expired, an employee can purchase them for 75% discount + the normal 10% employee discount, so I jumped on em) however now I am completely out. </text:p>
            <text:p/>
            <text:p>I will get paid this Friday, but that paycheck will almost entirely go to bills minus the amount of money I need to feed myself. I'm not going to exaggerated and claim that my situation is dire (it IS Thursday and I only have to hold out until tomorrow) because there probably is someone out there who needs it more than I do. However, if there is a kind stranger out there who has the means and decides to reward me, I would be so much in their debt.</text:p>
            <text:p/>
            <text:p>Happy Valentines Day Reddit, and thank you.</text:p>
          </table:table-cell>
          <table:table-cell office:value-type="string" calcext:value-type="string">
            <text:p>[Request] No money until payday, Accounts in the negative and I have run out of food :(</text:p>
          </table:table-cell>
          <table:table-cell office:value-type="float" office:value="803.10931712963" calcext:value-type="float">
            <text:p>803.1093171296</text:p>
          </table:table-cell>
          <table:table-cell office:value-type="float" office:value="1097.4459837963" calcext:value-type="float">
            <text:p>1097.4459837963</text:p>
          </table:table-cell>
          <table:table-cell office:value-type="float" office:value="0" calcext:value-type="float">
            <text:p>0</text:p>
          </table:table-cell>
          <table:table-cell office:value-type="float" office:value="294.336666666667" calcext:value-type="float">
            <text:p>294.3366666667</text:p>
          </table:table-cell>
          <table:table-cell office:value-type="float" office:value="309" calcext:value-type="float">
            <text:p>309</text:p>
          </table:table-cell>
          <table:table-cell office:value-type="float" office:value="408" calcext:value-type="float">
            <text:p>408</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2" calcext:value-type="float">
            <text:p>42</text:p>
          </table:table-cell>
          <table:table-cell table:style-name="ce1" office:value-type="string" calcext:value-type="string">
            <text:p>False</text:p>
          </table:table-cell>
          <table:table-cell office:value-type="string" calcext:value-type="string">
            <text:p>['AMA', 'AdviceAnimals', 'AskReddit', 'DoesAnybodyElse', 'DrugNerds', 'Drugs', 'Fitness', 'GirlswithGlasses', 'IAmA', 'Massdrop', 'Nootropics', 'Random_Acts_Of_Pizza', 'TwoXChromosomes', 'UniversityofReddit', 'WTF', 'adderall', 'bestof', 'blog', 'buildapc', 'circlejerk', 'cogsci', 'exmuslim', 'fffffffuuuuuuuuuuuu', 'food', 'funny', 'gadgets', 'gaming', 'hardwareswap', 'medicine', 'mw3', 'offbeat', 'pics', 'politics', 'reddit.com', 'science', 'self', 'sex', 'shittyadvice', 'starcraft', 'trees', 'videos', 'woahdude']</text:p>
          </table:table-cell>
          <table:table-cell office:value-type="float" office:value="1291" calcext:value-type="float">
            <text:p>1291</text:p>
          </table:table-cell>
          <table:table-cell office:value-type="float" office:value="2750" calcext:value-type="float">
            <text:p>2750</text:p>
          </table:table-cell>
          <table:table-cell office:value-type="float" office:value="2523" calcext:value-type="float">
            <text:p>2523</text:p>
          </table:table-cell>
          <table:table-cell office:value-type="float" office:value="4646" calcext:value-type="float">
            <text:p>4646</text:p>
          </table:table-cell>
          <table:table-cell/>
          <table:table-cell office:value-type="string" calcext:value-type="string">
            <text:p>thought_i_hADDhERALL</text:p>
          </table:table-cell>
          <table:table-cell table:number-columns-repeated="2" office:value-type="float" office:value="1360887089" calcext:value-type="float">
            <text:p>1360887089</text:p>
          </table:table-cell>
        </table:table-row>
        <table:table-row table:style-name="ro11">
          <table:table-cell office:value-type="string" calcext:value-type="string">
            <text:p>t3_15e5xr</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5" calcext:value-type="float">
            <text:p>5</text:p>
          </table:table-cell>
          <table:table-cell table:style-name="ce1" office:value-type="string" calcext:value-type="string">
            <text:p>False</text:p>
          </table:table-cell>
          <table:table-cell office:value-type="float" office:value="4" calcext:value-type="float">
            <text:p>4</text:p>
          </table:table-cell>
          <table:table-cell table:number-columns-repeated="2" office:value-type="string" calcext:value-type="string">
            <text:p>I work as a security guard at a corporate building with 24/7 security. I work today, 2 to 10 pm central time, in an empty building and tomorrow in an empty building. I am living pay check to pay check so a pizza thrown in as a replacement my PB&amp;amp;J sandwiches would be very appreciated! </text:p>
          </table:table-cell>
          <table:table-cell office:value-type="string" calcext:value-type="string">
            <text:p>[Request] Minnesota security guard working Christmas Eve and Christmas day til late</text:p>
          </table:table-cell>
          <table:table-cell office:value-type="float" office:value="638.125300925926" calcext:value-type="float">
            <text:p>638.1253009259</text:p>
          </table:table-cell>
          <table:table-cell office:value-type="float" office:value="984.543460648148" calcext:value-type="float">
            <text:p>984.5434606481</text:p>
          </table:table-cell>
          <table:table-cell office:value-type="float" office:value="0" calcext:value-type="float">
            <text:p>0</text:p>
          </table:table-cell>
          <table:table-cell office:value-type="float" office:value="346.418159722222" calcext:value-type="float">
            <text:p>346.4181597222</text:p>
          </table:table-cell>
          <table:table-cell office:value-type="float" office:value="0" calcext:value-type="float">
            <text:p>0</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69" calcext:value-type="float">
            <text:p>69</text:p>
          </table:table-cell>
          <table:table-cell office:value-type="float" office:value="91" calcext:value-type="float">
            <text:p>91</text:p>
          </table:table-cell>
          <table:table-cell office:value-type="float" office:value="0" calcext:value-type="float">
            <text:p>0</text:p>
          </table:table-cell>
          <table:table-cell office:value-type="float" office:value="1" calcext:value-type="float">
            <text:p>1</text:p>
          </table:table-cell>
          <table:table-cell office:value-type="float" office:value="34" calcext:value-type="float">
            <text:p>34</text:p>
          </table:table-cell>
          <table:table-cell table:style-name="ce1" office:value-type="string" calcext:value-type="string">
            <text:p>False</text:p>
          </table:table-cell>
          <table:table-cell office:value-type="string" calcext:value-type="string">
            <text:p>['AdviceAnimals', 'Antihumor', 'AskReddit', 'Dogtraining', 'FolkPunk', 'Maplestory', 'Music', 'Proofreading', 'Punkskahardcore', 'Random_Acts_Of_Pizza', 'Ska', 'WTF', 'aww', 'buildapc', 'chemhelp', 'cigars', 'circlejerk', 'creepy', 'dating_advice', 'dayzlfg', 'firstworldanarchists', 'funny', 'gaming', 'mildlyinteresting', 'minnesotavikings', 'movies', 'navy', 'pics', 'politics', 'skyrim', 'timberwolves', 'twincitiessocial', 'worldwarz', 'zombies']</text:p>
          </table:table-cell>
          <table:table-cell office:value-type="float" office:value="2518" calcext:value-type="float">
            <text:p>2518</text:p>
          </table:table-cell>
          <table:table-cell office:value-type="float" office:value="7732" calcext:value-type="float">
            <text:p>7732</text:p>
          </table:table-cell>
          <table:table-cell office:value-type="float" office:value="8882" calcext:value-type="float">
            <text:p>8882</text:p>
          </table:table-cell>
          <table:table-cell office:value-type="float" office:value="26020" calcext:value-type="float">
            <text:p>26020</text:p>
          </table:table-cell>
          <table:table-cell office:value-type="string" calcext:value-type="string">
            <text:p>shroom</text:p>
          </table:table-cell>
          <table:table-cell office:value-type="string" calcext:value-type="string">
            <text:p>TheDecline28</text:p>
          </table:table-cell>
          <table:table-cell table:number-columns-repeated="2" office:value-type="float" office:value="1356387090" calcext:value-type="float">
            <text:p>1356387090</text:p>
          </table:table-cell>
        </table:table-row>
        <table:table-row table:style-name="ro11">
          <table:table-cell office:value-type="string" calcext:value-type="string">
            <text:p>t3_zuoiz</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2" calcext:value-type="float">
            <text:p>2</text:p>
          </table:table-cell>
          <table:table-cell table:style-name="ce1" office:value-type="string" calcext:value-type="string">
            <text:p>False</text:p>
          </table:table-cell>
          <table:table-cell office:value-type="float" office:value="4" calcext:value-type="float">
            <text:p>4</text:p>
          </table:table-cell>
          <table:table-cell table:number-columns-repeated="2" office:value-type="string" calcext:value-type="string">
            <text:p>Just passed the last check ride in order to get my License next week, Big day! anyway it's all paid for through the military, so I don't have a job/money to by my own Pizza. if your in Bend or want to come to Bend I will give you a ride in a helicopter, for free.</text:p>
          </table:table-cell>
          <table:table-cell office:value-type="string" calcext:value-type="string">
            <text:p>[request] pizza in Bend Or in celebration of heli pilots license!</text:p>
          </table:table-cell>
          <table:table-cell office:value-type="float" office:value="23.0444560185185" calcext:value-type="float">
            <text:p>23.0444560185</text:p>
          </table:table-cell>
          <table:table-cell office:value-type="float" office:value="471.355902777778" calcext:value-type="float">
            <text:p>471.3559027778</text:p>
          </table:table-cell>
          <table:table-cell office:value-type="float" office:value="0" calcext:value-type="float">
            <text:p>0</text:p>
          </table:table-cell>
          <table:table-cell office:value-type="float" office:value="448.269780092593" calcext:value-type="float">
            <text:p>448.2697800926</text:p>
          </table:table-cell>
          <table:table-cell office:value-type="float" office:value="75" calcext:value-type="float">
            <text:p>75</text:p>
          </table:table-cell>
          <table:table-cell office:value-type="float" office:value="579" calcext:value-type="float">
            <text:p>579</text:p>
          </table:table-cell>
          <table:table-cell office:value-type="float" office:value="0" calcext:value-type="float">
            <text:p>0</text:p>
          </table:table-cell>
          <table:table-cell office:value-type="float" office:value="4" calcext:value-type="float">
            <text:p>4</text:p>
          </table:table-cell>
          <table:table-cell office:value-type="float" office:value="11" calcext:value-type="float">
            <text:p>11</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table:style-name="ce1" office:value-type="string" calcext:value-type="string">
            <text:p>True</text:p>
          </table:table-cell>
          <table:table-cell office:value-type="string" calcext:value-type="string">
            <text:p>['ADHD', 'AskReddit', 'Christianity', 'Helicopters', 'IAmA', 'Porsche', 'StarWars', 'adhdmeme', 'assassinscreed', 'aviation', 'casualiama', 'flying', 'penpals', 'politics', 'steampunk']</text:p>
          </table:table-cell>
          <table:table-cell office:value-type="float" office:value="330" calcext:value-type="float">
            <text:p>330</text:p>
          </table:table-cell>
          <table:table-cell office:value-type="float" office:value="1721" calcext:value-type="float">
            <text:p>1721</text:p>
          </table:table-cell>
          <table:table-cell office:value-type="float" office:value="456" calcext:value-type="float">
            <text:p>456</text:p>
          </table:table-cell>
          <table:table-cell office:value-type="float" office:value="2745" calcext:value-type="float">
            <text:p>2745</text:p>
          </table:table-cell>
          <table:table-cell/>
          <table:table-cell office:value-type="string" calcext:value-type="string">
            <text:p>P38sheep</text:p>
          </table:table-cell>
          <table:table-cell office:value-type="float" office:value="1347587198" calcext:value-type="float">
            <text:p>1347587198</text:p>
          </table:table-cell>
          <table:table-cell office:value-type="float" office:value="1347583598" calcext:value-type="float">
            <text:p>1347583598</text:p>
          </table:table-cell>
        </table:table-row>
        <table:table-row table:style-name="ro11">
          <table:table-cell office:value-type="string" calcext:value-type="string">
            <text:p>t3_ilsq5</text:p>
          </table:table-cell>
          <table:table-cell office:value-type="string" calcext:value-type="string">
            <text:p>N/A</text:p>
          </table:table-cell>
          <table:table-cell table:style-name="ce1" office:value-type="string" calcext:value-type="string">
            <text:p>False</text:p>
          </table:table-cell>
          <table:table-cell office:value-type="float" office:value="2" calcext:value-type="float">
            <text:p>2</text:p>
          </table:table-cell>
          <table:table-cell office:value-type="float" office:value="4" calcext:value-type="float">
            <text:p>4</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hey guys i'm a freelance graphic designer that hasn't been getting enough work lately so money for anything besides bills lately is really scarce ,really would love some pizza for now and would love to pay it forward when a few new jobs come my way</text:p>
          </table:table-cell>
          <table:table-cell office:value-type="string" calcext:value-type="string">
            <text:p>[REQUEST]starving artist sa,tx</text:p>
          </table:table-cell>
          <table:table-cell office:value-type="float" office:value="111.529340277778" calcext:value-type="float">
            <text:p>111.5293402778</text:p>
          </table:table-cell>
          <table:table-cell office:value-type="float" office:value="991.04025462963" calcext:value-type="float">
            <text:p>991.0402546296</text:p>
          </table:table-cell>
          <table:table-cell office:value-type="float" office:value="0" calcext:value-type="float">
            <text:p>0</text:p>
          </table:table-cell>
          <table:table-cell office:value-type="float" office:value="879.469247685185" calcext:value-type="float">
            <text:p>879.4692476852</text:p>
          </table:table-cell>
          <table:table-cell office:value-type="float" office:value="16" calcext:value-type="float">
            <text:p>16</text:p>
          </table:table-cell>
          <table:table-cell office:value-type="float" office:value="57" calcext:value-type="float">
            <text:p>5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style-name="ce1" office:value-type="string" calcext:value-type="string">
            <text:p>False</text:p>
          </table:table-cell>
          <table:table-cell office:value-type="string" calcext:value-type="string">
            <text:p>['AskReddit', 'IAmA', 'funny', 'pics', 'reddit.com', 'todayilearned', 'videos', 'worldnews']</text:p>
          </table:table-cell>
          <table:table-cell office:value-type="float" office:value="27" calcext:value-type="float">
            <text:p>27</text:p>
          </table:table-cell>
          <table:table-cell office:value-type="float" office:value="1240" calcext:value-type="float">
            <text:p>1240</text:p>
          </table:table-cell>
          <table:table-cell office:value-type="float" office:value="87" calcext:value-type="float">
            <text:p>87</text:p>
          </table:table-cell>
          <table:table-cell office:value-type="float" office:value="3766" calcext:value-type="float">
            <text:p>3766</text:p>
          </table:table-cell>
          <table:table-cell/>
          <table:table-cell office:value-type="string" calcext:value-type="string">
            <text:p>sharpenup</text:p>
          </table:table-cell>
          <table:table-cell office:value-type="float" office:value="1310331656" calcext:value-type="float">
            <text:p>1310331656</text:p>
          </table:table-cell>
          <table:table-cell office:value-type="float" office:value="1310328056" calcext:value-type="float">
            <text:p>1310328056</text:p>
          </table:table-cell>
        </table:table-row>
        <table:table-row table:style-name="ro9">
          <table:table-cell office:value-type="string" calcext:value-type="string">
            <text:p>t3_q21uq</text:p>
          </table:table-cell>
          <table:table-cell office:value-type="string" calcext:value-type="string">
            <text:p>N/A</text:p>
          </table:table-cell>
          <table:table-cell table:style-name="ce1" office:value-type="string" calcext:value-type="string">
            <text:p>False</text:p>
          </table:table-cell>
          <table:table-cell office:value-type="float" office:value="2" calcext:value-type="float">
            <text:p>2</text:p>
          </table:table-cell>
          <table:table-cell office:value-type="float" office:value="9" calcext:value-type="float">
            <text:p>9</text:p>
          </table:table-cell>
          <table:table-cell table:style-name="ce1" office:value-type="string" calcext:value-type="string">
            <text:p>False</text:p>
          </table:table-cell>
          <table:table-cell office:value-type="float" office:value="1" calcext:value-type="float">
            <text:p>1</text:p>
          </table:table-cell>
          <table:table-cell table:number-columns-repeated="2" office:value-type="string" calcext:value-type="string">
            <text:p>I have nothing in particular to barter. I have no huge sob story. Im just a recexnt college's grad that is currently down on his luck. I am from Ft. Collins, CO and am a recent CSU graduate. Things are looking up for me. I passed the certification test to be a Pharmacy Technician so hopefully i can get a job soon. In the mean time, the generosity of a redditor is currently the only way im going to be able to eat today/.tomorrow. Thanks in advance regardless of the outcome of this.</text:p>
          </table:table-cell>
          <table:table-cell office:value-type="string" calcext:value-type="string">
            <text:p>Got spam filtered in the other subreddit. [Request] Ft. Collins CO, starving 20 something.</text:p>
          </table:table-cell>
          <table:table-cell office:value-type="float" office:value="467.225671296296" calcext:value-type="float">
            <text:p>467.2256712963</text:p>
          </table:table-cell>
          <table:table-cell office:value-type="float" office:value="1119.37681712963" calcext:value-type="float">
            <text:p>1119.3768171296</text:p>
          </table:table-cell>
          <table:table-cell office:value-type="float" office:value="0" calcext:value-type="float">
            <text:p>0</text:p>
          </table:table-cell>
          <table:table-cell office:value-type="float" office:value="652.151145833333" calcext:value-type="float">
            <text:p>652.1511458333</text:p>
          </table:table-cell>
          <table:table-cell office:value-type="float" office:value="0" calcext:value-type="float">
            <text:p>0</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202" calcext:value-type="float">
            <text:p>202</text:p>
          </table:table-cell>
          <table:table-cell office:value-type="float" office:value="0" calcext:value-type="float">
            <text:p>0</text:p>
          </table:table-cell>
          <table:table-cell office:value-type="float" office:value="1" calcext:value-type="float">
            <text:p>1</text:p>
          </table:table-cell>
          <table:table-cell office:value-type="float" office:value="30" calcext:value-type="float">
            <text:p>30</text:p>
          </table:table-cell>
          <table:table-cell table:style-name="ce1" office:value-type="string" calcext:value-type="string">
            <text:p>False</text:p>
          </table:table-cell>
          <table:table-cell office:value-type="string" calcext:value-type="string">
            <text:p>['AdviceAnimals', 'AskReddit', 'Bittorrent', 'DebateAChristian', 'DebateReligion', 'Drugs', 'ForeverAloneDating', 'GameboyAdvance', 'NEStalgia', 'OperationGrabAss', 'PoliticalDiscussion', 'RandomActsOfPizza', 'Random_Acts_Of_Pizza', 'TK421', 'WTF', 'WikiLeaks', 'answers', 'askscience', 'atheism', 'gaming', 'leagueoflegends', 'medicine', 'pharmacy', 'pics', 'politics', 'reddit.com', 'reportthespammers', 'rpg_gamers', 'softscience', 'wow']</text:p>
          </table:table-cell>
          <table:table-cell office:value-type="float" office:value="501" calcext:value-type="float">
            <text:p>501</text:p>
          </table:table-cell>
          <table:table-cell office:value-type="float" office:value="10139" calcext:value-type="float">
            <text:p>10139</text:p>
          </table:table-cell>
          <table:table-cell office:value-type="float" office:value="1065" calcext:value-type="float">
            <text:p>1065</text:p>
          </table:table-cell>
          <table:table-cell office:value-type="float" office:value="18909" calcext:value-type="float">
            <text:p>18909</text:p>
          </table:table-cell>
          <table:table-cell office:value-type="string" calcext:value-type="string">
            <text:p>shroom</text:p>
          </table:table-cell>
          <table:table-cell office:value-type="string" calcext:value-type="string">
            <text:p>EmperorXenu</text:p>
          </table:table-cell>
          <table:table-cell table:number-columns-repeated="2" office:value-type="float" office:value="1329971753" calcext:value-type="float">
            <text:p>1329971753</text:p>
          </table:table-cell>
        </table:table-row>
        <table:table-row table:style-name="ro29">
          <table:table-cell office:value-type="string" calcext:value-type="string">
            <text:p>t3_j1u1l</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4" calcext:value-type="float">
            <text:p>4</text:p>
          </table:table-cell>
          <table:table-cell table:style-name="ce1" office:value-type="string" calcext:value-type="string">
            <text:p>False</text:p>
          </table:table-cell>
          <table:table-cell office:value-type="float" office:value="5" calcext:value-type="float">
            <text:p>5</text:p>
          </table:table-cell>
          <table:table-cell office:value-type="string" calcext:value-type="string">
            <text:p>LOCATION: Seattle  (Shoreline)  ((There's a pizza hut very close by))</text:p>
            <text:p/>
            <text:p>I started going to school to get my life back on track, but unfortunately my alarm didn't go off a couple times and I lost my job.</text:p>
            <text:p/>
            <text:p>Used up my food stamp card and it doesn't refill until the 5th of August.</text:p>
            <text:p/>
            <text:p>Only got a couple packets of ramen left.  Normally ramen is fine, but whenever I eat them only I only seem to have a bare minimum of energy, and I have a test tomorrow... I really can't fail this class.</text:p>
            <text:p/>
            <text:p>I've ordered pizzas for people and bought people games on Steam before, but no one's ever given me hand.</text:p>
            <text:p/>
            <text:p>Got a job interview soon, and every time I get an interview I get the job, so money flow will happen soon and I will pay you back.</text:p>
            <text:p/>
          </table:table-cell>
          <table:table-cell office:value-type="string" calcext:value-type="string">
            <text:p>LOCATION: Seattle  (Shoreline)  ((There's a pizza hut very close by))</text:p>
            <text:p/>
            <text:p>I started going to school to get my life back on track, but unfortunately my alarm didn't go off a couple times and I lost my job.</text:p>
            <text:p/>
            <text:p>Used up my food stamp card and it doesn't refill until the 5th of August.</text:p>
            <text:p/>
            <text:p>Only got a couple packets of ramen left.  Normally ramen is fine, but whenever I eat them only I only seem to have a bare minimum of energy, and I have a test tomorrow... I really can't fail this class.</text:p>
            <text:p/>
            <text:p>I've ordered pizzas for people and bought people games on Steam before, but no one's ever given me hand.</text:p>
            <text:p/>
            <text:p>Got a job interview soon, and every time I get an interview I get the job, so money flow will happen soon and I will pay you back.</text:p>
            <text:p/>
          </table:table-cell>
          <table:table-cell office:value-type="string" calcext:value-type="string">
            <text:p>[REQUEST] Broke, recently unemployed college student. Test tomorrow. Very hungry. Will reimburse.</text:p>
          </table:table-cell>
          <table:table-cell office:value-type="float" office:value="201.148136574074" calcext:value-type="float">
            <text:p>201.1481365741</text:p>
          </table:table-cell>
          <table:table-cell office:value-type="float" office:value="1063.33583333333" calcext:value-type="float">
            <text:p>1063.3358333333</text:p>
          </table:table-cell>
          <table:table-cell office:value-type="float" office:value="0" calcext:value-type="float">
            <text:p>0</text:p>
          </table:table-cell>
          <table:table-cell office:value-type="float" office:value="862.146030092593" calcext:value-type="float">
            <text:p>862.1460300926</text:p>
          </table:table-cell>
          <table:table-cell office:value-type="float" office:value="0" calcext:value-type="float">
            <text:p>0</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166" calcext:value-type="float">
            <text:p>166</text:p>
          </table:table-cell>
          <table:table-cell office:value-type="float" office:value="904" calcext:value-type="float">
            <text:p>904</text:p>
          </table:table-cell>
          <table:table-cell office:value-type="float" office:value="0" calcext:value-type="float">
            <text:p>0</text:p>
          </table:table-cell>
          <table:table-cell office:value-type="float" office:value="1" calcext:value-type="float">
            <text:p>1</text:p>
          </table:table-cell>
          <table:table-cell office:value-type="float" office:value="27" calcext:value-type="float">
            <text:p>27</text:p>
          </table:table-cell>
          <table:table-cell table:style-name="ce1" office:value-type="string" calcext:value-type="string">
            <text:p>False</text:p>
          </table:table-cell>
          <table:table-cell office:value-type="string" calcext:value-type="string">
            <text:p>['AskReddit', 'DnB', 'Minecraft', 'OkCupid', 'Roughcraft', 'Seattle', 'VXJunkies', 'WTF', 'acne', 'answers', 'askscience', 'badcompany2', 'cigars', 'circlejerk', 'cripplingalcoholism', 'dating_advice', 'dubstep', 'dwarffortress', 'funny', 'gaming', 'pics', 'politics', 'psychology', 'psytrance', 'reddit.com', 'relationships', 'smokerslounge']</text:p>
          </table:table-cell>
          <table:table-cell office:value-type="float" office:value="3652" calcext:value-type="float">
            <text:p>3652</text:p>
          </table:table-cell>
          <table:table-cell office:value-type="float" office:value="22736" calcext:value-type="float">
            <text:p>22736</text:p>
          </table:table-cell>
          <table:table-cell office:value-type="float" office:value="18898" calcext:value-type="float">
            <text:p>18898</text:p>
          </table:table-cell>
          <table:table-cell office:value-type="float" office:value="65212" calcext:value-type="float">
            <text:p>65212</text:p>
          </table:table-cell>
          <table:table-cell/>
          <table:table-cell office:value-type="string" calcext:value-type="string">
            <text:p>Subhazard</text:p>
          </table:table-cell>
          <table:table-cell office:value-type="float" office:value="1311828299" calcext:value-type="float">
            <text:p>1311828299</text:p>
          </table:table-cell>
          <table:table-cell office:value-type="float" office:value="1311824699" calcext:value-type="float">
            <text:p>1311824699</text:p>
          </table:table-cell>
        </table:table-row>
        <table:table-row table:style-name="ro6">
          <table:table-cell office:value-type="string" calcext:value-type="string">
            <text:p>t3_qwz21</text:p>
          </table:table-cell>
          <table:table-cell office:value-type="string" calcext:value-type="string">
            <text:p>N/A</text:p>
          </table:table-cell>
          <table:table-cell table:style-name="ce1" office:value-type="string" calcext:value-type="string">
            <text:p>True</text:p>
          </table:table-cell>
          <table:table-cell office:value-type="float" office:value="1" calcext:value-type="float">
            <text:p>1</text:p>
          </table:table-cell>
          <table:table-cell office:value-type="float" office:value="5" calcext:value-type="float">
            <text:p>5</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My girlfriend and I are moving out of a bad apartment and it has drained us financially. The work I do is going through a dry spell so I have not gotten paid in a month, and any funds I had left in my account have been put towards transferring services and paying first and last on a new place, as well as paying existing bills.</text:p>
            <text:p/>
            <text:p>We haven't had much of a meal in around two weeks and our fridge is empty tonight. A pizza would really help and cheer me up! Thanks a lot for your consideration, RAOP.</text:p>
          </table:table-cell>
          <table:table-cell office:value-type="string" calcext:value-type="string">
            <text:p>My girlfriend and I are moving out of a bad apartment and it has drained us financially. The work I do is going through a dry spell so I have not gotten paid in a month, and any funds I had left in my account have been put towards transferring services and paying first and last on a new place, as well as paying existing bills.</text:p>
            <text:p/>
            <text:p>We haven't had much of a meal in around two weeks and our fridge is empty tonight. A pizza would really help and cheer me up! Thanks a lot for your consideration, RAOP.</text:p>
          </table:table-cell>
          <table:table-cell office:value-type="string" calcext:value-type="string">
            <text:p>[REQUEST] Peterborough, Ontario trying to move out of a bad apartment has drained all my money, could really use a good pizza.</text:p>
          </table:table-cell>
          <table:table-cell office:value-type="float" office:value="165.998888888889" calcext:value-type="float">
            <text:p>165.9988888889</text:p>
          </table:table-cell>
          <table:table-cell office:value-type="float" office:value="797.344756944444" calcext:value-type="float">
            <text:p>797.3447569444</text:p>
          </table:table-cell>
          <table:table-cell office:value-type="float" office:value="0" calcext:value-type="float">
            <text:p>0</text:p>
          </table:table-cell>
          <table:table-cell office:value-type="float" office:value="631.304201388889" calcext:value-type="float">
            <text:p>631.3042013889</text:p>
          </table:table-cell>
          <table:table-cell office:value-type="float" office:value="155" calcext:value-type="float">
            <text:p>155</text:p>
          </table:table-cell>
          <table:table-cell office:value-type="float" office:value="786" calcext:value-type="float">
            <text:p>78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51" calcext:value-type="float">
            <text:p>51</text:p>
          </table:table-cell>
          <table:table-cell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style-name="ce1" office:value-type="string" calcext:value-type="string">
            <text:p>False</text:p>
          </table:table-cell>
          <table:table-cell office:value-type="string" calcext:value-type="string">
            <text:p>['AdviceAnimals', 'AskReddit', 'IAmA', 'WTF', 'animation', 'atheism', 'battlestations', 'fffffffuuuuuuuuuuuu', 'funny', 'gaming', 'pics', 'reddit.com', 'skyrim', 'technology', 'tipofmytongue', 'todayilearned', 'videos']</text:p>
          </table:table-cell>
          <table:table-cell office:value-type="float" office:value="1795" calcext:value-type="float">
            <text:p>1795</text:p>
          </table:table-cell>
          <table:table-cell office:value-type="float" office:value="14222" calcext:value-type="float">
            <text:p>14222</text:p>
          </table:table-cell>
          <table:table-cell office:value-type="float" office:value="3453" calcext:value-type="float">
            <text:p>3453</text:p>
          </table:table-cell>
          <table:table-cell office:value-type="float" office:value="22078" calcext:value-type="float">
            <text:p>22078</text:p>
          </table:table-cell>
          <table:table-cell office:value-type="string" calcext:value-type="string">
            <text:p>shroom</text:p>
          </table:table-cell>
          <table:table-cell office:value-type="string" calcext:value-type="string">
            <text:p>kentoss</text:p>
          </table:table-cell>
          <table:table-cell office:value-type="float" office:value="1331772933" calcext:value-type="float">
            <text:p>1331772933</text:p>
          </table:table-cell>
          <table:table-cell office:value-type="float" office:value="1331769333" calcext:value-type="float">
            <text:p>1331769333</text:p>
          </table:table-cell>
        </table:table-row>
        <table:table-row table:style-name="ro2">
          <table:table-cell office:value-type="string" calcext:value-type="string">
            <text:p>t3_1ll049</text:p>
          </table:table-cell>
          <table:table-cell office:value-type="string" calcext:value-type="string">
            <text:p>N/A</text:p>
          </table:table-cell>
          <table:table-cell table:style-name="ce1" office:value-type="string" calcext:value-type="string">
            <text:p>True</text:p>
          </table:table-cell>
          <table:table-cell office:value-type="float" office:value="3" calcext:value-type="float">
            <text:p>3</text:p>
          </table:table-cell>
          <table:table-cell office:value-type="float" office:value="7" calcext:value-type="float">
            <text:p>7</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Elkin, NC</text:p>
          </table:table-cell>
          <table:table-cell office:value-type="string" calcext:value-type="string">
            <text:p>(REQUEST) Yo, the names anal_popcorn and it's nice to meet ya, no idea why but I want some pizza. (drops mic)</text:p>
          </table:table-cell>
          <table:table-cell office:value-type="float" office:value="308.528541666667" calcext:value-type="float">
            <text:p>308.5285416667</text:p>
          </table:table-cell>
          <table:table-cell office:value-type="float" office:value="403.196898148148" calcext:value-type="float">
            <text:p>403.1968981481</text:p>
          </table:table-cell>
          <table:table-cell office:value-type="float" office:value="0" calcext:value-type="float">
            <text:p>0</text:p>
          </table:table-cell>
          <table:table-cell office:value-type="float" office:value="94.6266898148148" calcext:value-type="float">
            <text:p>94.6266898148</text:p>
          </table:table-cell>
          <table:table-cell office:value-type="float" office:value="222" calcext:value-type="float">
            <text:p>222</text:p>
          </table:table-cell>
          <table:table-cell office:value-type="float" office:value="264" calcext:value-type="float">
            <text:p>264</text:p>
          </table:table-cell>
          <table:table-cell office:value-type="float" office:value="0" calcext:value-type="float">
            <text:p>0</text:p>
          </table:table-cell>
          <table:table-cell office:value-type="float" office:value="1" calcext:value-type="float">
            <text:p>1</text:p>
          </table:table-cell>
          <table:table-cell office:value-type="float" office:value="34" calcext:value-type="float">
            <text:p>34</text:p>
          </table:table-cell>
          <table:table-cell office:value-type="float" office:value="39" calcext:value-type="float">
            <text:p>39</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table:style-name="ce1" office:value-type="string" calcext:value-type="string">
            <text:p>False</text:p>
          </table:table-cell>
          <table:table-cell office:value-type="string" calcext:value-type="string">
            <text:p>['AdviceAnimals', 'AskReddit', 'CatsStandingUp', 'IAmA', 'IndianBabes', 'NSFWFunny', 'Showerthoughts', 'aww', 'breakingbad', 'casualiama', 'explainlikeIAmA', 'funny', 'gaming', 'gifs', 'pics', 'reactiongifs', 'sex', 'videos']</text:p>
          </table:table-cell>
          <table:table-cell office:value-type="float" office:value="3212" calcext:value-type="float">
            <text:p>3212</text:p>
          </table:table-cell>
          <table:table-cell office:value-type="float" office:value="5412" calcext:value-type="float">
            <text:p>5412</text:p>
          </table:table-cell>
          <table:table-cell office:value-type="float" office:value="6828" calcext:value-type="float">
            <text:p>6828</text:p>
          </table:table-cell>
          <table:table-cell office:value-type="float" office:value="10784" calcext:value-type="float">
            <text:p>10784</text:p>
          </table:table-cell>
          <table:table-cell/>
          <table:table-cell office:value-type="string" calcext:value-type="string">
            <text:p>ANAL_POPCORN</text:p>
          </table:table-cell>
          <table:table-cell office:value-type="float" office:value="1378141967" calcext:value-type="float">
            <text:p>1378141967</text:p>
          </table:table-cell>
          <table:table-cell office:value-type="float" office:value="1378138367" calcext:value-type="float">
            <text:p>1378138367</text:p>
          </table:table-cell>
        </table:table-row>
        <table:table-row table:style-name="ro2">
          <table:table-cell office:value-type="string" calcext:value-type="string">
            <text:p>t3_kqiam</text:p>
          </table:table-cell>
          <table:table-cell office:value-type="string" calcext:value-type="string">
            <text:p>N/A</text:p>
          </table:table-cell>
          <table:table-cell table:style-name="ce1" office:value-type="string" calcext:value-type="string">
            <text:p>True</text:p>
          </table:table-cell>
          <table:table-cell office:value-type="float" office:value="2" calcext:value-type="float">
            <text:p>2</text:p>
          </table:table-cell>
          <table:table-cell office:value-type="float" office:value="3" calcext:value-type="float">
            <text:p>3</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I haven't eaten in 2 days and have absolutely nothing in my apartment to eat. <text:s/>I am almost ready to resort to eating Spicy Ranch sauce...</text:p>
          </table:table-cell>
          <table:table-cell office:value-type="string" calcext:value-type="string">
            <text:p>[Request] KS. <text:s/>laid off, my card got denied today... just bad luck lately</text:p>
          </table:table-cell>
          <table:table-cell office:value-type="float" office:value="134.172766203704" calcext:value-type="float">
            <text:p>134.1727662037</text:p>
          </table:table-cell>
          <table:table-cell office:value-type="float" office:value="937.44306712963" calcext:value-type="float">
            <text:p>937.4430671296</text:p>
          </table:table-cell>
          <table:table-cell office:value-type="float" office:value="0" calcext:value-type="float">
            <text:p>0</text:p>
          </table:table-cell>
          <table:table-cell office:value-type="float" office:value="803.228634259259" calcext:value-type="float">
            <text:p>803.2286342593</text:p>
          </table:table-cell>
          <table:table-cell office:value-type="float" office:value="63" calcext:value-type="float">
            <text:p>63</text:p>
          </table:table-cell>
          <table:table-cell office:value-type="float" office:value="346" calcext:value-type="float">
            <text:p>34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57" calcext:value-type="float">
            <text:p>57</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style-name="ce1" office:value-type="string" calcext:value-type="string">
            <text:p>False</text:p>
          </table:table-cell>
          <table:table-cell office:value-type="string" calcext:value-type="string">
            <text:p>['AskReddit', 'IAmA', 'WTF', 'forhire', 'gonewild', 'kansascity', 'reddit.com', 'treecipes', 'trees', 'videos']</text:p>
          </table:table-cell>
          <table:table-cell office:value-type="float" office:value="175" calcext:value-type="float">
            <text:p>175</text:p>
          </table:table-cell>
          <table:table-cell office:value-type="float" office:value="1294" calcext:value-type="float">
            <text:p>1294</text:p>
          </table:table-cell>
          <table:table-cell office:value-type="float" office:value="387" calcext:value-type="float">
            <text:p>387</text:p>
          </table:table-cell>
          <table:table-cell office:value-type="float" office:value="2820" calcext:value-type="float">
            <text:p>2820</text:p>
          </table:table-cell>
          <table:table-cell/>
          <table:table-cell office:value-type="string" calcext:value-type="string">
            <text:p>GingerSauce</text:p>
          </table:table-cell>
          <table:table-cell office:value-type="float" office:value="1316918832" calcext:value-type="float">
            <text:p>1316918832</text:p>
          </table:table-cell>
          <table:table-cell office:value-type="float" office:value="1316915232" calcext:value-type="float">
            <text:p>1316915232</text:p>
          </table:table-cell>
        </table:table-row>
        <table:table-row table:style-name="ro13">
          <table:table-cell office:value-type="string" calcext:value-type="string">
            <text:p>t3_k0rt7</text:p>
          </table:table-cell>
          <table:table-cell office:value-type="string" calcext:value-type="string">
            <text:p>N/A</text:p>
          </table:table-cell>
          <table:table-cell table:style-name="ce1" office:value-type="string" calcext:value-type="string">
            <text:p>True</text:p>
          </table:table-cell>
          <table:table-cell table:number-columns-repeated="2" office:value-type="float" office:value="1" calcext:value-type="float">
            <text:p>1</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I really hate to ask to ask because I'm such an independent person, but I got "laid off" (Problems with my boss, I won't get into it..) a few weeks ago and I've just been coasting on savings trying to find a new job. I'd be happy to entertain any requests or anything that could bring some happiness to someone's life as compensation for doing the same for me. </text:p>
          </table:table-cell>
          <table:table-cell office:value-type="string" calcext:value-type="string">
            <text:p>[REQUEST] SC - Going through hard times, wondering if anyone can help out with a hot pie.. </text:p>
          </table:table-cell>
          <table:table-cell office:value-type="float" office:value="0" calcext:value-type="float">
            <text:p>0</text:p>
          </table:table-cell>
          <table:table-cell office:value-type="float" office:value="827.284675925926" calcext:value-type="float">
            <text:p>827.2846759259</text:p>
          </table:table-cell>
          <table:table-cell office:value-type="float" office:value="0" calcext:value-type="float">
            <text:p>0</text:p>
          </table:table-cell>
          <table:table-cell office:value-type="float" office:value="827.284675925926" calcext:value-type="float">
            <text:p>827.2846759259</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table-cell office:value-type="string" calcext:value-type="string">
            <text:p>SleeplessInTheSouth</text:p>
          </table:table-cell>
          <table:table-cell office:value-type="float" office:value="1314840409" calcext:value-type="float">
            <text:p>1314840409</text:p>
          </table:table-cell>
          <table:table-cell office:value-type="float" office:value="1314836809" calcext:value-type="float">
            <text:p>1314836809</text:p>
          </table:table-cell>
        </table:table-row>
        <table:table-row table:style-name="ro25">
          <table:table-cell office:value-type="string" calcext:value-type="string">
            <text:p>t3_1hz51l</text:p>
          </table:table-cell>
          <table:table-cell office:value-type="string" calcext:value-type="string">
            <text:p>ebitda1</text:p>
          </table:table-cell>
          <table:table-cell table:style-name="ce1" office:value-type="string" calcext:value-type="string">
            <text:p>False</text:p>
          </table:table-cell>
          <table:table-cell office:value-type="float" office:value="2" calcext:value-type="float">
            <text:p>2</text:p>
          </table:table-cell>
          <table:table-cell office:value-type="float" office:value="9" calcext:value-type="float">
            <text:p>9</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So I work at a small, single-owned restaurant, and with the recent heat my hours have been drastically cut. This is my 3rd day off in a row, and my last 2 shifts I was kicked out early because business was slow. Shorter shifts mean less tips. I live on those tips between paydays. My tips have run out, and I made my last ramen noodle last night. I'm searching for a new job because I can't live like this. If this doesn't work, my neighbor will give me some cans and bottles to return so I can buy more ramen noodles. But what would you rather eat, ramen or pizza? </text:p>
          </table:table-cell>
          <table:table-cell office:value-type="string" calcext:value-type="string">
            <text:p>[Request] Portland, OR. My hours have been cut, 3rd day off in a row, between paydays, and flat broke.</text:p>
          </table:table-cell>
          <table:table-cell office:value-type="float" office:value="561.685717592593" calcext:value-type="float">
            <text:p>561.6857175926</text:p>
          </table:table-cell>
          <table:table-cell office:value-type="float" office:value="710.979351851852" calcext:value-type="float">
            <text:p>710.9793518519</text:p>
          </table:table-cell>
          <table:table-cell office:value-type="float" office:value="0" calcext:value-type="float">
            <text:p>0</text:p>
          </table:table-cell>
          <table:table-cell office:value-type="float" office:value="149.251967592593" calcext:value-type="float">
            <text:p>149.2519675926</text:p>
          </table:table-cell>
          <table:table-cell office:value-type="float" office:value="95" calcext:value-type="float">
            <text:p>95</text:p>
          </table:table-cell>
          <table:table-cell office:value-type="float" office:value="135" calcext:value-type="float">
            <text:p>135</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13" calcext:value-type="float">
            <text:p>13</text:p>
          </table:table-cell>
          <table:table-cell office:value-type="float" office:value="0" calcext:value-type="float">
            <text:p>0</text:p>
          </table:table-cell>
          <table:table-cell office:value-type="float" office:value="2" calcext:value-type="float">
            <text:p>2</text:p>
          </table:table-cell>
          <table:table-cell office:value-type="float" office:value="20" calcext:value-type="float">
            <text:p>20</text:p>
          </table:table-cell>
          <table:table-cell table:style-name="ce1" office:value-type="string" calcext:value-type="string">
            <text:p>False</text:p>
          </table:table-cell>
          <table:table-cell office:value-type="string" calcext:value-type="string">
            <text:p>['Art', 'AskReddit', 'Dallas', 'Portland', 'doctorwho', 'fffffffuuuuuuuuuuuu', 'firstworldanarchists', 'funny', 'gif', 'gifs', 'movies', 'nfl', 'nostalgia', 'pics', 'politics', 'portlandtrees', 'startrek', 'todayilearned', 'trees', 'woahdude']</text:p>
          </table:table-cell>
          <table:table-cell office:value-type="float" office:value="304" calcext:value-type="float">
            <text:p>304</text:p>
          </table:table-cell>
          <table:table-cell office:value-type="float" office:value="494" calcext:value-type="float">
            <text:p>494</text:p>
          </table:table-cell>
          <table:table-cell office:value-type="float" office:value="530" calcext:value-type="float">
            <text:p>530</text:p>
          </table:table-cell>
          <table:table-cell office:value-type="float" office:value="862" calcext:value-type="float">
            <text:p>862</text:p>
          </table:table-cell>
          <table:table-cell office:value-type="string" calcext:value-type="string">
            <text:p>shroom</text:p>
          </table:table-cell>
          <table:table-cell office:value-type="string" calcext:value-type="string">
            <text:p>Black_Floyd47</text:p>
          </table:table-cell>
          <table:table-cell office:value-type="float" office:value="1373422241" calcext:value-type="float">
            <text:p>1373422241</text:p>
          </table:table-cell>
          <table:table-cell office:value-type="float" office:value="1373418641" calcext:value-type="float">
            <text:p>1373418641</text:p>
          </table:table-cell>
        </table:table-row>
        <table:table-row table:style-name="ro2">
          <table:table-cell office:value-type="string" calcext:value-type="string">
            <text:p>t3_mzbad</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3" calcext:value-type="float">
            <text:p>3</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Hey, I'm a broke college student, would really appreciate a pizza. <text:s/>I'll pay it forward when I can</text:p>
          </table:table-cell>
          <table:table-cell office:value-type="string" calcext:value-type="string">
            <text:p>[Request] Broke College Student, Chicago</text:p>
          </table:table-cell>
          <table:table-cell office:value-type="float" office:value="141.201875" calcext:value-type="float">
            <text:p>141.201875</text:p>
          </table:table-cell>
          <table:table-cell office:value-type="float" office:value="874.456909722222" calcext:value-type="float">
            <text:p>874.4569097222</text:p>
          </table:table-cell>
          <table:table-cell office:value-type="float" office:value="0.863703703703704" calcext:value-type="float">
            <text:p>0.8637037037</text:p>
          </table:table-cell>
          <table:table-cell office:value-type="float" office:value="734.118738425926" calcext:value-type="float">
            <text:p>734.1187384259</text:p>
          </table:table-cell>
          <table:table-cell office:value-type="float" office:value="65" calcext:value-type="float">
            <text:p>65</text:p>
          </table:table-cell>
          <table:table-cell office:value-type="float" office:value="320" calcext:value-type="float">
            <text:p>320</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34" calcext:value-type="float">
            <text:p>34</text:p>
          </table:table-cell>
          <table:table-cell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style-name="ce1" office:value-type="string" calcext:value-type="string">
            <text:p>False</text:p>
          </table:table-cell>
          <table:table-cell office:value-type="string" calcext:value-type="string">
            <text:p>['AskReddit', 'BreakUps', 'DAE', 'IAmA', 'Random_Acts_Of_Pizza', 'fffffffuuuuuuuuuuuu', 'firefly', 'funny', 'gaming', 'kansascity', 'reddit.com']</text:p>
          </table:table-cell>
          <table:table-cell office:value-type="float" office:value="1756" calcext:value-type="float">
            <text:p>1756</text:p>
          </table:table-cell>
          <table:table-cell office:value-type="float" office:value="6723" calcext:value-type="float">
            <text:p>6723</text:p>
          </table:table-cell>
          <table:table-cell office:value-type="float" office:value="13616" calcext:value-type="float">
            <text:p>13616</text:p>
          </table:table-cell>
          <table:table-cell office:value-type="float" office:value="22513" calcext:value-type="float">
            <text:p>22513</text:p>
          </table:table-cell>
          <table:table-cell/>
          <table:table-cell office:value-type="string" calcext:value-type="string">
            <text:p>splashdamage</text:p>
          </table:table-cell>
          <table:table-cell table:number-columns-repeated="2" office:value-type="float" office:value="1322964442" calcext:value-type="float">
            <text:p>1322964442</text:p>
          </table:table-cell>
        </table:table-row>
        <table:table-row table:style-name="ro11">
          <table:table-cell office:value-type="string" calcext:value-type="string">
            <text:p>t3_ovnya</text:p>
          </table:table-cell>
          <table:table-cell office:value-type="string" calcext:value-type="string">
            <text:p>N/A</text:p>
          </table:table-cell>
          <table:table-cell table:style-name="ce1" office:value-type="string" calcext:value-type="string">
            <text:p>True</text:p>
          </table:table-cell>
          <table:table-cell office:value-type="float" office:value="5" calcext:value-type="float">
            <text:p>5</text:p>
          </table:table-cell>
          <table:table-cell office:value-type="float" office:value="7" calcext:value-type="float">
            <text:p>7</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I'm 38 weeks pregnant and unexpectedly broke after a dr bill I wasn't expecting came up. <text:s/>I've been living off peanut butter sandwiches the last couple of days and pizza sounds unbelievably good right now. I can provide proof in a pm to anyone who wants it. </text:p>
          </table:table-cell>
          <table:table-cell office:value-type="string" calcext:value-type="string">
            <text:p>[Request] (U.S.) 38 weeks pregnant and broke. </text:p>
          </table:table-cell>
          <table:table-cell office:value-type="float" office:value="0" calcext:value-type="float">
            <text:p>0</text:p>
          </table:table-cell>
          <table:table-cell office:value-type="float" office:value="681.124155092593" calcext:value-type="float">
            <text:p>681.1241550926</text:p>
          </table:table-cell>
          <table:table-cell office:value-type="float" office:value="0" calcext:value-type="float">
            <text:p>0</text:p>
          </table:table-cell>
          <table:table-cell office:value-type="float" office:value="681.124155092593" calcext:value-type="float">
            <text:p>681.124155092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style-name="ce1" office:value-type="string" calcext:value-type="string">
            <text:p>True</text:p>
          </table:table-cell>
          <table:table-cell office:value-type="string" calcext:value-type="string">
            <text:p>['Random_Acts_Of_Pizza']</text:p>
          </table:table-cell>
          <table:table-cell office:value-type="float" office:value="2" calcext:value-type="float">
            <text:p>2</text:p>
          </table:table-cell>
          <table:table-cell office:value-type="float" office:value="3" calcext:value-type="float">
            <text:p>3</text:p>
          </table:table-cell>
          <table:table-cell office:value-type="float" office:value="12" calcext:value-type="float">
            <text:p>12</text:p>
          </table:table-cell>
          <table:table-cell office:value-type="float" office:value="13" calcext:value-type="float">
            <text:p>13</text:p>
          </table:table-cell>
          <table:table-cell/>
          <table:table-cell office:value-type="string" calcext:value-type="string">
            <text:p>Hungry_hungryhippo87</text:p>
          </table:table-cell>
          <table:table-cell table:number-columns-repeated="2" office:value-type="float" office:value="1327468643" calcext:value-type="float">
            <text:p>1327468643</text:p>
          </table:table-cell>
        </table:table-row>
        <table:table-row table:style-name="ro11">
          <table:table-cell office:value-type="string" calcext:value-type="string">
            <text:p>t3_1h1ytg</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11" calcext:value-type="float">
            <text:p>11</text:p>
          </table:table-cell>
          <table:table-cell table:style-name="ce1" office:value-type="string" calcext:value-type="string">
            <text:p>False</text:p>
          </table:table-cell>
          <table:table-cell office:value-type="float" office:value="3" calcext:value-type="float">
            <text:p>3</text:p>
          </table:table-cell>
          <table:table-cell table:number-columns-repeated="2" office:value-type="string" calcext:value-type="string">
            <text:p>Dad is currently looking for a job and they keep telling him to wait longer before they offer and we're living from unemployment check to unemployment check. Not a lot of food around the house and I don't want him to have to worry about food for at least one day.</text:p>
          </table:table-cell>
          <table:table-cell office:value-type="string" calcext:value-type="string">
            <text:p>[Request] Parsippany, NJ. Dad been laid off for over a year, lucky to have internet now. Actually, lucky to even have a house right now. Would like to surprise him with not having to worry about lunch/dinner.</text:p>
          </table:table-cell>
          <table:table-cell office:value-type="float" office:value="366.498009259259" calcext:value-type="float">
            <text:p>366.4980092593</text:p>
          </table:table-cell>
          <table:table-cell office:value-type="float" office:value="530.058541666667" calcext:value-type="float">
            <text:p>530.0585416667</text:p>
          </table:table-cell>
          <table:table-cell office:value-type="float" office:value="0" calcext:value-type="float">
            <text:p>0</text:p>
          </table:table-cell>
          <table:table-cell office:value-type="float" office:value="163.518865740741" calcext:value-type="float">
            <text:p>163.5188657407</text:p>
          </table:table-cell>
          <table:table-cell office:value-type="float" office:value="71" calcext:value-type="float">
            <text:p>71</text:p>
          </table:table-cell>
          <table:table-cell office:value-type="float" office:value="114" calcext:value-type="float">
            <text:p>114</text:p>
          </table:table-cell>
          <table:table-cell table:number-columns-repeated="2" office:value-type="float" office:value="0" calcext:value-type="float">
            <text:p>0</text:p>
          </table:table-cell>
          <table:table-cell office:value-type="float" office:value="57" calcext:value-type="float">
            <text:p>57</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office:value-type="float" office:value="52" calcext:value-type="float">
            <text:p>52</text:p>
          </table:table-cell>
          <table:table-cell table:style-name="ce1" office:value-type="string" calcext:value-type="string">
            <text:p>True</text:p>
          </table:table-cell>
          <table:table-cell office:value-type="string" calcext:value-type="string">
            <text:p>['AdviceAnimals', 'AskReddit', 'Bioshock', 'BustyPetite', 'Dopplebanger', 'Drugs', 'Feels', 'FiftyFifty', 'FoodPorn', 'Ghosts', 'IAmA', 'KateeOwen', 'Minecraft', 'MorbidReality', 'Music', 'Paranormal', 'SourceFed', 'StruggleFucking', 'WTF', 'WallpaperRequests', 'WoWComics', 'WouldTotallyFuck', 'airsoft', 'amateurteen', 'anal', 'atheism', 'cringe', 'cringepics', 'dayz', 'doppelbangher', 'fffffffuuuuuuuuuuuu', 'funny', 'gaming', 'iWantToFuckHer', 'kateupton', 'nsfw', 'nsfw2', 'nsfw_gifs', 'offmychest', 'pics', 'politics', 'pornID', 'redditrequest', 'rule34', 'rule34requests', 'science', 'self', 'todayilearned', 'video', 'videos', 'wallpapers', 'wow']</text:p>
          </table:table-cell>
          <table:table-cell office:value-type="float" office:value="1990" calcext:value-type="float">
            <text:p>1990</text:p>
          </table:table-cell>
          <table:table-cell office:value-type="float" office:value="3415" calcext:value-type="float">
            <text:p>3415</text:p>
          </table:table-cell>
          <table:table-cell office:value-type="float" office:value="3332" calcext:value-type="float">
            <text:p>3332</text:p>
          </table:table-cell>
          <table:table-cell office:value-type="float" office:value="5527" calcext:value-type="float">
            <text:p>5527</text:p>
          </table:table-cell>
          <table:table-cell office:value-type="string" calcext:value-type="string">
            <text:p>shroom</text:p>
          </table:table-cell>
          <table:table-cell office:value-type="string" calcext:value-type="string">
            <text:p>Mikkee</text:p>
          </table:table-cell>
          <table:table-cell office:value-type="float" office:value="1372189615" calcext:value-type="float">
            <text:p>1372189615</text:p>
          </table:table-cell>
          <table:table-cell office:value-type="float" office:value="1372186015" calcext:value-type="float">
            <text:p>1372186015</text:p>
          </table:table-cell>
        </table:table-row>
        <table:table-row table:style-name="ro12">
          <table:table-cell office:value-type="string" calcext:value-type="string">
            <text:p>t3_1d18tc</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4" calcext:value-type="float">
            <text:p>4</text:p>
          </table:table-cell>
          <table:table-cell office:value-type="float" office:value="1366847814" calcext:value-type="float">
            <text:p>1366847814</text:p>
          </table:table-cell>
          <table:table-cell office:value-type="float" office:value="5" calcext:value-type="float">
            <text:p>5</text:p>
          </table:table-cell>
          <table:table-cell office:value-type="string" calcext:value-type="string">
            <text:p>I ran out of money on my meal card a while back, and finished the last of my easymac/sandwich stuff yesterday. Luckily for me the term is almost over, so I only need to survive for another week. A pizza would really help lighten that burden, and I could stretch it out to last. If you send anything my way, I'd love to write you a song telling you how awesome you are and record it.</text:p>
            <text:p/>
            <text:p>Edit: As far as my music, I do orchestral/soundtrack like stuff, and some folk and jazz.</text:p>
          </table:table-cell>
          <table:table-cell office:value-type="string" calcext:value-type="string">
            <text:p>I ran out of money on my meal card a while back, and finished the last of my easymac/sandwich stuff yesterday. Luckily for me the term is almost over, so I only need to survive for another week. A pizza would really help lighten that burden, and I could stretch it out to last. If you send anything my way, I'd love to write you a song telling you how awesome you are and record it.</text:p>
            <text:p/>
            <text:p>Edit: As far as my music, I do orchestral/soundtrack like stuff, and some folk and jazz.</text:p>
          </table:table-cell>
          <table:table-cell office:value-type="string" calcext:value-type="string">
            <text:p>[Request] Ohio USA, broke student musician in need of food. I'll write you a song/piece in return.</text:p>
          </table:table-cell>
          <table:table-cell office:value-type="float" office:value="161.699155092593" calcext:value-type="float">
            <text:p>161.6991550926</text:p>
          </table:table-cell>
          <table:table-cell office:value-type="float" office:value="387.180231481481" calcext:value-type="float">
            <text:p>387.1802314815</text:p>
          </table:table-cell>
          <table:table-cell office:value-type="float" office:value="0" calcext:value-type="float">
            <text:p>0</text:p>
          </table:table-cell>
          <table:table-cell office:value-type="float" office:value="225.439409722222" calcext:value-type="float">
            <text:p>225.4394097222</text:p>
          </table:table-cell>
          <table:table-cell office:value-type="float" office:value="38" calcext:value-type="float">
            <text:p>38</text:p>
          </table:table-cell>
          <table:table-cell office:value-type="float" office:value="40" calcext:value-type="float">
            <text:p>40</text:p>
          </table:table-cell>
          <table:table-cell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style-name="ce1" office:value-type="string" calcext:value-type="string">
            <text:p>False</text:p>
          </table:table-cell>
          <table:table-cell office:value-type="string" calcext:value-type="string">
            <text:p>['TrueAtheism', 'atheism', 'funny']</text:p>
          </table:table-cell>
          <table:table-cell office:value-type="float" office:value="81" calcext:value-type="float">
            <text:p>81</text:p>
          </table:table-cell>
          <table:table-cell office:value-type="float" office:value="86" calcext:value-type="float">
            <text:p>86</text:p>
          </table:table-cell>
          <table:table-cell office:value-type="float" office:value="225" calcext:value-type="float">
            <text:p>225</text:p>
          </table:table-cell>
          <table:table-cell office:value-type="float" office:value="232" calcext:value-type="float">
            <text:p>232</text:p>
          </table:table-cell>
          <table:table-cell office:value-type="string" calcext:value-type="string">
            <text:p>shroom</text:p>
          </table:table-cell>
          <table:table-cell office:value-type="string" calcext:value-type="string">
            <text:p>m_chamberlin</text:p>
          </table:table-cell>
          <table:table-cell office:value-type="float" office:value="1366839643" calcext:value-type="float">
            <text:p>1366839643</text:p>
          </table:table-cell>
          <table:table-cell office:value-type="float" office:value="1366836043" calcext:value-type="float">
            <text:p>1366836043</text:p>
          </table:table-cell>
        </table:table-row>
        <table:table-row table:style-name="ro9">
          <table:table-cell office:value-type="string" calcext:value-type="string">
            <text:p>t3_12839n</text:p>
          </table:table-cell>
          <table:table-cell office:value-type="string" calcext:value-type="string">
            <text:p>N/A</text:p>
          </table:table-cell>
          <table:table-cell table:style-name="ce1" office:value-type="string" calcext:value-type="string">
            <text:p>True</text:p>
          </table:table-cell>
          <table:table-cell table:number-columns-repeated="2" office:value-type="float" office:value="3" calcext:value-type="float">
            <text:p>3</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Hey Pizza people, I've just finished making sure that my neighborhood is ready for the upcoming hurricane, but in doing so, I had to spend my paycheck on supplies and such, so I'm looking for the kindness of one person to send a pizza and I'll be eternally grateful and I'll repay it back later. :)</text:p>
            <text:p/>
            <text:p>Much thanks and here's hoping everything will work out!</text:p>
          </table:table-cell>
          <table:table-cell office:value-type="string" calcext:value-type="string">
            <text:p>Hey Pizza people, I've just finished making sure that my neighborhood is ready for the upcoming hurricane, but in doing so, I had to spend my paycheck on supplies and such, so I'm looking for the kindness of one person to send a pizza and I'll be eternally grateful and I'll repay it back later. :)</text:p>
            <text:p/>
            <text:p>Much thanks and here's hoping everything will work out!</text:p>
          </table:table-cell>
          <table:table-cell office:value-type="string" calcext:value-type="string">
            <text:p>[Request] Hungry broke guy in MD</text:p>
          </table:table-cell>
          <table:table-cell office:value-type="float" office:value="261.569606481481" calcext:value-type="float">
            <text:p>261.5696064815</text:p>
          </table:table-cell>
          <table:table-cell office:value-type="float" office:value="665.211805555556" calcext:value-type="float">
            <text:p>665.2118055556</text:p>
          </table:table-cell>
          <table:table-cell office:value-type="float" office:value="0" calcext:value-type="float">
            <text:p>0</text:p>
          </table:table-cell>
          <table:table-cell office:value-type="float" office:value="403.600532407407" calcext:value-type="float">
            <text:p>403.6005324074</text:p>
          </table:table-cell>
          <table:table-cell office:value-type="float" office:value="40" calcext:value-type="float">
            <text:p>40</text:p>
          </table:table-cell>
          <table:table-cell office:value-type="float" office:value="160" calcext:value-type="float">
            <text:p>160</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style-name="ce1" office:value-type="string" calcext:value-type="string">
            <text:p>False</text:p>
          </table:table-cell>
          <table:table-cell office:value-type="string" calcext:value-type="string">
            <text:p>['Eve', 'WTF', 'happygirls', 'hotties', 'offmychest']</text:p>
          </table:table-cell>
          <table:table-cell office:value-type="float" office:value="74" calcext:value-type="float">
            <text:p>74</text:p>
          </table:table-cell>
          <table:table-cell office:value-type="float" office:value="484" calcext:value-type="float">
            <text:p>484</text:p>
          </table:table-cell>
          <table:table-cell office:value-type="float" office:value="136" calcext:value-type="float">
            <text:p>136</text:p>
          </table:table-cell>
          <table:table-cell office:value-type="float" office:value="764" calcext:value-type="float">
            <text:p>764</text:p>
          </table:table-cell>
          <table:table-cell/>
          <table:table-cell office:value-type="string" calcext:value-type="string">
            <text:p>BernieNator</text:p>
          </table:table-cell>
          <table:table-cell office:value-type="float" office:value="1351446687" calcext:value-type="float">
            <text:p>1351446687</text:p>
          </table:table-cell>
          <table:table-cell office:value-type="float" office:value="1351443087" calcext:value-type="float">
            <text:p>1351443087</text:p>
          </table:table-cell>
        </table:table-row>
        <table:table-row table:style-name="ro2">
          <table:table-cell office:value-type="string" calcext:value-type="string">
            <text:p>t3_1eluz0</text:p>
          </table:table-cell>
          <table:table-cell office:value-type="string" calcext:value-type="string">
            <text:p>N/A</text:p>
          </table:table-cell>
          <table:table-cell table:style-name="ce1" office:value-type="string" calcext:value-type="string">
            <text:p>True</text:p>
          </table:table-cell>
          <table:table-cell table:number-columns-repeated="2" office:value-type="float" office:value="3" calcext:value-type="float">
            <text:p>3</text:p>
          </table:table-cell>
          <table:table-cell table:style-name="ce1" office:value-type="string" calcext:value-type="string">
            <text:p>False</text:p>
          </table:table-cell>
          <table:table-cell office:value-type="float" office:value="0" calcext:value-type="float">
            <text:p>0</text:p>
          </table:table-cell>
          <table:table-cell office:value-type="string" calcext:value-type="string">
            <text:p>You're probably going to check out my previous posts. Go ahead. :) </text:p>
            <text:p/>
          </table:table-cell>
          <table:table-cell office:value-type="string" calcext:value-type="string">
            <text:p>You're probably going to check out my previous posts. Go ahead. :) </text:p>
            <text:p/>
          </table:table-cell>
          <table:table-cell office:value-type="string" calcext:value-type="string">
            <text:p>[request] I would just like some random pizza in Dallas, TX.</text:p>
          </table:table-cell>
          <table:table-cell office:value-type="float" office:value="667.744652777778" calcext:value-type="float">
            <text:p>667.7446527778</text:p>
          </table:table-cell>
          <table:table-cell office:value-type="float" office:value="869.042523148148" calcext:value-type="float">
            <text:p>869.0425231481</text:p>
          </table:table-cell>
          <table:table-cell office:value-type="float" office:value="0" calcext:value-type="float">
            <text:p>0</text:p>
          </table:table-cell>
          <table:table-cell office:value-type="float" office:value="201.256203703704" calcext:value-type="float">
            <text:p>201.2562037037</text:p>
          </table:table-cell>
          <table:table-cell table:number-columns-repeated="2" office:value-type="float" office:value="15" calcext:value-type="float">
            <text:p>15</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style-name="ce1" office:value-type="string" calcext:value-type="string">
            <text:p>False</text:p>
          </table:table-cell>
          <table:table-cell office:value-type="string" calcext:value-type="string">
            <text:p>['food', 'gonewild']</text:p>
          </table:table-cell>
          <table:table-cell table:number-columns-repeated="2" office:value-type="float" office:value="121" calcext:value-type="float">
            <text:p>121</text:p>
          </table:table-cell>
          <table:table-cell office:value-type="float" office:value="205" calcext:value-type="float">
            <text:p>205</text:p>
          </table:table-cell>
          <table:table-cell office:value-type="float" office:value="211" calcext:value-type="float">
            <text:p>211</text:p>
          </table:table-cell>
          <table:table-cell/>
          <table:table-cell office:value-type="string" calcext:value-type="string">
            <text:p>tastemycookie</text:p>
          </table:table-cell>
          <table:table-cell office:value-type="float" office:value="1368929211" calcext:value-type="float">
            <text:p>1368929211</text:p>
          </table:table-cell>
          <table:table-cell office:value-type="float" office:value="1368925611" calcext:value-type="float">
            <text:p>1368925611</text:p>
          </table:table-cell>
        </table:table-row>
        <table:table-row table:style-name="ro7">
          <table:table-cell office:value-type="string" calcext:value-type="string">
            <text:p>t3_1iiqvf</text:p>
          </table:table-cell>
          <table:table-cell office:value-type="string" calcext:value-type="string">
            <text:p>N/A</text:p>
          </table:table-cell>
          <table:table-cell table:style-name="ce1" office:value-type="string" calcext:value-type="string">
            <text:p>False</text:p>
          </table:table-cell>
          <table:table-cell office:value-type="float" office:value="5" calcext:value-type="float">
            <text:p>5</text:p>
          </table:table-cell>
          <table:table-cell office:value-type="float" office:value="6" calcext:value-type="float">
            <text:p>6</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I'm about to leave my newlywed wife for 3 weeks to go train in the desert and would love to share a pizza and watch a movie with her the night before I have to leave!</text:p>
          </table:table-cell>
          <table:table-cell office:value-type="string" calcext:value-type="string">
            <text:p>[Request] Texas Soldier going out on a 3 week field exercise and would love a pizza before eating MRE's for 3 weeks straight!</text:p>
          </table:table-cell>
          <table:table-cell office:value-type="float" office:value="381.942106481481" calcext:value-type="float">
            <text:p>381.9421064815</text:p>
          </table:table-cell>
          <table:table-cell office:value-type="float" office:value="523.321261574074" calcext:value-type="float">
            <text:p>523.3212615741</text:p>
          </table:table-cell>
          <table:table-cell office:value-type="float" office:value="0" calcext:value-type="float">
            <text:p>0</text:p>
          </table:table-cell>
          <table:table-cell office:value-type="float" office:value="141.337488425926" calcext:value-type="float">
            <text:p>141.3374884259</text:p>
          </table:table-cell>
          <table:table-cell table:number-columns-repeated="2" office:value-type="float" office:value="14" calcext:value-type="float">
            <text:p>14</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style-name="ce1" office:value-type="string" calcext:value-type="string">
            <text:p>True</text:p>
          </table:table-cell>
          <table:table-cell office:value-type="string" calcext:value-type="string">
            <text:p>['AdviceAnimals', 'Diablo', 'Guildwars2', 'cringepics', 'funny', 'gaming', 'pics', 'science', 'tattoos', 'worldnews']</text:p>
          </table:table-cell>
          <table:table-cell office:value-type="float" office:value="43" calcext:value-type="float">
            <text:p>43</text:p>
          </table:table-cell>
          <table:table-cell office:value-type="float" office:value="44" calcext:value-type="float">
            <text:p>44</text:p>
          </table:table-cell>
          <table:table-cell office:value-type="float" office:value="91" calcext:value-type="float">
            <text:p>91</text:p>
          </table:table-cell>
          <table:table-cell office:value-type="float" office:value="102" calcext:value-type="float">
            <text:p>102</text:p>
          </table:table-cell>
          <table:table-cell/>
          <table:table-cell office:value-type="string" calcext:value-type="string">
            <text:p>codax755</text:p>
          </table:table-cell>
          <table:table-cell office:value-type="float" office:value="1374106207" calcext:value-type="float">
            <text:p>1374106207</text:p>
          </table:table-cell>
          <table:table-cell office:value-type="float" office:value="1374102607" calcext:value-type="float">
            <text:p>1374102607</text:p>
          </table:table-cell>
        </table:table-row>
        <table:table-row table:style-name="ro1">
          <table:table-cell office:value-type="string" calcext:value-type="string">
            <text:p>t3_12rcts</text:p>
          </table:table-cell>
          <table:table-cell office:value-type="string" calcext:value-type="string">
            <text:p>N/A</text:p>
          </table:table-cell>
          <table:table-cell table:style-name="ce1" office:value-type="string" calcext:value-type="string">
            <text:p>True</text:p>
          </table:table-cell>
          <table:table-cell table:number-columns-repeated="2" office:value-type="float" office:value="4" calcext:value-type="float">
            <text:p>4</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I do have verification code btw!</text:p>
          </table:table-cell>
          <table:table-cell office:value-type="string" calcext:value-type="string">
            <text:p>[Request] Supposed to bring food to guys night tonight but I have $0 in my account...</text:p>
          </table:table-cell>
          <table:table-cell office:value-type="float" office:value="211.126099537037" calcext:value-type="float">
            <text:p>211.126099537</text:p>
          </table:table-cell>
          <table:table-cell office:value-type="float" office:value="605.482581018519" calcext:value-type="float">
            <text:p>605.4825810185</text:p>
          </table:table-cell>
          <table:table-cell office:value-type="float" office:value="0.118090277777778" calcext:value-type="float">
            <text:p>0.1180902778</text:p>
          </table:table-cell>
          <table:table-cell office:value-type="float" office:value="394.474571759259" calcext:value-type="float">
            <text:p>394.4745717593</text:p>
          </table:table-cell>
          <table:table-cell office:value-type="float" office:value="40" calcext:value-type="float">
            <text:p>40</text:p>
          </table:table-cell>
          <table:table-cell office:value-type="float" office:value="229" calcext:value-type="float">
            <text:p>229</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21" calcext:value-type="float">
            <text:p>21</text:p>
          </table:table-cell>
          <table:table-cell office:value-type="float" office:value="0" calcext:value-type="float">
            <text:p>0</text:p>
          </table:table-cell>
          <table:table-cell office:value-type="float" office:value="2" calcext:value-type="float">
            <text:p>2</text:p>
          </table:table-cell>
          <table:table-cell office:value-type="float" office:value="16" calcext:value-type="float">
            <text:p>16</text:p>
          </table:table-cell>
          <table:table-cell table:style-name="ce1" office:value-type="string" calcext:value-type="string">
            <text:p>False</text:p>
          </table:table-cell>
          <table:table-cell office:value-type="string" calcext:value-type="string">
            <text:p>['250r', 'AskReddit', 'BostonTerrier', 'CollegeAmateurs', 'Random_Acts_Of_Pizza', 'RealGirls', 'WTF', 'aww', 'dbz', 'fortsgw', 'funny', 'motorcycles', 'mw3', 'pics', 'poop', 'weightlifting']</text:p>
          </table:table-cell>
          <table:table-cell office:value-type="float" office:value="114" calcext:value-type="float">
            <text:p>114</text:p>
          </table:table-cell>
          <table:table-cell office:value-type="float" office:value="1909" calcext:value-type="float">
            <text:p>1909</text:p>
          </table:table-cell>
          <table:table-cell office:value-type="float" office:value="320" calcext:value-type="float">
            <text:p>320</text:p>
          </table:table-cell>
          <table:table-cell office:value-type="float" office:value="2959" calcext:value-type="float">
            <text:p>2959</text:p>
          </table:table-cell>
          <table:table-cell/>
          <table:table-cell office:value-type="string" calcext:value-type="string">
            <text:p>gjrunfast</text:p>
          </table:table-cell>
          <table:table-cell table:number-columns-repeated="2" office:value-type="float" office:value="1352245258" calcext:value-type="float">
            <text:p>1352245258</text:p>
          </table:table-cell>
        </table:table-row>
        <table:table-row table:style-name="ro8">
          <table:table-cell office:value-type="string" calcext:value-type="string">
            <text:p>t3_17biu9</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6" calcext:value-type="float">
            <text:p>6</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I've been applying to all the fast food restaurants (and other places too!) in my area but no offers so far. We have some food for the next couple days until payday but a pizza would help a lot. I can't offer anything besides my word that when I find a job I'll pizza someone too. </text:p>
            <text:p/>
            <text:p>thank you! :)</text:p>
          </table:table-cell>
          <table:table-cell office:value-type="string" calcext:value-type="string">
            <text:p>I've been applying to all the fast food restaurants (and other places too!) in my area but no offers so far. We have some food for the next couple days until payday but a pizza would help a lot. I can't offer anything besides my word that when I find a job I'll pizza someone too. </text:p>
            <text:p/>
            <text:p>thank you! :)</text:p>
          </table:table-cell>
          <table:table-cell office:value-type="string" calcext:value-type="string">
            <text:p>[Request] Florida USA looking for some pizza</text:p>
          </table:table-cell>
          <table:table-cell office:value-type="float" office:value="95.5185185185185" calcext:value-type="float">
            <text:p>95.5185185185</text:p>
          </table:table-cell>
          <table:table-cell office:value-type="float" office:value="409.172789351852" calcext:value-type="float">
            <text:p>409.1727893519</text:p>
          </table:table-cell>
          <table:table-cell office:value-type="float" office:value="0" calcext:value-type="float">
            <text:p>0</text:p>
          </table:table-cell>
          <table:table-cell office:value-type="float" office:value="313.654270833333" calcext:value-type="float">
            <text:p>313.6542708333</text:p>
          </table:table-cell>
          <table:table-cell office:value-type="float" office:value="164" calcext:value-type="float">
            <text:p>164</text:p>
          </table:table-cell>
          <table:table-cell office:value-type="float" office:value="212" calcext:value-type="float">
            <text:p>21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style-name="ce1" office:value-type="string" calcext:value-type="string">
            <text:p>False</text:p>
          </table:table-cell>
          <table:table-cell office:value-type="string" calcext:value-type="string">
            <text:p>['DotA2', 'Random_Acts_Of_Pizza', 'allthingszerg', 'atheism', 'funny', 'gaming', 'pokemon', 'starcraft']</text:p>
          </table:table-cell>
          <table:table-cell office:value-type="float" office:value="1112" calcext:value-type="float">
            <text:p>1112</text:p>
          </table:table-cell>
          <table:table-cell office:value-type="float" office:value="1293" calcext:value-type="float">
            <text:p>1293</text:p>
          </table:table-cell>
          <table:table-cell office:value-type="float" office:value="3084" calcext:value-type="float">
            <text:p>3084</text:p>
          </table:table-cell>
          <table:table-cell office:value-type="float" office:value="3895" calcext:value-type="float">
            <text:p>3895</text:p>
          </table:table-cell>
          <table:table-cell/>
          <table:table-cell office:value-type="string" calcext:value-type="string">
            <text:p>bbqchickenisgood</text:p>
          </table:table-cell>
          <table:table-cell table:number-columns-repeated="2" office:value-type="float" office:value="1359218051" calcext:value-type="float">
            <text:p>1359218051</text:p>
          </table:table-cell>
        </table:table-row>
        <table:table-row table:style-name="ro11">
          <table:table-cell office:value-type="string" calcext:value-type="string">
            <text:p>t3_jlt0e</text:p>
          </table:table-cell>
          <table:table-cell office:value-type="string" calcext:value-type="string">
            <text:p>N/A</text:p>
          </table:table-cell>
          <table:table-cell table:style-name="ce1" office:value-type="string" calcext:value-type="string">
            <text:p>False</text:p>
          </table:table-cell>
          <table:table-cell office:value-type="float" office:value="5" calcext:value-type="float">
            <text:p>5</text:p>
          </table:table-cell>
          <table:table-cell office:value-type="float" office:value="11" calcext:value-type="float">
            <text:p>11</text:p>
          </table:table-cell>
          <table:table-cell table:style-name="ce1" office:value-type="string" calcext:value-type="string">
            <text:p>False</text:p>
          </table:table-cell>
          <table:table-cell office:value-type="float" office:value="36" calcext:value-type="float">
            <text:p>36</text:p>
          </table:table-cell>
          <table:table-cell table:number-columns-repeated="2" office:value-type="string" calcext:value-type="string">
            <text:p>My kids &amp;amp; my friend's kids are having a sleepover Friday night at my house. I'd love to treat them to a couple of pizzas since it's a rare treat for all of them. I'm unemployed &amp;amp; my friend is on SSI. If anyone would like to help the kids would be thrilled! It's their last sleepover before school starts. </text:p>
          </table:table-cell>
          <table:table-cell office:value-type="string" calcext:value-type="string">
            <text:p>[REQUEST]Help with pizza for kids sleepover.(Ohio)</text:p>
          </table:table-cell>
          <table:table-cell office:value-type="float" office:value="0" calcext:value-type="float">
            <text:p>0</text:p>
          </table:table-cell>
          <table:table-cell office:value-type="float" office:value="841.560428240741" calcext:value-type="float">
            <text:p>841.5604282407</text:p>
          </table:table-cell>
          <table:table-cell office:value-type="float" office:value="0" calcext:value-type="float">
            <text:p>0</text:p>
          </table:table-cell>
          <table:table-cell office:value-type="float" office:value="841.560428240741" calcext:value-type="float">
            <text:p>841.5604282407</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135" calcext:value-type="float">
            <text:p>135</text:p>
          </table:table-cell>
          <table:table-cell/>
          <table:table-cell office:value-type="string" calcext:value-type="string">
            <text:p>catmom9</text:p>
          </table:table-cell>
          <table:table-cell office:value-type="float" office:value="1313606907" calcext:value-type="float">
            <text:p>1313606907</text:p>
          </table:table-cell>
          <table:table-cell office:value-type="float" office:value="1313603307" calcext:value-type="float">
            <text:p>1313603307</text:p>
          </table:table-cell>
        </table:table-row>
        <table:table-row table:style-name="ro13">
          <table:table-cell office:value-type="string" calcext:value-type="string">
            <text:p>t3_l1y8x</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1" calcext:value-type="float">
            <text:p>1</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My friend told me about this and suggested it. I'm recently kicked out and staying with a friend for a while. I literally have less then ten dollars to my name and the last time i ate something was over a day and a half ago. I'm just seeing if anyone could help me out. I'm located in tennessee. Thanks in advance and hopefully someone could help me out</text:p>
          </table:table-cell>
          <table:table-cell office:value-type="string" calcext:value-type="string">
            <text:p>[REQUEST] could use a bit of help today.</text:p>
          </table:table-cell>
          <table:table-cell office:value-type="float" office:value="0" calcext:value-type="float">
            <text:p>0</text:p>
          </table:table-cell>
          <table:table-cell office:value-type="float" office:value="792.5471875" calcext:value-type="float">
            <text:p>792.5471875</text:p>
          </table:table-cell>
          <table:table-cell office:value-type="float" office:value="0" calcext:value-type="float">
            <text:p>0</text:p>
          </table:table-cell>
          <table:table-cell office:value-type="float" office:value="792.5471875" calcext:value-type="float">
            <text:p>792.547187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1" office:value-type="string" calcext:value-type="string">
            <text:p>False</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Shorae</text:p>
          </table:table-cell>
          <table:table-cell office:value-type="float" office:value="1317841690" calcext:value-type="float">
            <text:p>1317841690</text:p>
          </table:table-cell>
          <table:table-cell office:value-type="float" office:value="1317838090" calcext:value-type="float">
            <text:p>1317838090</text:p>
          </table:table-cell>
        </table:table-row>
        <table:table-row table:style-name="ro7">
          <table:table-cell office:value-type="string" calcext:value-type="string">
            <text:p>t3_nfom9</text:p>
          </table:table-cell>
          <table:table-cell office:value-type="string" calcext:value-type="string">
            <text:p>N/A</text:p>
          </table:table-cell>
          <table:table-cell table:style-name="ce1" office:value-type="string" calcext:value-type="string">
            <text:p>True</text:p>
          </table:table-cell>
          <table:table-cell office:value-type="float" office:value="1" calcext:value-type="float">
            <text:p>1</text:p>
          </table:table-cell>
          <table:table-cell office:value-type="float" office:value="3" calcext:value-type="float">
            <text:p>3</text:p>
          </table:table-cell>
          <table:table-cell table:style-name="ce1" office:value-type="string" calcext:value-type="string">
            <text:p>False</text:p>
          </table:table-cell>
          <table:table-cell office:value-type="float" office:value="5" calcext:value-type="float">
            <text:p>5</text:p>
          </table:table-cell>
          <table:table-cell table:number-columns-repeated="2" office:value-type="string" calcext:value-type="string">
            <text:p>I've got $0.90 to my name. And her next few paychecks are going to medical bills. I don't get paid till Monday. We'd be more than appreciative if we had some real food. Thanks.</text:p>
          </table:table-cell>
          <table:table-cell office:value-type="string" calcext:value-type="string">
            <text:p>[REQUEST] Girlfriend and I are without money. We will pay it forward.</text:p>
          </table:table-cell>
          <table:table-cell office:value-type="float" office:value="171.478993055556" calcext:value-type="float">
            <text:p>171.4789930556</text:p>
          </table:table-cell>
          <table:table-cell office:value-type="float" office:value="891.88599537037" calcext:value-type="float">
            <text:p>891.8859953704</text:p>
          </table:table-cell>
          <table:table-cell office:value-type="float" office:value="0" calcext:value-type="float">
            <text:p>0</text:p>
          </table:table-cell>
          <table:table-cell office:value-type="float" office:value="720.407002314815" calcext:value-type="float">
            <text:p>720.4070023148</text:p>
          </table:table-cell>
          <table:table-cell office:value-type="float" office:value="42" calcext:value-type="float">
            <text:p>42</text:p>
          </table:table-cell>
          <table:table-cell office:value-type="float" office:value="50" calcext:value-type="float">
            <text:p>50</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table:style-name="ce1" office:value-type="string" calcext:value-type="string">
            <text:p>False</text:p>
          </table:table-cell>
          <table:table-cell office:value-type="string" calcext:value-type="string">
            <text:p>['AskReddit', 'Columbus', 'Games', 'Random_Acts_Of_Pizza', 'announcements', 'explainlikeimfive', 'fffffffuuuuuuuuuuuu', 'freebies', 'funny', 'gaming', 'pics', 'politics', 'promos', 'relationships', 'techsupport', 'tipofmytongue', 'trees', 'videos']</text:p>
          </table:table-cell>
          <table:table-cell office:value-type="float" office:value="269" calcext:value-type="float">
            <text:p>269</text:p>
          </table:table-cell>
          <table:table-cell office:value-type="float" office:value="285" calcext:value-type="float">
            <text:p>285</text:p>
          </table:table-cell>
          <table:table-cell office:value-type="float" office:value="483" calcext:value-type="float">
            <text:p>483</text:p>
          </table:table-cell>
          <table:table-cell office:value-type="float" office:value="553" calcext:value-type="float">
            <text:p>553</text:p>
          </table:table-cell>
          <table:table-cell office:value-type="string" calcext:value-type="string">
            <text:p>shroom</text:p>
          </table:table-cell>
          <table:table-cell office:value-type="string" calcext:value-type="string">
            <text:p>trutalk</text:p>
          </table:table-cell>
          <table:table-cell table:number-columns-repeated="2" office:value-type="float" office:value="1324074435" calcext:value-type="float">
            <text:p>1324074435</text:p>
          </table:table-cell>
        </table:table-row>
        <table:table-row table:style-name="ro14">
          <table:table-cell office:value-type="string" calcext:value-type="string">
            <text:p>t3_16805o</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6" calcext:value-type="float">
            <text:p>6</text:p>
          </table:table-cell>
          <table:table-cell table:style-name="ce1" office:value-type="string" calcext:value-type="string">
            <text:p>False</text:p>
          </table:table-cell>
          <table:table-cell office:value-type="float" office:value="1" calcext:value-type="float">
            <text:p>1</text:p>
          </table:table-cell>
          <table:table-cell table:number-columns-repeated="2" office:value-type="string" calcext:value-type="string">
            <text:p>This is my first time doing this but I could really use a pizza tonight. I am broke till friday and I will be living on spaghetti and ramen until then. Please help me with some delicious pizza. I promise I will pay it forward come pay day friday!!</text:p>
          </table:table-cell>
          <table:table-cell office:value-type="string" calcext:value-type="string">
            <text:p>[Request] Poor college student seeking some pizza. </text:p>
          </table:table-cell>
          <table:table-cell office:value-type="float" office:value="312.374270833333" calcext:value-type="float">
            <text:p>312.3742708333</text:p>
          </table:table-cell>
          <table:table-cell office:value-type="float" office:value="643.63224537037" calcext:value-type="float">
            <text:p>643.6322453704</text:p>
          </table:table-cell>
          <table:table-cell office:value-type="float" office:value="0" calcext:value-type="float">
            <text:p>0</text:p>
          </table:table-cell>
          <table:table-cell office:value-type="float" office:value="331.257974537037" calcext:value-type="float">
            <text:p>331.257974537</text:p>
          </table:table-cell>
          <table:table-cell office:value-type="float" office:value="25" calcext:value-type="float">
            <text:p>25</text:p>
          </table:table-cell>
          <table:table-cell office:value-type="float" office:value="109" calcext:value-type="float">
            <text:p>109</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style-name="ce1" office:value-type="string" calcext:value-type="string">
            <text:p>False</text:p>
          </table:table-cell>
          <table:table-cell office:value-type="string" calcext:value-type="string">
            <text:p>['AdviceAnimals', 'AskReddit', 'Filmmakers', 'Images', 'NetflixBestOf', 'QuotesPorn', 'Random_Acts_Of_Pizza', 'boston', 'community', 'explainlikeimfive', 'funny', 'gentlemanboners', 'pics', 'punk', 'skateboarding', 'southpark']</text:p>
          </table:table-cell>
          <table:table-cell office:value-type="float" office:value="171" calcext:value-type="float">
            <text:p>171</text:p>
          </table:table-cell>
          <table:table-cell office:value-type="float" office:value="2651" calcext:value-type="float">
            <text:p>2651</text:p>
          </table:table-cell>
          <table:table-cell office:value-type="float" office:value="329" calcext:value-type="float">
            <text:p>329</text:p>
          </table:table-cell>
          <table:table-cell office:value-type="float" office:value="15461" calcext:value-type="float">
            <text:p>15461</text:p>
          </table:table-cell>
          <table:table-cell/>
          <table:table-cell office:value-type="string" calcext:value-type="string">
            <text:p>RALBIN0</text:p>
          </table:table-cell>
          <table:table-cell table:number-columns-repeated="2" office:value-type="float" office:value="1357697103" calcext:value-type="float">
            <text:p>1357697103</text:p>
          </table:table-cell>
        </table:table-row>
        <table:table-row table:style-name="ro7">
          <table:table-cell office:value-type="string" calcext:value-type="string">
            <text:p>t3_1jn7fx</text:p>
          </table:table-cell>
          <table:table-cell office:value-type="string" calcext:value-type="string">
            <text:p>N/A</text:p>
          </table:table-cell>
          <table:table-cell table:style-name="ce1" office:value-type="string" calcext:value-type="string">
            <text:p>False</text:p>
          </table:table-cell>
          <table:table-cell office:value-type="float" office:value="1" calcext:value-type="float">
            <text:p>1</text:p>
          </table:table-cell>
          <table:table-cell office:value-type="float" office:value="6" calcext:value-type="float">
            <text:p>6</text:p>
          </table:table-cell>
          <table:table-cell table:style-name="ce1" office:value-type="string" calcext:value-type="string">
            <text:p>False</text:p>
          </table:table-cell>
          <table:table-cell office:value-type="float" office:value="2" calcext:value-type="float">
            <text:p>2</text:p>
          </table:table-cell>
          <table:table-cell table:number-columns-repeated="2" office:value-type="string" calcext:value-type="string">
            <text:p>Hello, RAOP. Nothing particularly wrong is going on in my life at the moment other than I am craving pizza and don't get paid until the 10th. If anybody wanted to help me out, it would be greatly appreciated. Thanks. </text:p>
          </table:table-cell>
          <table:table-cell office:value-type="string" calcext:value-type="string">
            <text:p>[Request] I would like a pizza!</text:p>
          </table:table-cell>
          <table:table-cell office:value-type="float" office:value="181.106435185185" calcext:value-type="float">
            <text:p>181.1064351852</text:p>
          </table:table-cell>
          <table:table-cell office:value-type="float" office:value="305.581064814815" calcext:value-type="float">
            <text:p>305.5810648148</text:p>
          </table:table-cell>
          <table:table-cell office:value-type="float" office:value="0" calcext:value-type="float">
            <text:p>0</text:p>
          </table:table-cell>
          <table:table-cell office:value-type="float" office:value="124.432962962963" calcext:value-type="float">
            <text:p>124.432962963</text:p>
          </table:table-cell>
          <table:table-cell office:value-type="float" office:value="33" calcext:value-type="float">
            <text:p>33</text:p>
          </table:table-cell>
          <table:table-cell office:value-type="float" office:value="85" calcext:value-type="float">
            <text:p>85</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style-name="ce1" office:value-type="string" calcext:value-type="string">
            <text:p>False</text:p>
          </table:table-cell>
          <table:table-cell office:value-type="string" calcext:value-type="string">
            <text:p>['AdviceAnimals', 'AskReddit', 'Smite', 'WTF', 'Warthunder', 'funny', 'gaming', 'technology', 'todayilearned', 'videos']</text:p>
          </table:table-cell>
          <table:table-cell office:value-type="float" office:value="151" calcext:value-type="float">
            <text:p>151</text:p>
          </table:table-cell>
          <table:table-cell office:value-type="float" office:value="287" calcext:value-type="float">
            <text:p>287</text:p>
          </table:table-cell>
          <table:table-cell office:value-type="float" office:value="223" calcext:value-type="float">
            <text:p>223</text:p>
          </table:table-cell>
          <table:table-cell office:value-type="float" office:value="515" calcext:value-type="float">
            <text:p>515</text:p>
          </table:table-cell>
          <table:table-cell/>
          <table:table-cell office:value-type="string" calcext:value-type="string">
            <text:p>youareadouchebag2</text:p>
          </table:table-cell>
          <table:table-cell office:value-type="float" office:value="1375566652" calcext:value-type="float">
            <text:p>1375566652</text:p>
          </table:table-cell>
          <table:table-cell office:value-type="float" office:value="1375563052" calcext:value-type="float">
            <text:p>1375563052</text:p>
          </table:table-cell>
        </table:table-row>
        <table:table-row table:style-name="ro11">
          <table:table-cell office:value-type="string" calcext:value-type="string">
            <text:p>t3_pw2mi</text:p>
          </table:table-cell>
          <table:table-cell office:value-type="string" calcext:value-type="string">
            <text:p>N/A</text:p>
          </table:table-cell>
          <table:table-cell table:style-name="ce1" office:value-type="string" calcext:value-type="string">
            <text:p>True</text:p>
          </table:table-cell>
          <table:table-cell office:value-type="float" office:value="1" calcext:value-type="float">
            <text:p>1</text:p>
          </table:table-cell>
          <table:table-cell office:value-type="float" office:value="6" calcext:value-type="float">
            <text:p>6</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DnD group is getting rather hungry from adventuring, would really appreciate some pizza!</text:p>
            <text:p/>
            <text:p>Can prove with pictures if need be.</text:p>
          </table:table-cell>
          <table:table-cell office:value-type="string" calcext:value-type="string">
            <text:p>DnD group is getting rather hungry from adventuring, would really appreciate some pizza!</text:p>
            <text:p/>
            <text:p>Can prove with pictures if need be.</text:p>
          </table:table-cell>
          <table:table-cell office:value-type="string" calcext:value-type="string">
            <text:p>[REQUEST] Pizza for our DnD group! Michigan</text:p>
          </table:table-cell>
          <table:table-cell office:value-type="float" office:value="152.054722222222" calcext:value-type="float">
            <text:p>152.0547222222</text:p>
          </table:table-cell>
          <table:table-cell office:value-type="float" office:value="808.228738425926" calcext:value-type="float">
            <text:p>808.2287384259</text:p>
          </table:table-cell>
          <table:table-cell office:value-type="float" office:value="112.182951388889" calcext:value-type="float">
            <text:p>112.1829513889</text:p>
          </table:table-cell>
          <table:table-cell office:value-type="float" office:value="768.356967592593" calcext:value-type="float">
            <text:p>768.3569675926</text:p>
          </table:table-cell>
          <table:table-cell office:value-type="float" office:value="79" calcext:value-type="float">
            <text:p>79</text:p>
          </table:table-cell>
          <table:table-cell office:value-type="float" office:value="212" calcext:value-type="float">
            <text:p>212</text:p>
          </table:table-cell>
          <table:table-cell table:number-columns-repeated="3" office:value-type="float" office:value="2" calcext:value-type="float">
            <text:p>2</text:p>
          </table:table-cell>
          <table:table-cell office:value-type="float" office:value="20" calcext:value-type="float">
            <text:p>20</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style-name="ce1" office:value-type="string" calcext:value-type="string">
            <text:p>False</text:p>
          </table:table-cell>
          <table:table-cell office:value-type="string" calcext:value-type="string">
            <text:p>['IAmA', 'Libertarian', 'MTU', 'Random_Acts_Of_Pizza', 'WTF', 'atheism', 'leagueoflegends', 'lgbt', 'pics', 'reddit.com']</text:p>
          </table:table-cell>
          <table:table-cell office:value-type="float" office:value="339" calcext:value-type="float">
            <text:p>339</text:p>
          </table:table-cell>
          <table:table-cell office:value-type="float" office:value="2323" calcext:value-type="float">
            <text:p>2323</text:p>
          </table:table-cell>
          <table:table-cell office:value-type="float" office:value="555" calcext:value-type="float">
            <text:p>555</text:p>
          </table:table-cell>
          <table:table-cell office:value-type="float" office:value="3569" calcext:value-type="float">
            <text:p>3569</text:p>
          </table:table-cell>
          <table:table-cell/>
          <table:table-cell office:value-type="string" calcext:value-type="string">
            <text:p>Mcsleuthbrgr</text:p>
          </table:table-cell>
          <table:table-cell table:number-columns-repeated="2" office:value-type="float" office:value="1329624340" calcext:value-type="float">
            <text:p>1329624340</text:p>
          </table:table-cell>
        </table:table-row>
        <table:table-row table:style-name="ro11">
          <table:table-cell office:value-type="string" calcext:value-type="string">
            <text:p>t3_1miisj</text:p>
          </table:table-cell>
          <table:table-cell office:value-type="string" calcext:value-type="string">
            <text:p>N/A</text:p>
          </table:table-cell>
          <table:table-cell table:style-name="ce1" office:value-type="string" calcext:value-type="string">
            <text:p>False</text:p>
          </table:table-cell>
          <table:table-cell office:value-type="float" office:value="3" calcext:value-type="float">
            <text:p>3</text:p>
          </table:table-cell>
          <table:table-cell office:value-type="float" office:value="4" calcext:value-type="float">
            <text:p>4</text:p>
          </table:table-cell>
          <table:table-cell office:value-type="float" office:value="1379372126" calcext:value-type="float">
            <text:p>1379372126</text:p>
          </table:table-cell>
          <table:table-cell office:value-type="float" office:value="5" calcext:value-type="float">
            <text:p>5</text:p>
          </table:table-cell>
          <table:table-cell office:value-type="string" calcext:value-type="string">
            <text:p>I don't eat the baby animals but I do enjoy me some cheese. Vegetable are for salads.</text:p>
            <text:p>[edit] My apologies, forgot to mention I am from Canada. Thanks to HOTMAMMA for trying anyways!!</text:p>
          </table:table-cell>
          <table:table-cell office:value-type="string" calcext:value-type="string">
            <text:p>I don't eat the baby animals but I do enjoy me some cheese. Vegetable are for salads.</text:p>
            <text:p/>
          </table:table-cell>
          <table:table-cell office:value-type="string" calcext:value-type="string">
            <text:p>[request] Student dreaming of a lovely cheese pizza, just for me!</text:p>
          </table:table-cell>
          <table:table-cell office:value-type="float" office:value="518.931909722222" calcext:value-type="float">
            <text:p>518.9319097222</text:p>
          </table:table-cell>
          <table:table-cell office:value-type="float" office:value="599.534340277778" calcext:value-type="float">
            <text:p>599.5343402778</text:p>
          </table:table-cell>
          <table:table-cell office:value-type="float" office:value="0" calcext:value-type="float">
            <text:p>0</text:p>
          </table:table-cell>
          <table:table-cell office:value-type="float" office:value="80.5607638888889" calcext:value-type="float">
            <text:p>80.5607638889</text:p>
          </table:table-cell>
          <table:table-cell office:value-type="float" office:value="64" calcext:value-type="float">
            <text:p>64</text:p>
          </table:table-cell>
          <table:table-cell office:value-type="float" office:value="66" calcext:value-type="float">
            <text:p>66</text:p>
          </table:table-cell>
          <table:table-cell office:value-type="float" office:value="0" calcext:value-type="float">
            <text:p>0</text:p>
          </table:table-cell>
          <table:table-cell office:value-type="float" office:value="2" calcext:value-type="float">
            <text:p>2</text:p>
          </table:table-cell>
          <table:table-cell office:value-type="float" office:value="33" calcext:value-type="float">
            <text:p>33</text:p>
          </table:table-cell>
          <table:table-cell office:value-type="float" office:value="35" calcext:value-type="float">
            <text:p>35</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style-name="ce1" office:value-type="string" calcext:value-type="string">
            <text:p>False</text:p>
          </table:table-cell>
          <table:table-cell office:value-type="string" calcext:value-type="string">
            <text:p>['AdviceAnimals', 'AskReddit', 'AskWomen', 'Detroit', 'Elephants', 'GalaxyNexus', 'Psoriasis', 'TalesFromRetail', 'UBC', 'VictoriaBC', 'aww', 'funny', 'itookapicture', 'londonontario', 'loseit', 'mildlyinteresting', 'nanaimo', 'pics', 'todayilearned', 'uwo']</text:p>
          </table:table-cell>
          <table:table-cell office:value-type="float" office:value="507" calcext:value-type="float">
            <text:p>507</text:p>
          </table:table-cell>
          <table:table-cell office:value-type="float" office:value="510" calcext:value-type="float">
            <text:p>510</text:p>
          </table:table-cell>
          <table:table-cell office:value-type="float" office:value="1015" calcext:value-type="float">
            <text:p>1015</text:p>
          </table:table-cell>
          <table:table-cell office:value-type="float" office:value="1026" calcext:value-type="float">
            <text:p>1026</text:p>
          </table:table-cell>
          <table:table-cell/>
          <table:table-cell office:value-type="string" calcext:value-type="string">
            <text:p>mydogfinnigan</text:p>
          </table:table-cell>
          <table:table-cell office:value-type="float" office:value="1379357230" calcext:value-type="float">
            <text:p>1379357230</text:p>
          </table:table-cell>
          <table:table-cell office:value-type="float" office:value="1379353630" calcext:value-type="float">
            <text:p>1379353630</text:p>
          </table:table-cell>
        </table:table-row>
        <table:table-row table:style-name="ro8">
          <table:table-cell office:value-type="string" calcext:value-type="string">
            <text:p>t3_js615</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1" calcext:value-type="float">
            <text:p>1</text:p>
          </table:table-cell>
          <table:table-cell table:style-name="ce1" office:value-type="string" calcext:value-type="string">
            <text:p>False</text:p>
          </table:table-cell>
          <table:table-cell office:value-type="float" office:value="0" calcext:value-type="float">
            <text:p>0</text:p>
          </table:table-cell>
          <table:table-cell table:number-columns-repeated="2" office:value-type="string" calcext:value-type="string">
            <text:p>At the start of the month my car broke down. I came back two days later and it was stolen. Cant afford a new one but saving my butt off. Work doesnt pay nearly enough and i have only a couple of pennies to my name till friday but im happy i have a job. Just got off work and only ate a pb j sandwich for lunch and im starving, but sick of living off ramen and pb j for a week. Any offer would be greatly appreciated.</text:p>
          </table:table-cell>
          <table:table-cell office:value-type="string" calcext:value-type="string">
            <text:p>[request] Its been one hell of a month</text:p>
          </table:table-cell>
          <table:table-cell office:value-type="float" office:value="141.765486111111" calcext:value-type="float">
            <text:p>141.7654861111</text:p>
          </table:table-cell>
          <table:table-cell office:value-type="float" office:value="977.207037037037" calcext:value-type="float">
            <text:p>977.207037037</text:p>
          </table:table-cell>
          <table:table-cell office:value-type="float" office:value="0" calcext:value-type="float">
            <text:p>0</text:p>
          </table:table-cell>
          <table:table-cell office:value-type="float" office:value="835.399884259259" calcext:value-type="float">
            <text:p>835.3998842593</text:p>
          </table:table-cell>
          <table:table-cell office:value-type="float" office:value="17" calcext:value-type="float">
            <text:p>17</text:p>
          </table:table-cell>
          <table:table-cell office:value-type="float" office:value="56" calcext:value-type="float">
            <text:p>5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20" calcext:value-type="float">
            <text:p>20</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style-name="ce1" office:value-type="string" calcext:value-type="string">
            <text:p>False</text:p>
          </table:table-cell>
          <table:table-cell office:value-type="string" calcext:value-type="string">
            <text:p>['IAmA', 'Minecraft', 'TwoXChromosomes', 'funny', 'gaming', 'pics', 'reddit.com', 'todayilearned', 'triangle', 'videos']</text:p>
          </table:table-cell>
          <table:table-cell office:value-type="float" office:value="411" calcext:value-type="float">
            <text:p>411</text:p>
          </table:table-cell>
          <table:table-cell office:value-type="float" office:value="590" calcext:value-type="float">
            <text:p>590</text:p>
          </table:table-cell>
          <table:table-cell office:value-type="float" office:value="1955" calcext:value-type="float">
            <text:p>1955</text:p>
          </table:table-cell>
          <table:table-cell office:value-type="float" office:value="2464" calcext:value-type="float">
            <text:p>2464</text:p>
          </table:table-cell>
          <table:table-cell/>
          <table:table-cell office:value-type="string" calcext:value-type="string">
            <text:p>homicidalfetus</text:p>
          </table:table-cell>
          <table:table-cell office:value-type="float" office:value="1314139110" calcext:value-type="float">
            <text:p>1314139110</text:p>
          </table:table-cell>
          <table:table-cell office:value-type="float" office:value="1314135510" calcext:value-type="float">
            <text:p>1314135510</text:p>
          </table:table-cell>
        </table:table-row>
        <table:table-row table:style-name="ro14">
          <table:table-cell office:value-type="string" calcext:value-type="string">
            <text:p>t3_1ncfcp</text:p>
          </table:table-cell>
          <table:table-cell office:value-type="string" calcext:value-type="string">
            <text:p>N/A</text:p>
          </table:table-cell>
          <table:table-cell table:style-name="ce1" office:value-type="string" calcext:value-type="string">
            <text:p>False</text:p>
          </table:table-cell>
          <table:table-cell office:value-type="float" office:value="0" calcext:value-type="float">
            <text:p>0</text:p>
          </table:table-cell>
          <table:table-cell office:value-type="float" office:value="12" calcext:value-type="float">
            <text:p>12</text:p>
          </table:table-cell>
          <table:table-cell table:style-name="ce1" office:value-type="string" calcext:value-type="string">
            <text:p>False</text:p>
          </table:table-cell>
          <table:table-cell office:value-type="float" office:value="1" calcext:value-type="float">
            <text:p>1</text:p>
          </table:table-cell>
          <table:table-cell office:value-type="string" calcext:value-type="string">
            <text:p>Parents are at a party until much later - they forgot to leave us cash to buy dinner.</text:p>
            <text:p/>
            <text:p>We're snacking on dry cereal but pizza would be great :D</text:p>
          </table:table-cell>
          <table:table-cell office:value-type="string" calcext:value-type="string">
            <text:p>Parents are at a party until much later - they forgot to leave us cash to buy dinner.</text:p>
            <text:p/>
            <text:p>We're snacking on dry cereal but pizza would be great :D</text:p>
          </table:table-cell>
          <table:table-cell office:value-type="string" calcext:value-type="string">
            <text:p>[Request] Home alone with little sister, broke and hungry</text:p>
          </table:table-cell>
          <table:table-cell office:value-type="float" office:value="573.64943287037" calcext:value-type="float">
            <text:p>573.6494328704</text:p>
          </table:table-cell>
          <table:table-cell office:value-type="float" office:value="641.968738425926" calcext:value-type="float">
            <text:p>641.9687384259</text:p>
          </table:table-cell>
          <table:table-cell office:value-type="float" office:value="0" calcext:value-type="float">
            <text:p>0</text:p>
          </table:table-cell>
          <table:table-cell office:value-type="float" office:value="67.9859722222222" calcext:value-type="float">
            <text:p>67.9859722222</text:p>
          </table:table-cell>
          <table:table-cell office:value-type="float" office:value="83" calcext:value-type="float">
            <text:p>83</text:p>
          </table:table-cell>
          <table:table-cell office:value-type="float" office:value="85" calcext:value-type="float">
            <text:p>8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table:style-name="ce1" office:value-type="string" calcext:value-type="string">
            <text:p>True</text:p>
          </table:table-cell>
          <table:table-cell office:value-type="string" calcext:value-type="string">
            <text:p>['A858DE45F56D9BC9', 'FRC', 'ImGoingToHellForThis', 'Minecraft', 'Offensive_Wallpapers', 'WTF', 'faceswap', 'fffffffuuuuuuuuuuuu', 'gaming', 'nsfw', 'shittyaskscience', 'shittyfoodporn', 'shittyragecomics', 'technology', 'wallpapers']</text:p>
          </table:table-cell>
          <table:table-cell office:value-type="float" office:value="967" calcext:value-type="float">
            <text:p>967</text:p>
          </table:table-cell>
          <table:table-cell office:value-type="float" office:value="980" calcext:value-type="float">
            <text:p>980</text:p>
          </table:table-cell>
          <table:table-cell office:value-type="float" office:value="2767" calcext:value-type="float">
            <text:p>2767</text:p>
          </table:table-cell>
          <table:table-cell office:value-type="float" office:value="2788" calcext:value-type="float">
            <text:p>2788</text:p>
          </table:table-cell>
          <table:table-cell/>
          <table:table-cell office:value-type="string" calcext:value-type="string">
            <text:p>Squidlor009</text:p>
          </table:table-cell>
          <table:table-cell office:value-type="float" office:value="1380443784" calcext:value-type="float">
            <text:p>1380443784</text:p>
          </table:table-cell>
          <table:table-cell office:value-type="float" office:value="1380414984" calcext:value-type="float">
            <text:p>1380414984</text:p>
          </table:table-cell>
        </table:table-row>
        <table:table-row table:style-name="ro30" table:number-rows-repeated="1048464">
          <table:table-cell table:number-columns-repeated="33"/>
        </table:table-row>
        <table:table-row table:style-name="ro30">
          <table:table-cell table:number-columns-repeated="3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4">00/00/0000</text:date>, <text:time style:data-style-name="N2" text:time-value="23:11:00.852922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4T23:18:30.540666261</dc:date>
    <meta:editing-duration>PT28M30S</meta:editing-duration>
    <meta:editing-cycles>6</meta:editing-cycles>
    <meta:generator>LibreOffice/5.1.6.2$Linux_X86_64 LibreOffice_project/10m0$Build-2</meta:generator>
    <meta:document-statistic meta:table-count="1" meta:cell-count="3580" meta:object-count="0"/>
  </office:meta>
</office:document-meta>
</file>